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rofile_sample" table:style-name="ta1">
        <table:shapes>
          <draw:frame draw:z-index="0" draw:style-name="gr1" draw:text-style-name="P1" svg:width="6.2988in" svg:height="1.6346in" svg:x="6.5701in" svg:y="2.311in">
            <draw:object draw:notify-on-update-of-ranges="plot_profile_sample.A1:plot_profile_sample.A1 plot_profile_sample.A2:plot_profile_sample.A963 plot_profile_sample.B1:plot_profile_sample.B1 plot_profile_sample.B2:plot_profile_sample.B9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1.6346in" svg:x="6.5701in" svg:y="3.9445in">
            <draw:object draw:notify-on-update-of-ranges="plot_profile_sample.A1:plot_profile_sample.A1 plot_profile_sample.A2:plot_profile_sample.A1148 plot_profile_sample.C1:plot_profile_sample.C1 plot_profile_sample.C2:plot_profile_sample.C11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1.6346in" svg:x="6.5701in" svg:y="5.5791in">
            <draw:object draw:notify-on-update-of-ranges="plot_profile_sample.A1:plot_profile_sample.A1 plot_profile_sample.A2:plot_profile_sample.A808 plot_profile_sample.D1:plot_profile_sample.D1 plot_profile_sample.D2:plot_profile_sample.D8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stance_(microns)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pic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19.996" calcext:value-type="float">
            <text:p>19.996</text:p>
          </table:table-cell>
          <table:table-cell office:value-type="float" office:value="23.023" calcext:value-type="float">
            <text:p>23.023</text:p>
          </table:table-cell>
          <table:table-cell office:value-type="float" office:value="17.983" calcext:value-type="float">
            <text:p>17.983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19.992" calcext:value-type="float">
            <text:p>19.992</text:p>
          </table:table-cell>
          <table:table-cell office:value-type="float" office:value="22" calcext:value-type="float">
            <text:p>22</text:p>
          </table:table-cell>
          <table:table-cell office:value-type="float" office:value="18.965" calcext:value-type="float">
            <text:p>18.965</text:p>
          </table:table-cell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21" calcext:value-type="float">
            <text:p>21</text:p>
          </table:table-cell>
          <table:table-cell office:value-type="float" office:value="20.068" calcext:value-type="float">
            <text:p>20.068</text:p>
          </table:table-cell>
          <table:table-cell office:value-type="float" office:value="19.948" calcext:value-type="float">
            <text:p>19.948</text:p>
          </table:table-cell>
        </table:table-row>
        <table:table-row table:style-name="ro1">
          <table:table-cell office:value-type="float" office:value="4.566" calcext:value-type="float">
            <text:p>4.566</text:p>
          </table:table-cell>
          <table:table-cell office:value-type="float" office:value="19" calcext:value-type="float">
            <text:p>19</text:p>
          </table:table-cell>
          <table:table-cell office:value-type="float" office:value="19.272" calcext:value-type="float">
            <text:p>19.2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707" calcext:value-type="float">
            <text:p>5.707</text:p>
          </table:table-cell>
          <table:table-cell office:value-type="float" office:value="18.989" calcext:value-type="float">
            <text:p>18.989</text:p>
          </table:table-cell>
          <table:table-cell office:value-type="float" office:value="24" calcext:value-type="float">
            <text:p>24</text:p>
          </table:table-cell>
          <table:table-cell office:value-type="float" office:value="20.739" calcext:value-type="float">
            <text:p>20.739</text:p>
          </table:table-cell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float" office:value="18" calcext:value-type="float">
            <text:p>18</text:p>
          </table:table-cell>
          <table:table-cell office:value-type="float" office:value="21.864" calcext:value-type="float">
            <text:p>21.864</text:p>
          </table:table-cell>
          <table:table-cell office:value-type="float" office:value="21.479" calcext:value-type="float">
            <text:p>21.479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8" calcext:value-type="float">
            <text:p>18</text:p>
          </table:table-cell>
          <table:table-cell office:value-type="float" office:value="20.682" calcext:value-type="float">
            <text:p>20.682</text:p>
          </table:table-cell>
          <table:table-cell office:value-type="float" office:value="18.757" calcext:value-type="float">
            <text:p>18.757</text:p>
          </table:table-cell>
        </table:table-row>
        <table:table-row table:style-name="ro1">
          <table:table-cell office:value-type="float" office:value="9.132" calcext:value-type="float">
            <text:p>9.132</text:p>
          </table:table-cell>
          <table:table-cell office:value-type="float" office:value="17.983" calcext:value-type="float">
            <text:p>17.983</text:p>
          </table:table-cell>
          <table:table-cell office:value-type="float" office:value="21" calcext:value-type="float">
            <text:p>21</text:p>
          </table:table-cell>
          <table:table-cell office:value-type="float" office:value="17.861" calcext:value-type="float">
            <text:p>17.861</text:p>
          </table:table-cell>
        </table:table-row>
        <table:table-row table:style-name="ro1">
          <table:table-cell office:value-type="float" office:value="10.273" calcext:value-type="float">
            <text:p>10.273</text:p>
          </table:table-cell>
          <table:table-cell office:value-type="float" office:value="17" calcext:value-type="float">
            <text:p>17</text:p>
          </table:table-cell>
          <table:table-cell office:value-type="float" office:value="20.408" calcext:value-type="float">
            <text:p>20.408</text:p>
          </table:table-cell>
          <table:table-cell office:value-type="float" office:value="18.687" calcext:value-type="float">
            <text:p>18.687</text:p>
          </table:table-cell>
        </table:table-row>
        <table:table-row table:style-name="ro1">
          <table:table-cell office:value-type="float" office:value="11.415" calcext:value-type="float">
            <text:p>11.415</text:p>
          </table:table-cell>
          <table:table-cell office:value-type="float" office:value="16.042" calcext:value-type="float">
            <text:p>16.042</text:p>
          </table:table-cell>
          <table:table-cell office:value-type="float" office:value="21.134" calcext:value-type="float">
            <text:p>21.134</text:p>
          </table:table-cell>
          <table:table-cell office:value-type="float" office:value="18.305" calcext:value-type="float">
            <text:p>18.305</text:p>
          </table:table-cell>
        </table:table-row>
        <table:table-row table:style-name="ro1">
          <table:table-cell office:value-type="float" office:value="12.556" calcext:value-type="float">
            <text:p>12.556</text:p>
          </table:table-cell>
          <table:table-cell office:value-type="float" office:value="17.023" calcext:value-type="float">
            <text:p>17.023</text:p>
          </table:table-cell>
          <table:table-cell office:value-type="float" office:value="20.248" calcext:value-type="float">
            <text:p>20.248</text:p>
          </table:table-cell>
          <table:table-cell office:value-type="float" office:value="18.236" calcext:value-type="float">
            <text:p>18.236</text:p>
          </table:table-cell>
        </table:table-row>
        <table:table-row table:style-name="ro1">
          <table:table-cell office:value-type="float" office:value="13.698" calcext:value-type="float">
            <text:p>13.69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.792" calcext:value-type="float">
            <text:p>17.792</text:p>
          </table:table-cell>
        </table:table-row>
        <table:table-row table:style-name="ro1">
          <table:table-cell office:value-type="float" office:value="14.839" calcext:value-type="float">
            <text:p>14.839</text:p>
          </table:table-cell>
          <table:table-cell office:value-type="float" office:value="17" calcext:value-type="float">
            <text:p>17</text:p>
          </table:table-cell>
          <table:table-cell office:value-type="float" office:value="20.705" calcext:value-type="float">
            <text:p>20.705</text:p>
          </table:table-cell>
          <table:table-cell office:value-type="float" office:value="18.774" calcext:value-type="float">
            <text:p>18.774</text:p>
          </table:table-cell>
        </table:table-row>
        <table:table-row table:style-name="ro1">
          <table:table-cell office:value-type="float" office:value="15.981" calcext:value-type="float">
            <text:p>15.981</text:p>
          </table:table-cell>
          <table:table-cell office:value-type="float" office:value="20.119" calcext:value-type="float">
            <text:p>20.119</text:p>
          </table:table-cell>
          <table:table-cell office:value-type="float" office:value="18.682" calcext:value-type="float">
            <text:p>18.6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.122" calcext:value-type="float">
            <text:p>17.122</text:p>
          </table:table-cell>
          <table:table-cell office:value-type="float" office:value="22.191" calcext:value-type="float">
            <text:p>22.19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8.169" calcext:value-type="float">
            <text:p>18.169</text:p>
          </table:table-cell>
          <table:table-cell office:value-type="float" office:value="16.363" calcext:value-type="float">
            <text:p>16.363</text:p>
          </table:table-cell>
          <table:table-cell office:value-type="float" office:value="19.278" calcext:value-type="float">
            <text:p>19.278</text:p>
          </table:table-cell>
        </table:table-row>
        <table:table-row table:style-name="ro1">
          <table:table-cell office:value-type="float" office:value="19.405" calcext:value-type="float">
            <text:p>19.405</text:p>
          </table:table-cell>
          <table:table-cell office:value-type="float" office:value="17" calcext:value-type="float">
            <text:p>17</text:p>
          </table:table-cell>
          <table:table-cell office:value-type="float" office:value="15.386" calcext:value-type="float">
            <text:p>15.386</text:p>
          </table:table-cell>
          <table:table-cell office:value-type="float" office:value="19.705" calcext:value-type="float">
            <text:p>19.705</text:p>
          </table:table-cell>
        </table:table-row>
        <table:table-row table:style-name="ro1">
          <table:table-cell office:value-type="float" office:value="20.546" calcext:value-type="float">
            <text:p>20.546</text:p>
          </table:table-cell>
          <table:table-cell office:value-type="float" office:value="18.886" calcext:value-type="float">
            <text:p>18.886</text:p>
          </table:table-cell>
          <table:table-cell office:value-type="float" office:value="16.817" calcext:value-type="float">
            <text:p>16.817</text:p>
          </table:table-cell>
          <table:table-cell office:value-type="float" office:value="19.749" calcext:value-type="float">
            <text:p>19.749</text:p>
          </table:table-cell>
        </table:table-row>
        <table:table-row table:style-name="ro1">
          <table:table-cell office:value-type="float" office:value="21.688" calcext:value-type="float">
            <text:p>21.688</text:p>
          </table:table-cell>
          <table:table-cell office:value-type="float" office:value="17.919" calcext:value-type="float">
            <text:p>17.919</text:p>
          </table:table-cell>
          <table:table-cell office:value-type="float" office:value="19" calcext:value-type="float">
            <text:p>19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22.829" calcext:value-type="float">
            <text:p>22.829</text:p>
          </table:table-cell>
          <table:table-cell office:value-type="float" office:value="18" calcext:value-type="float">
            <text:p>18</text:p>
          </table:table-cell>
          <table:table-cell office:value-type="float" office:value="19.092" calcext:value-type="float">
            <text:p>19.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971" calcext:value-type="float">
            <text:p>23.971</text:p>
          </table:table-cell>
          <table:table-cell office:value-type="float" office:value="19.956" calcext:value-type="float">
            <text:p>19.956</text:p>
          </table:table-cell>
          <table:table-cell office:value-type="float" office:value="17.524" calcext:value-type="float">
            <text:p>17.5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.254" calcext:value-type="float">
            <text:p>26.254</text:p>
          </table:table-cell>
          <table:table-cell office:value-type="float" office:value="19" calcext:value-type="float">
            <text:p>19</text:p>
          </table:table-cell>
          <table:table-cell office:value-type="float" office:value="17.478" calcext:value-type="float">
            <text:p>17.47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7.395" calcext:value-type="float">
            <text:p>27.395</text:p>
          </table:table-cell>
          <table:table-cell office:value-type="float" office:value="20" calcext:value-type="float">
            <text:p>20</text:p>
          </table:table-cell>
          <table:table-cell office:value-type="float" office:value="17.911" calcext:value-type="float">
            <text:p>17.911</text:p>
          </table:table-cell>
          <table:table-cell office:value-type="float" office:value="17.583" calcext:value-type="float">
            <text:p>17.583</text:p>
          </table:table-cell>
        </table:table-row>
        <table:table-row table:style-name="ro1">
          <table:table-cell office:value-type="float" office:value="28.537" calcext:value-type="float">
            <text:p>28.537</text:p>
          </table:table-cell>
          <table:table-cell office:value-type="float" office:value="17" calcext:value-type="float">
            <text:p>17</text:p>
          </table:table-cell>
          <table:table-cell office:value-type="float" office:value="17.433" calcext:value-type="float">
            <text:p>17.433</text:p>
          </table:table-cell>
          <table:table-cell office:value-type="float" office:value="19.132" calcext:value-type="float">
            <text:p>19.132</text:p>
          </table:table-cell>
        </table:table-row>
        <table:table-row table:style-name="ro1">
          <table:table-cell office:value-type="float" office:value="29.678" calcext:value-type="float">
            <text:p>29.678</text:p>
          </table:table-cell>
          <table:table-cell office:value-type="float" office:value="16.165" calcext:value-type="float">
            <text:p>16.165</text:p>
          </table:table-cell>
          <table:table-cell office:value-type="float" office:value="16.41" calcext:value-type="float">
            <text:p>16.41</text:p>
          </table:table-cell>
          <table:table-cell office:value-type="float" office:value="20.097" calcext:value-type="float">
            <text:p>20.097</text:p>
          </table:table-cell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16.114" calcext:value-type="float">
            <text:p>16.114</text:p>
          </table:table-cell>
          <table:table-cell office:value-type="float" office:value="16.162" calcext:value-type="float">
            <text:p>16.162</text:p>
          </table:table-cell>
          <table:table-cell office:value-type="float" office:value="17.531" calcext:value-type="float">
            <text:p>17.531</text:p>
          </table:table-cell>
        </table:table-row>
        <table:table-row table:style-name="ro1">
          <table:table-cell office:value-type="float" office:value="31.961" calcext:value-type="float">
            <text:p>31.961</text:p>
          </table:table-cell>
          <table:table-cell office:value-type="float" office:value="16.881" calcext:value-type="float">
            <text:p>16.881</text:p>
          </table:table-cell>
          <table:table-cell office:value-type="float" office:value="17.729" calcext:value-type="float">
            <text:p>17.729</text:p>
          </table:table-cell>
          <table:table-cell office:value-type="float" office:value="18.486" calcext:value-type="float">
            <text:p>18.486</text:p>
          </table:table-cell>
        </table:table-row>
        <table:table-row table:style-name="ro1">
          <table:table-cell office:value-type="float" office:value="33.103" calcext:value-type="float">
            <text:p>33.103</text:p>
          </table:table-cell>
          <table:table-cell office:value-type="float" office:value="13.939" calcext:value-type="float">
            <text:p>13.939</text:p>
          </table:table-cell>
          <table:table-cell office:value-type="float" office:value="17.684" calcext:value-type="float">
            <text:p>17.684</text:p>
          </table:table-cell>
          <table:table-cell office:value-type="float" office:value="17.993" calcext:value-type="float">
            <text:p>17.993</text:p>
          </table:table-cell>
        </table:table-row>
        <table:table-row table:style-name="ro1">
          <table:table-cell office:value-type="float" office:value="34.244" calcext:value-type="float">
            <text:p>34.244</text:p>
          </table:table-cell>
          <table:table-cell office:value-type="float" office:value="16.809" calcext:value-type="float">
            <text:p>16.80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.386" calcext:value-type="float">
            <text:p>35.386</text:p>
          </table:table-cell>
          <table:table-cell office:value-type="float" office:value="15.934" calcext:value-type="float">
            <text:p>15.934</text:p>
          </table:table-cell>
          <table:table-cell office:value-type="float" office:value="15.703" calcext:value-type="float">
            <text:p>15.7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.527" calcext:value-type="float">
            <text:p>36.527</text:p>
          </table:table-cell>
          <table:table-cell office:value-type="float" office:value="15.203" calcext:value-type="float">
            <text:p>15.203</text:p>
          </table:table-cell>
          <table:table-cell office:value-type="float" office:value="18.452" calcext:value-type="float">
            <text:p>18.452</text:p>
          </table:table-cell>
          <table:table-cell office:value-type="float" office:value="20.444" calcext:value-type="float">
            <text:p>20.444</text:p>
          </table:table-cell>
        </table:table-row>
        <table:table-row table:style-name="ro1">
          <table:table-cell office:value-type="float" office:value="37.669" calcext:value-type="float">
            <text:p>37.669</text:p>
          </table:table-cell>
          <table:table-cell office:value-type="float" office:value="16" calcext:value-type="float">
            <text:p>16</text:p>
          </table:table-cell>
          <table:table-cell office:value-type="float" office:value="20.246" calcext:value-type="float">
            <text:p>20.2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5.928" calcext:value-type="float">
            <text:p>15.928</text:p>
          </table:table-cell>
          <table:table-cell office:value-type="float" office:value="20.314" calcext:value-type="float">
            <text:p>20.3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.952" calcext:value-type="float">
            <text:p>39.952</text:p>
          </table:table-cell>
          <table:table-cell office:value-type="float" office:value="18" calcext:value-type="float">
            <text:p>18</text:p>
          </table:table-cell>
          <table:table-cell office:value-type="float" office:value="17.794" calcext:value-type="float">
            <text:p>17.7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.093" calcext:value-type="float">
            <text:p>41.09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42.234" calcext:value-type="float">
            <text:p>42.234</text:p>
          </table:table-cell>
          <table:table-cell office:value-type="float" office:value="15.157" calcext:value-type="float">
            <text:p>15.15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.376" calcext:value-type="float">
            <text:p>43.376</text:p>
          </table:table-cell>
          <table:table-cell office:value-type="float" office:value="16.919" calcext:value-type="float">
            <text:p>16.919</text:p>
          </table:table-cell>
          <table:table-cell office:value-type="float" office:value="17.138" calcext:value-type="float">
            <text:p>17.1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.517" calcext:value-type="float">
            <text:p>44.517</text:p>
          </table:table-cell>
          <table:table-cell office:value-type="float" office:value="16.835" calcext:value-type="float">
            <text:p>16.835</text:p>
          </table:table-cell>
          <table:table-cell office:value-type="float" office:value="17.346" calcext:value-type="float">
            <text:p>17.346</text:p>
          </table:table-cell>
          <table:table-cell office:value-type="float" office:value="17.645" calcext:value-type="float">
            <text:p>17.645</text:p>
          </table:table-cell>
        </table:table-row>
        <table:table-row table:style-name="ro1">
          <table:table-cell office:value-type="float" office:value="45.659" calcext:value-type="float">
            <text:p>45.659</text:p>
          </table:table-cell>
          <table:table-cell office:value-type="float" office:value="16.085" calcext:value-type="float">
            <text:p>16.085</text:p>
          </table:table-cell>
          <table:table-cell office:value-type="float" office:value="16.277" calcext:value-type="float">
            <text:p>16.277</text:p>
          </table:table-cell>
          <table:table-cell office:value-type="float" office:value="18.305" calcext:value-type="float">
            <text:p>18.30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174" calcext:value-type="float">
            <text:p>14.174</text:p>
          </table:table-cell>
          <table:table-cell office:value-type="float" office:value="18.93" calcext:value-type="float">
            <text:p>18.93</text:p>
          </table:table-cell>
          <table:table-cell office:value-type="float" office:value="19.288" calcext:value-type="float">
            <text:p>19.288</text:p>
          </table:table-cell>
        </table:table-row>
        <table:table-row table:style-name="ro1">
          <table:table-cell office:value-type="float" office:value="47.942" calcext:value-type="float">
            <text:p>47.942</text:p>
          </table:table-cell>
          <table:table-cell office:value-type="float" office:value="15.089" calcext:value-type="float">
            <text:p>15.089</text:p>
          </table:table-cell>
          <table:table-cell office:value-type="float" office:value="15.953" calcext:value-type="float">
            <text:p>15.953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float" office:value="49.083" calcext:value-type="float">
            <text:p>49.083</text:p>
          </table:table-cell>
          <table:table-cell office:value-type="float" office:value="15.091" calcext:value-type="float">
            <text:p>15.091</text:p>
          </table:table-cell>
          <table:table-cell office:value-type="float" office:value="15" calcext:value-type="float">
            <text:p>15</text:p>
          </table:table-cell>
          <table:table-cell office:value-type="float" office:value="18.253" calcext:value-type="float">
            <text:p>18.253</text:p>
          </table:table-cell>
        </table:table-row>
        <table:table-row table:style-name="ro1">
          <table:table-cell office:value-type="float" office:value="50.225" calcext:value-type="float">
            <text:p>50.225</text:p>
          </table:table-cell>
          <table:table-cell office:value-type="float" office:value="13.093" calcext:value-type="float">
            <text:p>13.093</text:p>
          </table:table-cell>
          <table:table-cell office:value-type="float" office:value="18.998" calcext:value-type="float">
            <text:p>18.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.366" calcext:value-type="float">
            <text:p>51.366</text:p>
          </table:table-cell>
          <table:table-cell office:value-type="float" office:value="15.905" calcext:value-type="float">
            <text:p>15.905</text:p>
          </table:table-cell>
          <table:table-cell office:value-type="float" office:value="20.021" calcext:value-type="float">
            <text:p>20.021</text:p>
          </table:table-cell>
          <table:table-cell office:value-type="float" office:value="16.782" calcext:value-type="float">
            <text:p>16.782</text:p>
          </table:table-cell>
        </table:table-row>
        <table:table-row table:style-name="ro1">
          <table:table-cell office:value-type="float" office:value="52.508" calcext:value-type="float">
            <text:p>52.508</text:p>
          </table:table-cell>
          <table:table-cell office:value-type="float" office:value="15.903" calcext:value-type="float">
            <text:p>15.903</text:p>
          </table:table-cell>
          <table:table-cell office:value-type="float" office:value="20" calcext:value-type="float">
            <text:p>20</text:p>
          </table:table-cell>
          <table:table-cell office:value-type="float" office:value="17.799" calcext:value-type="float">
            <text:p>17.799</text:p>
          </table:table-cell>
        </table:table-row>
        <table:table-row table:style-name="ro1">
          <table:table-cell office:value-type="float" office:value="53.649" calcext:value-type="float">
            <text:p>53.649</text:p>
          </table:table-cell>
          <table:table-cell office:value-type="float" office:value="14" calcext:value-type="float">
            <text:p>14</text:p>
          </table:table-cell>
          <table:table-cell office:value-type="float" office:value="19.867" calcext:value-type="float">
            <text:p>19.8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.791" calcext:value-type="float">
            <text:p>54.791</text:p>
          </table:table-cell>
          <table:table-cell office:value-type="float" office:value="14.102" calcext:value-type="float">
            <text:p>14.102</text:p>
          </table:table-cell>
          <table:table-cell office:value-type="float" office:value="17" calcext:value-type="float">
            <text:p>17</text:p>
          </table:table-cell>
          <table:table-cell office:value-type="float" office:value="17.166" calcext:value-type="float">
            <text:p>17.166</text:p>
          </table:table-cell>
        </table:table-row>
        <table:table-row table:style-name="ro1">
          <table:table-cell office:value-type="float" office:value="55.932" calcext:value-type="float">
            <text:p>55.932</text:p>
          </table:table-cell>
          <table:table-cell office:value-type="float" office:value="14.208" calcext:value-type="float">
            <text:p>14.208</text:p>
          </table:table-cell>
          <table:table-cell office:value-type="float" office:value="19.888" calcext:value-type="float">
            <text:p>19.888</text:p>
          </table:table-cell>
          <table:table-cell office:value-type="float" office:value="16.851" calcext:value-type="float">
            <text:p>16.851</text:p>
          </table:table-cell>
        </table:table-row>
        <table:table-row table:style-name="ro1">
          <table:table-cell office:value-type="float" office:value="57.074" calcext:value-type="float">
            <text:p>57.074</text:p>
          </table:table-cell>
          <table:table-cell office:value-type="float" office:value="13.212" calcext:value-type="float">
            <text:p>13.212</text:p>
          </table:table-cell>
          <table:table-cell office:value-type="float" office:value="18" calcext:value-type="float">
            <text:p>18</text:p>
          </table:table-cell>
          <table:table-cell office:value-type="float" office:value="17.868" calcext:value-type="float">
            <text:p>17.868</text:p>
          </table:table-cell>
        </table:table-row>
        <table:table-row table:style-name="ro1">
          <table:table-cell office:value-type="float" office:value="58.215" calcext:value-type="float">
            <text:p>58.215</text:p>
          </table:table-cell>
          <table:table-cell office:value-type="float" office:value="13.216" calcext:value-type="float">
            <text:p>13.216</text:p>
          </table:table-cell>
          <table:table-cell office:value-type="float" office:value="17.843" calcext:value-type="float">
            <text:p>17.8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.357" calcext:value-type="float">
            <text:p>59.3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.097" calcext:value-type="float">
            <text:p>17.097</text:p>
          </table:table-cell>
        </table:table-row>
        <table:table-row table:style-name="ro1">
          <table:table-cell office:value-type="float" office:value="60.498" calcext:value-type="float">
            <text:p>60.498</text:p>
          </table:table-cell>
          <table:table-cell office:value-type="float" office:value="15.775" calcext:value-type="float">
            <text:p>15.775</text:p>
          </table:table-cell>
          <table:table-cell office:value-type="float" office:value="17.202" calcext:value-type="float">
            <text:p>17.202</text:p>
          </table:table-cell>
          <table:table-cell office:value-type="float" office:value="15.159" calcext:value-type="float">
            <text:p>15.159</text:p>
          </table:table-cell>
        </table:table-row>
        <table:table-row table:style-name="ro1">
          <table:table-cell office:value-type="float" office:value="61.639" calcext:value-type="float">
            <text:p>61.6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6.062" calcext:value-type="float">
            <text:p>16.062</text:p>
          </table:table-cell>
        </table:table-row>
        <table:table-row table:style-name="ro1">
          <table:table-cell office:value-type="float" office:value="62.781" calcext:value-type="float">
            <text:p>62.781</text:p>
          </table:table-cell>
          <table:table-cell office:value-type="float" office:value="14.233" calcext:value-type="float">
            <text:p>14.233</text:p>
          </table:table-cell>
          <table:table-cell office:value-type="float" office:value="16.752" calcext:value-type="float">
            <text:p>16.7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.922" calcext:value-type="float">
            <text:p>63.922</text:p>
          </table:table-cell>
          <table:table-cell office:value-type="float" office:value="14" calcext:value-type="float">
            <text:p>14</text:p>
          </table:table-cell>
          <table:table-cell office:value-type="float" office:value="18.459" calcext:value-type="float">
            <text:p>18.4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.064" calcext:value-type="float">
            <text:p>65.064</text:p>
          </table:table-cell>
          <table:table-cell office:value-type="float" office:value="14.879" calcext:value-type="float">
            <text:p>14.87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.205" calcext:value-type="float">
            <text:p>66.205</text:p>
          </table:table-cell>
          <table:table-cell office:value-type="float" office:value="15.877" calcext:value-type="float">
            <text:p>15.877</text:p>
          </table:table-cell>
          <table:table-cell office:value-type="float" office:value="18" calcext:value-type="float">
            <text:p>18</text:p>
          </table:table-cell>
          <table:table-cell office:value-type="float" office:value="16.993" calcext:value-type="float">
            <text:p>16.993</text:p>
          </table:table-cell>
        </table:table-row>
        <table:table-row table:style-name="ro1">
          <table:table-cell office:value-type="float" office:value="67.347" calcext:value-type="float">
            <text:p>67.347</text:p>
          </table:table-cell>
          <table:table-cell office:value-type="float" office:value="15.75" calcext:value-type="float">
            <text:p>15.75</text:p>
          </table:table-cell>
          <table:table-cell office:value-type="float" office:value="19.677" calcext:value-type="float">
            <text:p>19.677</text:p>
          </table:table-cell>
          <table:table-cell office:value-type="float" office:value="15.975" calcext:value-type="float">
            <text:p>15.975</text:p>
          </table:table-cell>
        </table:table-row>
        <table:table-row table:style-name="ro1">
          <table:table-cell office:value-type="float" office:value="68.488" calcext:value-type="float">
            <text:p>68.488</text:p>
          </table:table-cell>
          <table:table-cell office:value-type="float" office:value="13.873" calcext:value-type="float">
            <text:p>13.873</text:p>
          </table:table-cell>
          <table:table-cell office:value-type="float" office:value="19.723" calcext:value-type="float">
            <text:p>19.723</text:p>
          </table:table-cell>
          <table:table-cell office:value-type="float" office:value="15.958" calcext:value-type="float">
            <text:p>15.958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4.871" calcext:value-type="float">
            <text:p>14.871</text:p>
          </table:table-cell>
          <table:table-cell office:value-type="float" office:value="19.384" calcext:value-type="float">
            <text:p>19.384</text:p>
          </table:table-cell>
          <table:table-cell office:value-type="float" office:value="15.881" calcext:value-type="float">
            <text:p>15.881</text:p>
          </table:table-cell>
        </table:table-row>
        <table:table-row table:style-name="ro1">
          <table:table-cell office:value-type="float" office:value="70.771" calcext:value-type="float">
            <text:p>70.771</text:p>
          </table:table-cell>
          <table:table-cell office:value-type="float" office:value="15.131" calcext:value-type="float">
            <text:p>15.131</text:p>
          </table:table-cell>
          <table:table-cell office:value-type="float" office:value="18.22" calcext:value-type="float">
            <text:p>18.22</text:p>
          </table:table-cell>
          <table:table-cell office:value-type="float" office:value="17.923" calcext:value-type="float">
            <text:p>17.923</text:p>
          </table:table-cell>
        </table:table-row>
        <table:table-row table:style-name="ro1">
          <table:table-cell office:value-type="float" office:value="71.913" calcext:value-type="float">
            <text:p>71.913</text:p>
          </table:table-cell>
          <table:table-cell office:value-type="float" office:value="14.267" calcext:value-type="float">
            <text:p>14.267</text:p>
          </table:table-cell>
          <table:table-cell office:value-type="float" office:value="16.859" calcext:value-type="float">
            <text:p>16.8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.054" calcext:value-type="float">
            <text:p>73.054</text:p>
          </table:table-cell>
          <table:table-cell office:value-type="float" office:value="12.136" calcext:value-type="float">
            <text:p>12.136</text:p>
          </table:table-cell>
          <table:table-cell office:value-type="float" office:value="17.548" calcext:value-type="float">
            <text:p>17.5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.196" calcext:value-type="float">
            <text:p>74.196</text:p>
          </table:table-cell>
          <table:table-cell office:value-type="float" office:value="13.725" calcext:value-type="float">
            <text:p>13.7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.337" calcext:value-type="float">
            <text:p>75.3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.854" calcext:value-type="float">
            <text:p>18.854</text:p>
          </table:table-cell>
        </table:table-row>
        <table:table-row table:style-name="ro1">
          <table:table-cell office:value-type="float" office:value="76.479" calcext:value-type="float">
            <text:p>76.479</text:p>
          </table:table-cell>
          <table:table-cell office:value-type="float" office:value="14.426" calcext:value-type="float">
            <text:p>14.426</text:p>
          </table:table-cell>
          <table:table-cell office:value-type="float" office:value="16.48" calcext:value-type="float">
            <text:p>16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.62" calcext:value-type="float">
            <text:p>77.62</text:p>
          </table:table-cell>
          <table:table-cell office:value-type="float" office:value="15.144" calcext:value-type="float">
            <text:p>15.1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.762" calcext:value-type="float">
            <text:p>78.762</text:p>
          </table:table-cell>
          <table:table-cell office:value-type="float" office:value="16.854" calcext:value-type="float">
            <text:p>16.85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1.603" calcext:value-type="float">
            <text:p>21.603</text:p>
          </table:table-cell>
        </table:table-row>
        <table:table-row table:style-name="ro1">
          <table:table-cell office:value-type="float" office:value="79.903" calcext:value-type="float">
            <text:p>79.903</text:p>
          </table:table-cell>
          <table:table-cell office:value-type="float" office:value="14.852" calcext:value-type="float">
            <text:p>14.852</text:p>
          </table:table-cell>
          <table:table-cell office:value-type="float" office:value="16.588" calcext:value-type="float">
            <text:p>16.588</text:p>
          </table:table-cell>
          <table:table-cell office:value-type="float" office:value="18.216" calcext:value-type="float">
            <text:p>18.216</text:p>
          </table:table-cell>
        </table:table-row>
        <table:table-row table:style-name="ro1">
          <table:table-cell office:value-type="float" office:value="81.044" calcext:value-type="float">
            <text:p>81.044</text:p>
          </table:table-cell>
          <table:table-cell office:value-type="float" office:value="16.85" calcext:value-type="float">
            <text:p>16.8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7.467" calcext:value-type="float">
            <text:p>17.467</text:p>
          </table:table-cell>
        </table:table-row>
        <table:table-row table:style-name="ro1">
          <table:table-cell office:value-type="float" office:value="82.186" calcext:value-type="float">
            <text:p>82.18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6.099" calcext:value-type="float">
            <text:p>16.099</text:p>
          </table:table-cell>
          <table:table-cell office:value-type="float" office:value="20.251" calcext:value-type="float">
            <text:p>20.251</text:p>
          </table:table-cell>
        </table:table-row>
        <table:table-row table:style-name="ro1">
          <table:table-cell office:value-type="float" office:value="83.327" calcext:value-type="float">
            <text:p>83.327</text:p>
          </table:table-cell>
          <table:table-cell office:value-type="float" office:value="14.155" calcext:value-type="float">
            <text:p>14.155</text:p>
          </table:table-cell>
          <table:table-cell office:value-type="float" office:value="20" calcext:value-type="float">
            <text:p>20</text:p>
          </table:table-cell>
          <table:table-cell office:value-type="float" office:value="18.268" calcext:value-type="float">
            <text:p>18.268</text:p>
          </table:table-cell>
        </table:table-row>
        <table:table-row table:style-name="ro1">
          <table:table-cell office:value-type="float" office:value="84.469" calcext:value-type="float">
            <text:p>84.469</text:p>
          </table:table-cell>
          <table:table-cell office:value-type="float" office:value="16.314" calcext:value-type="float">
            <text:p>16.314</text:p>
          </table:table-cell>
          <table:table-cell office:value-type="float" office:value="23.037" calcext:value-type="float">
            <text:p>23.037</text:p>
          </table:table-cell>
          <table:table-cell office:value-type="float" office:value="16.715" calcext:value-type="float">
            <text:p>16.715</text:p>
          </table:table-cell>
        </table:table-row>
        <table:table-row table:style-name="ro1">
          <table:table-cell office:value-type="float" office:value="85.61" calcext:value-type="float">
            <text:p>85.61</text:p>
          </table:table-cell>
          <table:table-cell office:value-type="float" office:value="14.841" calcext:value-type="float">
            <text:p>14.841</text:p>
          </table:table-cell>
          <table:table-cell office:value-type="float" office:value="23.508" calcext:value-type="float">
            <text:p>23.508</text:p>
          </table:table-cell>
          <table:table-cell office:value-type="float" office:value="18.395" calcext:value-type="float">
            <text:p>18.395</text:p>
          </table:table-cell>
        </table:table-row>
        <table:table-row table:style-name="ro1">
          <table:table-cell office:value-type="float" office:value="86.752" calcext:value-type="float">
            <text:p>86.752</text:p>
          </table:table-cell>
          <table:table-cell office:value-type="float" office:value="15.322" calcext:value-type="float">
            <text:p>15.322</text:p>
          </table:table-cell>
          <table:table-cell office:value-type="float" office:value="22.449" calcext:value-type="float">
            <text:p>22.449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office:value-type="float" office:value="87.893" calcext:value-type="float">
            <text:p>87.893</text:p>
          </table:table-cell>
          <table:table-cell office:value-type="float" office:value="14.816" calcext:value-type="float">
            <text:p>14.816</text:p>
          </table:table-cell>
          <table:table-cell office:value-type="float" office:value="20.747" calcext:value-type="float">
            <text:p>20.7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.035" calcext:value-type="float">
            <text:p>89.035</text:p>
          </table:table-cell>
          <table:table-cell office:value-type="float" office:value="15.165" calcext:value-type="float">
            <text:p>15.165</text:p>
          </table:table-cell>
          <table:table-cell office:value-type="float" office:value="20.77" calcext:value-type="float">
            <text:p>20.77</text:p>
          </table:table-cell>
          <table:table-cell office:value-type="float" office:value="17.645" calcext:value-type="float">
            <text:p>17.645</text:p>
          </table:table-cell>
        </table:table-row>
        <table:table-row table:style-name="ro1">
          <table:table-cell office:value-type="float" office:value="90.176" calcext:value-type="float">
            <text:p>90.176</text:p>
          </table:table-cell>
          <table:table-cell office:value-type="float" office:value="14.665" calcext:value-type="float">
            <text:p>14.665</text:p>
          </table:table-cell>
          <table:table-cell office:value-type="float" office:value="20.208" calcext:value-type="float">
            <text:p>20.2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.318" calcext:value-type="float">
            <text:p>91.318</text:p>
          </table:table-cell>
          <table:table-cell office:value-type="float" office:value="16.169" calcext:value-type="float">
            <text:p>16.169</text:p>
          </table:table-cell>
          <table:table-cell office:value-type="float" office:value="19.74" calcext:value-type="float">
            <text:p>19.74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92.459" calcext:value-type="float">
            <text:p>92.459</text:p>
          </table:table-cell>
          <table:table-cell office:value-type="float" office:value="17" calcext:value-type="float">
            <text:p>17</text:p>
          </table:table-cell>
          <table:table-cell office:value-type="float" office:value="16.325" calcext:value-type="float">
            <text:p>16.325</text:p>
          </table:table-cell>
          <table:table-cell office:value-type="float" office:value="17.407" calcext:value-type="float">
            <text:p>17.407</text:p>
          </table:table-cell>
        </table:table-row>
        <table:table-row table:style-name="ro1">
          <table:table-cell office:value-type="float" office:value="93.601" calcext:value-type="float">
            <text:p>93.601</text:p>
          </table:table-cell>
          <table:table-cell office:value-type="float" office:value="15" calcext:value-type="float">
            <text:p>15</text:p>
          </table:table-cell>
          <table:table-cell office:value-type="float" office:value="17.14" calcext:value-type="float">
            <text:p>17.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742" calcext:value-type="float">
            <text:p>94.742</text:p>
          </table:table-cell>
          <table:table-cell office:value-type="float" office:value="14.176" calcext:value-type="float">
            <text:p>14.176</text:p>
          </table:table-cell>
          <table:table-cell office:value-type="float" office:value="16.883" calcext:value-type="float">
            <text:p>16.883</text:p>
          </table:table-cell>
          <table:table-cell office:value-type="float" office:value="16.442" calcext:value-type="float">
            <text:p>16.442</text:p>
          </table:table-cell>
        </table:table-row>
        <table:table-row table:style-name="ro1">
          <table:table-cell office:value-type="float" office:value="95.884" calcext:value-type="float">
            <text:p>95.884</text:p>
          </table:table-cell>
          <table:table-cell office:value-type="float" office:value="16" calcext:value-type="float">
            <text:p>16</text:p>
          </table:table-cell>
          <table:table-cell office:value-type="float" office:value="16.812" calcext:value-type="float">
            <text:p>16.812</text:p>
          </table:table-cell>
          <table:table-cell office:value-type="float" office:value="18.459" calcext:value-type="float">
            <text:p>18.459</text:p>
          </table:table-cell>
        </table:table-row>
        <table:table-row table:style-name="ro1">
          <table:table-cell office:value-type="float" office:value="97.025" calcext:value-type="float">
            <text:p>97.025</text:p>
          </table:table-cell>
          <table:table-cell office:value-type="float" office:value="15.18" calcext:value-type="float">
            <text:p>15.18</text:p>
          </table:table-cell>
          <table:table-cell office:value-type="float" office:value="17" calcext:value-type="float">
            <text:p>17</text:p>
          </table:table-cell>
          <table:table-cell office:value-type="float" office:value="18.953" calcext:value-type="float">
            <text:p>18.953</text:p>
          </table:table-cell>
        </table:table-row>
        <table:table-row table:style-name="ro1">
          <table:table-cell office:value-type="float" office:value="98.167" calcext:value-type="float">
            <text:p>98.167</text:p>
          </table:table-cell>
          <table:table-cell office:value-type="float" office:value="15.182" calcext:value-type="float">
            <text:p>15.182</text:p>
          </table:table-cell>
          <table:table-cell office:value-type="float" office:value="16" calcext:value-type="float">
            <text:p>16</text:p>
          </table:table-cell>
          <table:table-cell office:value-type="float" office:value="18.494" calcext:value-type="float">
            <text:p>18.494</text:p>
          </table:table-cell>
        </table:table-row>
        <table:table-row table:style-name="ro1">
          <table:table-cell office:value-type="float" office:value="99.308" calcext:value-type="float">
            <text:p>99.308</text:p>
          </table:table-cell>
          <table:table-cell office:value-type="float" office:value="17" calcext:value-type="float">
            <text:p>17</text:p>
          </table:table-cell>
          <table:table-cell office:value-type="float" office:value="15.974" calcext:value-type="float">
            <text:p>15.974</text:p>
          </table:table-cell>
          <table:table-cell office:value-type="float" office:value="18.489" calcext:value-type="float">
            <text:p>18.489</text:p>
          </table:table-cell>
        </table:table-row>
        <table:table-row table:style-name="ro1">
          <table:table-cell office:value-type="float" office:value="100.45" calcext:value-type="float">
            <text:p>100.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.591" calcext:value-type="float">
            <text:p>101.591</text:p>
          </table:table-cell>
          <table:table-cell office:value-type="float" office:value="16.811" calcext:value-type="float">
            <text:p>16.811</text:p>
          </table:table-cell>
          <table:table-cell office:value-type="float" office:value="15.019" calcext:value-type="float">
            <text:p>15.019</text:p>
          </table:table-cell>
          <table:table-cell office:value-type="float" office:value="19.546" calcext:value-type="float">
            <text:p>19.546</text:p>
          </table:table-cell>
        </table:table-row>
        <table:table-row table:style-name="ro1">
          <table:table-cell office:value-type="float" office:value="102.732" calcext:value-type="float">
            <text:p>102.732</text:p>
          </table:table-cell>
          <table:table-cell office:value-type="float" office:value="16.619" calcext:value-type="float">
            <text:p>16.6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.874" calcext:value-type="float">
            <text:p>103.87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.581" calcext:value-type="float">
            <text:p>18.581</text:p>
          </table:table-cell>
        </table:table-row>
        <table:table-row table:style-name="ro1">
          <table:table-cell office:value-type="float" office:value="105.015" calcext:value-type="float">
            <text:p>105.015</text:p>
          </table:table-cell>
          <table:table-cell office:value-type="float" office:value="18" calcext:value-type="float">
            <text:p>18</text:p>
          </table:table-cell>
          <table:table-cell office:value-type="float" office:value="15.175" calcext:value-type="float">
            <text:p>15.175</text:p>
          </table:table-cell>
          <table:table-cell office:value-type="float" office:value="19.392" calcext:value-type="float">
            <text:p>19.392</text:p>
          </table:table-cell>
        </table:table-row>
        <table:table-row table:style-name="ro1">
          <table:table-cell office:value-type="float" office:value="106.157" calcext:value-type="float">
            <text:p>106.157</text:p>
          </table:table-cell>
          <table:table-cell office:value-type="float" office:value="17" calcext:value-type="float">
            <text:p>17</text:p>
          </table:table-cell>
          <table:table-cell office:value-type="float" office:value="16.22" calcext:value-type="float">
            <text:p>16.22</text:p>
          </table:table-cell>
          <table:table-cell office:value-type="float" office:value="18.846" calcext:value-type="float">
            <text:p>18.846</text:p>
          </table:table-cell>
        </table:table-row>
        <table:table-row table:style-name="ro1">
          <table:table-cell office:value-type="float" office:value="107.298" calcext:value-type="float">
            <text:p>107.298</text:p>
          </table:table-cell>
          <table:table-cell office:value-type="float" office:value="16.602" calcext:value-type="float">
            <text:p>16.602</text:p>
          </table:table-cell>
          <table:table-cell office:value-type="float" office:value="16.265" calcext:value-type="float">
            <text:p>16.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.44" calcext:value-type="float">
            <text:p>108.44</text:p>
          </table:table-cell>
          <table:table-cell office:value-type="float" office:value="17.396" calcext:value-type="float">
            <text:p>17.396</text:p>
          </table:table-cell>
          <table:table-cell office:value-type="float" office:value="17.155" calcext:value-type="float">
            <text:p>17.155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09.581" calcext:value-type="float">
            <text:p>109.581</text:p>
          </table:table-cell>
          <table:table-cell office:value-type="float" office:value="17.39" calcext:value-type="float">
            <text:p>17.39</text:p>
          </table:table-cell>
          <table:table-cell office:value-type="float" office:value="17" calcext:value-type="float">
            <text:p>17</text:p>
          </table:table-cell>
          <table:table-cell office:value-type="float" office:value="18.002" calcext:value-type="float">
            <text:p>18.002</text:p>
          </table:table-cell>
        </table:table-row>
        <table:table-row table:style-name="ro1">
          <table:table-cell office:value-type="float" office:value="110.723" calcext:value-type="float">
            <text:p>110.7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.685" calcext:value-type="float">
            <text:p>17.685</text:p>
          </table:table-cell>
        </table:table-row>
        <table:table-row table:style-name="ro1">
          <table:table-cell office:value-type="float" office:value="111.864" calcext:value-type="float">
            <text:p>111.864</text:p>
          </table:table-cell>
          <table:table-cell office:value-type="float" office:value="16.623" calcext:value-type="float">
            <text:p>16.62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.006" calcext:value-type="float">
            <text:p>113.006</text:p>
          </table:table-cell>
          <table:table-cell office:value-type="float" office:value="17.419" calcext:value-type="float">
            <text:p>17.419</text:p>
          </table:table-cell>
          <table:table-cell office:value-type="float" office:value="17.246" calcext:value-type="float">
            <text:p>17.246</text:p>
          </table:table-cell>
          <table:table-cell office:value-type="float" office:value="18.159" calcext:value-type="float">
            <text:p>18.159</text:p>
          </table:table-cell>
        </table:table-row>
        <table:table-row table:style-name="ro1">
          <table:table-cell office:value-type="float" office:value="114.147" calcext:value-type="float">
            <text:p>114.147</text:p>
          </table:table-cell>
          <table:table-cell office:value-type="float" office:value="16.212" calcext:value-type="float">
            <text:p>16.212</text:p>
          </table:table-cell>
          <table:table-cell office:value-type="float" office:value="16.269" calcext:value-type="float">
            <text:p>16.2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.289" calcext:value-type="float">
            <text:p>115.289</text:p>
          </table:table-cell>
          <table:table-cell office:value-type="float" office:value="16.786" calcext:value-type="float">
            <text:p>16.786</text:p>
          </table:table-cell>
          <table:table-cell office:value-type="float" office:value="16.709" calcext:value-type="float">
            <text:p>16.7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.43" calcext:value-type="float">
            <text:p>116.43</text:p>
          </table:table-cell>
          <table:table-cell office:value-type="float" office:value="19.136" calcext:value-type="float">
            <text:p>19.136</text:p>
          </table:table-cell>
          <table:table-cell office:value-type="float" office:value="17.686" calcext:value-type="float">
            <text:p>17.686</text:p>
          </table:table-cell>
          <table:table-cell office:value-type="float" office:value="17.772" calcext:value-type="float">
            <text:p>17.772</text:p>
          </table:table-cell>
        </table:table-row>
        <table:table-row table:style-name="ro1">
          <table:table-cell office:value-type="float" office:value="117.572" calcext:value-type="float">
            <text:p>117.572</text:p>
          </table:table-cell>
          <table:table-cell office:value-type="float" office:value="16" calcext:value-type="float">
            <text:p>16</text:p>
          </table:table-cell>
          <table:table-cell office:value-type="float" office:value="17.663" calcext:value-type="float">
            <text:p>17.663</text:p>
          </table:table-cell>
          <table:table-cell office:value-type="float" office:value="17.789" calcext:value-type="float">
            <text:p>17.789</text:p>
          </table:table-cell>
        </table:table-row>
        <table:table-row table:style-name="ro1">
          <table:table-cell office:value-type="float" office:value="118.713" calcext:value-type="float">
            <text:p>118.713</text:p>
          </table:table-cell>
          <table:table-cell office:value-type="float" office:value="15.22" calcext:value-type="float">
            <text:p>15.22</text:p>
          </table:table-cell>
          <table:table-cell office:value-type="float" office:value="18.719" calcext:value-type="float">
            <text:p>18.719</text:p>
          </table:table-cell>
          <table:table-cell office:value-type="float" office:value="17.194" calcext:value-type="float">
            <text:p>17.194</text:p>
          </table:table-cell>
        </table:table-row>
        <table:table-row table:style-name="ro1">
          <table:table-cell office:value-type="float" office:value="119.855" calcext:value-type="float">
            <text:p>119.855</text:p>
          </table:table-cell>
          <table:table-cell office:value-type="float" office:value="17.222" calcext:value-type="float">
            <text:p>17.222</text:p>
          </table:table-cell>
          <table:table-cell office:value-type="float" office:value="17.764" calcext:value-type="float">
            <text:p>17.764</text:p>
          </table:table-cell>
          <table:table-cell office:value-type="float" office:value="17.176" calcext:value-type="float">
            <text:p>17.176</text:p>
          </table:table-cell>
        </table:table-row>
        <table:table-row table:style-name="ro1">
          <table:table-cell office:value-type="float" office:value="120.996" calcext:value-type="float">
            <text:p>120.996</text:p>
          </table:table-cell>
          <table:table-cell office:value-type="float" office:value="14.123" calcext:value-type="float">
            <text:p>14.123</text:p>
          </table:table-cell>
          <table:table-cell office:value-type="float" office:value="16.81" calcext:value-type="float">
            <text:p>16.81</text:p>
          </table:table-cell>
          <table:table-cell office:value-type="float" office:value="17.159" calcext:value-type="float">
            <text:p>17.159</text:p>
          </table:table-cell>
        </table:table-row>
        <table:table-row table:style-name="ro1">
          <table:table-cell office:value-type="float" office:value="122.137" calcext:value-type="float">
            <text:p>122.137</text:p>
          </table:table-cell>
          <table:table-cell office:value-type="float" office:value="14.133" calcext:value-type="float">
            <text:p>14.133</text:p>
          </table:table-cell>
          <table:table-cell office:value-type="float" office:value="18.855" calcext:value-type="float">
            <text:p>18.855</text:p>
          </table:table-cell>
          <table:table-cell office:value-type="float" office:value="18.141" calcext:value-type="float">
            <text:p>18.141</text:p>
          </table:table-cell>
        </table:table-row>
        <table:table-row table:style-name="ro1">
          <table:table-cell office:value-type="float" office:value="123.279" calcext:value-type="float">
            <text:p>123.279</text:p>
          </table:table-cell>
          <table:table-cell office:value-type="float" office:value="16" calcext:value-type="float">
            <text:p>16</text:p>
          </table:table-cell>
          <table:table-cell office:value-type="float" office:value="15.901" calcext:value-type="float">
            <text:p>15.901</text:p>
          </table:table-cell>
          <table:table-cell office:value-type="float" office:value="18.876" calcext:value-type="float">
            <text:p>18.876</text:p>
          </table:table-cell>
        </table:table-row>
        <table:table-row table:style-name="ro1">
          <table:table-cell office:value-type="float" office:value="124.42" calcext:value-type="float">
            <text:p>124.42</text:p>
          </table:table-cell>
          <table:table-cell office:value-type="float" office:value="16.769" calcext:value-type="float">
            <text:p>16.769</text:p>
          </table:table-cell>
          <table:table-cell office:value-type="float" office:value="13.419" calcext:value-type="float">
            <text:p>13.4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5.562" calcext:value-type="float">
            <text:p>125.562</text:p>
          </table:table-cell>
          <table:table-cell office:value-type="float" office:value="16.767" calcext:value-type="float">
            <text:p>16.767</text:p>
          </table:table-cell>
          <table:table-cell office:value-type="float" office:value="15.983" calcext:value-type="float">
            <text:p>15.983</text:p>
          </table:table-cell>
          <table:table-cell office:value-type="float" office:value="19.179" calcext:value-type="float">
            <text:p>19.179</text:p>
          </table:table-cell>
        </table:table-row>
        <table:table-row table:style-name="ro1">
          <table:table-cell office:value-type="float" office:value="126.703" calcext:value-type="float">
            <text:p>126.703</text:p>
          </table:table-cell>
          <table:table-cell office:value-type="float" office:value="14.235" calcext:value-type="float">
            <text:p>14.235</text:p>
          </table:table-cell>
          <table:table-cell office:value-type="float" office:value="18.037" calcext:value-type="float">
            <text:p>18.037</text:p>
          </table:table-cell>
          <table:table-cell office:value-type="float" office:value="18.928" calcext:value-type="float">
            <text:p>18.928</text:p>
          </table:table-cell>
        </table:table-row>
        <table:table-row table:style-name="ro1">
          <table:table-cell office:value-type="float" office:value="127.845" calcext:value-type="float">
            <text:p>127.845</text:p>
          </table:table-cell>
          <table:table-cell office:value-type="float" office:value="16.763" calcext:value-type="float">
            <text:p>16.763</text:p>
          </table:table-cell>
          <table:table-cell office:value-type="float" office:value="18" calcext:value-type="float">
            <text:p>18</text:p>
          </table:table-cell>
          <table:table-cell office:value-type="float" office:value="16.945" calcext:value-type="float">
            <text:p>16.945</text:p>
          </table:table-cell>
        </table:table-row>
        <table:table-row table:style-name="ro1">
          <table:table-cell office:value-type="float" office:value="128.986" calcext:value-type="float">
            <text:p>128.986</text:p>
          </table:table-cell>
          <table:table-cell office:value-type="float" office:value="19.521" calcext:value-type="float">
            <text:p>19.521</text:p>
          </table:table-cell>
          <table:table-cell office:value-type="float" office:value="17.873" calcext:value-type="float">
            <text:p>17.873</text:p>
          </table:table-cell>
          <table:table-cell office:value-type="float" office:value="15.963" calcext:value-type="float">
            <text:p>15.963</text:p>
          </table:table-cell>
        </table:table-row>
        <table:table-row table:style-name="ro1">
          <table:table-cell office:value-type="float" office:value="130.128" calcext:value-type="float">
            <text:p>130.128</text:p>
          </table:table-cell>
          <table:table-cell office:value-type="float" office:value="17.758" calcext:value-type="float">
            <text:p>17.758</text:p>
          </table:table-cell>
          <table:table-cell office:value-type="float" office:value="16.414" calcext:value-type="float">
            <text:p>16.414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131.269" calcext:value-type="float">
            <text:p>131.269</text:p>
          </table:table-cell>
          <table:table-cell office:value-type="float" office:value="16.244" calcext:value-type="float">
            <text:p>16.244</text:p>
          </table:table-cell>
          <table:table-cell office:value-type="float" office:value="16.391" calcext:value-type="float">
            <text:p>16.391</text:p>
          </table:table-cell>
          <table:table-cell office:value-type="float" office:value="16.007" calcext:value-type="float">
            <text:p>16.007</text:p>
          </table:table-cell>
        </table:table-row>
        <table:table-row table:style-name="ro1">
          <table:table-cell office:value-type="float" office:value="132.411" calcext:value-type="float">
            <text:p>132.411</text:p>
          </table:table-cell>
          <table:table-cell office:value-type="float" office:value="13.246" calcext:value-type="float">
            <text:p>13.246</text:p>
          </table:table-cell>
          <table:table-cell office:value-type="float" office:value="17.736" calcext:value-type="float">
            <text:p>17.736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133.552" calcext:value-type="float">
            <text:p>133.552</text:p>
          </table:table-cell>
          <table:table-cell office:value-type="float" office:value="16.504" calcext:value-type="float">
            <text:p>16.504</text:p>
          </table:table-cell>
          <table:table-cell office:value-type="float" office:value="15" calcext:value-type="float">
            <text:p>15</text:p>
          </table:table-cell>
          <table:table-cell office:value-type="float" office:value="16.903" calcext:value-type="float">
            <text:p>16.903</text:p>
          </table:table-cell>
        </table:table-row>
        <table:table-row table:style-name="ro1">
          <table:table-cell office:value-type="float" office:value="134.694" calcext:value-type="float">
            <text:p>134.694</text:p>
          </table:table-cell>
          <table:table-cell office:value-type="float" office:value="17.75" calcext:value-type="float">
            <text:p>17.75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35.835" calcext:value-type="float">
            <text:p>135.835</text:p>
          </table:table-cell>
          <table:table-cell office:value-type="float" office:value="15.252" calcext:value-type="float">
            <text:p>15.252</text:p>
          </table:table-cell>
          <table:table-cell office:value-type="float" office:value="17" calcext:value-type="float">
            <text:p>17</text:p>
          </table:table-cell>
          <table:table-cell office:value-type="float" office:value="17.067" calcext:value-type="float">
            <text:p>17.067</text:p>
          </table:table-cell>
        </table:table-row>
        <table:table-row table:style-name="ro1">
          <table:table-cell office:value-type="float" office:value="136.977" calcext:value-type="float">
            <text:p>136.97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.118" calcext:value-type="float">
            <text:p>138.118</text:p>
          </table:table-cell>
          <table:table-cell office:value-type="float" office:value="17.256" calcext:value-type="float">
            <text:p>17.256</text:p>
          </table:table-cell>
          <table:table-cell office:value-type="float" office:value="19.255" calcext:value-type="float">
            <text:p>19.255</text:p>
          </table:table-cell>
          <table:table-cell office:value-type="float" office:value="17.695" calcext:value-type="float">
            <text:p>17.695</text:p>
          </table:table-cell>
        </table:table-row>
        <table:table-row table:style-name="ro1">
          <table:table-cell office:value-type="float" office:value="139.26" calcext:value-type="float">
            <text:p>139.26</text:p>
          </table:table-cell>
          <table:table-cell office:value-type="float" office:value="18.258" calcext:value-type="float">
            <text:p>18.258</text:p>
          </table:table-cell>
          <table:table-cell office:value-type="float" office:value="17" calcext:value-type="float">
            <text:p>17</text:p>
          </table:table-cell>
          <table:table-cell office:value-type="float" office:value="16.762" calcext:value-type="float">
            <text:p>16.762</text:p>
          </table:table-cell>
        </table:table-row>
        <table:table-row table:style-name="ro1">
          <table:table-cell office:value-type="float" office:value="140.401" calcext:value-type="float">
            <text:p>140.401</text:p>
          </table:table-cell>
          <table:table-cell office:value-type="float" office:value="19.261" calcext:value-type="float">
            <text:p>19.26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.542" calcext:value-type="float">
            <text:p>141.542</text:p>
          </table:table-cell>
          <table:table-cell office:value-type="float" office:value="18.263" calcext:value-type="float">
            <text:p>18.263</text:p>
          </table:table-cell>
          <table:table-cell office:value-type="float" office:value="16.813" calcext:value-type="float">
            <text:p>16.813</text:p>
          </table:table-cell>
          <table:table-cell office:value-type="float" office:value="16.154" calcext:value-type="float">
            <text:p>16.154</text:p>
          </table:table-cell>
        </table:table-row>
        <table:table-row table:style-name="ro1">
          <table:table-cell office:value-type="float" office:value="142.684" calcext:value-type="float">
            <text:p>142.684</text:p>
          </table:table-cell>
          <table:table-cell office:value-type="float" office:value="17.53" calcext:value-type="float">
            <text:p>17.53</text:p>
          </table:table-cell>
          <table:table-cell office:value-type="float" office:value="16.164" calcext:value-type="float">
            <text:p>16.164</text:p>
          </table:table-cell>
          <table:table-cell office:value-type="float" office:value="16.171" calcext:value-type="float">
            <text:p>16.171</text:p>
          </table:table-cell>
        </table:table-row>
        <table:table-row table:style-name="ro1">
          <table:table-cell office:value-type="float" office:value="143.825" calcext:value-type="float">
            <text:p>143.82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7.141" calcext:value-type="float">
            <text:p>17.141</text:p>
          </table:table-cell>
          <table:table-cell office:value-type="float" office:value="16.189" calcext:value-type="float">
            <text:p>16.189</text:p>
          </table:table-cell>
        </table:table-row>
        <table:table-row table:style-name="ro1">
          <table:table-cell office:value-type="float" office:value="144.967" calcext:value-type="float">
            <text:p>144.967</text:p>
          </table:table-cell>
          <table:table-cell office:value-type="float" office:value="17" calcext:value-type="float">
            <text:p>17</text:p>
          </table:table-cell>
          <table:table-cell office:value-type="float" office:value="16.644" calcext:value-type="float">
            <text:p>16.644</text:p>
          </table:table-cell>
          <table:table-cell office:value-type="float" office:value="17.794" calcext:value-type="float">
            <text:p>17.794</text:p>
          </table:table-cell>
        </table:table-row>
        <table:table-row table:style-name="ro1">
          <table:table-cell office:value-type="float" office:value="146.108" calcext:value-type="float">
            <text:p>146.108</text:p>
          </table:table-cell>
          <table:table-cell office:value-type="float" office:value="18.729" calcext:value-type="float">
            <text:p>18.729</text:p>
          </table:table-cell>
          <table:table-cell office:value-type="float" office:value="15.808" calcext:value-type="float">
            <text:p>15.808</text:p>
          </table:table-cell>
          <table:table-cell office:value-type="float" office:value="17.777" calcext:value-type="float">
            <text:p>17.777</text:p>
          </table:table-cell>
        </table:table-row>
        <table:table-row table:style-name="ro1">
          <table:table-cell office:value-type="float" office:value="147.25" calcext:value-type="float">
            <text:p>147.25</text:p>
          </table:table-cell>
          <table:table-cell office:value-type="float" office:value="17.273" calcext:value-type="float">
            <text:p>17.273</text:p>
          </table:table-cell>
          <table:table-cell office:value-type="float" office:value="16.073" calcext:value-type="float">
            <text:p>16.0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.391" calcext:value-type="float">
            <text:p>148.391</text:p>
          </table:table-cell>
          <table:table-cell office:value-type="float" office:value="16.275" calcext:value-type="float">
            <text:p>16.275</text:p>
          </table:table-cell>
          <table:table-cell office:value-type="float" office:value="15.101" calcext:value-type="float">
            <text:p>15.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9.533" calcext:value-type="float">
            <text:p>149.533</text:p>
          </table:table-cell>
          <table:table-cell office:value-type="float" office:value="17.555" calcext:value-type="float">
            <text:p>17.555</text:p>
          </table:table-cell>
          <table:table-cell office:value-type="float" office:value="14.056" calcext:value-type="float">
            <text:p>14.056</text:p>
          </table:table-cell>
          <table:table-cell office:value-type="float" office:value="18.275" calcext:value-type="float">
            <text:p>18.275</text:p>
          </table:table-cell>
        </table:table-row>
        <table:table-row table:style-name="ro1">
          <table:table-cell office:value-type="float" office:value="150.674" calcext:value-type="float">
            <text:p>150.674</text:p>
          </table:table-cell>
          <table:table-cell office:value-type="float" office:value="20.72" calcext:value-type="float">
            <text:p>20.72</text:p>
          </table:table-cell>
          <table:table-cell office:value-type="float" office:value="14.005" calcext:value-type="float">
            <text:p>14.005</text:p>
          </table:table-cell>
          <table:table-cell office:value-type="float" office:value="18.586" calcext:value-type="float">
            <text:p>18.586</text:p>
          </table:table-cell>
        </table:table-row>
        <table:table-row table:style-name="ro1">
          <table:table-cell office:value-type="float" office:value="151.816" calcext:value-type="float">
            <text:p>151.816</text:p>
          </table:table-cell>
          <table:table-cell office:value-type="float" office:value="19.436" calcext:value-type="float">
            <text:p>19.43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.957" calcext:value-type="float">
            <text:p>152.957</text:p>
          </table:table-cell>
          <table:table-cell office:value-type="float" office:value="18.432" calcext:value-type="float">
            <text:p>18.432</text:p>
          </table:table-cell>
          <table:table-cell office:value-type="float" office:value="14.96" calcext:value-type="float">
            <text:p>14.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.099" calcext:value-type="float">
            <text:p>154.099</text:p>
          </table:table-cell>
          <table:table-cell office:value-type="float" office:value="19" calcext:value-type="float">
            <text:p>19</text:p>
          </table:table-cell>
          <table:table-cell office:value-type="float" office:value="14.937" calcext:value-type="float">
            <text:p>14.937</text:p>
          </table:table-cell>
          <table:table-cell office:value-type="float" office:value="16.345" calcext:value-type="float">
            <text:p>16.345</text:p>
          </table:table-cell>
        </table:table-row>
        <table:table-row table:style-name="ro1">
          <table:table-cell office:value-type="float" office:value="155.24" calcext:value-type="float">
            <text:p>155.24</text:p>
          </table:table-cell>
          <table:table-cell office:value-type="float" office:value="21.424" calcext:value-type="float">
            <text:p>21.424</text:p>
          </table:table-cell>
          <table:table-cell office:value-type="float" office:value="15.914" calcext:value-type="float">
            <text:p>15.9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.382" calcext:value-type="float">
            <text:p>156.382</text:p>
          </table:table-cell>
          <table:table-cell office:value-type="float" office:value="23" calcext:value-type="float">
            <text:p>23</text:p>
          </table:table-cell>
          <table:table-cell office:value-type="float" office:value="14.892" calcext:value-type="float">
            <text:p>14.8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.523" calcext:value-type="float">
            <text:p>157.523</text:p>
          </table:table-cell>
          <table:table-cell office:value-type="float" office:value="21.169" calcext:value-type="float">
            <text:p>21.169</text:p>
          </table:table-cell>
          <table:table-cell office:value-type="float" office:value="14.869" calcext:value-type="float">
            <text:p>14.869</text:p>
          </table:table-cell>
          <table:table-cell office:value-type="float" office:value="17.397" calcext:value-type="float">
            <text:p>17.397</text:p>
          </table:table-cell>
        </table:table-row>
        <table:table-row table:style-name="ro1">
          <table:table-cell office:value-type="float" office:value="158.665" calcext:value-type="float">
            <text:p>158.665</text:p>
          </table:table-cell>
          <table:table-cell office:value-type="float" office:value="21.178" calcext:value-type="float">
            <text:p>21.178</text:p>
          </table:table-cell>
          <table:table-cell office:value-type="float" office:value="15.846" calcext:value-type="float">
            <text:p>15.846</text:p>
          </table:table-cell>
          <table:table-cell office:value-type="float" office:value="14.414" calcext:value-type="float">
            <text:p>14.414</text:p>
          </table:table-cell>
        </table:table-row>
        <table:table-row table:style-name="ro1">
          <table:table-cell office:value-type="float" office:value="159.806" calcext:value-type="float">
            <text:p>159.806</text:p>
          </table:table-cell>
          <table:table-cell office:value-type="float" office:value="24.593" calcext:value-type="float">
            <text:p>24.593</text:p>
          </table:table-cell>
          <table:table-cell office:value-type="float" office:value="16.353" calcext:value-type="float">
            <text:p>16.353</text:p>
          </table:table-cell>
          <table:table-cell office:value-type="float" office:value="15.568" calcext:value-type="float">
            <text:p>15.568</text:p>
          </table:table-cell>
        </table:table-row>
        <table:table-row table:style-name="ro1">
          <table:table-cell office:value-type="float" office:value="160.948" calcext:value-type="float">
            <text:p>160.94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.089" calcext:value-type="float">
            <text:p>162.089</text:p>
          </table:table-cell>
          <table:table-cell office:value-type="float" office:value="22.699" calcext:value-type="float">
            <text:p>22.699</text:p>
          </table:table-cell>
          <table:table-cell office:value-type="float" office:value="17.778" calcext:value-type="float">
            <text:p>17.778</text:p>
          </table:table-cell>
          <table:table-cell office:value-type="float" office:value="16.533" calcext:value-type="float">
            <text:p>16.533</text:p>
          </table:table-cell>
        </table:table-row>
        <table:table-row table:style-name="ro1">
          <table:table-cell office:value-type="float" office:value="163.23" calcext:value-type="float">
            <text:p>163.23</text:p>
          </table:table-cell>
          <table:table-cell office:value-type="float" office:value="21.697" calcext:value-type="float">
            <text:p>21.697</text:p>
          </table:table-cell>
          <table:table-cell office:value-type="float" office:value="21" calcext:value-type="float">
            <text:p>21</text:p>
          </table:table-cell>
          <table:table-cell office:value-type="float" office:value="16.516" calcext:value-type="float">
            <text:p>16.516</text:p>
          </table:table-cell>
        </table:table-row>
        <table:table-row table:style-name="ro1">
          <table:table-cell office:value-type="float" office:value="164.372" calcext:value-type="float">
            <text:p>164.372</text:p>
          </table:table-cell>
          <table:table-cell office:value-type="float" office:value="18.695" calcext:value-type="float">
            <text:p>18.695</text:p>
          </table:table-cell>
          <table:table-cell office:value-type="float" office:value="19.466" calcext:value-type="float">
            <text:p>19.466</text:p>
          </table:table-cell>
          <table:table-cell office:value-type="float" office:value="18.501" calcext:value-type="float">
            <text:p>18.501</text:p>
          </table:table-cell>
        </table:table-row>
        <table:table-row table:style-name="ro1">
          <table:table-cell office:value-type="float" office:value="165.513" calcext:value-type="float">
            <text:p>165.513</text:p>
          </table:table-cell>
          <table:table-cell office:value-type="float" office:value="17.693" calcext:value-type="float">
            <text:p>17.693</text:p>
          </table:table-cell>
          <table:table-cell office:value-type="float" office:value="16.71" calcext:value-type="float">
            <text:p>16.71</text:p>
          </table:table-cell>
          <table:table-cell office:value-type="float" office:value="18.519" calcext:value-type="float">
            <text:p>18.519</text:p>
          </table:table-cell>
        </table:table-row>
        <table:table-row table:style-name="ro1">
          <table:table-cell office:value-type="float" office:value="166.655" calcext:value-type="float">
            <text:p>166.655</text:p>
          </table:table-cell>
          <table:table-cell office:value-type="float" office:value="16.691" calcext:value-type="float">
            <text:p>16.69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6.072" calcext:value-type="float">
            <text:p>16.072</text:p>
          </table:table-cell>
        </table:table-row>
        <table:table-row table:style-name="ro1">
          <table:table-cell office:value-type="float" office:value="167.796" calcext:value-type="float">
            <text:p>167.796</text:p>
          </table:table-cell>
          <table:table-cell office:value-type="float" office:value="18" calcext:value-type="float">
            <text:p>18</text:p>
          </table:table-cell>
          <table:table-cell office:value-type="float" office:value="14.33" calcext:value-type="float">
            <text:p>14.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8.938" calcext:value-type="float">
            <text:p>168.938</text:p>
          </table:table-cell>
          <table:table-cell office:value-type="float" office:value="20.314" calcext:value-type="float">
            <text:p>20.314</text:p>
          </table:table-cell>
          <table:table-cell office:value-type="float" office:value="13.358" calcext:value-type="float">
            <text:p>13.3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.079" calcext:value-type="float">
            <text:p>170.079</text:p>
          </table:table-cell>
          <table:table-cell office:value-type="float" office:value="17.947" calcext:value-type="float">
            <text:p>17.947</text:p>
          </table:table-cell>
          <table:table-cell office:value-type="float" office:value="15.38" calcext:value-type="float">
            <text:p>15.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.221" calcext:value-type="float">
            <text:p>171.221</text:p>
          </table:table-cell>
          <table:table-cell office:value-type="float" office:value="18.636" calcext:value-type="float">
            <text:p>18.636</text:p>
          </table:table-cell>
          <table:table-cell office:value-type="float" office:value="15.806" calcext:value-type="float">
            <text:p>15.806</text:p>
          </table:table-cell>
          <table:table-cell office:value-type="float" office:value="16.605" calcext:value-type="float">
            <text:p>16.605</text:p>
          </table:table-cell>
        </table:table-row>
        <table:table-row table:style-name="ro1">
          <table:table-cell office:value-type="float" office:value="172.362" calcext:value-type="float">
            <text:p>172.362</text:p>
          </table:table-cell>
          <table:table-cell office:value-type="float" office:value="18.68" calcext:value-type="float">
            <text:p>18.68</text:p>
          </table:table-cell>
          <table:table-cell office:value-type="float" office:value="16" calcext:value-type="float">
            <text:p>16</text:p>
          </table:table-cell>
          <table:table-cell office:value-type="float" office:value="15.868" calcext:value-type="float">
            <text:p>15.868</text:p>
          </table:table-cell>
        </table:table-row>
        <table:table-row table:style-name="ro1">
          <table:table-cell office:value-type="float" office:value="173.504" calcext:value-type="float">
            <text:p>173.504</text:p>
          </table:table-cell>
          <table:table-cell office:value-type="float" office:value="16.678" calcext:value-type="float">
            <text:p>16.678</text:p>
          </table:table-cell>
          <table:table-cell office:value-type="float" office:value="16.551" calcext:value-type="float">
            <text:p>16.5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.645" calcext:value-type="float">
            <text:p>174.645</text:p>
          </table:table-cell>
          <table:table-cell office:value-type="float" office:value="20" calcext:value-type="float">
            <text:p>20</text:p>
          </table:table-cell>
          <table:table-cell office:value-type="float" office:value="14.942" calcext:value-type="float">
            <text:p>14.942</text:p>
          </table:table-cell>
          <table:table-cell office:value-type="float" office:value="16.685" calcext:value-type="float">
            <text:p>16.685</text:p>
          </table:table-cell>
        </table:table-row>
        <table:table-row table:style-name="ro1">
          <table:table-cell office:value-type="float" office:value="175.787" calcext:value-type="float">
            <text:p>175.787</text:p>
          </table:table-cell>
          <table:table-cell office:value-type="float" office:value="18.674" calcext:value-type="float">
            <text:p>18.674</text:p>
          </table:table-cell>
          <table:table-cell office:value-type="float" office:value="15.494" calcext:value-type="float">
            <text:p>15.494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76.928" calcext:value-type="float">
            <text:p>176.928</text:p>
          </table:table-cell>
          <table:table-cell office:value-type="float" office:value="17.343" calcext:value-type="float">
            <text:p>17.343</text:p>
          </table:table-cell>
          <table:table-cell office:value-type="float" office:value="15" calcext:value-type="float">
            <text:p>15</text:p>
          </table:table-cell>
          <table:table-cell office:value-type="float" office:value="15.615" calcext:value-type="float">
            <text:p>15.615</text:p>
          </table:table-cell>
        </table:table-row>
        <table:table-row table:style-name="ro1">
          <table:table-cell office:value-type="float" office:value="178.07" calcext:value-type="float">
            <text:p>178.0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.581" calcext:value-type="float">
            <text:p>17.581</text:p>
          </table:table-cell>
        </table:table-row>
        <table:table-row table:style-name="ro1">
          <table:table-cell office:value-type="float" office:value="179.211" calcext:value-type="float">
            <text:p>179.211</text:p>
          </table:table-cell>
          <table:table-cell office:value-type="float" office:value="14.998" calcext:value-type="float">
            <text:p>14.998</text:p>
          </table:table-cell>
          <table:table-cell office:value-type="float" office:value="13.124" calcext:value-type="float">
            <text:p>13.124</text:p>
          </table:table-cell>
          <table:table-cell office:value-type="float" office:value="17.727" calcext:value-type="float">
            <text:p>17.727</text:p>
          </table:table-cell>
        </table:table-row>
        <table:table-row table:style-name="ro1">
          <table:table-cell office:value-type="float" office:value="180.353" calcext:value-type="float">
            <text:p>180.353</text:p>
          </table:table-cell>
          <table:table-cell office:value-type="float" office:value="15.669" calcext:value-type="float">
            <text:p>15.669</text:p>
          </table:table-cell>
          <table:table-cell office:value-type="float" office:value="15" calcext:value-type="float">
            <text:p>15</text:p>
          </table:table-cell>
          <table:table-cell office:value-type="float" office:value="15.744" calcext:value-type="float">
            <text:p>15.744</text:p>
          </table:table-cell>
        </table:table-row>
        <table:table-row table:style-name="ro1">
          <table:table-cell office:value-type="float" office:value="181.494" calcext:value-type="float">
            <text:p>181.494</text:p>
          </table:table-cell>
          <table:table-cell office:value-type="float" office:value="15.337" calcext:value-type="float">
            <text:p>15.337</text:p>
          </table:table-cell>
          <table:table-cell office:value-type="float" office:value="14.607" calcext:value-type="float">
            <text:p>14.6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.635" calcext:value-type="float">
            <text:p>182.635</text:p>
          </table:table-cell>
          <table:table-cell office:value-type="float" office:value="16.661" calcext:value-type="float">
            <text:p>16.661</text:p>
          </table:table-cell>
          <table:table-cell office:value-type="float" office:value="14.63" calcext:value-type="float">
            <text:p>14.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3.777" calcext:value-type="float">
            <text:p>183.777</text:p>
          </table:table-cell>
          <table:table-cell office:value-type="float" office:value="17.659" calcext:value-type="float">
            <text:p>17.659</text:p>
          </table:table-cell>
          <table:table-cell office:value-type="float" office:value="14.653" calcext:value-type="float">
            <text:p>14.6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.918" calcext:value-type="float">
            <text:p>184.918</text:p>
          </table:table-cell>
          <table:table-cell office:value-type="float" office:value="17.314" calcext:value-type="float">
            <text:p>17.314</text:p>
          </table:table-cell>
          <table:table-cell office:value-type="float" office:value="15.325" calcext:value-type="float">
            <text:p>15.325</text:p>
          </table:table-cell>
          <table:table-cell office:value-type="float" office:value="20.442" calcext:value-type="float">
            <text:p>20.442</text:p>
          </table:table-cell>
        </table:table-row>
        <table:table-row table:style-name="ro1">
          <table:table-cell office:value-type="float" office:value="186.06" calcext:value-type="float">
            <text:p>186.06</text:p>
          </table:table-cell>
          <table:table-cell office:value-type="float" office:value="18.309" calcext:value-type="float">
            <text:p>18.309</text:p>
          </table:table-cell>
          <table:table-cell office:value-type="float" office:value="16.604" calcext:value-type="float">
            <text:p>16.604</text:p>
          </table:table-cell>
          <table:table-cell office:value-type="float" office:value="19.325" calcext:value-type="float">
            <text:p>19.325</text:p>
          </table:table-cell>
        </table:table-row>
        <table:table-row table:style-name="ro1">
          <table:table-cell office:value-type="float" office:value="187.201" calcext:value-type="float">
            <text:p>187.201</text:p>
          </table:table-cell>
          <table:table-cell office:value-type="float" office:value="17" calcext:value-type="float">
            <text:p>17</text:p>
          </table:table-cell>
          <table:table-cell office:value-type="float" office:value="16.721" calcext:value-type="float">
            <text:p>16.721</text:p>
          </table:table-cell>
          <table:table-cell office:value-type="float" office:value="19.395" calcext:value-type="float">
            <text:p>19.395</text:p>
          </table:table-cell>
        </table:table-row>
        <table:table-row table:style-name="ro1">
          <table:table-cell office:value-type="float" office:value="188.343" calcext:value-type="float">
            <text:p>188.343</text:p>
          </table:table-cell>
          <table:table-cell office:value-type="float" office:value="17.65" calcext:value-type="float">
            <text:p>17.65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732" calcext:value-type="float">
            <text:p>20.732</text:p>
          </table:table-cell>
        </table:table-row>
        <table:table-row table:style-name="ro1">
          <table:table-cell office:value-type="float" office:value="189.484" calcext:value-type="float">
            <text:p>189.484</text:p>
          </table:table-cell>
          <table:table-cell office:value-type="float" office:value="17.593" calcext:value-type="float">
            <text:p>17.593</text:p>
          </table:table-cell>
          <table:table-cell office:value-type="float" office:value="15.766" calcext:value-type="float">
            <text:p>15.7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.626" calcext:value-type="float">
            <text:p>190.626</text:p>
          </table:table-cell>
          <table:table-cell office:value-type="float" office:value="18.292" calcext:value-type="float">
            <text:p>18.292</text:p>
          </table:table-cell>
          <table:table-cell office:value-type="float" office:value="16" calcext:value-type="float">
            <text:p>16</text:p>
          </table:table-cell>
          <table:table-cell office:value-type="float" office:value="17.199" calcext:value-type="float">
            <text:p>17.199</text:p>
          </table:table-cell>
        </table:table-row>
        <table:table-row table:style-name="ro1">
          <table:table-cell office:value-type="float" office:value="191.767" calcext:value-type="float">
            <text:p>191.767</text:p>
          </table:table-cell>
          <table:table-cell office:value-type="float" office:value="17.644" calcext:value-type="float">
            <text:p>17.6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.909" calcext:value-type="float">
            <text:p>192.909</text:p>
          </table:table-cell>
          <table:table-cell office:value-type="float" office:value="17.358" calcext:value-type="float">
            <text:p>17.358</text:p>
          </table:table-cell>
          <table:table-cell office:value-type="float" office:value="15.834" calcext:value-type="float">
            <text:p>15.834</text:p>
          </table:table-cell>
          <table:table-cell office:value-type="float" office:value="17.935" calcext:value-type="float">
            <text:p>17.935</text:p>
          </table:table-cell>
        </table:table-row>
        <table:table-row table:style-name="ro1">
          <table:table-cell office:value-type="float" office:value="194.05" calcext:value-type="float">
            <text:p>194.05</text:p>
          </table:table-cell>
          <table:table-cell office:value-type="float" office:value="15.36" calcext:value-type="float">
            <text:p>15.36</text:p>
          </table:table-cell>
          <table:table-cell office:value-type="float" office:value="16.714" calcext:value-type="float">
            <text:p>16.714</text:p>
          </table:table-cell>
          <table:table-cell office:value-type="float" office:value="18.906" calcext:value-type="float">
            <text:p>18.906</text:p>
          </table:table-cell>
        </table:table-row>
        <table:table-row table:style-name="ro1">
          <table:table-cell office:value-type="float" office:value="195.192" calcext:value-type="float">
            <text:p>195.192</text:p>
          </table:table-cell>
          <table:table-cell office:value-type="float" office:value="14.725" calcext:value-type="float">
            <text:p>14.725</text:p>
          </table:table-cell>
          <table:table-cell office:value-type="float" office:value="14" calcext:value-type="float">
            <text:p>14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196.333" calcext:value-type="float">
            <text:p>196.333</text:p>
          </table:table-cell>
          <table:table-cell office:value-type="float" office:value="16.729" calcext:value-type="float">
            <text:p>16.729</text:p>
          </table:table-cell>
          <table:table-cell office:value-type="float" office:value="14.902" calcext:value-type="float">
            <text:p>14.902</text:p>
          </table:table-cell>
          <table:table-cell office:value-type="float" office:value="15.975" calcext:value-type="float">
            <text:p>15.975</text:p>
          </table:table-cell>
        </table:table-row>
        <table:table-row table:style-name="ro1">
          <table:table-cell office:value-type="float" office:value="197.475" calcext:value-type="float">
            <text:p>197.475</text:p>
          </table:table-cell>
          <table:table-cell office:value-type="float" office:value="18" calcext:value-type="float">
            <text:p>18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.616" calcext:value-type="float">
            <text:p>198.616</text:p>
          </table:table-cell>
          <table:table-cell office:value-type="float" office:value="18" calcext:value-type="float">
            <text:p>18</text:p>
          </table:table-cell>
          <table:table-cell office:value-type="float" office:value="15.843" calcext:value-type="float">
            <text:p>15.843</text:p>
          </table:table-cell>
          <table:table-cell office:value-type="float" office:value="15.955" calcext:value-type="float">
            <text:p>15.955</text:p>
          </table:table-cell>
        </table:table-row>
        <table:table-row table:style-name="ro1">
          <table:table-cell office:value-type="float" office:value="199.758" calcext:value-type="float">
            <text:p>199.758</text:p>
          </table:table-cell>
          <table:table-cell office:value-type="float" office:value="18.629" calcext:value-type="float">
            <text:p>18.629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200.899" calcext:value-type="float">
            <text:p>200.899</text:p>
          </table:table-cell>
          <table:table-cell office:value-type="float" office:value="18.881" calcext:value-type="float">
            <text:p>18.881</text:p>
          </table:table-cell>
          <table:table-cell office:value-type="float" office:value="14.993" calcext:value-type="float">
            <text:p>14.993</text:p>
          </table:table-cell>
          <table:table-cell office:value-type="float" office:value="15.057" calcext:value-type="float">
            <text:p>15.057</text:p>
          </table:table-cell>
        </table:table-row>
        <table:table-row table:style-name="ro1">
          <table:table-cell office:value-type="float" office:value="202.04" calcext:value-type="float">
            <text:p>202.04</text:p>
          </table:table-cell>
          <table:table-cell office:value-type="float" office:value="17.875" calcext:value-type="float">
            <text:p>17.875</text:p>
          </table:table-cell>
          <table:table-cell office:value-type="float" office:value="16.031" calcext:value-type="float">
            <text:p>16.0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.182" calcext:value-type="float">
            <text:p>203.18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.323" calcext:value-type="float">
            <text:p>204.323</text:p>
          </table:table-cell>
          <table:table-cell office:value-type="float" office:value="18.621" calcext:value-type="float">
            <text:p>18.621</text:p>
          </table:table-cell>
          <table:table-cell office:value-type="float" office:value="15.939" calcext:value-type="float">
            <text:p>15.939</text:p>
          </table:table-cell>
          <table:table-cell office:value-type="float" office:value="15.109" calcext:value-type="float">
            <text:p>15.109</text:p>
          </table:table-cell>
        </table:table-row>
        <table:table-row table:style-name="ro1">
          <table:table-cell office:value-type="float" office:value="205.465" calcext:value-type="float">
            <text:p>205.465</text:p>
          </table:table-cell>
          <table:table-cell office:value-type="float" office:value="19.619" calcext:value-type="float">
            <text:p>19.6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.606" calcext:value-type="float">
            <text:p>206.606</text:p>
          </table:table-cell>
          <table:table-cell office:value-type="float" office:value="18" calcext:value-type="float">
            <text:p>18</text:p>
          </table:table-cell>
          <table:table-cell office:value-type="float" office:value="16.894" calcext:value-type="float">
            <text:p>16.894</text:p>
          </table:table-cell>
          <table:table-cell office:value-type="float" office:value="16.144" calcext:value-type="float">
            <text:p>16.144</text:p>
          </table:table-cell>
        </table:table-row>
        <table:table-row table:style-name="ro1">
          <table:table-cell office:value-type="float" office:value="207.748" calcext:value-type="float">
            <text:p>207.74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.161" calcext:value-type="float">
            <text:p>16.161</text:p>
          </table:table-cell>
        </table:table-row>
        <table:table-row table:style-name="ro1">
          <table:table-cell office:value-type="float" office:value="208.889" calcext:value-type="float">
            <text:p>208.889</text:p>
          </table:table-cell>
          <table:table-cell office:value-type="float" office:value="18" calcext:value-type="float">
            <text:p>18</text:p>
          </table:table-cell>
          <table:table-cell office:value-type="float" office:value="15.152" calcext:value-type="float">
            <text:p>15.152</text:p>
          </table:table-cell>
          <table:table-cell office:value-type="float" office:value="16.821" calcext:value-type="float">
            <text:p>16.821</text:p>
          </table:table-cell>
        </table:table-row>
        <table:table-row table:style-name="ro1">
          <table:table-cell office:value-type="float" office:value="210.031" calcext:value-type="float">
            <text:p>210.031</text:p>
          </table:table-cell>
          <table:table-cell office:value-type="float" office:value="16.39" calcext:value-type="float">
            <text:p>16.39</text:p>
          </table:table-cell>
          <table:table-cell office:value-type="float" office:value="13.524" calcext:value-type="float">
            <text:p>13.524</text:p>
          </table:table-cell>
          <table:table-cell office:value-type="float" office:value="16.804" calcext:value-type="float">
            <text:p>16.804</text:p>
          </table:table-cell>
        </table:table-row>
        <table:table-row table:style-name="ro1">
          <table:table-cell office:value-type="float" office:value="211.172" calcext:value-type="float">
            <text:p>211.172</text:p>
          </table:table-cell>
          <table:table-cell office:value-type="float" office:value="16" calcext:value-type="float">
            <text:p>16</text:p>
          </table:table-cell>
          <table:table-cell office:value-type="float" office:value="15.197" calcext:value-type="float">
            <text:p>15.197</text:p>
          </table:table-cell>
          <table:table-cell office:value-type="float" office:value="16.787" calcext:value-type="float">
            <text:p>16.787</text:p>
          </table:table-cell>
        </table:table-row>
        <table:table-row table:style-name="ro1">
          <table:table-cell office:value-type="float" office:value="212.314" calcext:value-type="float">
            <text:p>212.314</text:p>
          </table:table-cell>
          <table:table-cell office:value-type="float" office:value="13.788" calcext:value-type="float">
            <text:p>13.788</text:p>
          </table:table-cell>
          <table:table-cell office:value-type="float" office:value="12.44" calcext:value-type="float">
            <text:p>12.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.455" calcext:value-type="float">
            <text:p>213.455</text:p>
          </table:table-cell>
          <table:table-cell office:value-type="float" office:value="13.189" calcext:value-type="float">
            <text:p>13.189</text:p>
          </table:table-cell>
          <table:table-cell office:value-type="float" office:value="14.243" calcext:value-type="float">
            <text:p>14.243</text:p>
          </table:table-cell>
          <table:table-cell office:value-type="float" office:value="18.248" calcext:value-type="float">
            <text:p>18.248</text:p>
          </table:table-cell>
        </table:table-row>
        <table:table-row table:style-name="ro1">
          <table:table-cell office:value-type="float" office:value="214.597" calcext:value-type="float">
            <text:p>214.597</text:p>
          </table:table-cell>
          <table:table-cell office:value-type="float" office:value="15.797" calcext:value-type="float">
            <text:p>15.797</text:p>
          </table:table-cell>
          <table:table-cell office:value-type="float" office:value="16" calcext:value-type="float">
            <text:p>16</text:p>
          </table:table-cell>
          <table:table-cell office:value-type="float" office:value="16.531" calcext:value-type="float">
            <text:p>16.531</text:p>
          </table:table-cell>
        </table:table-row>
        <table:table-row table:style-name="ro1">
          <table:table-cell office:value-type="float" office:value="215.738" calcext:value-type="float">
            <text:p>215.738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6.283" calcext:value-type="float">
            <text:p>16.283</text:p>
          </table:table-cell>
        </table:table-row>
        <table:table-row table:style-name="ro1">
          <table:table-cell office:value-type="float" office:value="216.88" calcext:value-type="float">
            <text:p>216.88</text:p>
          </table:table-cell>
          <table:table-cell office:value-type="float" office:value="16.195" calcext:value-type="float">
            <text:p>16.195</text:p>
          </table:table-cell>
          <table:table-cell office:value-type="float" office:value="15.379" calcext:value-type="float">
            <text:p>15.37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218.021" calcext:value-type="float">
            <text:p>218.021</text:p>
          </table:table-cell>
          <table:table-cell office:value-type="float" office:value="17.595" calcext:value-type="float">
            <text:p>17.595</text:p>
          </table:table-cell>
          <table:table-cell office:value-type="float" office:value="16" calcext:value-type="float">
            <text:p>16</text:p>
          </table:table-cell>
          <table:table-cell office:value-type="float" office:value="17.365" calcext:value-type="float">
            <text:p>17.365</text:p>
          </table:table-cell>
        </table:table-row>
        <table:table-row table:style-name="ro1">
          <table:table-cell office:value-type="float" office:value="219.163" calcext:value-type="float">
            <text:p>219.163</text:p>
          </table:table-cell>
          <table:table-cell office:value-type="float" office:value="14.593" calcext:value-type="float">
            <text:p>14.593</text:p>
          </table:table-cell>
          <table:table-cell office:value-type="float" office:value="17.644" calcext:value-type="float">
            <text:p>17.644</text:p>
          </table:table-cell>
          <table:table-cell office:value-type="float" office:value="17.665" calcext:value-type="float">
            <text:p>17.665</text:p>
          </table:table-cell>
        </table:table-row>
        <table:table-row table:style-name="ro1">
          <table:table-cell office:value-type="float" office:value="220.304" calcext:value-type="float">
            <text:p>220.304</text:p>
          </table:table-cell>
          <table:table-cell office:value-type="float" office:value="13.182" calcext:value-type="float">
            <text:p>13.18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1.446" calcext:value-type="float">
            <text:p>221.446</text:p>
          </table:table-cell>
          <table:table-cell office:value-type="float" office:value="15.411" calcext:value-type="float">
            <text:p>15.4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.587" calcext:value-type="float">
            <text:p>222.587</text:p>
          </table:table-cell>
          <table:table-cell office:value-type="float" office:value="15.826" calcext:value-type="float">
            <text:p>15.826</text:p>
          </table:table-cell>
          <table:table-cell office:value-type="float" office:value="15.152" calcext:value-type="float">
            <text:p>15.152</text:p>
          </table:table-cell>
          <table:table-cell office:value-type="float" office:value="16.387" calcext:value-type="float">
            <text:p>16.387</text:p>
          </table:table-cell>
        </table:table-row>
        <table:table-row table:style-name="ro1">
          <table:table-cell office:value-type="float" office:value="223.728" calcext:value-type="float">
            <text:p>223.728</text:p>
          </table:table-cell>
          <table:table-cell office:value-type="float" office:value="15.415" calcext:value-type="float">
            <text:p>15.415</text:p>
          </table:table-cell>
          <table:table-cell office:value-type="float" office:value="13.553" calcext:value-type="float">
            <text:p>13.553</text:p>
          </table:table-cell>
          <table:table-cell office:value-type="float" office:value="17.404" calcext:value-type="float">
            <text:p>17.404</text:p>
          </table:table-cell>
        </table:table-row>
        <table:table-row table:style-name="ro1">
          <table:table-cell office:value-type="float" office:value="224.87" calcext:value-type="float">
            <text:p>224.87</text:p>
          </table:table-cell>
          <table:table-cell office:value-type="float" office:value="16.583" calcext:value-type="float">
            <text:p>16.583</text:p>
          </table:table-cell>
          <table:table-cell office:value-type="float" office:value="13.939" calcext:value-type="float">
            <text:p>13.9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6.011" calcext:value-type="float">
            <text:p>226.011</text:p>
          </table:table-cell>
          <table:table-cell office:value-type="float" office:value="17.161" calcext:value-type="float">
            <text:p>17.161</text:p>
          </table:table-cell>
          <table:table-cell office:value-type="float" office:value="16.476" calcext:value-type="float">
            <text:p>16.476</text:p>
          </table:table-cell>
          <table:table-cell office:value-type="float" office:value="14.561" calcext:value-type="float">
            <text:p>14.561</text:p>
          </table:table-cell>
        </table:table-row>
        <table:table-row table:style-name="ro1">
          <table:table-cell office:value-type="float" office:value="227.153" calcext:value-type="float">
            <text:p>227.153</text:p>
          </table:table-cell>
          <table:table-cell office:value-type="float" office:value="17.422" calcext:value-type="float">
            <text:p>17.422</text:p>
          </table:table-cell>
          <table:table-cell office:value-type="float" office:value="19.03" calcext:value-type="float">
            <text:p>19.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8.294" calcext:value-type="float">
            <text:p>228.294</text:p>
          </table:table-cell>
          <table:table-cell office:value-type="float" office:value="19.271" calcext:value-type="float">
            <text:p>19.271</text:p>
          </table:table-cell>
          <table:table-cell office:value-type="float" office:value="21.613" calcext:value-type="float">
            <text:p>21.613</text:p>
          </table:table-cell>
          <table:table-cell office:value-type="float" office:value="17.474" calcext:value-type="float">
            <text:p>17.474</text:p>
          </table:table-cell>
        </table:table-row>
        <table:table-row table:style-name="ro1">
          <table:table-cell office:value-type="float" office:value="229.436" calcext:value-type="float">
            <text:p>229.436</text:p>
          </table:table-cell>
          <table:table-cell office:value-type="float" office:value="19" calcext:value-type="float">
            <text:p>19</text:p>
          </table:table-cell>
          <table:table-cell office:value-type="float" office:value="21.241" calcext:value-type="float">
            <text:p>21.2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0.577" calcext:value-type="float">
            <text:p>230.577</text:p>
          </table:table-cell>
          <table:table-cell office:value-type="float" office:value="18.572" calcext:value-type="float">
            <text:p>18.572</text:p>
          </table:table-cell>
          <table:table-cell office:value-type="float" office:value="17.749" calcext:value-type="float">
            <text:p>17.749</text:p>
          </table:table-cell>
          <table:table-cell office:value-type="float" office:value="16.017" calcext:value-type="float">
            <text:p>16.017</text:p>
          </table:table-cell>
        </table:table-row>
        <table:table-row table:style-name="ro1">
          <table:table-cell office:value-type="float" office:value="231.719" calcext:value-type="float">
            <text:p>231.719</text:p>
          </table:table-cell>
          <table:table-cell office:value-type="float" office:value="17.57" calcext:value-type="float">
            <text:p>17.57</text:p>
          </table:table-cell>
          <table:table-cell office:value-type="float" office:value="16.817" calcext:value-type="float">
            <text:p>16.8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2.86" calcext:value-type="float">
            <text:p>232.86</text:p>
          </table:table-cell>
          <table:table-cell office:value-type="float" office:value="16.568" calcext:value-type="float">
            <text:p>16.568</text:p>
          </table:table-cell>
          <table:table-cell office:value-type="float" office:value="16.885" calcext:value-type="float">
            <text:p>16.885</text:p>
          </table:table-cell>
          <table:table-cell office:value-type="float" office:value="14.543" calcext:value-type="float">
            <text:p>14.543</text:p>
          </table:table-cell>
        </table:table-row>
        <table:table-row table:style-name="ro1">
          <table:table-cell office:value-type="float" office:value="234.002" calcext:value-type="float">
            <text:p>234.002</text:p>
          </table:table-cell>
          <table:table-cell office:value-type="float" office:value="17.131" calcext:value-type="float">
            <text:p>17.131</text:p>
          </table:table-cell>
          <table:table-cell office:value-type="float" office:value="16.302" calcext:value-type="float">
            <text:p>16.302</text:p>
          </table:table-cell>
          <table:table-cell office:value-type="float" office:value="17.122" calcext:value-type="float">
            <text:p>17.122</text:p>
          </table:table-cell>
        </table:table-row>
        <table:table-row table:style-name="ro1">
          <table:table-cell office:value-type="float" office:value="235.143" calcext:value-type="float">
            <text:p>235.143</text:p>
          </table:table-cell>
          <table:table-cell office:value-type="float" office:value="18.127" calcext:value-type="float">
            <text:p>18.127</text:p>
          </table:table-cell>
          <table:table-cell office:value-type="float" office:value="15.326" calcext:value-type="float">
            <text:p>15.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6.285" calcext:value-type="float">
            <text:p>236.285</text:p>
          </table:table-cell>
          <table:table-cell office:value-type="float" office:value="19" calcext:value-type="float">
            <text:p>19</text:p>
          </table:table-cell>
          <table:table-cell office:value-type="float" office:value="12.607" calcext:value-type="float">
            <text:p>12.6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.426" calcext:value-type="float">
            <text:p>237.426</text:p>
          </table:table-cell>
          <table:table-cell office:value-type="float" office:value="18" calcext:value-type="float">
            <text:p>18</text:p>
          </table:table-cell>
          <table:table-cell office:value-type="float" office:value="14.281" calcext:value-type="float">
            <text:p>14.281</text:p>
          </table:table-cell>
          <table:table-cell office:value-type="float" office:value="17.613" calcext:value-type="float">
            <text:p>17.613</text:p>
          </table:table-cell>
        </table:table-row>
        <table:table-row table:style-name="ro1">
          <table:table-cell office:value-type="float" office:value="238.568" calcext:value-type="float">
            <text:p>238.568</text:p>
          </table:table-cell>
          <table:table-cell office:value-type="float" office:value="16.557" calcext:value-type="float">
            <text:p>16.557</text:p>
          </table:table-cell>
          <table:table-cell office:value-type="float" office:value="15.742" calcext:value-type="float">
            <text:p>15.742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float" office:value="239.709" calcext:value-type="float">
            <text:p>239.709</text:p>
          </table:table-cell>
          <table:table-cell office:value-type="float" office:value="16.555" calcext:value-type="float">
            <text:p>16.555</text:p>
          </table:table-cell>
          <table:table-cell office:value-type="float" office:value="14.529" calcext:value-type="float">
            <text:p>14.529</text:p>
          </table:table-cell>
          <table:table-cell office:value-type="float" office:value="16.352" calcext:value-type="float">
            <text:p>16.352</text:p>
          </table:table-cell>
        </table:table-row>
        <table:table-row table:style-name="ro1">
          <table:table-cell office:value-type="float" office:value="240.851" calcext:value-type="float">
            <text:p>240.851</text:p>
          </table:table-cell>
          <table:table-cell office:value-type="float" office:value="16.106" calcext:value-type="float">
            <text:p>16.106</text:p>
          </table:table-cell>
          <table:table-cell office:value-type="float" office:value="15.574" calcext:value-type="float">
            <text:p>15.574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241.992" calcext:value-type="float">
            <text:p>241.992</text:p>
          </table:table-cell>
          <table:table-cell office:value-type="float" office:value="16.102" calcext:value-type="float">
            <text:p>16.102</text:p>
          </table:table-cell>
          <table:table-cell office:value-type="float" office:value="16" calcext:value-type="float">
            <text:p>16</text:p>
          </table:table-cell>
          <table:table-cell office:value-type="float" office:value="17.365" calcext:value-type="float">
            <text:p>17.365</text:p>
          </table:table-cell>
        </table:table-row>
        <table:table-row table:style-name="ro1">
          <table:table-cell office:value-type="float" office:value="243.133" calcext:value-type="float">
            <text:p>243.133</text:p>
          </table:table-cell>
          <table:table-cell office:value-type="float" office:value="16.549" calcext:value-type="float">
            <text:p>16.549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244.275" calcext:value-type="float">
            <text:p>244.275</text:p>
          </table:table-cell>
          <table:table-cell office:value-type="float" office:value="16" calcext:value-type="float">
            <text:p>16</text:p>
          </table:table-cell>
          <table:table-cell office:value-type="float" office:value="16.855" calcext:value-type="float">
            <text:p>16.855</text:p>
          </table:table-cell>
          <table:table-cell office:value-type="float" office:value="16.151" calcext:value-type="float">
            <text:p>16.151</text:p>
          </table:table-cell>
        </table:table-row>
        <table:table-row table:style-name="ro1">
          <table:table-cell office:value-type="float" office:value="245.416" calcext:value-type="float">
            <text:p>245.416</text:p>
          </table:table-cell>
          <table:table-cell office:value-type="float" office:value="15.544" calcext:value-type="float">
            <text:p>15.544</text:p>
          </table:table-cell>
          <table:table-cell office:value-type="float" office:value="15.878" calcext:value-type="float">
            <text:p>15.878</text:p>
          </table:table-cell>
          <table:table-cell office:value-type="float" office:value="17.203" calcext:value-type="float">
            <text:p>17.203</text:p>
          </table:table-cell>
        </table:table-row>
        <table:table-row table:style-name="ro1">
          <table:table-cell office:value-type="float" office:value="246.558" calcext:value-type="float">
            <text:p>246.558</text:p>
          </table:table-cell>
          <table:table-cell office:value-type="float" office:value="16.542" calcext:value-type="float">
            <text:p>16.542</text:p>
          </table:table-cell>
          <table:table-cell office:value-type="float" office:value="15.099" calcext:value-type="float">
            <text:p>15.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7.699" calcext:value-type="float">
            <text:p>247.699</text:p>
          </table:table-cell>
          <table:table-cell office:value-type="float" office:value="18" calcext:value-type="float">
            <text:p>18</text:p>
          </table:table-cell>
          <table:table-cell office:value-type="float" office:value="12.154" calcext:value-type="float">
            <text:p>12.154</text:p>
          </table:table-cell>
          <table:table-cell office:value-type="float" office:value="15.231" calcext:value-type="float">
            <text:p>15.231</text:p>
          </table:table-cell>
        </table:table-row>
        <table:table-row table:style-name="ro1">
          <table:table-cell office:value-type="float" office:value="248.841" calcext:value-type="float">
            <text:p>248.841</text:p>
          </table:table-cell>
          <table:table-cell office:value-type="float" office:value="16.386" calcext:value-type="float">
            <text:p>16.386</text:p>
          </table:table-cell>
          <table:table-cell office:value-type="float" office:value="17.946" calcext:value-type="float">
            <text:p>17.9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.982" calcext:value-type="float">
            <text:p>249.982</text:p>
          </table:table-cell>
          <table:table-cell office:value-type="float" office:value="15.928" calcext:value-type="float">
            <text:p>15.928</text:p>
          </table:table-cell>
          <table:table-cell office:value-type="float" office:value="19" calcext:value-type="float">
            <text:p>19</text:p>
          </table:table-cell>
          <table:table-cell office:value-type="float" office:value="15.196" calcext:value-type="float">
            <text:p>15.196</text:p>
          </table:table-cell>
        </table:table-row>
        <table:table-row table:style-name="ro1">
          <table:table-cell office:value-type="float" office:value="251.124" calcext:value-type="float">
            <text:p>251.124</text:p>
          </table:table-cell>
          <table:table-cell office:value-type="float" office:value="16.466" calcext:value-type="float">
            <text:p>16.466</text:p>
          </table:table-cell>
          <table:table-cell office:value-type="float" office:value="16.974" calcext:value-type="float">
            <text:p>16.974</text:p>
          </table:table-cell>
          <table:table-cell office:value-type="float" office:value="14.821" calcext:value-type="float">
            <text:p>14.821</text:p>
          </table:table-cell>
        </table:table-row>
        <table:table-row table:style-name="ro1">
          <table:table-cell office:value-type="float" office:value="252.265" calcext:value-type="float">
            <text:p>252.265</text:p>
          </table:table-cell>
          <table:table-cell office:value-type="float" office:value="15.405" calcext:value-type="float">
            <text:p>15.405</text:p>
          </table:table-cell>
          <table:table-cell office:value-type="float" office:value="19.986" calcext:value-type="float">
            <text:p>19.9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.407" calcext:value-type="float">
            <text:p>253.407</text:p>
          </table:table-cell>
          <table:table-cell office:value-type="float" office:value="15.881" calcext:value-type="float">
            <text:p>15.881</text:p>
          </table:table-cell>
          <table:table-cell office:value-type="float" office:value="17.073" calcext:value-type="float">
            <text:p>17.073</text:p>
          </table:table-cell>
          <table:table-cell office:value-type="float" office:value="15.288" calcext:value-type="float">
            <text:p>15.288</text:p>
          </table:table-cell>
        </table:table-row>
        <table:table-row table:style-name="ro1">
          <table:table-cell office:value-type="float" office:value="254.548" calcext:value-type="float">
            <text:p>254.548</text:p>
          </table:table-cell>
          <table:table-cell office:value-type="float" office:value="13.945" calcext:value-type="float">
            <text:p>13.945</text:p>
          </table:table-cell>
          <table:table-cell office:value-type="float" office:value="19.941" calcext:value-type="float">
            <text:p>19.941</text:p>
          </table:table-cell>
          <table:table-cell office:value-type="float" office:value="16.127" calcext:value-type="float">
            <text:p>16.127</text:p>
          </table:table-cell>
        </table:table-row>
        <table:table-row table:style-name="ro1">
          <table:table-cell office:value-type="float" office:value="255.69" calcext:value-type="float">
            <text:p>255.69</text:p>
          </table:table-cell>
          <table:table-cell office:value-type="float" office:value="13.475" calcext:value-type="float">
            <text:p>13.475</text:p>
          </table:table-cell>
          <table:table-cell office:value-type="float" office:value="21.836" calcext:value-type="float">
            <text:p>21.836</text:p>
          </table:table-cell>
          <table:table-cell office:value-type="float" office:value="14.109" calcext:value-type="float">
            <text:p>14.109</text:p>
          </table:table-cell>
        </table:table-row>
        <table:table-row table:style-name="ro1">
          <table:table-cell office:value-type="float" office:value="256.831" calcext:value-type="float">
            <text:p>256.831</text:p>
          </table:table-cell>
          <table:table-cell office:value-type="float" office:value="15.477" calcext:value-type="float">
            <text:p>15.477</text:p>
          </table:table-cell>
          <table:table-cell office:value-type="float" office:value="18.895" calcext:value-type="float">
            <text:p>18.895</text:p>
          </table:table-cell>
          <table:table-cell office:value-type="float" office:value="14.908" calcext:value-type="float">
            <text:p>14.908</text:p>
          </table:table-cell>
        </table:table-row>
        <table:table-row table:style-name="ro1">
          <table:table-cell office:value-type="float" office:value="257.973" calcext:value-type="float">
            <text:p>257.973</text:p>
          </table:table-cell>
          <table:table-cell office:value-type="float" office:value="15" calcext:value-type="float">
            <text:p>15</text:p>
          </table:table-cell>
          <table:table-cell office:value-type="float" office:value="16.745" calcext:value-type="float">
            <text:p>16.745</text:p>
          </table:table-cell>
          <table:table-cell office:value-type="float" office:value="17.926" calcext:value-type="float">
            <text:p>17.926</text:p>
          </table:table-cell>
        </table:table-row>
        <table:table-row table:style-name="ro1">
          <table:table-cell office:value-type="float" office:value="259.114" calcext:value-type="float">
            <text:p>259.114</text:p>
          </table:table-cell>
          <table:table-cell office:value-type="float" office:value="14" calcext:value-type="float">
            <text:p>14</text:p>
          </table:table-cell>
          <table:table-cell office:value-type="float" office:value="15.85" calcext:value-type="float">
            <text:p>15.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.256" calcext:value-type="float">
            <text:p>260.256</text:p>
          </table:table-cell>
          <table:table-cell office:value-type="float" office:value="14.517" calcext:value-type="float">
            <text:p>14.517</text:p>
          </table:table-cell>
          <table:table-cell office:value-type="float" office:value="17.827" calcext:value-type="float">
            <text:p>17.827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261.397" calcext:value-type="float">
            <text:p>261.397</text:p>
          </table:table-cell>
          <table:table-cell office:value-type="float" office:value="13.97" calcext:value-type="float">
            <text:p>13.97</text:p>
          </table:table-cell>
          <table:table-cell office:value-type="float" office:value="17.805" calcext:value-type="float">
            <text:p>17.805</text:p>
          </table:table-cell>
          <table:table-cell office:value-type="float" office:value="17.978" calcext:value-type="float">
            <text:p>17.978</text:p>
          </table:table-cell>
        </table:table-row>
        <table:table-row table:style-name="ro1">
          <table:table-cell office:value-type="float" office:value="262.538" calcext:value-type="float">
            <text:p>262.538</text:p>
          </table:table-cell>
          <table:table-cell office:value-type="float" office:value="15.462" calcext:value-type="float">
            <text:p>15.46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3.68" calcext:value-type="float">
            <text:p>263.68</text:p>
          </table:table-cell>
          <table:table-cell office:value-type="float" office:value="17.979" calcext:value-type="float">
            <text:p>17.979</text:p>
          </table:table-cell>
          <table:table-cell office:value-type="float" office:value="16.759" calcext:value-type="float">
            <text:p>16.7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.821" calcext:value-type="float">
            <text:p>264.821</text:p>
          </table:table-cell>
          <table:table-cell office:value-type="float" office:value="16.983" calcext:value-type="float">
            <text:p>16.983</text:p>
          </table:table-cell>
          <table:table-cell office:value-type="float" office:value="16.473" calcext:value-type="float">
            <text:p>16.473</text:p>
          </table:table-cell>
          <table:table-cell office:value-type="float" office:value="14.119" calcext:value-type="float">
            <text:p>14.119</text:p>
          </table:table-cell>
        </table:table-row>
        <table:table-row table:style-name="ro1">
          <table:table-cell office:value-type="float" office:value="265.963" calcext:value-type="float">
            <text:p>265.963</text:p>
          </table:table-cell>
          <table:table-cell office:value-type="float" office:value="16.506" calcext:value-type="float">
            <text:p>16.506</text:p>
          </table:table-cell>
          <table:table-cell office:value-type="float" office:value="16" calcext:value-type="float">
            <text:p>16</text:p>
          </table:table-cell>
          <table:table-cell office:value-type="float" office:value="17.094" calcext:value-type="float">
            <text:p>17.094</text:p>
          </table:table-cell>
        </table:table-row>
        <table:table-row table:style-name="ro1">
          <table:table-cell office:value-type="float" office:value="267.104" calcext:value-type="float">
            <text:p>267.104</text:p>
          </table:table-cell>
          <table:table-cell office:value-type="float" office:value="16.513" calcext:value-type="float">
            <text:p>16.513</text:p>
          </table:table-cell>
          <table:table-cell office:value-type="float" office:value="16" calcext:value-type="float">
            <text:p>16</text:p>
          </table:table-cell>
          <table:table-cell office:value-type="float" office:value="18.065" calcext:value-type="float">
            <text:p>18.065</text:p>
          </table:table-cell>
        </table:table-row>
        <table:table-row table:style-name="ro1">
          <table:table-cell office:value-type="float" office:value="268.246" calcext:value-type="float">
            <text:p>268.246</text:p>
          </table:table-cell>
          <table:table-cell office:value-type="float" office:value="16.502" calcext:value-type="float">
            <text:p>16.50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9.387" calcext:value-type="float">
            <text:p>269.387</text:p>
          </table:table-cell>
          <table:table-cell office:value-type="float" office:value="16.5" calcext:value-type="float">
            <text:p>16.5</text:p>
          </table:table-cell>
          <table:table-cell office:value-type="float" office:value="12.709" calcext:value-type="float">
            <text:p>12.7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.529" calcext:value-type="float">
            <text:p>270.529</text:p>
          </table:table-cell>
          <table:table-cell office:value-type="float" office:value="18.498" calcext:value-type="float">
            <text:p>18.498</text:p>
          </table:table-cell>
          <table:table-cell office:value-type="float" office:value="12.754" calcext:value-type="float">
            <text:p>12.7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.67" calcext:value-type="float">
            <text:p>271.67</text:p>
          </table:table-cell>
          <table:table-cell office:value-type="float" office:value="17" calcext:value-type="float">
            <text:p>17</text:p>
          </table:table-cell>
          <table:table-cell office:value-type="float" office:value="15.4" calcext:value-type="float">
            <text:p>15.4</text:p>
          </table:table-cell>
          <table:table-cell office:value-type="float" office:value="18.134" calcext:value-type="float">
            <text:p>18.134</text:p>
          </table:table-cell>
        </table:table-row>
        <table:table-row table:style-name="ro1">
          <table:table-cell office:value-type="float" office:value="272.812" calcext:value-type="float">
            <text:p>272.812</text:p>
          </table:table-cell>
          <table:table-cell office:value-type="float" office:value="16.506" calcext:value-type="float">
            <text:p>16.506</text:p>
          </table:table-cell>
          <table:table-cell office:value-type="float" office:value="14.422" calcext:value-type="float">
            <text:p>14.422</text:p>
          </table:table-cell>
          <table:table-cell office:value-type="float" office:value="19.151" calcext:value-type="float">
            <text:p>19.151</text:p>
          </table:table-cell>
        </table:table-row>
        <table:table-row table:style-name="ro1">
          <table:table-cell office:value-type="float" office:value="273.953" calcext:value-type="float">
            <text:p>273.953</text:p>
          </table:table-cell>
          <table:table-cell office:value-type="float" office:value="16.983" calcext:value-type="float">
            <text:p>16.98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5.095" calcext:value-type="float">
            <text:p>275.095</text:p>
          </table:table-cell>
          <table:table-cell office:value-type="float" office:value="16.489" calcext:value-type="float">
            <text:p>16.48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.236" calcext:value-type="float">
            <text:p>276.236</text:p>
          </table:table-cell>
          <table:table-cell office:value-type="float" office:value="19.051" calcext:value-type="float">
            <text:p>19.051</text:p>
          </table:table-cell>
          <table:table-cell office:value-type="float" office:value="17" calcext:value-type="float">
            <text:p>17</text:p>
          </table:table-cell>
          <table:table-cell office:value-type="float" office:value="14.203" calcext:value-type="float">
            <text:p>14.203</text:p>
          </table:table-cell>
        </table:table-row>
        <table:table-row table:style-name="ro1">
          <table:table-cell office:value-type="float" office:value="277.378" calcext:value-type="float">
            <text:p>277.378</text:p>
          </table:table-cell>
          <table:table-cell office:value-type="float" office:value="17.03" calcext:value-type="float">
            <text:p>17.03</text:p>
          </table:table-cell>
          <table:table-cell office:value-type="float" office:value="17" calcext:value-type="float">
            <text:p>17</text:p>
          </table:table-cell>
          <table:table-cell office:value-type="float" office:value="17.221" calcext:value-type="float">
            <text:p>17.221</text:p>
          </table:table-cell>
        </table:table-row>
        <table:table-row table:style-name="ro1">
          <table:table-cell office:value-type="float" office:value="278.519" calcext:value-type="float">
            <text:p>278.5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.238" calcext:value-type="float">
            <text:p>17.238</text:p>
          </table:table-cell>
        </table:table-row>
        <table:table-row table:style-name="ro1">
          <table:table-cell office:value-type="float" office:value="279.661" calcext:value-type="float">
            <text:p>279.661</text:p>
          </table:table-cell>
          <table:table-cell office:value-type="float" office:value="18" calcext:value-type="float">
            <text:p>18</text:p>
          </table:table-cell>
          <table:table-cell office:value-type="float" office:value="15.558" calcext:value-type="float">
            <text:p>15.558</text:p>
          </table:table-cell>
          <table:table-cell office:value-type="float" office:value="17.744" calcext:value-type="float">
            <text:p>17.744</text:p>
          </table:table-cell>
        </table:table-row>
        <table:table-row table:style-name="ro1">
          <table:table-cell office:value-type="float" office:value="280.802" calcext:value-type="float">
            <text:p>280.802</text:p>
          </table:table-cell>
          <table:table-cell office:value-type="float" office:value="17.479" calcext:value-type="float">
            <text:p>17.479</text:p>
          </table:table-cell>
          <table:table-cell office:value-type="float" office:value="16.581" calcext:value-type="float">
            <text:p>16.581</text:p>
          </table:table-cell>
          <table:table-cell office:value-type="float" office:value="17.727" calcext:value-type="float">
            <text:p>17.727</text:p>
          </table:table-cell>
        </table:table-row>
        <table:table-row table:style-name="ro1">
          <table:table-cell office:value-type="float" office:value="281.944" calcext:value-type="float">
            <text:p>281.944</text:p>
          </table:table-cell>
          <table:table-cell office:value-type="float" office:value="18.953" calcext:value-type="float">
            <text:p>18.953</text:p>
          </table:table-cell>
          <table:table-cell office:value-type="float" office:value="16" calcext:value-type="float">
            <text:p>16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283.085" calcext:value-type="float">
            <text:p>283.085</text:p>
          </table:table-cell>
          <table:table-cell office:value-type="float" office:value="18.475" calcext:value-type="float">
            <text:p>18.475</text:p>
          </table:table-cell>
          <table:table-cell office:value-type="float" office:value="17.627" calcext:value-type="float">
            <text:p>17.6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.226" calcext:value-type="float">
            <text:p>284.226</text:p>
          </table:table-cell>
          <table:table-cell office:value-type="float" office:value="15.417" calcext:value-type="float">
            <text:p>15.417</text:p>
          </table:table-cell>
          <table:table-cell office:value-type="float" office:value="17.702" calcext:value-type="float">
            <text:p>17.7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.368" calcext:value-type="float">
            <text:p>285.368</text:p>
          </table:table-cell>
          <table:table-cell office:value-type="float" office:value="15.881" calcext:value-type="float">
            <text:p>15.881</text:p>
          </table:table-cell>
          <table:table-cell office:value-type="float" office:value="17.656" calcext:value-type="float">
            <text:p>17.6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6.509" calcext:value-type="float">
            <text:p>286.509</text:p>
          </table:table-cell>
          <table:table-cell office:value-type="float" office:value="16.405" calcext:value-type="float">
            <text:p>16.405</text:p>
          </table:table-cell>
          <table:table-cell office:value-type="float" office:value="17" calcext:value-type="float">
            <text:p>17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287.651" calcext:value-type="float">
            <text:p>287.651</text:p>
          </table:table-cell>
          <table:table-cell office:value-type="float" office:value="16" calcext:value-type="float">
            <text:p>16</text:p>
          </table:table-cell>
          <table:table-cell office:value-type="float" office:value="14.717" calcext:value-type="float">
            <text:p>14.717</text:p>
          </table:table-cell>
          <table:table-cell office:value-type="float" office:value="22.377" calcext:value-type="float">
            <text:p>22.377</text:p>
          </table:table-cell>
        </table:table-row>
        <table:table-row table:style-name="ro1">
          <table:table-cell office:value-type="float" office:value="288.792" calcext:value-type="float">
            <text:p>288.792</text:p>
          </table:table-cell>
          <table:table-cell office:value-type="float" office:value="16.144" calcext:value-type="float">
            <text:p>16.144</text:p>
          </table:table-cell>
          <table:table-cell office:value-type="float" office:value="15.26" calcext:value-type="float">
            <text:p>15.26</text:p>
          </table:table-cell>
          <table:table-cell office:value-type="float" office:value="25.395" calcext:value-type="float">
            <text:p>25.395</text:p>
          </table:table-cell>
        </table:table-row>
        <table:table-row table:style-name="ro1">
          <table:table-cell office:value-type="float" office:value="289.934" calcext:value-type="float">
            <text:p>289.934</text:p>
          </table:table-cell>
          <table:table-cell office:value-type="float" office:value="18.614" calcext:value-type="float">
            <text:p>18.614</text:p>
          </table:table-cell>
          <table:table-cell office:value-type="float" office:value="17.763" calcext:value-type="float">
            <text:p>17.763</text:p>
          </table:table-cell>
          <table:table-cell office:value-type="float" office:value="23.824" calcext:value-type="float">
            <text:p>23.824</text:p>
          </table:table-cell>
        </table:table-row>
        <table:table-row table:style-name="ro1">
          <table:table-cell office:value-type="float" office:value="291.075" calcext:value-type="float">
            <text:p>291.075</text:p>
          </table:table-cell>
          <table:table-cell office:value-type="float" office:value="18.081" calcext:value-type="float">
            <text:p>18.081</text:p>
          </table:table-cell>
          <table:table-cell office:value-type="float" office:value="18.356" calcext:value-type="float">
            <text:p>18.356</text:p>
          </table:table-cell>
          <table:table-cell office:value-type="float" office:value="23.429" calcext:value-type="float">
            <text:p>23.429</text:p>
          </table:table-cell>
        </table:table-row>
        <table:table-row table:style-name="ro1">
          <table:table-cell office:value-type="float" office:value="292.217" calcext:value-type="float">
            <text:p>292.217</text:p>
          </table:table-cell>
          <table:table-cell office:value-type="float" office:value="17" calcext:value-type="float">
            <text:p>17</text:p>
          </table:table-cell>
          <table:table-cell office:value-type="float" office:value="20.424" calcext:value-type="float">
            <text:p>20.424</text:p>
          </table:table-cell>
          <table:table-cell office:value-type="float" office:value="26.107" calcext:value-type="float">
            <text:p>26.107</text:p>
          </table:table-cell>
        </table:table-row>
        <table:table-row table:style-name="ro1">
          <table:table-cell office:value-type="float" office:value="293.358" calcext:value-type="float">
            <text:p>293.3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.072" calcext:value-type="float">
            <text:p>25.072</text:p>
          </table:table-cell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19.093" calcext:value-type="float">
            <text:p>19.093</text:p>
          </table:table-cell>
          <table:table-cell office:value-type="float" office:value="13.293" calcext:value-type="float">
            <text:p>13.293</text:p>
          </table:table-cell>
          <table:table-cell office:value-type="float" office:value="21.519" calcext:value-type="float">
            <text:p>21.519</text:p>
          </table:table-cell>
        </table:table-row>
        <table:table-row table:style-name="ro1">
          <table:table-cell office:value-type="float" office:value="295.641" calcext:value-type="float">
            <text:p>295.641</text:p>
          </table:table-cell>
          <table:table-cell office:value-type="float" office:value="18.549" calcext:value-type="float">
            <text:p>18.549</text:p>
          </table:table-cell>
          <table:table-cell office:value-type="float" office:value="15.124" calcext:value-type="float">
            <text:p>15.1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6.783" calcext:value-type="float">
            <text:p>296.783</text:p>
          </table:table-cell>
          <table:table-cell office:value-type="float" office:value="17" calcext:value-type="float">
            <text:p>17</text:p>
          </table:table-cell>
          <table:table-cell office:value-type="float" office:value="15.101" calcext:value-type="float">
            <text:p>15.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.924" calcext:value-type="float">
            <text:p>297.924</text:p>
          </table:table-cell>
          <table:table-cell office:value-type="float" office:value="17.553" calcext:value-type="float">
            <text:p>17.5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.066" calcext:value-type="float">
            <text:p>299.066</text:p>
          </table:table-cell>
          <table:table-cell office:value-type="float" office:value="21" calcext:value-type="float">
            <text:p>21</text:p>
          </table:table-cell>
          <table:table-cell office:value-type="float" office:value="14.944" calcext:value-type="float">
            <text:p>14.944</text:p>
          </table:table-cell>
          <table:table-cell office:value-type="float" office:value="17.551" calcext:value-type="float">
            <text:p>17.551</text:p>
          </table:table-cell>
        </table:table-row>
        <table:table-row table:style-name="ro1">
          <table:table-cell office:value-type="float" office:value="300.207" calcext:value-type="float">
            <text:p>300.207</text:p>
          </table:table-cell>
          <table:table-cell office:value-type="float" office:value="19.443" calcext:value-type="float">
            <text:p>19.443</text:p>
          </table:table-cell>
          <table:table-cell office:value-type="float" office:value="16" calcext:value-type="float">
            <text:p>16</text:p>
          </table:table-cell>
          <table:table-cell office:value-type="float" office:value="17.568" calcext:value-type="float">
            <text:p>17.568</text:p>
          </table:table-cell>
        </table:table-row>
        <table:table-row table:style-name="ro1">
          <table:table-cell office:value-type="float" office:value="301.349" calcext:value-type="float">
            <text:p>301.349</text:p>
          </table:table-cell>
          <table:table-cell office:value-type="float" office:value="17.881" calcext:value-type="float">
            <text:p>17.881</text:p>
          </table:table-cell>
          <table:table-cell office:value-type="float" office:value="15.99" calcext:value-type="float">
            <text:p>15.99</text:p>
          </table:table-cell>
          <table:table-cell office:value-type="float" office:value="18.414" calcext:value-type="float">
            <text:p>18.414</text:p>
          </table:table-cell>
        </table:table-row>
        <table:table-row table:style-name="ro1">
          <table:table-cell office:value-type="float" office:value="302.49" calcext:value-type="float">
            <text:p>302.49</text:p>
          </table:table-cell>
          <table:table-cell office:value-type="float" office:value="18.439" calcext:value-type="float">
            <text:p>18.439</text:p>
          </table:table-cell>
          <table:table-cell office:value-type="float" office:value="15.012" calcext:value-type="float">
            <text:p>15.0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.631" calcext:value-type="float">
            <text:p>303.631</text:p>
          </table:table-cell>
          <table:table-cell office:value-type="float" office:value="17.564" calcext:value-type="float">
            <text:p>17.56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.773" calcext:value-type="float">
            <text:p>304.773</text:p>
          </table:table-cell>
          <table:table-cell office:value-type="float" office:value="17" calcext:value-type="float">
            <text:p>17</text:p>
          </table:table-cell>
          <table:table-cell office:value-type="float" office:value="13.115" calcext:value-type="float">
            <text:p>13.1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.914" calcext:value-type="float">
            <text:p>305.914</text:p>
          </table:table-cell>
          <table:table-cell office:value-type="float" office:value="18.432" calcext:value-type="float">
            <text:p>18.432</text:p>
          </table:table-cell>
          <table:table-cell office:value-type="float" office:value="14.161" calcext:value-type="float">
            <text:p>14.1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.056" calcext:value-type="float">
            <text:p>307.056</text:p>
          </table:table-cell>
          <table:table-cell office:value-type="float" office:value="18.43" calcext:value-type="float">
            <text:p>18.43</text:p>
          </table:table-cell>
          <table:table-cell office:value-type="float" office:value="15.103" calcext:value-type="float">
            <text:p>15.103</text:p>
          </table:table-cell>
          <table:table-cell office:value-type="float" office:value="17.328" calcext:value-type="float">
            <text:p>17.328</text:p>
          </table:table-cell>
        </table:table-row>
        <table:table-row table:style-name="ro1">
          <table:table-cell office:value-type="float" office:value="308.197" calcext:value-type="float">
            <text:p>308.197</text:p>
          </table:table-cell>
          <table:table-cell office:value-type="float" office:value="18.284" calcext:value-type="float">
            <text:p>18.284</text:p>
          </table:table-cell>
          <table:table-cell office:value-type="float" office:value="15.126" calcext:value-type="float">
            <text:p>15.126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309.339" calcext:value-type="float">
            <text:p>309.339</text:p>
          </table:table-cell>
          <table:table-cell office:value-type="float" office:value="18.852" calcext:value-type="float">
            <text:p>18.852</text:p>
          </table:table-cell>
          <table:table-cell office:value-type="float" office:value="14.297" calcext:value-type="float">
            <text:p>14.2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19" calcext:value-type="float">
            <text:p>19</text:p>
          </table:table-cell>
          <table:table-cell office:value-type="float" office:value="15.171" calcext:value-type="float">
            <text:p>15.171</text:p>
          </table:table-cell>
          <table:table-cell office:value-type="float" office:value="18.725" calcext:value-type="float">
            <text:p>18.725</text:p>
          </table:table-cell>
        </table:table-row>
        <table:table-row table:style-name="ro1">
          <table:table-cell office:value-type="float" office:value="311.622" calcext:value-type="float">
            <text:p>311.622</text:p>
          </table:table-cell>
          <table:table-cell office:value-type="float" office:value="20.157" calcext:value-type="float">
            <text:p>20.157</text:p>
          </table:table-cell>
          <table:table-cell office:value-type="float" office:value="15.806" calcext:value-type="float">
            <text:p>15.8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.763" calcext:value-type="float">
            <text:p>312.763</text:p>
          </table:table-cell>
          <table:table-cell office:value-type="float" office:value="18.419" calcext:value-type="float">
            <text:p>18.419</text:p>
          </table:table-cell>
          <table:table-cell office:value-type="float" office:value="15.784" calcext:value-type="float">
            <text:p>15.7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.905" calcext:value-type="float">
            <text:p>313.905</text:p>
          </table:table-cell>
          <table:table-cell office:value-type="float" office:value="18.669" calcext:value-type="float">
            <text:p>18.669</text:p>
          </table:table-cell>
          <table:table-cell office:value-type="float" office:value="14.761" calcext:value-type="float">
            <text:p>14.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046" calcext:value-type="float">
            <text:p>315.046</text:p>
          </table:table-cell>
          <table:table-cell office:value-type="float" office:value="16.246" calcext:value-type="float">
            <text:p>16.246</text:p>
          </table:table-cell>
          <table:table-cell office:value-type="float" office:value="16.262" calcext:value-type="float">
            <text:p>16.262</text:p>
          </table:table-cell>
          <table:table-cell office:value-type="float" office:value="22.794" calcext:value-type="float">
            <text:p>22.794</text:p>
          </table:table-cell>
        </table:table-row>
        <table:table-row table:style-name="ro1">
          <table:table-cell office:value-type="float" office:value="316.188" calcext:value-type="float">
            <text:p>316.188</text:p>
          </table:table-cell>
          <table:table-cell office:value-type="float" office:value="17" calcext:value-type="float">
            <text:p>17</text:p>
          </table:table-cell>
          <table:table-cell office:value-type="float" office:value="16.284" calcext:value-type="float">
            <text:p>16.2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7.329" calcext:value-type="float">
            <text:p>317.329</text:p>
          </table:table-cell>
          <table:table-cell office:value-type="float" office:value="17.411" calcext:value-type="float">
            <text:p>17.411</text:p>
          </table:table-cell>
          <table:table-cell office:value-type="float" office:value="14.693" calcext:value-type="float">
            <text:p>14.693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float" office:value="318.471" calcext:value-type="float">
            <text:p>318.471</text:p>
          </table:table-cell>
          <table:table-cell office:value-type="float" office:value="20.409" calcext:value-type="float">
            <text:p>20.409</text:p>
          </table:table-cell>
          <table:table-cell office:value-type="float" office:value="16.01" calcext:value-type="float">
            <text:p>16.01</text:p>
          </table:table-cell>
          <table:table-cell office:value-type="float" office:value="19.846" calcext:value-type="float">
            <text:p>19.846</text:p>
          </table:table-cell>
        </table:table-row>
        <table:table-row table:style-name="ro1">
          <table:table-cell office:value-type="float" office:value="319.612" calcext:value-type="float">
            <text:p>319.612</text:p>
          </table:table-cell>
          <table:table-cell office:value-type="float" office:value="21.593" calcext:value-type="float">
            <text:p>21.593</text:p>
          </table:table-cell>
          <table:table-cell office:value-type="float" office:value="12.295" calcext:value-type="float">
            <text:p>12.295</text:p>
          </table:table-cell>
          <table:table-cell office:value-type="float" office:value="18.864" calcext:value-type="float">
            <text:p>18.864</text:p>
          </table:table-cell>
        </table:table-row>
        <table:table-row table:style-name="ro1">
          <table:table-cell office:value-type="float" office:value="320.754" calcext:value-type="float">
            <text:p>320.754</text:p>
          </table:table-cell>
          <table:table-cell office:value-type="float" office:value="20.595" calcext:value-type="float">
            <text:p>20.595</text:p>
          </table:table-cell>
          <table:table-cell office:value-type="float" office:value="13.375" calcext:value-type="float">
            <text:p>13.375</text:p>
          </table:table-cell>
          <table:table-cell office:value-type="float" office:value="18.762" calcext:value-type="float">
            <text:p>18.762</text:p>
          </table:table-cell>
        </table:table-row>
        <table:table-row table:style-name="ro1">
          <table:table-cell office:value-type="float" office:value="321.895" calcext:value-type="float">
            <text:p>321.895</text:p>
          </table:table-cell>
          <table:table-cell office:value-type="float" office:value="21.195" calcext:value-type="float">
            <text:p>21.195</text:p>
          </table:table-cell>
          <table:table-cell office:value-type="float" office:value="14" calcext:value-type="float">
            <text:p>14</text:p>
          </table:table-cell>
          <table:table-cell office:value-type="float" office:value="17.797" calcext:value-type="float">
            <text:p>17.797</text:p>
          </table:table-cell>
        </table:table-row>
        <table:table-row table:style-name="ro1">
          <table:table-cell office:value-type="float" office:value="323.036" calcext:value-type="float">
            <text:p>323.036</text:p>
          </table:table-cell>
          <table:table-cell office:value-type="float" office:value="23.199" calcext:value-type="float">
            <text:p>23.199</text:p>
          </table:table-cell>
          <table:table-cell office:value-type="float" office:value="12.421" calcext:value-type="float">
            <text:p>12.421</text:p>
          </table:table-cell>
          <table:table-cell office:value-type="float" office:value="17.916" calcext:value-type="float">
            <text:p>17.916</text:p>
          </table:table-cell>
        </table:table-row>
        <table:table-row table:style-name="ro1">
          <table:table-cell office:value-type="float" office:value="324.178" calcext:value-type="float">
            <text:p>324.178</text:p>
          </table:table-cell>
          <table:table-cell office:value-type="float" office:value="21.797" calcext:value-type="float">
            <text:p>21.797</text:p>
          </table:table-cell>
          <table:table-cell office:value-type="float" office:value="16" calcext:value-type="float">
            <text:p>16</text:p>
          </table:table-cell>
          <table:table-cell office:value-type="float" office:value="17.134" calcext:value-type="float">
            <text:p>17.134</text:p>
          </table:table-cell>
        </table:table-row>
        <table:table-row table:style-name="ro1">
          <table:table-cell office:value-type="float" office:value="325.319" calcext:value-type="float">
            <text:p>325.319</text:p>
          </table:table-cell>
          <table:table-cell office:value-type="float" office:value="21.396" calcext:value-type="float">
            <text:p>21.396</text:p>
          </table:table-cell>
          <table:table-cell office:value-type="float" office:value="17.068" calcext:value-type="float">
            <text:p>17.068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326.461" calcext:value-type="float">
            <text:p>326.461</text:p>
          </table:table-cell>
          <table:table-cell office:value-type="float" office:value="21.606" calcext:value-type="float">
            <text:p>21.606</text:p>
          </table:table-cell>
          <table:table-cell office:value-type="float" office:value="14.511" calcext:value-type="float">
            <text:p>14.511</text:p>
          </table:table-cell>
          <table:table-cell office:value-type="float" office:value="18.032" calcext:value-type="float">
            <text:p>18.032</text:p>
          </table:table-cell>
        </table:table-row>
        <table:table-row table:style-name="ro1">
          <table:table-cell office:value-type="float" office:value="327.602" calcext:value-type="float">
            <text:p>327.602</text:p>
          </table:table-cell>
          <table:table-cell office:value-type="float" office:value="21.392" calcext:value-type="float">
            <text:p>21.392</text:p>
          </table:table-cell>
          <table:table-cell office:value-type="float" office:value="13" calcext:value-type="float">
            <text:p>13</text:p>
          </table:table-cell>
          <table:table-cell office:value-type="float" office:value="17.985" calcext:value-type="float">
            <text:p>17.985</text:p>
          </table:table-cell>
        </table:table-row>
        <table:table-row table:style-name="ro1">
          <table:table-cell office:value-type="float" office:value="328.744" calcext:value-type="float">
            <text:p>328.744</text:p>
          </table:table-cell>
          <table:table-cell office:value-type="float" office:value="19.78" calcext:value-type="float">
            <text:p>19.78</text:p>
          </table:table-cell>
          <table:table-cell office:value-type="float" office:value="16.602" calcext:value-type="float">
            <text:p>16.602</text:p>
          </table:table-cell>
          <table:table-cell office:value-type="float" office:value="17.998" calcext:value-type="float">
            <text:p>17.998</text:p>
          </table:table-cell>
        </table:table-row>
        <table:table-row table:style-name="ro1">
          <table:table-cell office:value-type="float" office:value="329.885" calcext:value-type="float">
            <text:p>329.885</text:p>
          </table:table-cell>
          <table:table-cell office:value-type="float" office:value="20" calcext:value-type="float">
            <text:p>20</text:p>
          </table:table-cell>
          <table:table-cell office:value-type="float" office:value="20.557" calcext:value-type="float">
            <text:p>20.557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331.027" calcext:value-type="float">
            <text:p>331.027</text:p>
          </table:table-cell>
          <table:table-cell office:value-type="float" office:value="23.229" calcext:value-type="float">
            <text:p>23.229</text:p>
          </table:table-cell>
          <table:table-cell office:value-type="float" office:value="17.318" calcext:value-type="float">
            <text:p>17.318</text:p>
          </table:table-cell>
          <table:table-cell office:value-type="float" office:value="18.926" calcext:value-type="float">
            <text:p>18.926</text:p>
          </table:table-cell>
        </table:table-row>
        <table:table-row table:style-name="ro1">
          <table:table-cell office:value-type="float" office:value="332.168" calcext:value-type="float">
            <text:p>332.168</text:p>
          </table:table-cell>
          <table:table-cell office:value-type="float" office:value="22.233" calcext:value-type="float">
            <text:p>22.233</text:p>
          </table:table-cell>
          <table:table-cell office:value-type="float" office:value="16.204" calcext:value-type="float">
            <text:p>16.204</text:p>
          </table:table-cell>
          <table:table-cell office:value-type="float" office:value="19.891" calcext:value-type="float">
            <text:p>19.891</text:p>
          </table:table-cell>
        </table:table-row>
        <table:table-row table:style-name="ro1">
          <table:table-cell office:value-type="float" office:value="333.31" calcext:value-type="float">
            <text:p>333.31</text:p>
          </table:table-cell>
          <table:table-cell office:value-type="float" office:value="20.237" calcext:value-type="float">
            <text:p>20.237</text:p>
          </table:table-cell>
          <table:table-cell office:value-type="float" office:value="17.375" calcext:value-type="float">
            <text:p>17.375</text:p>
          </table:table-cell>
          <table:table-cell office:value-type="float" office:value="20.928" calcext:value-type="float">
            <text:p>20.928</text:p>
          </table:table-cell>
        </table:table-row>
        <table:table-row table:style-name="ro1">
          <table:table-cell office:value-type="float" office:value="334.451" calcext:value-type="float">
            <text:p>334.451</text:p>
          </table:table-cell>
          <table:table-cell office:value-type="float" office:value="19.242" calcext:value-type="float">
            <text:p>19.242</text:p>
          </table:table-cell>
          <table:table-cell office:value-type="float" office:value="16.647" calcext:value-type="float">
            <text:p>16.6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5.593" calcext:value-type="float">
            <text:p>335.593</text:p>
          </table:table-cell>
          <table:table-cell office:value-type="float" office:value="20" calcext:value-type="float">
            <text:p>20</text:p>
          </table:table-cell>
          <table:table-cell office:value-type="float" office:value="15.01" calcext:value-type="float">
            <text:p>15.01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336.734" calcext:value-type="float">
            <text:p>336.734</text:p>
          </table:table-cell>
          <table:table-cell office:value-type="float" office:value="19.75" calcext:value-type="float">
            <text:p>19.75</text:p>
          </table:table-cell>
          <table:table-cell office:value-type="float" office:value="15.307" calcext:value-type="float">
            <text:p>15.307</text:p>
          </table:table-cell>
          <table:table-cell office:value-type="float" office:value="23.496" calcext:value-type="float">
            <text:p>23.496</text:p>
          </table:table-cell>
        </table:table-row>
        <table:table-row table:style-name="ro1">
          <table:table-cell office:value-type="float" office:value="337.876" calcext:value-type="float">
            <text:p>337.876</text:p>
          </table:table-cell>
          <table:table-cell office:value-type="float" office:value="18.746" calcext:value-type="float">
            <text:p>18.746</text:p>
          </table:table-cell>
          <table:table-cell office:value-type="float" office:value="16.853" calcext:value-type="float">
            <text:p>16.853</text:p>
          </table:table-cell>
          <table:table-cell office:value-type="float" office:value="25.283" calcext:value-type="float">
            <text:p>25.283</text:p>
          </table:table-cell>
        </table:table-row>
        <table:table-row table:style-name="ro1">
          <table:table-cell office:value-type="float" office:value="339.017" calcext:value-type="float">
            <text:p>339.017</text:p>
          </table:table-cell>
          <table:table-cell office:value-type="float" office:value="20.371" calcext:value-type="float">
            <text:p>20.371</text:p>
          </table:table-cell>
          <table:table-cell office:value-type="float" office:value="17" calcext:value-type="float">
            <text:p>17</text:p>
          </table:table-cell>
          <table:table-cell office:value-type="float" office:value="24.318" calcext:value-type="float">
            <text:p>24.318</text:p>
          </table:table-cell>
        </table:table-row>
        <table:table-row table:style-name="ro1">
          <table:table-cell office:value-type="float" office:value="340.159" calcext:value-type="float">
            <text:p>340.159</text:p>
          </table:table-cell>
          <table:table-cell office:value-type="float" office:value="20" calcext:value-type="float">
            <text:p>20</text:p>
          </table:table-cell>
          <table:table-cell office:value-type="float" office:value="16.761" calcext:value-type="float">
            <text:p>16.761</text:p>
          </table:table-cell>
          <table:table-cell office:value-type="float" office:value="24.529" calcext:value-type="float">
            <text:p>24.529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18.367" calcext:value-type="float">
            <text:p>18.367</text:p>
          </table:table-cell>
          <table:table-cell office:value-type="float" office:value="15.567" calcext:value-type="float">
            <text:p>15.567</text:p>
          </table:table-cell>
          <table:table-cell office:value-type="float" office:value="28.387" calcext:value-type="float">
            <text:p>28.387</text:p>
          </table:table-cell>
        </table:table-row>
        <table:table-row table:style-name="ro1">
          <table:table-cell office:value-type="float" office:value="342.442" calcext:value-type="float">
            <text:p>342.442</text:p>
          </table:table-cell>
          <table:table-cell office:value-type="float" office:value="18" calcext:value-type="float">
            <text:p>18</text:p>
          </table:table-cell>
          <table:table-cell office:value-type="float" office:value="13.419" calcext:value-type="float">
            <text:p>13.419</text:p>
          </table:table-cell>
          <table:table-cell office:value-type="float" office:value="27.633" calcext:value-type="float">
            <text:p>27.633</text:p>
          </table:table-cell>
        </table:table-row>
        <table:table-row table:style-name="ro1">
          <table:table-cell office:value-type="float" office:value="343.583" calcext:value-type="float">
            <text:p>343.58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.228" calcext:value-type="float">
            <text:p>24.228</text:p>
          </table:table-cell>
        </table:table-row>
        <table:table-row table:style-name="ro1">
          <table:table-cell office:value-type="float" office:value="344.724" calcext:value-type="float">
            <text:p>344.724</text:p>
          </table:table-cell>
          <table:table-cell office:value-type="float" office:value="20" calcext:value-type="float">
            <text:p>20</text:p>
          </table:table-cell>
          <table:table-cell office:value-type="float" office:value="15.297" calcext:value-type="float">
            <text:p>15.297</text:p>
          </table:table-cell>
          <table:table-cell office:value-type="float" office:value="22.754" calcext:value-type="float">
            <text:p>22.754</text:p>
          </table:table-cell>
        </table:table-row>
        <table:table-row table:style-name="ro1">
          <table:table-cell office:value-type="float" office:value="345.866" calcext:value-type="float">
            <text:p>345.866</text:p>
          </table:table-cell>
          <table:table-cell office:value-type="float" office:value="19.642" calcext:value-type="float">
            <text:p>19.642</text:p>
          </table:table-cell>
          <table:table-cell office:value-type="float" office:value="16.126" calcext:value-type="float">
            <text:p>16.126</text:p>
          </table:table-cell>
          <table:table-cell office:value-type="float" office:value="22.737" calcext:value-type="float">
            <text:p>22.737</text:p>
          </table:table-cell>
        </table:table-row>
        <table:table-row table:style-name="ro1">
          <table:table-cell office:value-type="float" office:value="347.007" calcext:value-type="float">
            <text:p>347.007</text:p>
          </table:table-cell>
          <table:table-cell office:value-type="float" office:value="18.932" calcext:value-type="float">
            <text:p>18.93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8.149" calcext:value-type="float">
            <text:p>348.149</text:p>
          </table:table-cell>
          <table:table-cell office:value-type="float" office:value="21" calcext:value-type="float">
            <text:p>21</text:p>
          </table:table-cell>
          <table:table-cell office:value-type="float" office:value="16.92" calcext:value-type="float">
            <text:p>16.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.29" calcext:value-type="float">
            <text:p>349.29</text:p>
          </table:table-cell>
          <table:table-cell office:value-type="float" office:value="19.352" calcext:value-type="float">
            <text:p>19.352</text:p>
          </table:table-cell>
          <table:table-cell office:value-type="float" office:value="16.942" calcext:value-type="float">
            <text:p>16.942</text:p>
          </table:table-cell>
          <table:table-cell office:value-type="float" office:value="22.685" calcext:value-type="float">
            <text:p>22.685</text:p>
          </table:table-cell>
        </table:table-row>
        <table:table-row table:style-name="ro1">
          <table:table-cell office:value-type="float" office:value="350.432" calcext:value-type="float">
            <text:p>350.432</text:p>
          </table:table-cell>
          <table:table-cell office:value-type="float" office:value="18.65" calcext:value-type="float">
            <text:p>18.65</text:p>
          </table:table-cell>
          <table:table-cell office:value-type="float" office:value="16.035" calcext:value-type="float">
            <text:p>16.035</text:p>
          </table:table-cell>
          <table:table-cell office:value-type="float" office:value="21.667" calcext:value-type="float">
            <text:p>21.667</text:p>
          </table:table-cell>
        </table:table-row>
        <table:table-row table:style-name="ro1">
          <table:table-cell office:value-type="float" office:value="351.573" calcext:value-type="float">
            <text:p>351.573</text:p>
          </table:table-cell>
          <table:table-cell office:value-type="float" office:value="19" calcext:value-type="float">
            <text:p>19</text:p>
          </table:table-cell>
          <table:table-cell office:value-type="float" office:value="17.012" calcext:value-type="float">
            <text:p>17.012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352.715" calcext:value-type="float">
            <text:p>352.715</text:p>
          </table:table-cell>
          <table:table-cell office:value-type="float" office:value="18.345" calcext:value-type="float">
            <text:p>18.345</text:p>
          </table:table-cell>
          <table:table-cell office:value-type="float" office:value="16.99" calcext:value-type="float">
            <text:p>16.99</text:p>
          </table:table-cell>
          <table:table-cell office:value-type="float" office:value="25.367" calcext:value-type="float">
            <text:p>25.367</text:p>
          </table:table-cell>
        </table:table-row>
        <table:table-row table:style-name="ro1">
          <table:table-cell office:value-type="float" office:value="353.856" calcext:value-type="float">
            <text:p>353.856</text:p>
          </table:table-cell>
          <table:table-cell office:value-type="float" office:value="17.657" calcext:value-type="float">
            <text:p>17.657</text:p>
          </table:table-cell>
          <table:table-cell office:value-type="float" office:value="16" calcext:value-type="float">
            <text:p>16</text:p>
          </table:table-cell>
          <table:table-cell office:value-type="float" office:value="26.769" calcext:value-type="float">
            <text:p>26.769</text:p>
          </table:table-cell>
        </table:table-row>
        <table:table-row table:style-name="ro1">
          <table:table-cell office:value-type="float" office:value="354.998" calcext:value-type="float">
            <text:p>354.998</text:p>
          </table:table-cell>
          <table:table-cell office:value-type="float" office:value="17.341" calcext:value-type="float">
            <text:p>17.341</text:p>
          </table:table-cell>
          <table:table-cell office:value-type="float" office:value="14.056" calcext:value-type="float">
            <text:p>14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6.139" calcext:value-type="float">
            <text:p>356.139</text:p>
          </table:table-cell>
          <table:table-cell office:value-type="float" office:value="16.678" calcext:value-type="float">
            <text:p>16.678</text:p>
          </table:table-cell>
          <table:table-cell office:value-type="float" office:value="14.157" calcext:value-type="float">
            <text:p>14.1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7.281" calcext:value-type="float">
            <text:p>357.2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.437" calcext:value-type="float">
            <text:p>36.437</text:p>
          </table:table-cell>
        </table:table-row>
        <table:table-row table:style-name="ro1">
          <table:table-cell office:value-type="float" office:value="358.422" calcext:value-type="float">
            <text:p>358.4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.092" calcext:value-type="float">
            <text:p>41.092</text:p>
          </table:table-cell>
        </table:table-row>
        <table:table-row table:style-name="ro1">
          <table:table-cell office:value-type="float" office:value="359.564" calcext:value-type="float">
            <text:p>359.564</text:p>
          </table:table-cell>
          <table:table-cell office:value-type="float" office:value="16.998" calcext:value-type="float">
            <text:p>16.998</text:p>
          </table:table-cell>
          <table:table-cell office:value-type="float" office:value="15.293" calcext:value-type="float">
            <text:p>15.293</text:p>
          </table:table-cell>
          <table:table-cell office:value-type="float" office:value="41.171" calcext:value-type="float">
            <text:p>41.171</text:p>
          </table:table-cell>
        </table:table-row>
        <table:table-row table:style-name="ro1">
          <table:table-cell office:value-type="float" office:value="360.705" calcext:value-type="float">
            <text:p>360.705</text:p>
          </table:table-cell>
          <table:table-cell office:value-type="float" office:value="13.992" calcext:value-type="float">
            <text:p>13.992</text:p>
          </table:table-cell>
          <table:table-cell office:value-type="float" office:value="14.339" calcext:value-type="float">
            <text:p>14.339</text:p>
          </table:table-cell>
          <table:table-cell office:value-type="float" office:value="37.045" calcext:value-type="float">
            <text:p>37.045</text:p>
          </table:table-cell>
        </table:table-row>
        <table:table-row table:style-name="ro1">
          <table:table-cell office:value-type="float" office:value="361.847" calcext:value-type="float">
            <text:p>361.847</text:p>
          </table:table-cell>
          <table:table-cell office:value-type="float" office:value="16.328" calcext:value-type="float">
            <text:p>16.328</text:p>
          </table:table-cell>
          <table:table-cell office:value-type="float" office:value="15" calcext:value-type="float">
            <text:p>15</text:p>
          </table:table-cell>
          <table:table-cell office:value-type="float" office:value="30.975" calcext:value-type="float">
            <text:p>30.975</text:p>
          </table:table-cell>
        </table:table-row>
        <table:table-row table:style-name="ro1">
          <table:table-cell office:value-type="float" office:value="362.988" calcext:value-type="float">
            <text:p>362.988</text:p>
          </table:table-cell>
          <table:table-cell office:value-type="float" office:value="17.326" calcext:value-type="float">
            <text:p>17.326</text:p>
          </table:table-cell>
          <table:table-cell office:value-type="float" office:value="16.785" calcext:value-type="float">
            <text:p>16.785</text:p>
          </table:table-cell>
          <table:table-cell office:value-type="float" office:value="26.953" calcext:value-type="float">
            <text:p>26.953</text:p>
          </table:table-cell>
        </table:table-row>
        <table:table-row table:style-name="ro1">
          <table:table-cell office:value-type="float" office:value="364.129" calcext:value-type="float">
            <text:p>364.129</text:p>
          </table:table-cell>
          <table:table-cell office:value-type="float" office:value="17" calcext:value-type="float">
            <text:p>17</text:p>
          </table:table-cell>
          <table:table-cell office:value-type="float" office:value="14.763" calcext:value-type="float">
            <text:p>14.763</text:p>
          </table:table-cell>
          <table:table-cell office:value-type="float" office:value="26.082" calcext:value-type="float">
            <text:p>26.082</text:p>
          </table:table-cell>
        </table:table-row>
        <table:table-row table:style-name="ro1">
          <table:table-cell office:value-type="float" office:value="365.271" calcext:value-type="float">
            <text:p>365.271</text:p>
          </table:table-cell>
          <table:table-cell office:value-type="float" office:value="17" calcext:value-type="float">
            <text:p>17</text:p>
          </table:table-cell>
          <table:table-cell office:value-type="float" office:value="13.26" calcext:value-type="float">
            <text:p>13.26</text:p>
          </table:table-cell>
          <table:table-cell office:value-type="float" office:value="22.233" calcext:value-type="float">
            <text:p>22.233</text:p>
          </table:table-cell>
        </table:table-row>
        <table:table-row table:style-name="ro1">
          <table:table-cell office:value-type="float" office:value="366.412" calcext:value-type="float">
            <text:p>366.412</text:p>
          </table:table-cell>
          <table:table-cell office:value-type="float" office:value="16.64" calcext:value-type="float">
            <text:p>16.64</text:p>
          </table:table-cell>
          <table:table-cell office:value-type="float" office:value="14.848" calcext:value-type="float">
            <text:p>14.848</text:p>
          </table:table-cell>
          <table:table-cell office:value-type="float" office:value="22.727" calcext:value-type="float">
            <text:p>22.727</text:p>
          </table:table-cell>
        </table:table-row>
        <table:table-row table:style-name="ro1">
          <table:table-cell office:value-type="float" office:value="367.554" calcext:value-type="float">
            <text:p>367.554</text:p>
          </table:table-cell>
          <table:table-cell office:value-type="float" office:value="18.271" calcext:value-type="float">
            <text:p>18.271</text:p>
          </table:table-cell>
          <table:table-cell office:value-type="float" office:value="17.305" calcext:value-type="float">
            <text:p>17.305</text:p>
          </table:table-cell>
          <table:table-cell office:value-type="float" office:value="21.593" calcext:value-type="float">
            <text:p>21.593</text:p>
          </table:table-cell>
        </table:table-row>
        <table:table-row table:style-name="ro1">
          <table:table-cell office:value-type="float" office:value="368.695" calcext:value-type="float">
            <text:p>368.695</text:p>
          </table:table-cell>
          <table:table-cell office:value-type="float" office:value="17.947" calcext:value-type="float">
            <text:p>17.94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9.837" calcext:value-type="float">
            <text:p>369.837</text:p>
          </table:table-cell>
          <table:table-cell office:value-type="float" office:value="15.568" calcext:value-type="float">
            <text:p>15.568</text:p>
          </table:table-cell>
          <table:table-cell office:value-type="float" office:value="14.351" calcext:value-type="float">
            <text:p>14.351</text:p>
          </table:table-cell>
          <table:table-cell office:value-type="float" office:value="22.372" calcext:value-type="float">
            <text:p>22.372</text:p>
          </table:table-cell>
        </table:table-row>
        <table:table-row table:style-name="ro1">
          <table:table-cell office:value-type="float" office:value="370.978" calcext:value-type="float">
            <text:p>370.978</text:p>
          </table:table-cell>
          <table:table-cell office:value-type="float" office:value="15.934" calcext:value-type="float">
            <text:p>15.934</text:p>
          </table:table-cell>
          <table:table-cell office:value-type="float" office:value="15.627" calcext:value-type="float">
            <text:p>15.627</text:p>
          </table:table-cell>
          <table:table-cell office:value-type="float" office:value="22.355" calcext:value-type="float">
            <text:p>22.355</text:p>
          </table:table-cell>
        </table:table-row>
        <table:table-row table:style-name="ro1">
          <table:table-cell office:value-type="float" office:value="372.12" calcext:value-type="float">
            <text:p>372.12</text:p>
          </table:table-cell>
          <table:table-cell office:value-type="float" office:value="18.309" calcext:value-type="float">
            <text:p>18.30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3.261" calcext:value-type="float">
            <text:p>373.261</text:p>
          </table:table-cell>
          <table:table-cell office:value-type="float" office:value="16.922" calcext:value-type="float">
            <text:p>16.922</text:p>
          </table:table-cell>
          <table:table-cell office:value-type="float" office:value="17.419" calcext:value-type="float">
            <text:p>17.4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4.403" calcext:value-type="float">
            <text:p>374.403</text:p>
          </table:table-cell>
          <table:table-cell office:value-type="float" office:value="16.61" calcext:value-type="float">
            <text:p>16.61</text:p>
          </table:table-cell>
          <table:table-cell office:value-type="float" office:value="16.883" calcext:value-type="float">
            <text:p>16.8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5.544" calcext:value-type="float">
            <text:p>375.544</text:p>
          </table:table-cell>
          <table:table-cell office:value-type="float" office:value="18.303" calcext:value-type="float">
            <text:p>18.303</text:p>
          </table:table-cell>
          <table:table-cell office:value-type="float" office:value="16.464" calcext:value-type="float">
            <text:p>16.464</text:p>
          </table:table-cell>
          <table:table-cell office:value-type="float" office:value="23.571" calcext:value-type="float">
            <text:p>23.571</text:p>
          </table:table-cell>
        </table:table-row>
        <table:table-row table:style-name="ro1">
          <table:table-cell office:value-type="float" office:value="376.686" calcext:value-type="float">
            <text:p>376.686</text:p>
          </table:table-cell>
          <table:table-cell office:value-type="float" office:value="19" calcext:value-type="float">
            <text:p>19</text:p>
          </table:table-cell>
          <table:table-cell office:value-type="float" office:value="16.513" calcext:value-type="float">
            <text:p>16.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.827" calcext:value-type="float">
            <text:p>377.827</text:p>
          </table:table-cell>
          <table:table-cell office:value-type="float" office:value="18.701" calcext:value-type="float">
            <text:p>18.701</text:p>
          </table:table-cell>
          <table:table-cell office:value-type="float" office:value="17.49" calcext:value-type="float">
            <text:p>17.49</text:p>
          </table:table-cell>
          <table:table-cell office:value-type="float" office:value="20.501" calcext:value-type="float">
            <text:p>20.501</text:p>
          </table:table-cell>
        </table:table-row>
        <table:table-row table:style-name="ro1">
          <table:table-cell office:value-type="float" office:value="378.969" calcext:value-type="float">
            <text:p>378.969</text:p>
          </table:table-cell>
          <table:table-cell office:value-type="float" office:value="18.703" calcext:value-type="float">
            <text:p>18.703</text:p>
          </table:table-cell>
          <table:table-cell office:value-type="float" office:value="18" calcext:value-type="float">
            <text:p>1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380.11" calcext:value-type="float">
            <text:p>380.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.216" calcext:value-type="float">
            <text:p>22.216</text:p>
          </table:table-cell>
        </table:table-row>
        <table:table-row table:style-name="ro1">
          <table:table-cell office:value-type="float" office:value="381.252" calcext:value-type="float">
            <text:p>381.252</text:p>
          </table:table-cell>
          <table:table-cell office:value-type="float" office:value="19" calcext:value-type="float">
            <text:p>19</text:p>
          </table:table-cell>
          <table:table-cell office:value-type="float" office:value="18.578" calcext:value-type="float">
            <text:p>18.5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2.393" calcext:value-type="float">
            <text:p>382.393</text:p>
          </table:table-cell>
          <table:table-cell office:value-type="float" office:value="19.29" calcext:value-type="float">
            <text:p>19.29</text:p>
          </table:table-cell>
          <table:table-cell office:value-type="float" office:value="18.801" calcext:value-type="float">
            <text:p>18.801</text:p>
          </table:table-cell>
          <table:table-cell office:value-type="float" office:value="18.362" calcext:value-type="float">
            <text:p>18.362</text:p>
          </table:table-cell>
        </table:table-row>
        <table:table-row table:style-name="ro1">
          <table:table-cell office:value-type="float" office:value="383.534" calcext:value-type="float">
            <text:p>383.534</text:p>
          </table:table-cell>
          <table:table-cell office:value-type="float" office:value="16.576" calcext:value-type="float">
            <text:p>16.576</text:p>
          </table:table-cell>
          <table:table-cell office:value-type="float" office:value="18.246" calcext:value-type="float">
            <text:p>18.246</text:p>
          </table:table-cell>
          <table:table-cell office:value-type="float" office:value="18.328" calcext:value-type="float">
            <text:p>18.328</text:p>
          </table:table-cell>
        </table:table-row>
        <table:table-row table:style-name="ro1">
          <table:table-cell office:value-type="float" office:value="384.676" calcext:value-type="float">
            <text:p>384.676</text:p>
          </table:table-cell>
          <table:table-cell office:value-type="float" office:value="16.286" calcext:value-type="float">
            <text:p>16.286</text:p>
          </table:table-cell>
          <table:table-cell office:value-type="float" office:value="16.354" calcext:value-type="float">
            <text:p>16.354</text:p>
          </table:table-cell>
          <table:table-cell office:value-type="float" office:value="18.146" calcext:value-type="float">
            <text:p>18.146</text:p>
          </table:table-cell>
        </table:table-row>
        <table:table-row table:style-name="ro1">
          <table:table-cell office:value-type="float" office:value="385.817" calcext:value-type="float">
            <text:p>385.8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.129" calcext:value-type="float">
            <text:p>18.129</text:p>
          </table:table-cell>
        </table:table-row>
        <table:table-row table:style-name="ro1">
          <table:table-cell office:value-type="float" office:value="386.959" calcext:value-type="float">
            <text:p>386.959</text:p>
          </table:table-cell>
          <table:table-cell office:value-type="float" office:value="18" calcext:value-type="float">
            <text:p>18</text:p>
          </table:table-cell>
          <table:table-cell office:value-type="float" office:value="16.382" calcext:value-type="float">
            <text:p>16.382</text:p>
          </table:table-cell>
          <table:table-cell office:value-type="float" office:value="18.888" calcext:value-type="float">
            <text:p>18.888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float" office:value="17.161" calcext:value-type="float">
            <text:p>17.161</text:p>
          </table:table-cell>
          <table:table-cell office:value-type="float" office:value="15.714" calcext:value-type="float">
            <text:p>15.714</text:p>
          </table:table-cell>
          <table:table-cell office:value-type="float" office:value="18.906" calcext:value-type="float">
            <text:p>18.906</text:p>
          </table:table-cell>
        </table:table-row>
        <table:table-row table:style-name="ro1">
          <table:table-cell office:value-type="float" office:value="389.242" calcext:value-type="float">
            <text:p>389.242</text:p>
          </table:table-cell>
          <table:table-cell office:value-type="float" office:value="19.167" calcext:value-type="float">
            <text:p>19.167</text:p>
          </table:table-cell>
          <table:table-cell office:value-type="float" office:value="15.264" calcext:value-type="float">
            <text:p>15.2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.383" calcext:value-type="float">
            <text:p>390.383</text:p>
          </table:table-cell>
          <table:table-cell office:value-type="float" office:value="19.725" calcext:value-type="float">
            <text:p>19.725</text:p>
          </table:table-cell>
          <table:table-cell office:value-type="float" office:value="18.241" calcext:value-type="float">
            <text:p>18.241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391.525" calcext:value-type="float">
            <text:p>391.525</text:p>
          </table:table-cell>
          <table:table-cell office:value-type="float" office:value="19.273" calcext:value-type="float">
            <text:p>19.273</text:p>
          </table:table-cell>
          <table:table-cell office:value-type="float" office:value="19.218" calcext:value-type="float">
            <text:p>19.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2.666" calcext:value-type="float">
            <text:p>392.666</text:p>
          </table:table-cell>
          <table:table-cell office:value-type="float" office:value="20" calcext:value-type="float">
            <text:p>20</text:p>
          </table:table-cell>
          <table:table-cell office:value-type="float" office:value="17.195" calcext:value-type="float">
            <text:p>17.195</text:p>
          </table:table-cell>
          <table:table-cell office:value-type="float" office:value="25.901" calcext:value-type="float">
            <text:p>25.901</text:p>
          </table:table-cell>
        </table:table-row>
        <table:table-row table:style-name="ro1">
          <table:table-cell office:value-type="float" office:value="393.808" calcext:value-type="float">
            <text:p>393.808</text:p>
          </table:table-cell>
          <table:table-cell office:value-type="float" office:value="19.731" calcext:value-type="float">
            <text:p>19.731</text:p>
          </table:table-cell>
          <table:table-cell office:value-type="float" office:value="17.173" calcext:value-type="float">
            <text:p>17.173</text:p>
          </table:table-cell>
          <table:table-cell office:value-type="float" office:value="24.963" calcext:value-type="float">
            <text:p>24.963</text:p>
          </table:table-cell>
        </table:table-row>
        <table:table-row table:style-name="ro1">
          <table:table-cell office:value-type="float" office:value="394.949" calcext:value-type="float">
            <text:p>394.949</text:p>
          </table:table-cell>
          <table:table-cell office:value-type="float" office:value="18.733" calcext:value-type="float">
            <text:p>18.733</text:p>
          </table:table-cell>
          <table:table-cell office:value-type="float" office:value="18.85" calcext:value-type="float">
            <text:p>18.85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396.091" calcext:value-type="float">
            <text:p>396.091</text:p>
          </table:table-cell>
          <table:table-cell office:value-type="float" office:value="16.47" calcext:value-type="float">
            <text:p>16.47</text:p>
          </table:table-cell>
          <table:table-cell office:value-type="float" office:value="17.873" calcext:value-type="float">
            <text:p>17.8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7.232" calcext:value-type="float">
            <text:p>397.232</text:p>
          </table:table-cell>
          <table:table-cell office:value-type="float" office:value="18.212" calcext:value-type="float">
            <text:p>18.212</text:p>
          </table:table-cell>
          <table:table-cell office:value-type="float" office:value="16.791" calcext:value-type="float">
            <text:p>16.791</text:p>
          </table:table-cell>
          <table:table-cell office:value-type="float" office:value="22.045" calcext:value-type="float">
            <text:p>22.045</text:p>
          </table:table-cell>
        </table:table-row>
        <table:table-row table:style-name="ro1">
          <table:table-cell office:value-type="float" office:value="398.374" calcext:value-type="float">
            <text:p>398.374</text:p>
          </table:table-cell>
          <table:table-cell office:value-type="float" office:value="19" calcext:value-type="float">
            <text:p>19</text:p>
          </table:table-cell>
          <table:table-cell office:value-type="float" office:value="15.082" calcext:value-type="float">
            <text:p>15.082</text:p>
          </table:table-cell>
          <table:table-cell office:value-type="float" office:value="20.062" calcext:value-type="float">
            <text:p>20.062</text:p>
          </table:table-cell>
        </table:table-row>
        <table:table-row table:style-name="ro1">
          <table:table-cell office:value-type="float" office:value="399.515" calcext:value-type="float">
            <text:p>399.515</text:p>
          </table:table-cell>
          <table:table-cell office:value-type="float" office:value="18.742" calcext:value-type="float">
            <text:p>18.742</text:p>
          </table:table-cell>
          <table:table-cell office:value-type="float" office:value="16" calcext:value-type="float">
            <text:p>16</text:p>
          </table:table-cell>
          <table:table-cell office:value-type="float" office:value="20.079" calcext:value-type="float">
            <text:p>20.079</text:p>
          </table:table-cell>
        </table:table-row>
        <table:table-row table:style-name="ro1">
          <table:table-cell office:value-type="float" office:value="400.657" calcext:value-type="float">
            <text:p>400.657</text:p>
          </table:table-cell>
          <table:table-cell office:value-type="float" office:value="18.487" calcext:value-type="float">
            <text:p>18.487</text:p>
          </table:table-cell>
          <table:table-cell office:value-type="float" office:value="16.963" calcext:value-type="float">
            <text:p>16.963</text:p>
          </table:table-cell>
          <table:table-cell office:value-type="float" office:value="20.097" calcext:value-type="float">
            <text:p>20.097</text:p>
          </table:table-cell>
        </table:table-row>
        <table:table-row table:style-name="ro1">
          <table:table-cell office:value-type="float" office:value="401.798" calcext:value-type="float">
            <text:p>401.798</text:p>
          </table:table-cell>
          <table:table-cell office:value-type="float" office:value="17.254" calcext:value-type="float">
            <text:p>17.254</text:p>
          </table:table-cell>
          <table:table-cell office:value-type="float" office:value="16.014" calcext:value-type="float">
            <text:p>16.014</text:p>
          </table:table-cell>
          <table:table-cell office:value-type="float" office:value="22.114" calcext:value-type="float">
            <text:p>22.114</text:p>
          </table:table-cell>
        </table:table-row>
        <table:table-row table:style-name="ro1">
          <table:table-cell office:value-type="float" office:value="402.94" calcext:value-type="float">
            <text:p>402.94</text:p>
          </table:table-cell>
          <table:table-cell office:value-type="float" office:value="18.756" calcext:value-type="float">
            <text:p>18.756</text:p>
          </table:table-cell>
          <table:table-cell office:value-type="float" office:value="18" calcext:value-type="float">
            <text:p>18</text:p>
          </table:table-cell>
          <table:table-cell office:value-type="float" office:value="18.395" calcext:value-type="float">
            <text:p>18.395</text:p>
          </table:table-cell>
        </table:table-row>
        <table:table-row table:style-name="ro1">
          <table:table-cell office:value-type="float" office:value="404.081" calcext:value-type="float">
            <text:p>404.08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.149" calcext:value-type="float">
            <text:p>23.149</text:p>
          </table:table-cell>
        </table:table-row>
        <table:table-row table:style-name="ro1">
          <table:table-cell office:value-type="float" office:value="405.222" calcext:value-type="float">
            <text:p>405.222</text:p>
          </table:table-cell>
          <table:table-cell office:value-type="float" office:value="18.752" calcext:value-type="float">
            <text:p>18.752</text:p>
          </table:table-cell>
          <table:table-cell office:value-type="float" office:value="16.946" calcext:value-type="float">
            <text:p>16.946</text:p>
          </table:table-cell>
          <table:table-cell office:value-type="float" office:value="19.499" calcext:value-type="float">
            <text:p>19.499</text:p>
          </table:table-cell>
        </table:table-row>
        <table:table-row table:style-name="ro1">
          <table:table-cell office:value-type="float" office:value="406.364" calcext:value-type="float">
            <text:p>406.364</text:p>
          </table:table-cell>
          <table:table-cell office:value-type="float" office:value="22.246" calcext:value-type="float">
            <text:p>22.246</text:p>
          </table:table-cell>
          <table:table-cell office:value-type="float" office:value="16" calcext:value-type="float">
            <text:p>16</text:p>
          </table:table-cell>
          <table:table-cell office:value-type="float" office:value="19.184" calcext:value-type="float">
            <text:p>19.184</text:p>
          </table:table-cell>
        </table:table-row>
        <table:table-row table:style-name="ro1">
          <table:table-cell office:value-type="float" office:value="407.505" calcext:value-type="float">
            <text:p>407.505</text:p>
          </table:table-cell>
          <table:table-cell office:value-type="float" office:value="19.756" calcext:value-type="float">
            <text:p>19.756</text:p>
          </table:table-cell>
          <table:table-cell office:value-type="float" office:value="16.099" calcext:value-type="float">
            <text:p>16.0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8.647" calcext:value-type="float">
            <text:p>408.647</text:p>
          </table:table-cell>
          <table:table-cell office:value-type="float" office:value="18.758" calcext:value-type="float">
            <text:p>18.758</text:p>
          </table:table-cell>
          <table:table-cell office:value-type="float" office:value="16.122" calcext:value-type="float">
            <text:p>16.1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.788" calcext:value-type="float">
            <text:p>409.788</text:p>
          </table:table-cell>
          <table:table-cell office:value-type="float" office:value="19.239" calcext:value-type="float">
            <text:p>19.239</text:p>
          </table:table-cell>
          <table:table-cell office:value-type="float" office:value="17.145" calcext:value-type="float">
            <text:p>17.145</text:p>
          </table:table-cell>
          <table:table-cell office:value-type="float" office:value="23.236" calcext:value-type="float">
            <text:p>23.236</text:p>
          </table:table-cell>
        </table:table-row>
        <table:table-row table:style-name="ro1">
          <table:table-cell office:value-type="float" office:value="410.93" calcext:value-type="float">
            <text:p>410.93</text:p>
          </table:table-cell>
          <table:table-cell office:value-type="float" office:value="17.475" calcext:value-type="float">
            <text:p>17.475</text:p>
          </table:table-cell>
          <table:table-cell office:value-type="float" office:value="17" calcext:value-type="float">
            <text:p>17</text:p>
          </table:table-cell>
          <table:table-cell office:value-type="float" office:value="23.506" calcext:value-type="float">
            <text:p>23.506</text:p>
          </table:table-cell>
        </table:table-row>
        <table:table-row table:style-name="ro1">
          <table:table-cell office:value-type="float" office:value="412.071" calcext:value-type="float">
            <text:p>412.071</text:p>
          </table:table-cell>
          <table:table-cell office:value-type="float" office:value="19.47" calcext:value-type="float">
            <text:p>19.47</text:p>
          </table:table-cell>
          <table:table-cell office:value-type="float" office:value="17.81" calcext:value-type="float">
            <text:p>17.81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1">
          <table:table-cell office:value-type="float" office:value="413.213" calcext:value-type="float">
            <text:p>413.213</text:p>
          </table:table-cell>
          <table:table-cell office:value-type="float" office:value="18.466" calcext:value-type="float">
            <text:p>18.466</text:p>
          </table:table-cell>
          <table:table-cell office:value-type="float" office:value="15.426" calcext:value-type="float">
            <text:p>15.426</text:p>
          </table:table-cell>
          <table:table-cell office:value-type="float" office:value="23.288" calcext:value-type="float">
            <text:p>23.288</text:p>
          </table:table-cell>
        </table:table-row>
        <table:table-row table:style-name="ro1">
          <table:table-cell office:value-type="float" office:value="414.354" calcext:value-type="float">
            <text:p>414.354</text:p>
          </table:table-cell>
          <table:table-cell office:value-type="float" office:value="18.231" calcext:value-type="float">
            <text:p>18.231</text:p>
          </table:table-cell>
          <table:table-cell office:value-type="float" office:value="16.236" calcext:value-type="float">
            <text:p>16.236</text:p>
          </table:table-cell>
          <table:table-cell office:value-type="float" office:value="22.305" calcext:value-type="float">
            <text:p>22.305</text:p>
          </table:table-cell>
        </table:table-row>
        <table:table-row table:style-name="ro1">
          <table:table-cell office:value-type="float" office:value="415.496" calcext:value-type="float">
            <text:p>415.496</text:p>
          </table:table-cell>
          <table:table-cell office:value-type="float" office:value="20" calcext:value-type="float">
            <text:p>20</text:p>
          </table:table-cell>
          <table:table-cell office:value-type="float" office:value="17.483" calcext:value-type="float">
            <text:p>17.4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6.637" calcext:value-type="float">
            <text:p>416.637</text:p>
          </table:table-cell>
          <table:table-cell office:value-type="float" office:value="22.32" calcext:value-type="float">
            <text:p>22.32</text:p>
          </table:table-cell>
          <table:table-cell office:value-type="float" office:value="17.719" calcext:value-type="float">
            <text:p>17.7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.779" calcext:value-type="float">
            <text:p>417.779</text:p>
          </table:table-cell>
          <table:table-cell office:value-type="float" office:value="21.551" calcext:value-type="float">
            <text:p>21.551</text:p>
          </table:table-cell>
          <table:table-cell office:value-type="float" office:value="17.607" calcext:value-type="float">
            <text:p>17.6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8.92" calcext:value-type="float">
            <text:p>418.92</text:p>
          </table:table-cell>
          <table:table-cell office:value-type="float" office:value="22" calcext:value-type="float">
            <text:p>22</text:p>
          </table:table-cell>
          <table:table-cell office:value-type="float" office:value="16.653" calcext:value-type="float">
            <text:p>16.653</text:p>
          </table:table-cell>
          <table:table-cell office:value-type="float" office:value="22.375" calcext:value-type="float">
            <text:p>22.375</text:p>
          </table:table-cell>
        </table:table-row>
        <table:table-row table:style-name="ro1">
          <table:table-cell office:value-type="float" office:value="420.062" calcext:value-type="float">
            <text:p>420.06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1.203" calcext:value-type="float">
            <text:p>421.203</text:p>
          </table:table-cell>
          <table:table-cell office:value-type="float" office:value="20.782" calcext:value-type="float">
            <text:p>20.7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.345" calcext:value-type="float">
            <text:p>422.345</text:p>
          </table:table-cell>
          <table:table-cell office:value-type="float" office:value="20.216" calcext:value-type="float">
            <text:p>20.2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.486" calcext:value-type="float">
            <text:p>423.486</text:p>
          </table:table-cell>
          <table:table-cell office:value-type="float" office:value="22.214" calcext:value-type="float">
            <text:p>22.214</text:p>
          </table:table-cell>
          <table:table-cell office:value-type="float" office:value="16.417" calcext:value-type="float">
            <text:p>16.417</text:p>
          </table:table-cell>
          <table:table-cell office:value-type="float" office:value="22.112" calcext:value-type="float">
            <text:p>22.112</text:p>
          </table:table-cell>
        </table:table-row>
        <table:table-row table:style-name="ro1">
          <table:table-cell office:value-type="float" office:value="424.627" calcext:value-type="float">
            <text:p>424.627</text:p>
          </table:table-cell>
          <table:table-cell office:value-type="float" office:value="25" calcext:value-type="float">
            <text:p>25</text:p>
          </table:table-cell>
          <table:table-cell office:value-type="float" office:value="16.44" calcext:value-type="float">
            <text:p>16.44</text:p>
          </table:table-cell>
          <table:table-cell office:value-type="float" office:value="22.538" calcext:value-type="float">
            <text:p>22.538</text:p>
          </table:table-cell>
        </table:table-row>
        <table:table-row table:style-name="ro1">
          <table:table-cell office:value-type="float" office:value="425.769" calcext:value-type="float">
            <text:p>425.769</text:p>
          </table:table-cell>
          <table:table-cell office:value-type="float" office:value="24" calcext:value-type="float">
            <text:p>24</text:p>
          </table:table-cell>
          <table:table-cell office:value-type="float" office:value="15.462" calcext:value-type="float">
            <text:p>15.462</text:p>
          </table:table-cell>
          <table:table-cell office:value-type="float" office:value="22.958" calcext:value-type="float">
            <text:p>22.958</text:p>
          </table:table-cell>
        </table:table-row>
        <table:table-row table:style-name="ro1">
          <table:table-cell office:value-type="float" office:value="426.91" calcext:value-type="float">
            <text:p>426.9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.993" calcext:value-type="float">
            <text:p>21.993</text:p>
          </table:table-cell>
        </table:table-row>
        <table:table-row table:style-name="ro1">
          <table:table-cell office:value-type="float" office:value="428.052" calcext:value-type="float">
            <text:p>428.052</text:p>
          </table:table-cell>
          <table:table-cell office:value-type="float" office:value="22" calcext:value-type="float">
            <text:p>22</text:p>
          </table:table-cell>
          <table:table-cell office:value-type="float" office:value="17.476" calcext:value-type="float">
            <text:p>17.476</text:p>
          </table:table-cell>
          <table:table-cell office:value-type="float" office:value="23.514" calcext:value-type="float">
            <text:p>23.514</text:p>
          </table:table-cell>
        </table:table-row>
        <table:table-row table:style-name="ro1">
          <table:table-cell office:value-type="float" office:value="429.193" calcext:value-type="float">
            <text:p>429.193</text:p>
          </table:table-cell>
          <table:table-cell office:value-type="float" office:value="20" calcext:value-type="float">
            <text:p>20</text:p>
          </table:table-cell>
          <table:table-cell office:value-type="float" office:value="18.408" calcext:value-type="float">
            <text:p>18.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0.335" calcext:value-type="float">
            <text:p>430.335</text:p>
          </table:table-cell>
          <table:table-cell office:value-type="float" office:value="21.201" calcext:value-type="float">
            <text:p>21.201</text:p>
          </table:table-cell>
          <table:table-cell office:value-type="float" office:value="16.447" calcext:value-type="float">
            <text:p>16.447</text:p>
          </table:table-cell>
          <table:table-cell office:value-type="float" office:value="23.452" calcext:value-type="float">
            <text:p>23.452</text:p>
          </table:table-cell>
        </table:table-row>
        <table:table-row table:style-name="ro1">
          <table:table-cell office:value-type="float" office:value="431.476" calcext:value-type="float">
            <text:p>431.476</text:p>
          </table:table-cell>
          <table:table-cell office:value-type="float" office:value="24.199" calcext:value-type="float">
            <text:p>24.19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2.618" calcext:value-type="float">
            <text:p>432.6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.759" calcext:value-type="float">
            <text:p>433.759</text:p>
          </table:table-cell>
          <table:table-cell office:value-type="float" office:value="25.805" calcext:value-type="float">
            <text:p>25.80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.901" calcext:value-type="float">
            <text:p>434.901</text:p>
          </table:table-cell>
          <table:table-cell office:value-type="float" office:value="24.807" calcext:value-type="float">
            <text:p>24.807</text:p>
          </table:table-cell>
          <table:table-cell office:value-type="float" office:value="17" calcext:value-type="float">
            <text:p>17</text:p>
          </table:table-cell>
          <table:table-cell office:value-type="float" office:value="23.236" calcext:value-type="float">
            <text:p>23.236</text:p>
          </table:table-cell>
        </table:table-row>
        <table:table-row table:style-name="ro1">
          <table:table-cell office:value-type="float" office:value="436.042" calcext:value-type="float">
            <text:p>436.042</text:p>
          </table:table-cell>
          <table:table-cell office:value-type="float" office:value="24" calcext:value-type="float">
            <text:p>24</text:p>
          </table:table-cell>
          <table:table-cell office:value-type="float" office:value="16.667" calcext:value-type="float">
            <text:p>16.6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7.184" calcext:value-type="float">
            <text:p>437.184</text:p>
          </table:table-cell>
          <table:table-cell office:value-type="float" office:value="25.811" calcext:value-type="float">
            <text:p>25.811</text:p>
          </table:table-cell>
          <table:table-cell office:value-type="float" office:value="17.689" calcext:value-type="float">
            <text:p>17.689</text:p>
          </table:table-cell>
          <table:table-cell office:value-type="float" office:value="25.305" calcext:value-type="float">
            <text:p>25.305</text:p>
          </table:table-cell>
        </table:table-row>
        <table:table-row table:style-name="ro1">
          <table:table-cell office:value-type="float" office:value="438.325" calcext:value-type="float">
            <text:p>438.325</text:p>
          </table:table-cell>
          <table:table-cell office:value-type="float" office:value="25" calcext:value-type="float">
            <text:p>25</text:p>
          </table:table-cell>
          <table:table-cell office:value-type="float" office:value="18.712" calcext:value-type="float">
            <text:p>18.712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439.467" calcext:value-type="float">
            <text:p>439.467</text:p>
          </table:table-cell>
          <table:table-cell office:value-type="float" office:value="24.184" calcext:value-type="float">
            <text:p>24.184</text:p>
          </table:table-cell>
          <table:table-cell office:value-type="float" office:value="19.265" calcext:value-type="float">
            <text:p>19.265</text:p>
          </table:table-cell>
          <table:table-cell office:value-type="float" office:value="23.687" calcext:value-type="float">
            <text:p>23.687</text:p>
          </table:table-cell>
        </table:table-row>
        <table:table-row table:style-name="ro1">
          <table:table-cell office:value-type="float" office:value="440.608" calcext:value-type="float">
            <text:p>440.608</text:p>
          </table:table-cell>
          <table:table-cell office:value-type="float" office:value="24.182" calcext:value-type="float">
            <text:p>24.182</text:p>
          </table:table-cell>
          <table:table-cell office:value-type="float" office:value="22" calcext:value-type="float">
            <text:p>22</text:p>
          </table:table-cell>
          <table:table-cell office:value-type="float" office:value="26.705" calcext:value-type="float">
            <text:p>26.705</text:p>
          </table:table-cell>
        </table:table-row>
        <table:table-row table:style-name="ro1">
          <table:table-cell office:value-type="float" office:value="441.75" calcext:value-type="float">
            <text:p>441.75</text:p>
          </table:table-cell>
          <table:table-cell office:value-type="float" office:value="22.82" calcext:value-type="float">
            <text:p>22.82</text:p>
          </table:table-cell>
          <table:table-cell office:value-type="float" office:value="22" calcext:value-type="float">
            <text:p>22</text:p>
          </table:table-cell>
          <table:table-cell office:value-type="float" office:value="22.556" calcext:value-type="float">
            <text:p>22.556</text:p>
          </table:table-cell>
        </table:table-row>
        <table:table-row table:style-name="ro1">
          <table:table-cell office:value-type="float" office:value="442.891" calcext:value-type="float">
            <text:p>442.891</text:p>
          </table:table-cell>
          <table:table-cell office:value-type="float" office:value="24.644" calcext:value-type="float">
            <text:p>24.644</text:p>
          </table:table-cell>
          <table:table-cell office:value-type="float" office:value="19.197" calcext:value-type="float">
            <text:p>19.197</text:p>
          </table:table-cell>
          <table:table-cell office:value-type="float" office:value="20.521" calcext:value-type="float">
            <text:p>20.521</text:p>
          </table:table-cell>
        </table:table-row>
        <table:table-row table:style-name="ro1">
          <table:table-cell office:value-type="float" office:value="444.033" calcext:value-type="float">
            <text:p>444.033</text:p>
          </table:table-cell>
          <table:table-cell office:value-type="float" office:value="26" calcext:value-type="float">
            <text:p>2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5.174" calcext:value-type="float">
            <text:p>445.174</text:p>
          </table:table-cell>
          <table:table-cell office:value-type="float" office:value="26.826" calcext:value-type="float">
            <text:p>26.82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6.315" calcext:value-type="float">
            <text:p>446.315</text:p>
          </table:table-cell>
          <table:table-cell office:value-type="float" office:value="27.828" calcext:value-type="float">
            <text:p>27.828</text:p>
          </table:table-cell>
          <table:table-cell office:value-type="float" office:value="17" calcext:value-type="float">
            <text:p>17</text:p>
          </table:table-cell>
          <table:table-cell office:value-type="float" office:value="22.792" calcext:value-type="float">
            <text:p>22.792</text:p>
          </table:table-cell>
        </table:table-row>
        <table:table-row table:style-name="ro1">
          <table:table-cell office:value-type="float" office:value="447.457" calcext:value-type="float">
            <text:p>447.457</text:p>
          </table:table-cell>
          <table:table-cell office:value-type="float" office:value="28.339" calcext:value-type="float">
            <text:p>28.339</text:p>
          </table:table-cell>
          <table:table-cell office:value-type="float" office:value="15.894" calcext:value-type="float">
            <text:p>15.894</text:p>
          </table:table-cell>
          <table:table-cell office:value-type="float" office:value="21.191" calcext:value-type="float">
            <text:p>21.191</text:p>
          </table:table-cell>
        </table:table-row>
        <table:table-row table:style-name="ro1">
          <table:table-cell office:value-type="float" office:value="448.598" calcext:value-type="float">
            <text:p>448.598</text:p>
          </table:table-cell>
          <table:table-cell office:value-type="float" office:value="28" calcext:value-type="float">
            <text:p>28</text:p>
          </table:table-cell>
          <table:table-cell office:value-type="float" office:value="18.916" calcext:value-type="float">
            <text:p>18.916</text:p>
          </table:table-cell>
          <table:table-cell office:value-type="float" office:value="20.521" calcext:value-type="float">
            <text:p>20.521</text:p>
          </table:table-cell>
        </table:table-row>
        <table:table-row table:style-name="ro1">
          <table:table-cell office:value-type="float" office:value="449.74" calcext:value-type="float">
            <text:p>449.74</text:p>
          </table:table-cell>
          <table:table-cell office:value-type="float" office:value="28.165" calcext:value-type="float">
            <text:p>28.165</text:p>
          </table:table-cell>
          <table:table-cell office:value-type="float" office:value="19" calcext:value-type="float">
            <text:p>19</text:p>
          </table:table-cell>
          <table:table-cell office:value-type="float" office:value="22.313" calcext:value-type="float">
            <text:p>22.313</text:p>
          </table:table-cell>
        </table:table-row>
        <table:table-row table:style-name="ro1">
          <table:table-cell office:value-type="float" office:value="450.881" calcext:value-type="float">
            <text:p>450.8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1.583" calcext:value-type="float">
            <text:p>21.583</text:p>
          </table:table-cell>
        </table:table-row>
        <table:table-row table:style-name="ro1">
          <table:table-cell office:value-type="float" office:value="452.023" calcext:value-type="float">
            <text:p>452.023</text:p>
          </table:table-cell>
          <table:table-cell office:value-type="float" office:value="29.161" calcext:value-type="float">
            <text:p>29.161</text:p>
          </table:table-cell>
          <table:table-cell office:value-type="float" office:value="18.984" calcext:value-type="float">
            <text:p>18.984</text:p>
          </table:table-cell>
          <table:table-cell office:value-type="float" office:value="21.878" calcext:value-type="float">
            <text:p>21.878</text:p>
          </table:table-cell>
        </table:table-row>
        <table:table-row table:style-name="ro1">
          <table:table-cell office:value-type="float" office:value="453.164" calcext:value-type="float">
            <text:p>453.164</text:p>
          </table:table-cell>
          <table:table-cell office:value-type="float" office:value="27.159" calcext:value-type="float">
            <text:p>27.15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4.306" calcext:value-type="float">
            <text:p>454.30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.447" calcext:value-type="float">
            <text:p>455.447</text:p>
          </table:table-cell>
          <table:table-cell office:value-type="float" office:value="36.845" calcext:value-type="float">
            <text:p>36.845</text:p>
          </table:table-cell>
          <table:table-cell office:value-type="float" office:value="17" calcext:value-type="float">
            <text:p>17</text:p>
          </table:table-cell>
          <table:table-cell office:value-type="float" office:value="23.069" calcext:value-type="float">
            <text:p>23.069</text:p>
          </table:table-cell>
        </table:table-row>
        <table:table-row table:style-name="ro1">
          <table:table-cell office:value-type="float" office:value="456.589" calcext:value-type="float">
            <text:p>456.589</text:p>
          </table:table-cell>
          <table:table-cell office:value-type="float" office:value="34.847" calcext:value-type="float">
            <text:p>34.84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.73" calcext:value-type="float">
            <text:p>457.73</text:p>
          </table:table-cell>
          <table:table-cell office:value-type="float" office:value="35.85" calcext:value-type="float">
            <text:p>35.85</text:p>
          </table:table-cell>
          <table:table-cell office:value-type="float" office:value="18.902" calcext:value-type="float">
            <text:p>18.902</text:p>
          </table:table-cell>
          <table:table-cell office:value-type="float" office:value="24.035" calcext:value-type="float">
            <text:p>24.035</text:p>
          </table:table-cell>
        </table:table-row>
        <table:table-row table:style-name="ro1">
          <table:table-cell office:value-type="float" office:value="458.872" calcext:value-type="float">
            <text:p>458.872</text:p>
          </table:table-cell>
          <table:table-cell office:value-type="float" office:value="36.148" calcext:value-type="float">
            <text:p>36.148</text:p>
          </table:table-cell>
          <table:table-cell office:value-type="float" office:value="18.759" calcext:value-type="float">
            <text:p>18.759</text:p>
          </table:table-cell>
          <table:table-cell office:value-type="float" office:value="25.017" calcext:value-type="float">
            <text:p>25.017</text:p>
          </table:table-cell>
        </table:table-row>
        <table:table-row table:style-name="ro1">
          <table:table-cell office:value-type="float" office:value="460.013" calcext:value-type="float">
            <text:p>460.013</text:p>
          </table:table-cell>
          <table:table-cell office:value-type="float" office:value="35.292" calcext:value-type="float">
            <text:p>35.29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1.155" calcext:value-type="float">
            <text:p>461.155</text:p>
          </table:table-cell>
          <table:table-cell office:value-type="float" office:value="35.432" calcext:value-type="float">
            <text:p>35.432</text:p>
          </table:table-cell>
          <table:table-cell office:value-type="float" office:value="16.166" calcext:value-type="float">
            <text:p>16.166</text:p>
          </table:table-cell>
          <table:table-cell office:value-type="float" office:value="23.017" calcext:value-type="float">
            <text:p>23.017</text:p>
          </table:table-cell>
        </table:table-row>
        <table:table-row table:style-name="ro1">
          <table:table-cell office:value-type="float" office:value="462.296" calcext:value-type="float">
            <text:p>462.296</text:p>
          </table:table-cell>
          <table:table-cell office:value-type="float" office:value="35.142" calcext:value-type="float">
            <text:p>35.142</text:p>
          </table:table-cell>
          <table:table-cell office:value-type="float" office:value="18.435" calcext:value-type="float">
            <text:p>18.4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3.438" calcext:value-type="float">
            <text:p>463.438</text:p>
          </table:table-cell>
          <table:table-cell office:value-type="float" office:value="36.86" calcext:value-type="float">
            <text:p>36.86</text:p>
          </table:table-cell>
          <table:table-cell office:value-type="float" office:value="19.155" calcext:value-type="float">
            <text:p>19.155</text:p>
          </table:table-cell>
          <table:table-cell office:value-type="float" office:value="22.896" calcext:value-type="float">
            <text:p>22.896</text:p>
          </table:table-cell>
        </table:table-row>
        <table:table-row table:style-name="ro1">
          <table:table-cell office:value-type="float" office:value="464.579" calcext:value-type="float">
            <text:p>464.579</text:p>
          </table:table-cell>
          <table:table-cell office:value-type="float" office:value="38.587" calcext:value-type="float">
            <text:p>38.587</text:p>
          </table:table-cell>
          <table:table-cell office:value-type="float" office:value="18.532" calcext:value-type="float">
            <text:p>18.532</text:p>
          </table:table-cell>
          <table:table-cell office:value-type="float" office:value="23.792" calcext:value-type="float">
            <text:p>23.792</text:p>
          </table:table-cell>
        </table:table-row>
        <table:table-row table:style-name="ro1">
          <table:table-cell office:value-type="float" office:value="465.72" calcext:value-type="float">
            <text:p>465.72</text:p>
          </table:table-cell>
          <table:table-cell office:value-type="float" office:value="38.593" calcext:value-type="float">
            <text:p>38.593</text:p>
          </table:table-cell>
          <table:table-cell office:value-type="float" office:value="18" calcext:value-type="float">
            <text:p>18</text:p>
          </table:table-cell>
          <table:table-cell office:value-type="float" office:value="25.913" calcext:value-type="float">
            <text:p>25.913</text:p>
          </table:table-cell>
        </table:table-row>
        <table:table-row table:style-name="ro1">
          <table:table-cell office:value-type="float" office:value="466.862" calcext:value-type="float">
            <text:p>466.862</text:p>
          </table:table-cell>
          <table:table-cell office:value-type="float" office:value="39.733" calcext:value-type="float">
            <text:p>39.733</text:p>
          </table:table-cell>
          <table:table-cell office:value-type="float" office:value="19" calcext:value-type="float">
            <text:p>19</text:p>
          </table:table-cell>
          <table:table-cell office:value-type="float" office:value="24.896" calcext:value-type="float">
            <text:p>24.896</text:p>
          </table:table-cell>
        </table:table-row>
        <table:table-row table:style-name="ro1">
          <table:table-cell office:value-type="float" office:value="468.003" calcext:value-type="float">
            <text:p>468.003</text:p>
          </table:table-cell>
          <table:table-cell office:value-type="float" office:value="43.869" calcext:value-type="float">
            <text:p>43.869</text:p>
          </table:table-cell>
          <table:table-cell office:value-type="float" office:value="19.396" calcext:value-type="float">
            <text:p>19.3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9.145" calcext:value-type="float">
            <text:p>469.145</text:p>
          </table:table-cell>
          <table:table-cell office:value-type="float" office:value="46.129" calcext:value-type="float">
            <text:p>46.129</text:p>
          </table:table-cell>
          <table:table-cell office:value-type="float" office:value="20.026" calcext:value-type="float">
            <text:p>20.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0.286" calcext:value-type="float">
            <text:p>470.286</text:p>
          </table:table-cell>
          <table:table-cell office:value-type="float" office:value="51" calcext:value-type="float">
            <text:p>51</text:p>
          </table:table-cell>
          <table:table-cell office:value-type="float" office:value="20.305" calcext:value-type="float">
            <text:p>20.305</text:p>
          </table:table-cell>
          <table:table-cell office:value-type="float" office:value="25.156" calcext:value-type="float">
            <text:p>25.156</text:p>
          </table:table-cell>
        </table:table-row>
        <table:table-row table:style-name="ro1">
          <table:table-cell office:value-type="float" office:value="471.428" calcext:value-type="float">
            <text:p>471.428</text:p>
          </table:table-cell>
          <table:table-cell office:value-type="float" office:value="56.75" calcext:value-type="float">
            <text:p>56.75</text:p>
          </table:table-cell>
          <table:table-cell office:value-type="float" office:value="18.63" calcext:value-type="float">
            <text:p>18.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.569" calcext:value-type="float">
            <text:p>472.569</text:p>
          </table:table-cell>
          <table:table-cell office:value-type="float" office:value="60.386" calcext:value-type="float">
            <text:p>60.386</text:p>
          </table:table-cell>
          <table:table-cell office:value-type="float" office:value="16.607" calcext:value-type="float">
            <text:p>16.607</text:p>
          </table:table-cell>
          <table:table-cell office:value-type="float" office:value="23.618" calcext:value-type="float">
            <text:p>23.618</text:p>
          </table:table-cell>
        </table:table-row>
        <table:table-row table:style-name="ro1">
          <table:table-cell office:value-type="float" office:value="473.711" calcext:value-type="float">
            <text:p>473.711</text:p>
          </table:table-cell>
          <table:table-cell office:value-type="float" office:value="65.155" calcext:value-type="float">
            <text:p>65.155</text:p>
          </table:table-cell>
          <table:table-cell office:value-type="float" office:value="18" calcext:value-type="float">
            <text:p>18</text:p>
          </table:table-cell>
          <table:table-cell office:value-type="float" office:value="24.792" calcext:value-type="float">
            <text:p>24.792</text:p>
          </table:table-cell>
        </table:table-row>
        <table:table-row table:style-name="ro1">
          <table:table-cell office:value-type="float" office:value="474.852" calcext:value-type="float">
            <text:p>474.852</text:p>
          </table:table-cell>
          <table:table-cell office:value-type="float" office:value="67.169" calcext:value-type="float">
            <text:p>67.16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5.994" calcext:value-type="float">
            <text:p>475.994</text:p>
          </table:table-cell>
          <table:table-cell office:value-type="float" office:value="70.534" calcext:value-type="float">
            <text:p>70.534</text:p>
          </table:table-cell>
          <table:table-cell office:value-type="float" office:value="15.539" calcext:value-type="float">
            <text:p>15.5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.135" calcext:value-type="float">
            <text:p>477.135</text:p>
          </table:table-cell>
          <table:table-cell office:value-type="float" office:value="81.742" calcext:value-type="float">
            <text:p>81.742</text:p>
          </table:table-cell>
          <table:table-cell office:value-type="float" office:value="18" calcext:value-type="float">
            <text:p>18</text:p>
          </table:table-cell>
          <table:table-cell office:value-type="float" office:value="21.261" calcext:value-type="float">
            <text:p>21.261</text:p>
          </table:table-cell>
        </table:table-row>
        <table:table-row table:style-name="ro1">
          <table:table-cell office:value-type="float" office:value="478.277" calcext:value-type="float">
            <text:p>478.277</text:p>
          </table:table-cell>
          <table:table-cell office:value-type="float" office:value="84.54" calcext:value-type="float">
            <text:p>84.54</text:p>
          </table:table-cell>
          <table:table-cell office:value-type="float" office:value="20" calcext:value-type="float">
            <text:p>20</text:p>
          </table:table-cell>
          <table:table-cell office:value-type="float" office:value="21.722" calcext:value-type="float">
            <text:p>21.722</text:p>
          </table:table-cell>
        </table:table-row>
        <table:table-row table:style-name="ro1">
          <table:table-cell office:value-type="float" office:value="479.418" calcext:value-type="float">
            <text:p>479.418</text:p>
          </table:table-cell>
          <table:table-cell office:value-type="float" office:value="82.008" calcext:value-type="float">
            <text:p>82.008</text:p>
          </table:table-cell>
          <table:table-cell office:value-type="float" office:value="19.471" calcext:value-type="float">
            <text:p>19.471</text:p>
          </table:table-cell>
          <table:table-cell office:value-type="float" office:value="22.295" calcext:value-type="float">
            <text:p>22.295</text:p>
          </table:table-cell>
        </table:table-row>
        <table:table-row table:style-name="ro1">
          <table:table-cell office:value-type="float" office:value="480.56" calcext:value-type="float">
            <text:p>480.56</text:p>
          </table:table-cell>
          <table:table-cell office:value-type="float" office:value="83.919" calcext:value-type="float">
            <text:p>83.919</text:p>
          </table:table-cell>
          <table:table-cell office:value-type="float" office:value="18.551" calcext:value-type="float">
            <text:p>18.551</text:p>
          </table:table-cell>
          <table:table-cell office:value-type="float" office:value="22.625" calcext:value-type="float">
            <text:p>22.625</text:p>
          </table:table-cell>
        </table:table-row>
        <table:table-row table:style-name="ro1">
          <table:table-cell office:value-type="float" office:value="481.701" calcext:value-type="float">
            <text:p>481.701</text:p>
          </table:table-cell>
          <table:table-cell office:value-type="float" office:value="87.258" calcext:value-type="float">
            <text:p>87.258</text:p>
          </table:table-cell>
          <table:table-cell office:value-type="float" office:value="18.574" calcext:value-type="float">
            <text:p>18.5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.843" calcext:value-type="float">
            <text:p>482.843</text:p>
          </table:table-cell>
          <table:table-cell office:value-type="float" office:value="83.104" calcext:value-type="float">
            <text:p>83.104</text:p>
          </table:table-cell>
          <table:table-cell office:value-type="float" office:value="20" calcext:value-type="float">
            <text:p>20</text:p>
          </table:table-cell>
          <table:table-cell office:value-type="float" office:value="21.653" calcext:value-type="float">
            <text:p>21.653</text:p>
          </table:table-cell>
        </table:table-row>
        <table:table-row table:style-name="ro1">
          <table:table-cell office:value-type="float" office:value="483.984" calcext:value-type="float">
            <text:p>483.984</text:p>
          </table:table-cell>
          <table:table-cell office:value-type="float" office:value="75.102" calcext:value-type="float">
            <text:p>75.102</text:p>
          </table:table-cell>
          <table:table-cell office:value-type="float" office:value="18" calcext:value-type="float">
            <text:p>18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float" office:value="485.125" calcext:value-type="float">
            <text:p>485.125</text:p>
          </table:table-cell>
          <table:table-cell office:value-type="float" office:value="70.801" calcext:value-type="float">
            <text:p>70.801</text:p>
          </table:table-cell>
          <table:table-cell office:value-type="float" office:value="21.642" calcext:value-type="float">
            <text:p>21.642</text:p>
          </table:table-cell>
          <table:table-cell office:value-type="float" office:value="20.618" calcext:value-type="float">
            <text:p>20.618</text:p>
          </table:table-cell>
        </table:table-row>
        <table:table-row table:style-name="ro1">
          <table:table-cell office:value-type="float" office:value="486.267" calcext:value-type="float">
            <text:p>486.267</text:p>
          </table:table-cell>
          <table:table-cell office:value-type="float" office:value="70.61" calcext:value-type="float">
            <text:p>70.61</text:p>
          </table:table-cell>
          <table:table-cell office:value-type="float" office:value="21.665" calcext:value-type="float">
            <text:p>21.66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487.408" calcext:value-type="float">
            <text:p>487.408</text:p>
          </table:table-cell>
          <table:table-cell office:value-type="float" office:value="71.714" calcext:value-type="float">
            <text:p>71.714</text:p>
          </table:table-cell>
          <table:table-cell office:value-type="float" office:value="19" calcext:value-type="float">
            <text:p>19</text:p>
          </table:table-cell>
          <table:table-cell office:value-type="float" office:value="24.166" calcext:value-type="float">
            <text:p>24.166</text:p>
          </table:table-cell>
        </table:table-row>
        <table:table-row table:style-name="ro1">
          <table:table-cell office:value-type="float" office:value="488.55" calcext:value-type="float">
            <text:p>488.55</text:p>
          </table:table-cell>
          <table:table-cell office:value-type="float" office:value="75" calcext:value-type="float">
            <text:p>75</text:p>
          </table:table-cell>
          <table:table-cell office:value-type="float" office:value="19.579" calcext:value-type="float">
            <text:p>19.5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.691" calcext:value-type="float">
            <text:p>489.691</text:p>
          </table:table-cell>
          <table:table-cell office:value-type="float" office:value="74.909" calcext:value-type="float">
            <text:p>74.909</text:p>
          </table:table-cell>
          <table:table-cell office:value-type="float" office:value="20" calcext:value-type="float">
            <text:p>20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office:value-type="float" office:value="490.833" calcext:value-type="float">
            <text:p>490.833</text:p>
          </table:table-cell>
          <table:table-cell office:value-type="float" office:value="71.089" calcext:value-type="float">
            <text:p>71.089</text:p>
          </table:table-cell>
          <table:table-cell office:value-type="float" office:value="20.267" calcext:value-type="float">
            <text:p>20.267</text:p>
          </table:table-cell>
          <table:table-cell office:value-type="float" office:value="21.469" calcext:value-type="float">
            <text:p>21.469</text:p>
          </table:table-cell>
        </table:table-row>
        <table:table-row table:style-name="ro1">
          <table:table-cell office:value-type="float" office:value="491.974" calcext:value-type="float">
            <text:p>491.974</text:p>
          </table:table-cell>
          <table:table-cell office:value-type="float" office:value="68.087" calcext:value-type="float">
            <text:p>68.087</text:p>
          </table:table-cell>
          <table:table-cell office:value-type="float" office:value="20.557" calcext:value-type="float">
            <text:p>20.557</text:p>
          </table:table-cell>
          <table:table-cell office:value-type="float" office:value="23.514" calcext:value-type="float">
            <text:p>23.514</text:p>
          </table:table-cell>
        </table:table-row>
        <table:table-row table:style-name="ro1">
          <table:table-cell office:value-type="float" office:value="493.116" calcext:value-type="float">
            <text:p>493.116</text:p>
          </table:table-cell>
          <table:table-cell office:value-type="float" office:value="70" calcext:value-type="float">
            <text:p>70</text:p>
          </table:table-cell>
          <table:table-cell office:value-type="float" office:value="20.801" calcext:value-type="float">
            <text:p>20.801</text:p>
          </table:table-cell>
          <table:table-cell office:value-type="float" office:value="22.504" calcext:value-type="float">
            <text:p>22.504</text:p>
          </table:table-cell>
        </table:table-row>
        <table:table-row table:style-name="ro1">
          <table:table-cell office:value-type="float" office:value="494.257" calcext:value-type="float">
            <text:p>494.257</text:p>
          </table:table-cell>
          <table:table-cell office:value-type="float" office:value="76.752" calcext:value-type="float">
            <text:p>76.752</text:p>
          </table:table-cell>
          <table:table-cell office:value-type="float" office:value="21" calcext:value-type="float">
            <text:p>21</text:p>
          </table:table-cell>
          <table:table-cell office:value-type="float" office:value="23.521" calcext:value-type="float">
            <text:p>23.521</text:p>
          </table:table-cell>
        </table:table-row>
        <table:table-row table:style-name="ro1">
          <table:table-cell office:value-type="float" office:value="495.399" calcext:value-type="float">
            <text:p>495.399</text:p>
          </table:table-cell>
          <table:table-cell office:value-type="float" office:value="82.597" calcext:value-type="float">
            <text:p>82.597</text:p>
          </table:table-cell>
          <table:table-cell office:value-type="float" office:value="19.307" calcext:value-type="float">
            <text:p>19.3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.54" calcext:value-type="float">
            <text:p>496.54</text:p>
          </table:table-cell>
          <table:table-cell office:value-type="float" office:value="87.451" calcext:value-type="float">
            <text:p>87.451</text:p>
          </table:table-cell>
          <table:table-cell office:value-type="float" office:value="20.131" calcext:value-type="float">
            <text:p>20.131</text:p>
          </table:table-cell>
          <table:table-cell office:value-type="float" office:value="25.444" calcext:value-type="float">
            <text:p>25.444</text:p>
          </table:table-cell>
        </table:table-row>
        <table:table-row table:style-name="ro1">
          <table:table-cell office:value-type="float" office:value="497.682" calcext:value-type="float">
            <text:p>497.682</text:p>
          </table:table-cell>
          <table:table-cell office:value-type="float" office:value="99.008" calcext:value-type="float">
            <text:p>99.008</text:p>
          </table:table-cell>
          <table:table-cell office:value-type="float" office:value="21.892" calcext:value-type="float">
            <text:p>21.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.823" calcext:value-type="float">
            <text:p>498.823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19.829" calcext:value-type="float">
            <text:p>19.829</text:p>
          </table:table-cell>
          <table:table-cell office:value-type="float" office:value="24.181" calcext:value-type="float">
            <text:p>24.181</text:p>
          </table:table-cell>
        </table:table-row>
        <table:table-row table:style-name="ro1">
          <table:table-cell office:value-type="float" office:value="499.965" calcext:value-type="float">
            <text:p>499.965</text:p>
          </table:table-cell>
          <table:table-cell office:value-type="float" office:value="91.712" calcext:value-type="float">
            <text:p>91.712</text:p>
          </table:table-cell>
          <table:table-cell office:value-type="float" office:value="19" calcext:value-type="float">
            <text:p>19</text:p>
          </table:table-cell>
          <table:table-cell office:value-type="float" office:value="25.608" calcext:value-type="float">
            <text:p>25.608</text:p>
          </table:table-cell>
        </table:table-row>
        <table:table-row table:style-name="ro1">
          <table:table-cell office:value-type="float" office:value="501.106" calcext:value-type="float">
            <text:p>501.106</text:p>
          </table:table-cell>
          <table:table-cell office:value-type="float" office:value="76.489" calcext:value-type="float">
            <text:p>76.489</text:p>
          </table:table-cell>
          <table:table-cell office:value-type="float" office:value="20" calcext:value-type="float">
            <text:p>20</text:p>
          </table:table-cell>
          <table:table-cell office:value-type="float" office:value="23.625" calcext:value-type="float">
            <text:p>23.625</text:p>
          </table:table-cell>
        </table:table-row>
        <table:table-row table:style-name="ro1">
          <table:table-cell office:value-type="float" office:value="502.248" calcext:value-type="float">
            <text:p>502.248</text:p>
          </table:table-cell>
          <table:table-cell office:value-type="float" office:value="75.932" calcext:value-type="float">
            <text:p>75.932</text:p>
          </table:table-cell>
          <table:table-cell office:value-type="float" office:value="20.035" calcext:value-type="float">
            <text:p>20.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3.389" calcext:value-type="float">
            <text:p>503.389</text:p>
          </table:table-cell>
          <table:table-cell office:value-type="float" office:value="72.934" calcext:value-type="float">
            <text:p>72.934</text:p>
          </table:table-cell>
          <table:table-cell office:value-type="float" office:value="20.01" calcext:value-type="float">
            <text:p>20.01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float" office:value="504.53" calcext:value-type="float">
            <text:p>504.53</text:p>
          </table:table-cell>
          <table:table-cell office:value-type="float" office:value="71.936" calcext:value-type="float">
            <text:p>71.936</text:p>
          </table:table-cell>
          <table:table-cell office:value-type="float" office:value="20.056" calcext:value-type="float">
            <text:p>20.0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5.672" calcext:value-type="float">
            <text:p>505.672</text:p>
          </table:table-cell>
          <table:table-cell office:value-type="float" office:value="72.816" calcext:value-type="float">
            <text:p>72.816</text:p>
          </table:table-cell>
          <table:table-cell office:value-type="float" office:value="20" calcext:value-type="float">
            <text:p>20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506.813" calcext:value-type="float">
            <text:p>506.81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7.712" calcext:value-type="float">
            <text:p>27.712</text:p>
          </table:table-cell>
        </table:table-row>
        <table:table-row table:style-name="ro1">
          <table:table-cell office:value-type="float" office:value="507.955" calcext:value-type="float">
            <text:p>507.955</text:p>
          </table:table-cell>
          <table:table-cell office:value-type="float" office:value="71.943" calcext:value-type="float">
            <text:p>71.9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9.096" calcext:value-type="float">
            <text:p>509.096</text:p>
          </table:table-cell>
          <table:table-cell office:value-type="float" office:value="69" calcext:value-type="float">
            <text:p>69</text:p>
          </table:table-cell>
          <table:table-cell office:value-type="float" office:value="21.237" calcext:value-type="float">
            <text:p>21.237</text:p>
          </table:table-cell>
          <table:table-cell office:value-type="float" office:value="27.506" calcext:value-type="float">
            <text:p>27.506</text:p>
          </table:table-cell>
        </table:table-row>
        <table:table-row table:style-name="ro1">
          <table:table-cell office:value-type="float" office:value="510.238" calcext:value-type="float">
            <text:p>510.238</text:p>
          </table:table-cell>
          <table:table-cell office:value-type="float" office:value="69" calcext:value-type="float">
            <text:p>69</text:p>
          </table:table-cell>
          <table:table-cell office:value-type="float" office:value="20.283" calcext:value-type="float">
            <text:p>20.283</text:p>
          </table:table-cell>
          <table:table-cell office:value-type="float" office:value="25.707" calcext:value-type="float">
            <text:p>25.707</text:p>
          </table:table-cell>
        </table:table-row>
        <table:table-row table:style-name="ro1">
          <table:table-cell office:value-type="float" office:value="511.379" calcext:value-type="float">
            <text:p>511.379</text:p>
          </table:table-cell>
          <table:table-cell office:value-type="float" office:value="70.898" calcext:value-type="float">
            <text:p>70.898</text:p>
          </table:table-cell>
          <table:table-cell office:value-type="float" office:value="19.328" calcext:value-type="float">
            <text:p>19.328</text:p>
          </table:table-cell>
          <table:table-cell office:value-type="float" office:value="25.437" calcext:value-type="float">
            <text:p>25.437</text:p>
          </table:table-cell>
        </table:table-row>
        <table:table-row table:style-name="ro1">
          <table:table-cell office:value-type="float" office:value="512.521" calcext:value-type="float">
            <text:p>512.521</text:p>
          </table:table-cell>
          <table:table-cell office:value-type="float" office:value="67.951" calcext:value-type="float">
            <text:p>67.951</text:p>
          </table:table-cell>
          <table:table-cell office:value-type="float" office:value="20.747" calcext:value-type="float">
            <text:p>20.747</text:p>
          </table:table-cell>
          <table:table-cell office:value-type="float" office:value="26.799" calcext:value-type="float">
            <text:p>26.799</text:p>
          </table:table-cell>
        </table:table-row>
        <table:table-row table:style-name="ro1">
          <table:table-cell office:value-type="float" office:value="513.662" calcext:value-type="float">
            <text:p>513.662</text:p>
          </table:table-cell>
          <table:table-cell office:value-type="float" office:value="67.953" calcext:value-type="float">
            <text:p>67.953</text:p>
          </table:table-cell>
          <table:table-cell office:value-type="float" office:value="21.209" calcext:value-type="float">
            <text:p>21.209</text:p>
          </table:table-cell>
          <table:table-cell office:value-type="float" office:value="29.816" calcext:value-type="float">
            <text:p>29.816</text:p>
          </table:table-cell>
        </table:table-row>
        <table:table-row table:style-name="ro1">
          <table:table-cell office:value-type="float" office:value="514.804" calcext:value-type="float">
            <text:p>514.80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.166" calcext:value-type="float">
            <text:p>30.166</text:p>
          </table:table-cell>
        </table:table-row>
        <table:table-row table:style-name="ro1">
          <table:table-cell office:value-type="float" office:value="515.945" calcext:value-type="float">
            <text:p>515.945</text:p>
          </table:table-cell>
          <table:table-cell office:value-type="float" office:value="67.085" calcext:value-type="float">
            <text:p>67.085</text:p>
          </table:table-cell>
          <table:table-cell office:value-type="float" office:value="20.255" calcext:value-type="float">
            <text:p>20.255</text:p>
          </table:table-cell>
          <table:table-cell office:value-type="float" office:value="30.851" calcext:value-type="float">
            <text:p>30.851</text:p>
          </table:table-cell>
        </table:table-row>
        <table:table-row table:style-name="ro1">
          <table:table-cell office:value-type="float" office:value="517.087" calcext:value-type="float">
            <text:p>517.087</text:p>
          </table:table-cell>
          <table:table-cell office:value-type="float" office:value="65.121" calcext:value-type="float">
            <text:p>65.121</text:p>
          </table:table-cell>
          <table:table-cell office:value-type="float" office:value="20.832" calcext:value-type="float">
            <text:p>20.832</text:p>
          </table:table-cell>
          <table:table-cell office:value-type="float" office:value="33.868" calcext:value-type="float">
            <text:p>33.868</text:p>
          </table:table-cell>
        </table:table-row>
        <table:table-row table:style-name="ro1">
          <table:table-cell office:value-type="float" office:value="518.228" calcext:value-type="float">
            <text:p>518.228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9.37" calcext:value-type="float">
            <text:p>519.37</text:p>
          </table:table-cell>
          <table:table-cell office:value-type="float" office:value="67.928" calcext:value-type="float">
            <text:p>67.928</text:p>
          </table:table-cell>
          <table:table-cell office:value-type="float" office:value="20" calcext:value-type="float">
            <text:p>20</text:p>
          </table:table-cell>
          <table:table-cell office:value-type="float" office:value="32.194" calcext:value-type="float">
            <text:p>32.194</text:p>
          </table:table-cell>
        </table:table-row>
        <table:table-row table:style-name="ro1">
          <table:table-cell office:value-type="float" office:value="520.511" calcext:value-type="float">
            <text:p>520.511</text:p>
          </table:table-cell>
          <table:table-cell office:value-type="float" office:value="68.966" calcext:value-type="float">
            <text:p>68.966</text:p>
          </table:table-cell>
          <table:table-cell office:value-type="float" office:value="21.346" calcext:value-type="float">
            <text:p>21.346</text:p>
          </table:table-cell>
          <table:table-cell office:value-type="float" office:value="33.238" calcext:value-type="float">
            <text:p>33.238</text:p>
          </table:table-cell>
        </table:table-row>
        <table:table-row table:style-name="ro1">
          <table:table-cell office:value-type="float" office:value="521.653" calcext:value-type="float">
            <text:p>521.653</text:p>
          </table:table-cell>
          <table:table-cell office:value-type="float" office:value="66.095" calcext:value-type="float">
            <text:p>66.095</text:p>
          </table:table-cell>
          <table:table-cell office:value-type="float" office:value="19.632" calcext:value-type="float">
            <text:p>19.632</text:p>
          </table:table-cell>
          <table:table-cell office:value-type="float" office:value="32.248" calcext:value-type="float">
            <text:p>32.248</text:p>
          </table:table-cell>
        </table:table-row>
        <table:table-row table:style-name="ro1">
          <table:table-cell office:value-type="float" office:value="522.794" calcext:value-type="float">
            <text:p>522.794</text:p>
          </table:table-cell>
          <table:table-cell office:value-type="float" office:value="66.059" calcext:value-type="float">
            <text:p>66.059</text:p>
          </table:table-cell>
          <table:table-cell office:value-type="float" office:value="19" calcext:value-type="float">
            <text:p>19</text:p>
          </table:table-cell>
          <table:table-cell office:value-type="float" office:value="41.045" calcext:value-type="float">
            <text:p>41.045</text:p>
          </table:table-cell>
        </table:table-row>
        <table:table-row table:style-name="ro1">
          <table:table-cell office:value-type="float" office:value="523.936" calcext:value-type="float">
            <text:p>523.936</text:p>
          </table:table-cell>
          <table:table-cell office:value-type="float" office:value="66.972" calcext:value-type="float">
            <text:p>66.972</text:p>
          </table:table-cell>
          <table:table-cell office:value-type="float" office:value="20.173" calcext:value-type="float">
            <text:p>20.1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5.077" calcext:value-type="float">
            <text:p>525.077</text:p>
          </table:table-cell>
          <table:table-cell office:value-type="float" office:value="66.949" calcext:value-type="float">
            <text:p>66.949</text:p>
          </table:table-cell>
          <table:table-cell office:value-type="float" office:value="21" calcext:value-type="float">
            <text:p>21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float" office:value="526.218" calcext:value-type="float">
            <text:p>526.218</text:p>
          </table:table-cell>
          <table:table-cell office:value-type="float" office:value="63.907" calcext:value-type="float">
            <text:p>63.907</text:p>
          </table:table-cell>
          <table:table-cell office:value-type="float" office:value="20.459" calcext:value-type="float">
            <text:p>20.459</text:p>
          </table:table-cell>
          <table:table-cell office:value-type="float" office:value="48.015" calcext:value-type="float">
            <text:p>48.015</text:p>
          </table:table-cell>
        </table:table-row>
        <table:table-row table:style-name="ro1">
          <table:table-cell office:value-type="float" office:value="527.36" calcext:value-type="float">
            <text:p>527.36</text:p>
          </table:table-cell>
          <table:table-cell office:value-type="float" office:value="61.936" calcext:value-type="float">
            <text:p>61.936</text:p>
          </table:table-cell>
          <table:table-cell office:value-type="float" office:value="20" calcext:value-type="float">
            <text:p>20</text:p>
          </table:table-cell>
          <table:table-cell office:value-type="float" office:value="50.124" calcext:value-type="float">
            <text:p>50.124</text:p>
          </table:table-cell>
        </table:table-row>
        <table:table-row table:style-name="ro1">
          <table:table-cell office:value-type="float" office:value="528.501" calcext:value-type="float">
            <text:p>528.501</text:p>
          </table:table-cell>
          <table:table-cell office:value-type="float" office:value="61.981" calcext:value-type="float">
            <text:p>61.981</text:p>
          </table:table-cell>
          <table:table-cell office:value-type="float" office:value="19.496" calcext:value-type="float">
            <text:p>19.496</text:p>
          </table:table-cell>
          <table:table-cell office:value-type="float" office:value="56.127" calcext:value-type="float">
            <text:p>56.127</text:p>
          </table:table-cell>
        </table:table-row>
        <table:table-row table:style-name="ro1">
          <table:table-cell office:value-type="float" office:value="529.643" calcext:value-type="float">
            <text:p>529.643</text:p>
          </table:table-cell>
          <table:table-cell office:value-type="float" office:value="65.966" calcext:value-type="float">
            <text:p>65.966</text:p>
          </table:table-cell>
          <table:table-cell office:value-type="float" office:value="19.946" calcext:value-type="float">
            <text:p>19.9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0.784" calcext:value-type="float">
            <text:p>530.784</text:p>
          </table:table-cell>
          <table:table-cell office:value-type="float" office:value="66.97" calcext:value-type="float">
            <text:p>66.97</text:p>
          </table:table-cell>
          <table:table-cell office:value-type="float" office:value="20.351" calcext:value-type="float">
            <text:p>20.351</text:p>
          </table:table-cell>
          <table:table-cell office:value-type="float" office:value="69.385" calcext:value-type="float">
            <text:p>69.385</text:p>
          </table:table-cell>
        </table:table-row>
        <table:table-row table:style-name="ro1">
          <table:table-cell office:value-type="float" office:value="531.926" calcext:value-type="float">
            <text:p>531.926</text:p>
          </table:table-cell>
          <table:table-cell office:value-type="float" office:value="67.924" calcext:value-type="float">
            <text:p>67.924</text:p>
          </table:table-cell>
          <table:table-cell office:value-type="float" office:value="20.855" calcext:value-type="float">
            <text:p>20.855</text:p>
          </table:table-cell>
          <table:table-cell office:value-type="float" office:value="72.774" calcext:value-type="float">
            <text:p>72.774</text:p>
          </table:table-cell>
        </table:table-row>
        <table:table-row table:style-name="ro1">
          <table:table-cell office:value-type="float" office:value="533.067" calcext:value-type="float">
            <text:p>533.067</text:p>
          </table:table-cell>
          <table:table-cell office:value-type="float" office:value="72.947" calcext:value-type="float">
            <text:p>72.947</text:p>
          </table:table-cell>
          <table:table-cell office:value-type="float" office:value="20.81" calcext:value-type="float">
            <text:p>20.81</text:p>
          </table:table-cell>
          <table:table-cell office:value-type="float" office:value="71.325" calcext:value-type="float">
            <text:p>71.325</text:p>
          </table:table-cell>
        </table:table-row>
        <table:table-row table:style-name="ro1">
          <table:table-cell office:value-type="float" office:value="534.209" calcext:value-type="float">
            <text:p>534.209</text:p>
          </table:table-cell>
          <table:table-cell office:value-type="float" office:value="73.958" calcext:value-type="float">
            <text:p>73.958</text:p>
          </table:table-cell>
          <table:table-cell office:value-type="float" office:value="22.764" calcext:value-type="float">
            <text:p>22.764</text:p>
          </table:table-cell>
          <table:table-cell office:value-type="float" office:value="67.194" calcext:value-type="float">
            <text:p>67.194</text:p>
          </table:table-cell>
        </table:table-row>
        <table:table-row table:style-name="ro1">
          <table:table-cell office:value-type="float" office:value="535.35" calcext:value-type="float">
            <text:p>535.35</text:p>
          </table:table-cell>
          <table:table-cell office:value-type="float" office:value="72.981" calcext:value-type="float">
            <text:p>72.981</text:p>
          </table:table-cell>
          <table:table-cell office:value-type="float" office:value="20" calcext:value-type="float">
            <text:p>20</text:p>
          </table:table-cell>
          <table:table-cell office:value-type="float" office:value="63.39" calcext:value-type="float">
            <text:p>63.39</text:p>
          </table:table-cell>
        </table:table-row>
        <table:table-row table:style-name="ro1">
          <table:table-cell office:value-type="float" office:value="536.492" calcext:value-type="float">
            <text:p>536.492</text:p>
          </table:table-cell>
          <table:table-cell office:value-type="float" office:value="79.979" calcext:value-type="float">
            <text:p>79.979</text:p>
          </table:table-cell>
          <table:table-cell office:value-type="float" office:value="19.674" calcext:value-type="float">
            <text:p>19.674</text:p>
          </table:table-cell>
          <table:table-cell office:value-type="float" office:value="60.017" calcext:value-type="float">
            <text:p>60.017</text:p>
          </table:table-cell>
        </table:table-row>
        <table:table-row table:style-name="ro1">
          <table:table-cell office:value-type="float" office:value="537.633" calcext:value-type="float">
            <text:p>537.633</text:p>
          </table:table-cell>
          <table:table-cell office:value-type="float" office:value="91.97" calcext:value-type="float">
            <text:p>91.97</text:p>
          </table:table-cell>
          <table:table-cell office:value-type="float" office:value="19.942" calcext:value-type="float">
            <text:p>19.942</text:p>
          </table:table-cell>
          <table:table-cell office:value-type="float" office:value="57.094" calcext:value-type="float">
            <text:p>57.094</text:p>
          </table:table-cell>
        </table:table-row>
        <table:table-row table:style-name="ro1">
          <table:table-cell office:value-type="float" office:value="538.775" calcext:value-type="float">
            <text:p>538.775</text:p>
          </table:table-cell>
          <table:table-cell office:value-type="float" office:value="98" calcext:value-type="float">
            <text:p>98</text:p>
          </table:table-cell>
          <table:table-cell office:value-type="float" office:value="20.291" calcext:value-type="float">
            <text:p>20.291</text:p>
          </table:table-cell>
          <table:table-cell office:value-type="float" office:value="55.007" calcext:value-type="float">
            <text:p>55.007</text:p>
          </table:table-cell>
        </table:table-row>
        <table:table-row table:style-name="ro1">
          <table:table-cell office:value-type="float" office:value="539.916" calcext:value-type="float">
            <text:p>539.916</text:p>
          </table:table-cell>
          <table:table-cell office:value-type="float" office:value="97.038" calcext:value-type="float">
            <text:p>97.038</text:p>
          </table:table-cell>
          <table:table-cell office:value-type="float" office:value="23.269" calcext:value-type="float">
            <text:p>23.269</text:p>
          </table:table-cell>
          <table:table-cell office:value-type="float" office:value="51.568" calcext:value-type="float">
            <text:p>51.568</text:p>
          </table:table-cell>
        </table:table-row>
        <table:table-row table:style-name="ro1">
          <table:table-cell office:value-type="float" office:value="541.058" calcext:value-type="float">
            <text:p>541.058</text:p>
          </table:table-cell>
          <table:table-cell office:value-type="float" office:value="85.076" calcext:value-type="float">
            <text:p>85.076</text:p>
          </table:table-cell>
          <table:table-cell office:value-type="float" office:value="22" calcext:value-type="float">
            <text:p>22</text:p>
          </table:table-cell>
          <table:table-cell office:value-type="float" office:value="55.533" calcext:value-type="float">
            <text:p>55.533</text:p>
          </table:table-cell>
        </table:table-row>
        <table:table-row table:style-name="ro1">
          <table:table-cell office:value-type="float" office:value="542.199" calcext:value-type="float">
            <text:p>542.199</text:p>
          </table:table-cell>
          <table:table-cell office:value-type="float" office:value="73.076" calcext:value-type="float">
            <text:p>73.076</text:p>
          </table:table-cell>
          <table:table-cell office:value-type="float" office:value="20.223" calcext:value-type="float">
            <text:p>20.223</text:p>
          </table:table-cell>
          <table:table-cell office:value-type="float" office:value="59.248" calcext:value-type="float">
            <text:p>59.248</text:p>
          </table:table-cell>
        </table:table-row>
        <table:table-row table:style-name="ro1">
          <table:table-cell office:value-type="float" office:value="543.341" calcext:value-type="float">
            <text:p>543.341</text:p>
          </table:table-cell>
          <table:table-cell office:value-type="float" office:value="74.059" calcext:value-type="float">
            <text:p>74.059</text:p>
          </table:table-cell>
          <table:table-cell office:value-type="float" office:value="21.799" calcext:value-type="float">
            <text:p>21.799</text:p>
          </table:table-cell>
          <table:table-cell office:value-type="float" office:value="61.196" calcext:value-type="float">
            <text:p>61.196</text:p>
          </table:table-cell>
        </table:table-row>
        <table:table-row table:style-name="ro1">
          <table:table-cell office:value-type="float" office:value="544.482" calcext:value-type="float">
            <text:p>544.482</text:p>
          </table:table-cell>
          <table:table-cell office:value-type="float" office:value="69.148" calcext:value-type="float">
            <text:p>69.148</text:p>
          </table:table-cell>
          <table:table-cell office:value-type="float" office:value="19.822" calcext:value-type="float">
            <text:p>19.822</text:p>
          </table:table-cell>
          <table:table-cell office:value-type="float" office:value="69.859" calcext:value-type="float">
            <text:p>69.859</text:p>
          </table:table-cell>
        </table:table-row>
        <table:table-row table:style-name="ro1">
          <table:table-cell office:value-type="float" office:value="545.623" calcext:value-type="float">
            <text:p>545.623</text:p>
          </table:table-cell>
          <table:table-cell office:value-type="float" office:value="76.165" calcext:value-type="float">
            <text:p>76.165</text:p>
          </table:table-cell>
          <table:table-cell office:value-type="float" office:value="20.845" calcext:value-type="float">
            <text:p>20.845</text:p>
          </table:table-cell>
          <table:table-cell office:value-type="float" office:value="83.697" calcext:value-type="float">
            <text:p>83.697</text:p>
          </table:table-cell>
        </table:table-row>
        <table:table-row table:style-name="ro1">
          <table:table-cell office:value-type="float" office:value="546.765" calcext:value-type="float">
            <text:p>546.765</text:p>
          </table:table-cell>
          <table:table-cell office:value-type="float" office:value="79.119" calcext:value-type="float">
            <text:p>79.119</text:p>
          </table:table-cell>
          <table:table-cell office:value-type="float" office:value="22.867" calcext:value-type="float">
            <text:p>22.867</text:p>
          </table:table-cell>
          <table:table-cell office:value-type="float" office:value="97.96" calcext:value-type="float">
            <text:p>97.96</text:p>
          </table:table-cell>
        </table:table-row>
        <table:table-row table:style-name="ro1">
          <table:table-cell office:value-type="float" office:value="547.906" calcext:value-type="float">
            <text:p>547.906</text:p>
          </table:table-cell>
          <table:table-cell office:value-type="float" office:value="68.102" calcext:value-type="float">
            <text:p>68.102</text:p>
          </table:table-cell>
          <table:table-cell office:value-type="float" office:value="22.11" calcext:value-type="float">
            <text:p>22.11</text:p>
          </table:table-cell>
          <table:table-cell office:value-type="float" office:value="102.012" calcext:value-type="float">
            <text:p>102.012</text:p>
          </table:table-cell>
        </table:table-row>
        <table:table-row table:style-name="ro1">
          <table:table-cell office:value-type="float" office:value="549.048" calcext:value-type="float">
            <text:p>549.048</text:p>
          </table:table-cell>
          <table:table-cell office:value-type="float" office:value="59.133" calcext:value-type="float">
            <text:p>59.133</text:p>
          </table:table-cell>
          <table:table-cell office:value-type="float" office:value="21.175" calcext:value-type="float">
            <text:p>21.175</text:p>
          </table:table-cell>
          <table:table-cell office:value-type="float" office:value="99.065" calcext:value-type="float">
            <text:p>99.065</text:p>
          </table:table-cell>
        </table:table-row>
        <table:table-row table:style-name="ro1">
          <table:table-cell office:value-type="float" office:value="550.189" calcext:value-type="float">
            <text:p>550.189</text:p>
          </table:table-cell>
          <table:table-cell office:value-type="float" office:value="60.127" calcext:value-type="float">
            <text:p>60.127</text:p>
          </table:table-cell>
          <table:table-cell office:value-type="float" office:value="21.129" calcext:value-type="float">
            <text:p>21.129</text:p>
          </table:table-cell>
          <table:table-cell office:value-type="float" office:value="98.233" calcext:value-type="float">
            <text:p>98.233</text:p>
          </table:table-cell>
        </table:table-row>
        <table:table-row table:style-name="ro1">
          <table:table-cell office:value-type="float" office:value="551.331" calcext:value-type="float">
            <text:p>551.331</text:p>
          </table:table-cell>
          <table:table-cell office:value-type="float" office:value="62.023" calcext:value-type="float">
            <text:p>62.023</text:p>
          </table:table-cell>
          <table:table-cell office:value-type="float" office:value="21" calcext:value-type="float">
            <text:p>21</text:p>
          </table:table-cell>
          <table:table-cell office:value-type="float" office:value="96.337" calcext:value-type="float">
            <text:p>96.337</text:p>
          </table:table-cell>
        </table:table-row>
        <table:table-row table:style-name="ro1">
          <table:table-cell office:value-type="float" office:value="552.472" calcext:value-type="float">
            <text:p>552.472</text:p>
          </table:table-cell>
          <table:table-cell office:value-type="float" office:value="55.051" calcext:value-type="float">
            <text:p>55.051</text:p>
          </table:table-cell>
          <table:table-cell office:value-type="float" office:value="22.962" calcext:value-type="float">
            <text:p>22.962</text:p>
          </table:table-cell>
          <table:table-cell office:value-type="float" office:value="91.628" calcext:value-type="float">
            <text:p>91.628</text:p>
          </table:table-cell>
        </table:table-row>
        <table:table-row table:style-name="ro1">
          <table:table-cell office:value-type="float" office:value="553.614" calcext:value-type="float">
            <text:p>553.614</text:p>
          </table:table-cell>
          <table:table-cell office:value-type="float" office:value="52.11" calcext:value-type="float">
            <text:p>52.11</text:p>
          </table:table-cell>
          <table:table-cell office:value-type="float" office:value="22" calcext:value-type="float">
            <text:p>22</text:p>
          </table:table-cell>
          <table:table-cell office:value-type="float" office:value="91.697" calcext:value-type="float">
            <text:p>91.697</text:p>
          </table:table-cell>
        </table:table-row>
        <table:table-row table:style-name="ro1">
          <table:table-cell office:value-type="float" office:value="554.755" calcext:value-type="float">
            <text:p>554.755</text:p>
          </table:table-cell>
          <table:table-cell office:value-type="float" office:value="53.178" calcext:value-type="float">
            <text:p>53.178</text:p>
          </table:table-cell>
          <table:table-cell office:value-type="float" office:value="21.026" calcext:value-type="float">
            <text:p>21.026</text:p>
          </table:table-cell>
          <table:table-cell office:value-type="float" office:value="98.325" calcext:value-type="float">
            <text:p>98.325</text:p>
          </table:table-cell>
        </table:table-row>
        <table:table-row table:style-name="ro1">
          <table:table-cell office:value-type="float" office:value="555.897" calcext:value-type="float">
            <text:p>555.897</text:p>
          </table:table-cell>
          <table:table-cell office:value-type="float" office:value="54.127" calcext:value-type="float">
            <text:p>54.127</text:p>
          </table:table-cell>
          <table:table-cell office:value-type="float" office:value="19.147" calcext:value-type="float">
            <text:p>19.147</text:p>
          </table:table-cell>
          <table:table-cell office:value-type="float" office:value="100.459" calcext:value-type="float">
            <text:p>100.459</text:p>
          </table:table-cell>
        </table:table-row>
        <table:table-row table:style-name="ro1">
          <table:table-cell office:value-type="float" office:value="557.038" calcext:value-type="float">
            <text:p>557.038</text:p>
          </table:table-cell>
          <table:table-cell office:value-type="float" office:value="54.169" calcext:value-type="float">
            <text:p>54.169</text:p>
          </table:table-cell>
          <table:table-cell office:value-type="float" office:value="24.072" calcext:value-type="float">
            <text:p>24.072</text:p>
          </table:table-cell>
          <table:table-cell office:value-type="float" office:value="103.429" calcext:value-type="float">
            <text:p>103.429</text:p>
          </table:table-cell>
        </table:table-row>
        <table:table-row table:style-name="ro1">
          <table:table-cell office:value-type="float" office:value="558.18" calcext:value-type="float">
            <text:p>558.1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13.457" calcext:value-type="float">
            <text:p>113.457</text:p>
          </table:table-cell>
        </table:table-row>
        <table:table-row table:style-name="ro1">
          <table:table-cell office:value-type="float" office:value="559.321" calcext:value-type="float">
            <text:p>559.32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21.534" calcext:value-type="float">
            <text:p>121.534</text:p>
          </table:table-cell>
        </table:table-row>
        <table:table-row table:style-name="ro1">
          <table:table-cell office:value-type="float" office:value="560.463" calcext:value-type="float">
            <text:p>560.463</text:p>
          </table:table-cell>
          <table:table-cell office:value-type="float" office:value="50.081" calcext:value-type="float">
            <text:p>50.081</text:p>
          </table:table-cell>
          <table:table-cell office:value-type="float" office:value="23.14" calcext:value-type="float">
            <text:p>23.14</text:p>
          </table:table-cell>
          <table:table-cell office:value-type="float" office:value="125.529" calcext:value-type="float">
            <text:p>125.529</text:p>
          </table:table-cell>
        </table:table-row>
        <table:table-row table:style-name="ro1">
          <table:table-cell office:value-type="float" office:value="561.604" calcext:value-type="float">
            <text:p>561.604</text:p>
          </table:table-cell>
          <table:table-cell office:value-type="float" office:value="49.127" calcext:value-type="float">
            <text:p>49.127</text:p>
          </table:table-cell>
          <table:table-cell office:value-type="float" office:value="22.162" calcext:value-type="float">
            <text:p>22.162</text:p>
          </table:table-cell>
          <table:table-cell office:value-type="float" office:value="115.816" calcext:value-type="float">
            <text:p>115.816</text:p>
          </table:table-cell>
        </table:table-row>
        <table:table-row table:style-name="ro1">
          <table:table-cell office:value-type="float" office:value="562.746" calcext:value-type="float">
            <text:p>562.746</text:p>
          </table:table-cell>
          <table:table-cell office:value-type="float" office:value="45.133" calcext:value-type="float">
            <text:p>45.133</text:p>
          </table:table-cell>
          <table:table-cell office:value-type="float" office:value="20.555" calcext:value-type="float">
            <text:p>20.555</text:p>
          </table:table-cell>
          <table:table-cell office:value-type="float" office:value="95.057" calcext:value-type="float">
            <text:p>95.057</text:p>
          </table:table-cell>
        </table:table-row>
        <table:table-row table:style-name="ro1">
          <table:table-cell office:value-type="float" office:value="563.887" calcext:value-type="float">
            <text:p>563.887</text:p>
          </table:table-cell>
          <table:table-cell office:value-type="float" office:value="47.186" calcext:value-type="float">
            <text:p>47.186</text:p>
          </table:table-cell>
          <table:table-cell office:value-type="float" office:value="24.623" calcext:value-type="float">
            <text:p>24.623</text:p>
          </table:table-cell>
          <table:table-cell office:value-type="float" office:value="86.677" calcext:value-type="float">
            <text:p>86.677</text:p>
          </table:table-cell>
        </table:table-row>
        <table:table-row table:style-name="ro1">
          <table:table-cell office:value-type="float" office:value="565.029" calcext:value-type="float">
            <text:p>565.029</text:p>
          </table:table-cell>
          <table:table-cell office:value-type="float" office:value="44.951" calcext:value-type="float">
            <text:p>44.951</text:p>
          </table:table-cell>
          <table:table-cell office:value-type="float" office:value="24.461" calcext:value-type="float">
            <text:p>24.461</text:p>
          </table:table-cell>
          <table:table-cell office:value-type="float" office:value="84.608" calcext:value-type="float">
            <text:p>84.608</text:p>
          </table:table-cell>
        </table:table-row>
        <table:table-row table:style-name="ro1">
          <table:table-cell office:value-type="float" office:value="566.17" calcext:value-type="float">
            <text:p>566.17</text:p>
          </table:table-cell>
          <table:table-cell office:value-type="float" office:value="42" calcext:value-type="float">
            <text:p>42</text:p>
          </table:table-cell>
          <table:table-cell office:value-type="float" office:value="26.747" calcext:value-type="float">
            <text:p>26.747</text:p>
          </table:table-cell>
          <table:table-cell office:value-type="float" office:value="85.154" calcext:value-type="float">
            <text:p>85.154</text:p>
          </table:table-cell>
        </table:table-row>
        <table:table-row table:style-name="ro1">
          <table:table-cell office:value-type="float" office:value="567.311" calcext:value-type="float">
            <text:p>567.311</text:p>
          </table:table-cell>
          <table:table-cell office:value-type="float" office:value="46.106" calcext:value-type="float">
            <text:p>46.106</text:p>
          </table:table-cell>
          <table:table-cell office:value-type="float" office:value="26.724" calcext:value-type="float">
            <text:p>26.724</text:p>
          </table:table-cell>
          <table:table-cell office:value-type="float" office:value="83.266" calcext:value-type="float">
            <text:p>83.266</text:p>
          </table:table-cell>
        </table:table-row>
        <table:table-row table:style-name="ro1">
          <table:table-cell office:value-type="float" office:value="568.453" calcext:value-type="float">
            <text:p>568.453</text:p>
          </table:table-cell>
          <table:table-cell office:value-type="float" office:value="44.331" calcext:value-type="float">
            <text:p>44.331</text:p>
          </table:table-cell>
          <table:table-cell office:value-type="float" office:value="24.597" calcext:value-type="float">
            <text:p>24.5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9.594" calcext:value-type="float">
            <text:p>569.594</text:p>
          </table:table-cell>
          <table:table-cell office:value-type="float" office:value="42.515" calcext:value-type="float">
            <text:p>42.515</text:p>
          </table:table-cell>
          <table:table-cell office:value-type="float" office:value="24.321" calcext:value-type="float">
            <text:p>24.321</text:p>
          </table:table-cell>
          <table:table-cell office:value-type="float" office:value="87.998" calcext:value-type="float">
            <text:p>87.998</text:p>
          </table:table-cell>
        </table:table-row>
        <table:table-row table:style-name="ro1">
          <table:table-cell office:value-type="float" office:value="570.736" calcext:value-type="float">
            <text:p>570.736</text:p>
          </table:table-cell>
          <table:table-cell office:value-type="float" office:value="42.356" calcext:value-type="float">
            <text:p>42.356</text:p>
          </table:table-cell>
          <table:table-cell office:value-type="float" office:value="25.312" calcext:value-type="float">
            <text:p>25.312</text:p>
          </table:table-cell>
          <table:table-cell office:value-type="float" office:value="88.63" calcext:value-type="float">
            <text:p>88.63</text:p>
          </table:table-cell>
        </table:table-row>
        <table:table-row table:style-name="ro1">
          <table:table-cell office:value-type="float" office:value="571.877" calcext:value-type="float">
            <text:p>571.877</text:p>
          </table:table-cell>
          <table:table-cell office:value-type="float" office:value="42.246" calcext:value-type="float">
            <text:p>42.246</text:p>
          </table:table-cell>
          <table:table-cell office:value-type="float" office:value="23.634" calcext:value-type="float">
            <text:p>23.634</text:p>
          </table:table-cell>
          <table:table-cell office:value-type="float" office:value="92.596" calcext:value-type="float">
            <text:p>92.596</text:p>
          </table:table-cell>
        </table:table-row>
        <table:table-row table:style-name="ro1">
          <table:table-cell office:value-type="float" office:value="573.019" calcext:value-type="float">
            <text:p>573.019</text:p>
          </table:table-cell>
          <table:table-cell office:value-type="float" office:value="41.191" calcext:value-type="float">
            <text:p>41.191</text:p>
          </table:table-cell>
          <table:table-cell office:value-type="float" office:value="25.222" calcext:value-type="float">
            <text:p>25.222</text:p>
          </table:table-cell>
          <table:table-cell office:value-type="float" office:value="91.841" calcext:value-type="float">
            <text:p>91.841</text:p>
          </table:table-cell>
        </table:table-row>
        <table:table-row table:style-name="ro1">
          <table:table-cell office:value-type="float" office:value="574.16" calcext:value-type="float">
            <text:p>574.16</text:p>
          </table:table-cell>
          <table:table-cell office:value-type="float" office:value="42.197" calcext:value-type="float">
            <text:p>42.197</text:p>
          </table:table-cell>
          <table:table-cell office:value-type="float" office:value="24" calcext:value-type="float">
            <text:p>24</text:p>
          </table:table-cell>
          <table:table-cell office:value-type="float" office:value="87.367" calcext:value-type="float">
            <text:p>87.367</text:p>
          </table:table-cell>
        </table:table-row>
        <table:table-row table:style-name="ro1">
          <table:table-cell office:value-type="float" office:value="575.302" calcext:value-type="float">
            <text:p>575.302</text:p>
          </table:table-cell>
          <table:table-cell office:value-type="float" office:value="44.068" calcext:value-type="float">
            <text:p>44.068</text:p>
          </table:table-cell>
          <table:table-cell office:value-type="float" office:value="25.131" calcext:value-type="float">
            <text:p>25.131</text:p>
          </table:table-cell>
          <table:table-cell office:value-type="float" office:value="78.702" calcext:value-type="float">
            <text:p>78.702</text:p>
          </table:table-cell>
        </table:table-row>
        <table:table-row table:style-name="ro1">
          <table:table-cell office:value-type="float" office:value="576.443" calcext:value-type="float">
            <text:p>576.443</text:p>
          </table:table-cell>
          <table:table-cell office:value-type="float" office:value="40" calcext:value-type="float">
            <text:p>40</text:p>
          </table:table-cell>
          <table:table-cell office:value-type="float" office:value="24.628" calcext:value-type="float">
            <text:p>24.628</text:p>
          </table:table-cell>
          <table:table-cell office:value-type="float" office:value="73.055" calcext:value-type="float">
            <text:p>73.055</text:p>
          </table:table-cell>
        </table:table-row>
        <table:table-row table:style-name="ro1">
          <table:table-cell office:value-type="float" office:value="577.585" calcext:value-type="float">
            <text:p>577.585</text:p>
          </table:table-cell>
          <table:table-cell office:value-type="float" office:value="39.072" calcext:value-type="float">
            <text:p>39.072</text:p>
          </table:table-cell>
          <table:table-cell office:value-type="float" office:value="24.56" calcext:value-type="float">
            <text:p>24.56</text:p>
          </table:table-cell>
          <table:table-cell office:value-type="float" office:value="72.531" calcext:value-type="float">
            <text:p>72.531</text:p>
          </table:table-cell>
        </table:table-row>
        <table:table-row table:style-name="ro1">
          <table:table-cell office:value-type="float" office:value="578.726" calcext:value-type="float">
            <text:p>578.726</text:p>
          </table:table-cell>
          <table:table-cell office:value-type="float" office:value="39.222" calcext:value-type="float">
            <text:p>39.222</text:p>
          </table:table-cell>
          <table:table-cell office:value-type="float" office:value="24.995" calcext:value-type="float">
            <text:p>24.995</text:p>
          </table:table-cell>
          <table:table-cell office:value-type="float" office:value="68.323" calcext:value-type="float">
            <text:p>68.323</text:p>
          </table:table-cell>
        </table:table-row>
        <table:table-row table:style-name="ro1">
          <table:table-cell office:value-type="float" office:value="579.868" calcext:value-type="float">
            <text:p>579.868</text:p>
          </table:table-cell>
          <table:table-cell office:value-type="float" office:value="37.305" calcext:value-type="float">
            <text:p>37.305</text:p>
          </table:table-cell>
          <table:table-cell office:value-type="float" office:value="26.475" calcext:value-type="float">
            <text:p>26.475</text:p>
          </table:table-cell>
          <table:table-cell office:value-type="float" office:value="65.057" calcext:value-type="float">
            <text:p>65.057</text:p>
          </table:table-cell>
        </table:table-row>
        <table:table-row table:style-name="ro1">
          <table:table-cell office:value-type="float" office:value="581.009" calcext:value-type="float">
            <text:p>581.009</text:p>
          </table:table-cell>
          <table:table-cell office:value-type="float" office:value="40.157" calcext:value-type="float">
            <text:p>40.157</text:p>
          </table:table-cell>
          <table:table-cell office:value-type="float" office:value="26.452" calcext:value-type="float">
            <text:p>26.452</text:p>
          </table:table-cell>
          <table:table-cell office:value-type="float" office:value="61.318" calcext:value-type="float">
            <text:p>61.318</text:p>
          </table:table-cell>
        </table:table-row>
        <table:table-row table:style-name="ro1">
          <table:table-cell office:value-type="float" office:value="582.151" calcext:value-type="float">
            <text:p>582.151</text:p>
          </table:table-cell>
          <table:table-cell office:value-type="float" office:value="45.161" calcext:value-type="float">
            <text:p>45.161</text:p>
          </table:table-cell>
          <table:table-cell office:value-type="float" office:value="24.859" calcext:value-type="float">
            <text:p>24.859</text:p>
          </table:table-cell>
          <table:table-cell office:value-type="float" office:value="55.283" calcext:value-type="float">
            <text:p>55.283</text:p>
          </table:table-cell>
        </table:table-row>
        <table:table-row table:style-name="ro1">
          <table:table-cell office:value-type="float" office:value="583.292" calcext:value-type="float">
            <text:p>583.292</text:p>
          </table:table-cell>
          <table:table-cell office:value-type="float" office:value="49.165" calcext:value-type="float">
            <text:p>49.165</text:p>
          </table:table-cell>
          <table:table-cell office:value-type="float" office:value="26.22" calcext:value-type="float">
            <text:p>26.22</text:p>
          </table:table-cell>
          <table:table-cell office:value-type="float" office:value="49.124" calcext:value-type="float">
            <text:p>49.124</text:p>
          </table:table-cell>
        </table:table-row>
        <table:table-row table:style-name="ro1">
          <table:table-cell office:value-type="float" office:value="584.434" calcext:value-type="float">
            <text:p>584.434</text:p>
          </table:table-cell>
          <table:table-cell office:value-type="float" office:value="52.169" calcext:value-type="float">
            <text:p>52.169</text:p>
          </table:table-cell>
          <table:table-cell office:value-type="float" office:value="26.768" calcext:value-type="float">
            <text:p>26.7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5.575" calcext:value-type="float">
            <text:p>585.575</text:p>
          </table:table-cell>
          <table:table-cell office:value-type="float" office:value="52.347" calcext:value-type="float">
            <text:p>52.347</text:p>
          </table:table-cell>
          <table:table-cell office:value-type="float" office:value="27.639" calcext:value-type="float">
            <text:p>27.6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6.716" calcext:value-type="float">
            <text:p>586.716</text:p>
          </table:table-cell>
          <table:table-cell office:value-type="float" office:value="57.267" calcext:value-type="float">
            <text:p>57.267</text:p>
          </table:table-cell>
          <table:table-cell office:value-type="float" office:value="27.984" calcext:value-type="float">
            <text:p>27.9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7.858" calcext:value-type="float">
            <text:p>587.858</text:p>
          </table:table-cell>
          <table:table-cell office:value-type="float" office:value="68.727" calcext:value-type="float">
            <text:p>68.727</text:p>
          </table:table-cell>
          <table:table-cell office:value-type="float" office:value="25.684" calcext:value-type="float">
            <text:p>25.684</text:p>
          </table:table-cell>
          <table:table-cell office:value-type="float" office:value="37.945" calcext:value-type="float">
            <text:p>37.945</text:p>
          </table:table-cell>
        </table:table-row>
        <table:table-row table:style-name="ro1">
          <table:table-cell office:value-type="float" office:value="588.999" calcext:value-type="float">
            <text:p>588.999</text:p>
          </table:table-cell>
          <table:table-cell office:value-type="float" office:value="78.347" calcext:value-type="float">
            <text:p>78.347</text:p>
          </table:table-cell>
          <table:table-cell office:value-type="float" office:value="26.707" calcext:value-type="float">
            <text:p>26.707</text:p>
          </table:table-cell>
          <table:table-cell office:value-type="float" office:value="35.926" calcext:value-type="float">
            <text:p>35.926</text:p>
          </table:table-cell>
        </table:table-row>
        <table:table-row table:style-name="ro1">
          <table:table-cell office:value-type="float" office:value="590.141" calcext:value-type="float">
            <text:p>590.141</text:p>
          </table:table-cell>
          <table:table-cell office:value-type="float" office:value="88.619" calcext:value-type="float">
            <text:p>88.619</text:p>
          </table:table-cell>
          <table:table-cell office:value-type="float" office:value="29.188" calcext:value-type="float">
            <text:p>29.188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float" office:value="591.282" calcext:value-type="float">
            <text:p>591.282</text:p>
          </table:table-cell>
          <table:table-cell office:value-type="float" office:value="97.585" calcext:value-type="float">
            <text:p>97.585</text:p>
          </table:table-cell>
          <table:table-cell office:value-type="float" office:value="27.752" calcext:value-type="float">
            <text:p>27.752</text:p>
          </table:table-cell>
          <table:table-cell office:value-type="float" office:value="34.005" calcext:value-type="float">
            <text:p>34.005</text:p>
          </table:table-cell>
        </table:table-row>
        <table:table-row table:style-name="ro1">
          <table:table-cell office:value-type="float" office:value="592.424" calcext:value-type="float">
            <text:p>592.424</text:p>
          </table:table-cell>
          <table:table-cell office:value-type="float" office:value="103.394" calcext:value-type="float">
            <text:p>103.394</text:p>
          </table:table-cell>
          <table:table-cell office:value-type="float" office:value="28.55" calcext:value-type="float">
            <text:p>28.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3.565" calcext:value-type="float">
            <text:p>593.565</text:p>
          </table:table-cell>
          <table:table-cell office:value-type="float" office:value="108.034" calcext:value-type="float">
            <text:p>108.034</text:p>
          </table:table-cell>
          <table:table-cell office:value-type="float" office:value="29.798" calcext:value-type="float">
            <text:p>29.7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4.707" calcext:value-type="float">
            <text:p>594.707</text:p>
          </table:table-cell>
          <table:table-cell office:value-type="float" office:value="107.426" calcext:value-type="float">
            <text:p>107.426</text:p>
          </table:table-cell>
          <table:table-cell office:value-type="float" office:value="30.82" calcext:value-type="float">
            <text:p>30.82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595.848" calcext:value-type="float">
            <text:p>595.848</text:p>
          </table:table-cell>
          <table:table-cell office:value-type="float" office:value="120.131" calcext:value-type="float">
            <text:p>120.131</text:p>
          </table:table-cell>
          <table:table-cell office:value-type="float" office:value="31" calcext:value-type="float">
            <text:p>31</text:p>
          </table:table-cell>
          <table:table-cell office:value-type="float" office:value="30.067" calcext:value-type="float">
            <text:p>30.067</text:p>
          </table:table-cell>
        </table:table-row>
        <table:table-row table:style-name="ro1">
          <table:table-cell office:value-type="float" office:value="596.99" calcext:value-type="float">
            <text:p>596.99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32.731" calcext:value-type="float">
            <text:p>32.7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8.131" calcext:value-type="float">
            <text:p>598.131</text:p>
          </table:table-cell>
          <table:table-cell office:value-type="float" office:value="133.534" calcext:value-type="float">
            <text:p>133.534</text:p>
          </table:table-cell>
          <table:table-cell office:value-type="float" office:value="29" calcext:value-type="float">
            <text:p>29</text:p>
          </table:table-cell>
          <table:table-cell office:value-type="float" office:value="27.305" calcext:value-type="float">
            <text:p>27.305</text:p>
          </table:table-cell>
        </table:table-row>
        <table:table-row table:style-name="ro1">
          <table:table-cell office:value-type="float" office:value="599.273" calcext:value-type="float">
            <text:p>599.273</text:p>
          </table:table-cell>
          <table:table-cell office:value-type="float" office:value="139.021" calcext:value-type="float">
            <text:p>139.021</text:p>
          </table:table-cell>
          <table:table-cell office:value-type="float" office:value="29.822" calcext:value-type="float">
            <text:p>29.822</text:p>
          </table:table-cell>
          <table:table-cell office:value-type="float" office:value="27.119" calcext:value-type="float">
            <text:p>27.119</text:p>
          </table:table-cell>
        </table:table-row>
        <table:table-row table:style-name="ro1">
          <table:table-cell office:value-type="float" office:value="600.414" calcext:value-type="float">
            <text:p>600.414</text:p>
          </table:table-cell>
          <table:table-cell office:value-type="float" office:value="144.602" calcext:value-type="float">
            <text:p>144.602</text:p>
          </table:table-cell>
          <table:table-cell office:value-type="float" office:value="29.867" calcext:value-type="float">
            <text:p>29.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1.556" calcext:value-type="float">
            <text:p>601.556</text:p>
          </table:table-cell>
          <table:table-cell office:value-type="float" office:value="140.282" calcext:value-type="float">
            <text:p>140.282</text:p>
          </table:table-cell>
          <table:table-cell office:value-type="float" office:value="29.913" calcext:value-type="float">
            <text:p>29.9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2.697" calcext:value-type="float">
            <text:p>602.697</text:p>
          </table:table-cell>
          <table:table-cell office:value-type="float" office:value="135.542" calcext:value-type="float">
            <text:p>135.542</text:p>
          </table:table-cell>
          <table:table-cell office:value-type="float" office:value="28.979" calcext:value-type="float">
            <text:p>28.979</text:p>
          </table:table-cell>
          <table:table-cell office:value-type="float" office:value="27.829" calcext:value-type="float">
            <text:p>27.829</text:p>
          </table:table-cell>
        </table:table-row>
        <table:table-row table:style-name="ro1">
          <table:table-cell office:value-type="float" office:value="603.839" calcext:value-type="float">
            <text:p>603.839</text:p>
          </table:table-cell>
          <table:table-cell office:value-type="float" office:value="127.932" calcext:value-type="float">
            <text:p>127.932</text:p>
          </table:table-cell>
          <table:table-cell office:value-type="float" office:value="29.003" calcext:value-type="float">
            <text:p>29.003</text:p>
          </table:table-cell>
          <table:table-cell office:value-type="float" office:value="28.434" calcext:value-type="float">
            <text:p>28.434</text:p>
          </table:table-cell>
        </table:table-row>
        <table:table-row table:style-name="ro1">
          <table:table-cell office:value-type="float" office:value="604.98" calcext:value-type="float">
            <text:p>604.98</text:p>
          </table:table-cell>
          <table:table-cell office:value-type="float" office:value="128.089" calcext:value-type="float">
            <text:p>128.089</text:p>
          </table:table-cell>
          <table:table-cell office:value-type="float" office:value="31.049" calcext:value-type="float">
            <text:p>31.049</text:p>
          </table:table-cell>
          <table:table-cell office:value-type="float" office:value="28.588" calcext:value-type="float">
            <text:p>28.588</text:p>
          </table:table-cell>
        </table:table-row>
        <table:table-row table:style-name="ro1">
          <table:table-cell office:value-type="float" office:value="606.121" calcext:value-type="float">
            <text:p>606.121</text:p>
          </table:table-cell>
          <table:table-cell office:value-type="float" office:value="127" calcext:value-type="float">
            <text:p>127</text:p>
          </table:table-cell>
          <table:table-cell office:value-type="float" office:value="29.094" calcext:value-type="float">
            <text:p>29.0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7.263" calcext:value-type="float">
            <text:p>607.263</text:p>
          </table:table-cell>
          <table:table-cell office:value-type="float" office:value="118.254" calcext:value-type="float">
            <text:p>118.254</text:p>
          </table:table-cell>
          <table:table-cell office:value-type="float" office:value="30.93" calcext:value-type="float">
            <text:p>30.93</text:p>
          </table:table-cell>
          <table:table-cell office:value-type="float" office:value="28.241" calcext:value-type="float">
            <text:p>28.241</text:p>
          </table:table-cell>
        </table:table-row>
        <table:table-row table:style-name="ro1">
          <table:table-cell office:value-type="float" office:value="608.404" calcext:value-type="float">
            <text:p>608.404</text:p>
          </table:table-cell>
          <table:table-cell office:value-type="float" office:value="109.258" calcext:value-type="float">
            <text:p>109.25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9.546" calcext:value-type="float">
            <text:p>609.546</text:p>
          </table:table-cell>
          <table:table-cell office:value-type="float" office:value="89.475" calcext:value-type="float">
            <text:p>89.475</text:p>
          </table:table-cell>
          <table:table-cell office:value-type="float" office:value="30.115" calcext:value-type="float">
            <text:p>30.115</text:p>
          </table:table-cell>
          <table:table-cell office:value-type="float" office:value="25.449" calcext:value-type="float">
            <text:p>25.449</text:p>
          </table:table-cell>
        </table:table-row>
        <table:table-row table:style-name="ro1">
          <table:table-cell office:value-type="float" office:value="610.687" calcext:value-type="float">
            <text:p>610.687</text:p>
          </table:table-cell>
          <table:table-cell office:value-type="float" office:value="73.466" calcext:value-type="float">
            <text:p>73.466</text:p>
          </table:table-cell>
          <table:table-cell office:value-type="float" office:value="31.724" calcext:value-type="float">
            <text:p>31.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1.829" calcext:value-type="float">
            <text:p>611.829</text:p>
          </table:table-cell>
          <table:table-cell office:value-type="float" office:value="63.458" calcext:value-type="float">
            <text:p>63.458</text:p>
          </table:table-cell>
          <table:table-cell office:value-type="float" office:value="34.518" calcext:value-type="float">
            <text:p>34.5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.97" calcext:value-type="float">
            <text:p>612.97</text:p>
          </table:table-cell>
          <table:table-cell office:value-type="float" office:value="57.449" calcext:value-type="float">
            <text:p>57.449</text:p>
          </table:table-cell>
          <table:table-cell office:value-type="float" office:value="33" calcext:value-type="float">
            <text:p>33</text:p>
          </table:table-cell>
          <table:table-cell office:value-type="float" office:value="25.345" calcext:value-type="float">
            <text:p>25.345</text:p>
          </table:table-cell>
        </table:table-row>
        <table:table-row table:style-name="ro1">
          <table:table-cell office:value-type="float" office:value="614.112" calcext:value-type="float">
            <text:p>614.112</text:p>
          </table:table-cell>
          <table:table-cell office:value-type="float" office:value="56.72" calcext:value-type="float">
            <text:p>56.72</text:p>
          </table:table-cell>
          <table:table-cell office:value-type="float" office:value="30.618" calcext:value-type="float">
            <text:p>30.6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5.253" calcext:value-type="float">
            <text:p>615.253</text:p>
          </table:table-cell>
          <table:table-cell office:value-type="float" office:value="55.858" calcext:value-type="float">
            <text:p>55.858</text:p>
          </table:table-cell>
          <table:table-cell office:value-type="float" office:value="31.457" calcext:value-type="float">
            <text:p>31.4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.395" calcext:value-type="float">
            <text:p>616.395</text:p>
          </table:table-cell>
          <table:table-cell office:value-type="float" office:value="57.424" calcext:value-type="float">
            <text:p>57.424</text:p>
          </table:table-cell>
          <table:table-cell office:value-type="float" office:value="33.251" calcext:value-type="float">
            <text:p>33.251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1">
          <table:table-cell office:value-type="float" office:value="617.536" calcext:value-type="float">
            <text:p>617.536</text:p>
          </table:table-cell>
          <table:table-cell office:value-type="float" office:value="70.708" calcext:value-type="float">
            <text:p>70.708</text:p>
          </table:table-cell>
          <table:table-cell office:value-type="float" office:value="34" calcext:value-type="float">
            <text:p>34</text:p>
          </table:table-cell>
          <table:table-cell office:value-type="float" office:value="22.397" calcext:value-type="float">
            <text:p>22.397</text:p>
          </table:table-cell>
        </table:table-row>
        <table:table-row table:style-name="ro1">
          <table:table-cell office:value-type="float" office:value="618.678" calcext:value-type="float">
            <text:p>618.678</text:p>
          </table:table-cell>
          <table:table-cell office:value-type="float" office:value="86" calcext:value-type="float">
            <text:p>86</text:p>
          </table:table-cell>
          <table:table-cell office:value-type="float" office:value="34.703" calcext:value-type="float">
            <text:p>34.703</text:p>
          </table:table-cell>
          <table:table-cell office:value-type="float" office:value="21.829" calcext:value-type="float">
            <text:p>21.829</text:p>
          </table:table-cell>
        </table:table-row>
        <table:table-row table:style-name="ro1">
          <table:table-cell office:value-type="float" office:value="619.819" calcext:value-type="float">
            <text:p>619.819</text:p>
          </table:table-cell>
          <table:table-cell office:value-type="float" office:value="92.451" calcext:value-type="float">
            <text:p>92.451</text:p>
          </table:table-cell>
          <table:table-cell office:value-type="float" office:value="33" calcext:value-type="float">
            <text:p>33</text:p>
          </table:table-cell>
          <table:table-cell office:value-type="float" office:value="21.432" calcext:value-type="float">
            <text:p>21.432</text:p>
          </table:table-cell>
        </table:table-row>
        <table:table-row table:style-name="ro1">
          <table:table-cell office:value-type="float" office:value="620.961" calcext:value-type="float">
            <text:p>620.961</text:p>
          </table:table-cell>
          <table:table-cell office:value-type="float" office:value="94.458" calcext:value-type="float">
            <text:p>94.458</text:p>
          </table:table-cell>
          <table:table-cell office:value-type="float" office:value="31.684" calcext:value-type="float">
            <text:p>31.684</text:p>
          </table:table-cell>
          <table:table-cell office:value-type="float" office:value="23.551" calcext:value-type="float">
            <text:p>23.551</text:p>
          </table:table-cell>
        </table:table-row>
        <table:table-row table:style-name="ro1">
          <table:table-cell office:value-type="float" office:value="622.102" calcext:value-type="float">
            <text:p>622.102</text:p>
          </table:table-cell>
          <table:table-cell office:value-type="float" office:value="92.773" calcext:value-type="float">
            <text:p>92.77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.244" calcext:value-type="float">
            <text:p>623.244</text:p>
          </table:table-cell>
          <table:table-cell office:value-type="float" office:value="89.941" calcext:value-type="float">
            <text:p>89.941</text:p>
          </table:table-cell>
          <table:table-cell office:value-type="float" office:value="32.387" calcext:value-type="float">
            <text:p>32.387</text:p>
          </table:table-cell>
          <table:table-cell office:value-type="float" office:value="20.484" calcext:value-type="float">
            <text:p>20.484</text:p>
          </table:table-cell>
        </table:table-row>
        <table:table-row table:style-name="ro1">
          <table:table-cell office:value-type="float" office:value="624.385" calcext:value-type="float">
            <text:p>624.385</text:p>
          </table:table-cell>
          <table:table-cell office:value-type="float" office:value="94.159" calcext:value-type="float">
            <text:p>94.159</text:p>
          </table:table-cell>
          <table:table-cell office:value-type="float" office:value="33.41" calcext:value-type="float">
            <text:p>33.41</text:p>
          </table:table-cell>
          <table:table-cell office:value-type="float" office:value="22.002" calcext:value-type="float">
            <text:p>22.002</text:p>
          </table:table-cell>
        </table:table-row>
        <table:table-row table:style-name="ro1">
          <table:table-cell office:value-type="float" office:value="625.526" calcext:value-type="float">
            <text:p>625.526</text:p>
          </table:table-cell>
          <table:table-cell office:value-type="float" office:value="103" calcext:value-type="float">
            <text:p>103</text:p>
          </table:table-cell>
          <table:table-cell office:value-type="float" office:value="32.567" calcext:value-type="float">
            <text:p>32.567</text:p>
          </table:table-cell>
          <table:table-cell office:value-type="float" office:value="21.556" calcext:value-type="float">
            <text:p>21.556</text:p>
          </table:table-cell>
        </table:table-row>
        <table:table-row table:style-name="ro1">
          <table:table-cell office:value-type="float" office:value="626.668" calcext:value-type="float">
            <text:p>626.668</text:p>
          </table:table-cell>
          <table:table-cell office:value-type="float" office:value="114.347" calcext:value-type="float">
            <text:p>114.347</text:p>
          </table:table-cell>
          <table:table-cell office:value-type="float" office:value="32.545" calcext:value-type="float">
            <text:p>32.545</text:p>
          </table:table-cell>
          <table:table-cell office:value-type="float" office:value="20.536" calcext:value-type="float">
            <text:p>20.536</text:p>
          </table:table-cell>
        </table:table-row>
        <table:table-row table:style-name="ro1">
          <table:table-cell office:value-type="float" office:value="627.809" calcext:value-type="float">
            <text:p>627.809</text:p>
          </table:table-cell>
          <table:table-cell office:value-type="float" office:value="122.174" calcext:value-type="float">
            <text:p>122.174</text:p>
          </table:table-cell>
          <table:table-cell office:value-type="float" office:value="32.478" calcext:value-type="float">
            <text:p>32.478</text:p>
          </table:table-cell>
          <table:table-cell office:value-type="float" office:value="20.553" calcext:value-type="float">
            <text:p>20.553</text:p>
          </table:table-cell>
        </table:table-row>
        <table:table-row table:style-name="ro1">
          <table:table-cell office:value-type="float" office:value="628.951" calcext:value-type="float">
            <text:p>628.951</text:p>
          </table:table-cell>
          <table:table-cell office:value-type="float" office:value="121.833" calcext:value-type="float">
            <text:p>121.833</text:p>
          </table:table-cell>
          <table:table-cell office:value-type="float" office:value="32.501" calcext:value-type="float">
            <text:p>32.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0.092" calcext:value-type="float">
            <text:p>630.092</text:p>
          </table:table-cell>
          <table:table-cell office:value-type="float" office:value="108.339" calcext:value-type="float">
            <text:p>108.339</text:p>
          </table:table-cell>
          <table:table-cell office:value-type="float" office:value="33.524" calcext:value-type="float">
            <text:p>33.5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1.234" calcext:value-type="float">
            <text:p>631.234</text:p>
          </table:table-cell>
          <table:table-cell office:value-type="float" office:value="86.686" calcext:value-type="float">
            <text:p>86.686</text:p>
          </table:table-cell>
          <table:table-cell office:value-type="float" office:value="35.546" calcext:value-type="float">
            <text:p>35.546</text:p>
          </table:table-cell>
          <table:table-cell office:value-type="float" office:value="21.605" calcext:value-type="float">
            <text:p>21.605</text:p>
          </table:table-cell>
        </table:table-row>
        <table:table-row table:style-name="ro1">
          <table:table-cell office:value-type="float" office:value="632.375" calcext:value-type="float">
            <text:p>632.375</text:p>
          </table:table-cell>
          <table:table-cell office:value-type="float" office:value="70.869" calcext:value-type="float">
            <text:p>70.869</text:p>
          </table:table-cell>
          <table:table-cell office:value-type="float" office:value="36.138" calcext:value-type="float">
            <text:p>36.138</text:p>
          </table:table-cell>
          <table:table-cell office:value-type="float" office:value="21.246" calcext:value-type="float">
            <text:p>21.246</text:p>
          </table:table-cell>
        </table:table-row>
        <table:table-row table:style-name="ro1">
          <table:table-cell office:value-type="float" office:value="633.517" calcext:value-type="float">
            <text:p>633.517</text:p>
          </table:table-cell>
          <table:table-cell office:value-type="float" office:value="61.703" calcext:value-type="float">
            <text:p>61.703</text:p>
          </table:table-cell>
          <table:table-cell office:value-type="float" office:value="33.408" calcext:value-type="float">
            <text:p>33.408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float" office:value="634.658" calcext:value-type="float">
            <text:p>634.658</text:p>
          </table:table-cell>
          <table:table-cell office:value-type="float" office:value="59.356" calcext:value-type="float">
            <text:p>59.356</text:p>
          </table:table-cell>
          <table:table-cell office:value-type="float" office:value="33.771" calcext:value-type="float">
            <text:p>33.7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5.8" calcext:value-type="float">
            <text:p>635.8</text:p>
          </table:table-cell>
          <table:table-cell office:value-type="float" office:value="55.72" calcext:value-type="float">
            <text:p>55.72</text:p>
          </table:table-cell>
          <table:table-cell office:value-type="float" office:value="34.363" calcext:value-type="float">
            <text:p>34.363</text:p>
          </table:table-cell>
          <table:table-cell office:value-type="float" office:value="20.675" calcext:value-type="float">
            <text:p>20.675</text:p>
          </table:table-cell>
        </table:table-row>
        <table:table-row table:style-name="ro1">
          <table:table-cell office:value-type="float" office:value="636.941" calcext:value-type="float">
            <text:p>636.941</text:p>
          </table:table-cell>
          <table:table-cell office:value-type="float" office:value="54.364" calcext:value-type="float">
            <text:p>54.364</text:p>
          </table:table-cell>
          <table:table-cell office:value-type="float" office:value="35.681" calcext:value-type="float">
            <text:p>35.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.083" calcext:value-type="float">
            <text:p>638.083</text:p>
          </table:table-cell>
          <table:table-cell office:value-type="float" office:value="54" calcext:value-type="float">
            <text:p>54</text:p>
          </table:table-cell>
          <table:table-cell office:value-type="float" office:value="35.953" calcext:value-type="float">
            <text:p>35.9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9.224" calcext:value-type="float">
            <text:p>639.224</text:p>
          </table:table-cell>
          <table:table-cell office:value-type="float" office:value="50.373" calcext:value-type="float">
            <text:p>50.373</text:p>
          </table:table-cell>
          <table:table-cell office:value-type="float" office:value="36.295" calcext:value-type="float">
            <text:p>36.295</text:p>
          </table:table-cell>
          <table:table-cell office:value-type="float" office:value="19.727" calcext:value-type="float">
            <text:p>19.727</text:p>
          </table:table-cell>
        </table:table-row>
        <table:table-row table:style-name="ro1">
          <table:table-cell office:value-type="float" office:value="640.366" calcext:value-type="float">
            <text:p>640.366</text:p>
          </table:table-cell>
          <table:table-cell office:value-type="float" office:value="49.189" calcext:value-type="float">
            <text:p>49.189</text:p>
          </table:table-cell>
          <table:table-cell office:value-type="float" office:value="39.183" calcext:value-type="float">
            <text:p>39.183</text:p>
          </table:table-cell>
          <table:table-cell office:value-type="float" office:value="18.744" calcext:value-type="float">
            <text:p>18.744</text:p>
          </table:table-cell>
        </table:table-row>
        <table:table-row table:style-name="ro1">
          <table:table-cell office:value-type="float" office:value="641.507" calcext:value-type="float">
            <text:p>641.507</text:p>
          </table:table-cell>
          <table:table-cell office:value-type="float" office:value="45.381" calcext:value-type="float">
            <text:p>45.381</text:p>
          </table:table-cell>
          <table:table-cell office:value-type="float" office:value="38.251" calcext:value-type="float">
            <text:p>38.2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2.649" calcext:value-type="float">
            <text:p>642.649</text:p>
          </table:table-cell>
          <table:table-cell office:value-type="float" office:value="41.578" calcext:value-type="float">
            <text:p>41.578</text:p>
          </table:table-cell>
          <table:table-cell office:value-type="float" office:value="42.092" calcext:value-type="float">
            <text:p>42.092</text:p>
          </table:table-cell>
          <table:table-cell office:value-type="float" office:value="19.442" calcext:value-type="float">
            <text:p>19.442</text:p>
          </table:table-cell>
        </table:table-row>
        <table:table-row table:style-name="ro1">
          <table:table-cell office:value-type="float" office:value="643.79" calcext:value-type="float">
            <text:p>643.79</text:p>
          </table:table-cell>
          <table:table-cell office:value-type="float" office:value="38.39" calcext:value-type="float">
            <text:p>38.39</text:p>
          </table:table-cell>
          <table:table-cell office:value-type="float" office:value="50.979" calcext:value-type="float">
            <text:p>50.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4.932" calcext:value-type="float">
            <text:p>644.932</text:p>
          </table:table-cell>
          <table:table-cell office:value-type="float" office:value="39" calcext:value-type="float">
            <text:p>39</text:p>
          </table:table-cell>
          <table:table-cell office:value-type="float" office:value="56.911" calcext:value-type="float">
            <text:p>56.911</text:p>
          </table:table-cell>
          <table:table-cell office:value-type="float" office:value="21.442" calcext:value-type="float">
            <text:p>21.442</text:p>
          </table:table-cell>
        </table:table-row>
        <table:table-row table:style-name="ro1">
          <table:table-cell office:value-type="float" office:value="646.073" calcext:value-type="float">
            <text:p>646.073</text:p>
          </table:table-cell>
          <table:table-cell office:value-type="float" office:value="37.398" calcext:value-type="float">
            <text:p>37.398</text:p>
          </table:table-cell>
          <table:table-cell office:value-type="float" office:value="64.412" calcext:value-type="float">
            <text:p>64.412</text:p>
          </table:table-cell>
          <table:table-cell office:value-type="float" office:value="20.831" calcext:value-type="float">
            <text:p>20.831</text:p>
          </table:table-cell>
        </table:table-row>
        <table:table-row table:style-name="ro1">
          <table:table-cell office:value-type="float" office:value="647.214" calcext:value-type="float">
            <text:p>647.214</text:p>
          </table:table-cell>
          <table:table-cell office:value-type="float" office:value="34.403" calcext:value-type="float">
            <text:p>34.403</text:p>
          </table:table-cell>
          <table:table-cell office:value-type="float" office:value="74.958" calcext:value-type="float">
            <text:p>74.958</text:p>
          </table:table-cell>
          <table:table-cell office:value-type="float" office:value="18.151" calcext:value-type="float">
            <text:p>18.151</text:p>
          </table:table-cell>
        </table:table-row>
        <table:table-row table:style-name="ro1">
          <table:table-cell office:value-type="float" office:value="648.356" calcext:value-type="float">
            <text:p>648.356</text:p>
          </table:table-cell>
          <table:table-cell office:value-type="float" office:value="36.407" calcext:value-type="float">
            <text:p>36.407</text:p>
          </table:table-cell>
          <table:table-cell office:value-type="float" office:value="84.866" calcext:value-type="float">
            <text:p>84.8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9.497" calcext:value-type="float">
            <text:p>649.497</text:p>
          </table:table-cell>
          <table:table-cell office:value-type="float" office:value="34.206" calcext:value-type="float">
            <text:p>34.206</text:p>
          </table:table-cell>
          <table:table-cell office:value-type="float" office:value="84.454" calcext:value-type="float">
            <text:p>84.4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.639" calcext:value-type="float">
            <text:p>650.639</text:p>
          </table:table-cell>
          <table:table-cell office:value-type="float" office:value="35.208" calcext:value-type="float">
            <text:p>35.208</text:p>
          </table:table-cell>
          <table:table-cell office:value-type="float" office:value="69.817" calcext:value-type="float">
            <text:p>69.817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651.78" calcext:value-type="float">
            <text:p>651.78</text:p>
          </table:table-cell>
          <table:table-cell office:value-type="float" office:value="32.839" calcext:value-type="float">
            <text:p>32.839</text:p>
          </table:table-cell>
          <table:table-cell office:value-type="float" office:value="50.363" calcext:value-type="float">
            <text:p>50.363</text:p>
          </table:table-cell>
          <table:table-cell office:value-type="float" office:value="20.082" calcext:value-type="float">
            <text:p>20.082</text:p>
          </table:table-cell>
        </table:table-row>
        <table:table-row table:style-name="ro1">
          <table:table-cell office:value-type="float" office:value="652.922" calcext:value-type="float">
            <text:p>652.922</text:p>
          </table:table-cell>
          <table:table-cell office:value-type="float" office:value="32.212" calcext:value-type="float">
            <text:p>32.212</text:p>
          </table:table-cell>
          <table:table-cell office:value-type="float" office:value="46.068" calcext:value-type="float">
            <text:p>46.068</text:p>
          </table:table-cell>
          <table:table-cell office:value-type="float" office:value="18.129" calcext:value-type="float">
            <text:p>18.129</text:p>
          </table:table-cell>
        </table:table-row>
        <table:table-row table:style-name="ro1">
          <table:table-cell office:value-type="float" office:value="654.063" calcext:value-type="float">
            <text:p>654.063</text:p>
          </table:table-cell>
          <table:table-cell office:value-type="float" office:value="34.786" calcext:value-type="float">
            <text:p>34.786</text:p>
          </table:table-cell>
          <table:table-cell office:value-type="float" office:value="49" calcext:value-type="float">
            <text:p>49</text:p>
          </table:table-cell>
          <table:table-cell office:value-type="float" office:value="20.953" calcext:value-type="float">
            <text:p>20.953</text:p>
          </table:table-cell>
        </table:table-row>
        <table:table-row table:style-name="ro1">
          <table:table-cell office:value-type="float" office:value="655.205" calcext:value-type="float">
            <text:p>655.205</text:p>
          </table:table-cell>
          <table:table-cell office:value-type="float" office:value="34.216" calcext:value-type="float">
            <text:p>34.216</text:p>
          </table:table-cell>
          <table:table-cell office:value-type="float" office:value="51.091" calcext:value-type="float">
            <text:p>51.091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656.346" calcext:value-type="float">
            <text:p>656.346</text:p>
          </table:table-cell>
          <table:table-cell office:value-type="float" office:value="33.564" calcext:value-type="float">
            <text:p>33.564</text:p>
          </table:table-cell>
          <table:table-cell office:value-type="float" office:value="57.499" calcext:value-type="float">
            <text:p>57.4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.488" calcext:value-type="float">
            <text:p>657.488</text:p>
          </table:table-cell>
          <table:table-cell office:value-type="float" office:value="34" calcext:value-type="float">
            <text:p>34</text:p>
          </table:table-cell>
          <table:table-cell office:value-type="float" office:value="72.885" calcext:value-type="float">
            <text:p>72.885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658.629" calcext:value-type="float">
            <text:p>658.629</text:p>
          </table:table-cell>
          <table:table-cell office:value-type="float" office:value="33" calcext:value-type="float">
            <text:p>33</text:p>
          </table:table-cell>
          <table:table-cell office:value-type="float" office:value="86.361" calcext:value-type="float">
            <text:p>86.361</text:p>
          </table:table-cell>
          <table:table-cell office:value-type="float" office:value="17.045" calcext:value-type="float">
            <text:p>17.045</text:p>
          </table:table-cell>
        </table:table-row>
        <table:table-row table:style-name="ro1">
          <table:table-cell office:value-type="float" office:value="659.771" calcext:value-type="float">
            <text:p>659.771</text:p>
          </table:table-cell>
          <table:table-cell office:value-type="float" office:value="32.775" calcext:value-type="float">
            <text:p>32.775</text:p>
          </table:table-cell>
          <table:table-cell office:value-type="float" office:value="98.702" calcext:value-type="float">
            <text:p>98.702</text:p>
          </table:table-cell>
          <table:table-cell office:value-type="float" office:value="17.079" calcext:value-type="float">
            <text:p>17.079</text:p>
          </table:table-cell>
        </table:table-row>
        <table:table-row table:style-name="ro1">
          <table:table-cell office:value-type="float" office:value="660.912" calcext:value-type="float">
            <text:p>660.912</text:p>
          </table:table-cell>
          <table:table-cell office:value-type="float" office:value="31.453" calcext:value-type="float">
            <text:p>31.453</text:p>
          </table:table-cell>
          <table:table-cell office:value-type="float" office:value="115.634" calcext:value-type="float">
            <text:p>115.634</text:p>
          </table:table-cell>
          <table:table-cell office:value-type="float" office:value="18.057" calcext:value-type="float">
            <text:p>18.057</text:p>
          </table:table-cell>
        </table:table-row>
        <table:table-row table:style-name="ro1">
          <table:table-cell office:value-type="float" office:value="662.054" calcext:value-type="float">
            <text:p>662.054</text:p>
          </table:table-cell>
          <table:table-cell office:value-type="float" office:value="30.458" calcext:value-type="float">
            <text:p>30.458</text:p>
          </table:table-cell>
          <table:table-cell office:value-type="float" office:value="129.429" calcext:value-type="float">
            <text:p>129.429</text:p>
          </table:table-cell>
          <table:table-cell office:value-type="float" office:value="18.926" calcext:value-type="float">
            <text:p>18.926</text:p>
          </table:table-cell>
        </table:table-row>
        <table:table-row table:style-name="ro1">
          <table:table-cell office:value-type="float" office:value="663.195" calcext:value-type="float">
            <text:p>663.195</text:p>
          </table:table-cell>
          <table:table-cell office:value-type="float" office:value="31.231" calcext:value-type="float">
            <text:p>31.231</text:p>
          </table:table-cell>
          <table:table-cell office:value-type="float" office:value="131.634" calcext:value-type="float">
            <text:p>131.634</text:p>
          </table:table-cell>
          <table:table-cell office:value-type="float" office:value="18.908" calcext:value-type="float">
            <text:p>18.908</text:p>
          </table:table-cell>
        </table:table-row>
        <table:table-row table:style-name="ro1">
          <table:table-cell office:value-type="float" office:value="664.337" calcext:value-type="float">
            <text:p>664.337</text:p>
          </table:table-cell>
          <table:table-cell office:value-type="float" office:value="33.534" calcext:value-type="float">
            <text:p>33.534</text:p>
          </table:table-cell>
          <table:table-cell office:value-type="float" office:value="127.408" calcext:value-type="float">
            <text:p>127.4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.478" calcext:value-type="float">
            <text:p>665.478</text:p>
          </table:table-cell>
          <table:table-cell office:value-type="float" office:value="33.53" calcext:value-type="float">
            <text:p>33.53</text:p>
          </table:table-cell>
          <table:table-cell office:value-type="float" office:value="122.546" calcext:value-type="float">
            <text:p>122.546</text:p>
          </table:table-cell>
          <table:table-cell office:value-type="float" office:value="18.873" calcext:value-type="float">
            <text:p>18.873</text:p>
          </table:table-cell>
        </table:table-row>
        <table:table-row table:style-name="ro1">
          <table:table-cell office:value-type="float" office:value="666.62" calcext:value-type="float">
            <text:p>666.62</text:p>
          </table:table-cell>
          <table:table-cell office:value-type="float" office:value="32.763" calcext:value-type="float">
            <text:p>32.763</text:p>
          </table:table-cell>
          <table:table-cell office:value-type="float" office:value="119.002" calcext:value-type="float">
            <text:p>119.002</text:p>
          </table:table-cell>
          <table:table-cell office:value-type="float" office:value="17.856" calcext:value-type="float">
            <text:p>17.856</text:p>
          </table:table-cell>
        </table:table-row>
        <table:table-row table:style-name="ro1">
          <table:table-cell office:value-type="float" office:value="667.761" calcext:value-type="float">
            <text:p>667.761</text:p>
          </table:table-cell>
          <table:table-cell office:value-type="float" office:value="33" calcext:value-type="float">
            <text:p>33</text:p>
          </table:table-cell>
          <table:table-cell office:value-type="float" office:value="113.005" calcext:value-type="float">
            <text:p>113.005</text:p>
          </table:table-cell>
          <table:table-cell office:value-type="float" office:value="19.677" calcext:value-type="float">
            <text:p>19.677</text:p>
          </table:table-cell>
        </table:table-row>
        <table:table-row table:style-name="ro1">
          <table:table-cell office:value-type="float" office:value="668.902" calcext:value-type="float">
            <text:p>668.902</text:p>
          </table:table-cell>
          <table:table-cell office:value-type="float" office:value="32.517" calcext:value-type="float">
            <text:p>32.517</text:p>
          </table:table-cell>
          <table:table-cell office:value-type="float" office:value="99.576" calcext:value-type="float">
            <text:p>99.576</text:p>
          </table:table-cell>
          <table:table-cell office:value-type="float" office:value="19.357" calcext:value-type="float">
            <text:p>19.357</text:p>
          </table:table-cell>
        </table:table-row>
        <table:table-row table:style-name="ro1">
          <table:table-cell office:value-type="float" office:value="670.044" calcext:value-type="float">
            <text:p>670.044</text:p>
          </table:table-cell>
          <table:table-cell office:value-type="float" office:value="32.513" calcext:value-type="float">
            <text:p>32.513</text:p>
          </table:table-cell>
          <table:table-cell office:value-type="float" office:value="82.824" calcext:value-type="float">
            <text:p>82.824</text:p>
          </table:table-cell>
          <table:table-cell office:value-type="float" office:value="18.392" calcext:value-type="float">
            <text:p>18.392</text:p>
          </table:table-cell>
        </table:table-row>
        <table:table-row table:style-name="ro1">
          <table:table-cell office:value-type="float" office:value="671.185" calcext:value-type="float">
            <text:p>671.185</text:p>
          </table:table-cell>
          <table:table-cell office:value-type="float" office:value="32.508" calcext:value-type="float">
            <text:p>32.508</text:p>
          </table:table-cell>
          <table:table-cell office:value-type="float" office:value="67.618" calcext:value-type="float">
            <text:p>67.618</text:p>
          </table:table-cell>
          <table:table-cell office:value-type="float" office:value="17.427" calcext:value-type="float">
            <text:p>17.427</text:p>
          </table:table-cell>
        </table:table-row>
        <table:table-row table:style-name="ro1">
          <table:table-cell office:value-type="float" office:value="672.327" calcext:value-type="float">
            <text:p>672.327</text:p>
          </table:table-cell>
          <table:table-cell office:value-type="float" office:value="31.256" calcext:value-type="float">
            <text:p>31.256</text:p>
          </table:table-cell>
          <table:table-cell office:value-type="float" office:value="55.459" calcext:value-type="float">
            <text:p>55.459</text:p>
          </table:table-cell>
          <table:table-cell office:value-type="float" office:value="17.231" calcext:value-type="float">
            <text:p>17.231</text:p>
          </table:table-cell>
        </table:table-row>
        <table:table-row table:style-name="ro1">
          <table:table-cell office:value-type="float" office:value="673.468" calcext:value-type="float">
            <text:p>673.468</text:p>
          </table:table-cell>
          <table:table-cell office:value-type="float" office:value="30.75" calcext:value-type="float">
            <text:p>30.75</text:p>
          </table:table-cell>
          <table:table-cell office:value-type="float" office:value="49.686" calcext:value-type="float">
            <text:p>49.686</text:p>
          </table:table-cell>
          <table:table-cell office:value-type="float" office:value="17.248" calcext:value-type="float">
            <text:p>17.248</text:p>
          </table:table-cell>
        </table:table-row>
        <table:table-row table:style-name="ro1">
          <table:table-cell office:value-type="float" office:value="674.61" calcext:value-type="float">
            <text:p>674.61</text:p>
          </table:table-cell>
          <table:table-cell office:value-type="float" office:value="30.252" calcext:value-type="float">
            <text:p>30.252</text:p>
          </table:table-cell>
          <table:table-cell office:value-type="float" office:value="47.183" calcext:value-type="float">
            <text:p>47.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.751" calcext:value-type="float">
            <text:p>675.751</text:p>
          </table:table-cell>
          <table:table-cell office:value-type="float" office:value="30.254" calcext:value-type="float">
            <text:p>30.254</text:p>
          </table:table-cell>
          <table:table-cell office:value-type="float" office:value="42.845" calcext:value-type="float">
            <text:p>42.8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.893" calcext:value-type="float">
            <text:p>676.893</text:p>
          </table:table-cell>
          <table:table-cell office:value-type="float" office:value="30" calcext:value-type="float">
            <text:p>30</text:p>
          </table:table-cell>
          <table:table-cell office:value-type="float" office:value="42.37" calcext:value-type="float">
            <text:p>42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.034" calcext:value-type="float">
            <text:p>678.034</text:p>
          </table:table-cell>
          <table:table-cell office:value-type="float" office:value="27.258" calcext:value-type="float">
            <text:p>27.258</text:p>
          </table:table-cell>
          <table:table-cell office:value-type="float" office:value="43.094" calcext:value-type="float">
            <text:p>43.094</text:p>
          </table:table-cell>
          <table:table-cell office:value-type="float" office:value="20.318" calcext:value-type="float">
            <text:p>20.318</text:p>
          </table:table-cell>
        </table:table-row>
        <table:table-row table:style-name="ro1">
          <table:table-cell office:value-type="float" office:value="679.176" calcext:value-type="float">
            <text:p>679.176</text:p>
          </table:table-cell>
          <table:table-cell office:value-type="float" office:value="28.261" calcext:value-type="float">
            <text:p>28.261</text:p>
          </table:table-cell>
          <table:table-cell office:value-type="float" office:value="40.503" calcext:value-type="float">
            <text:p>40.5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0.317" calcext:value-type="float">
            <text:p>680.317</text:p>
          </table:table-cell>
          <table:table-cell office:value-type="float" office:value="28.788" calcext:value-type="float">
            <text:p>28.788</text:p>
          </table:table-cell>
          <table:table-cell office:value-type="float" office:value="40.913" calcext:value-type="float">
            <text:p>40.913</text:p>
          </table:table-cell>
          <table:table-cell office:value-type="float" office:value="17.648" calcext:value-type="float">
            <text:p>17.648</text:p>
          </table:table-cell>
        </table:table-row>
        <table:table-row table:style-name="ro1">
          <table:table-cell office:value-type="float" office:value="681.459" calcext:value-type="float">
            <text:p>681.459</text:p>
          </table:table-cell>
          <table:table-cell office:value-type="float" office:value="27.265" calcext:value-type="float">
            <text:p>27.265</text:p>
          </table:table-cell>
          <table:table-cell office:value-type="float" office:value="40.366" calcext:value-type="float">
            <text:p>40.366</text:p>
          </table:table-cell>
          <table:table-cell office:value-type="float" office:value="19.63" calcext:value-type="float">
            <text:p>19.63</text:p>
          </table:table-cell>
        </table:table-row>
        <table:table-row table:style-name="ro1">
          <table:table-cell office:value-type="float" office:value="682.6" calcext:value-type="float">
            <text:p>682.6</text:p>
          </table:table-cell>
          <table:table-cell office:value-type="float" office:value="27.733" calcext:value-type="float">
            <text:p>27.733</text:p>
          </table:table-cell>
          <table:table-cell office:value-type="float" office:value="37.298" calcext:value-type="float">
            <text:p>37.2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3.742" calcext:value-type="float">
            <text:p>683.742</text:p>
          </table:table-cell>
          <table:table-cell office:value-type="float" office:value="29.462" calcext:value-type="float">
            <text:p>29.462</text:p>
          </table:table-cell>
          <table:table-cell office:value-type="float" office:value="36.461" calcext:value-type="float">
            <text:p>36.461</text:p>
          </table:table-cell>
          <table:table-cell office:value-type="float" office:value="19.404" calcext:value-type="float">
            <text:p>19.404</text:p>
          </table:table-cell>
        </table:table-row>
        <table:table-row table:style-name="ro1">
          <table:table-cell office:value-type="float" office:value="684.883" calcext:value-type="float">
            <text:p>684.883</text:p>
          </table:table-cell>
          <table:table-cell office:value-type="float" office:value="28.729" calcext:value-type="float">
            <text:p>28.729</text:p>
          </table:table-cell>
          <table:table-cell office:value-type="float" office:value="35.162" calcext:value-type="float">
            <text:p>35.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6.024" calcext:value-type="float">
            <text:p>686.0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9.122" calcext:value-type="float">
            <text:p>19.122</text:p>
          </table:table-cell>
        </table:table-row>
        <table:table-row table:style-name="ro1">
          <table:table-cell office:value-type="float" office:value="687.166" calcext:value-type="float">
            <text:p>687.166</text:p>
          </table:table-cell>
          <table:table-cell office:value-type="float" office:value="29.275" calcext:value-type="float">
            <text:p>29.275</text:p>
          </table:table-cell>
          <table:table-cell office:value-type="float" office:value="36.342" calcext:value-type="float">
            <text:p>36.342</text:p>
          </table:table-cell>
          <table:table-cell office:value-type="float" office:value="18.543" calcext:value-type="float">
            <text:p>18.543</text:p>
          </table:table-cell>
        </table:table-row>
        <table:table-row table:style-name="ro1">
          <table:table-cell office:value-type="float" office:value="688.307" calcext:value-type="float">
            <text:p>688.307</text:p>
          </table:table-cell>
          <table:table-cell office:value-type="float" office:value="29" calcext:value-type="float">
            <text:p>29</text:p>
          </table:table-cell>
          <table:table-cell office:value-type="float" office:value="35.319" calcext:value-type="float">
            <text:p>35.319</text:p>
          </table:table-cell>
          <table:table-cell office:value-type="float" office:value="18.948" calcext:value-type="float">
            <text:p>18.948</text:p>
          </table:table-cell>
        </table:table-row>
        <table:table-row table:style-name="ro1">
          <table:table-cell office:value-type="float" office:value="689.449" calcext:value-type="float">
            <text:p>689.449</text:p>
          </table:table-cell>
          <table:table-cell office:value-type="float" office:value="26" calcext:value-type="float">
            <text:p>26</text:p>
          </table:table-cell>
          <table:table-cell office:value-type="float" office:value="36.407" calcext:value-type="float">
            <text:p>36.407</text:p>
          </table:table-cell>
          <table:table-cell office:value-type="float" office:value="19.509" calcext:value-type="float">
            <text:p>19.509</text:p>
          </table:table-cell>
        </table:table-row>
        <table:table-row table:style-name="ro1">
          <table:table-cell office:value-type="float" office:value="690.59" calcext:value-type="float">
            <text:p>690.59</text:p>
          </table:table-cell>
          <table:table-cell office:value-type="float" office:value="25.282" calcext:value-type="float">
            <text:p>25.282</text:p>
          </table:table-cell>
          <table:table-cell office:value-type="float" office:value="35.452" calcext:value-type="float">
            <text:p>35.4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.732" calcext:value-type="float">
            <text:p>691.732</text:p>
          </table:table-cell>
          <table:table-cell office:value-type="float" office:value="26.716" calcext:value-type="float">
            <text:p>26.71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2.873" calcext:value-type="float">
            <text:p>692.873</text:p>
          </table:table-cell>
          <table:table-cell office:value-type="float" office:value="24.714" calcext:value-type="float">
            <text:p>24.714</text:p>
          </table:table-cell>
          <table:table-cell office:value-type="float" office:value="32.229" calcext:value-type="float">
            <text:p>32.229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 office:value-type="float" office:value="694.015" calcext:value-type="float">
            <text:p>694.015</text:p>
          </table:table-cell>
          <table:table-cell office:value-type="float" office:value="26.576" calcext:value-type="float">
            <text:p>26.576</text:p>
          </table:table-cell>
          <table:table-cell office:value-type="float" office:value="32.412" calcext:value-type="float">
            <text:p>32.4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5.156" calcext:value-type="float">
            <text:p>695.156</text:p>
          </table:table-cell>
          <table:table-cell office:value-type="float" office:value="23" calcext:value-type="float">
            <text:p>23</text:p>
          </table:table-cell>
          <table:table-cell office:value-type="float" office:value="32.366" calcext:value-type="float">
            <text:p>32.366</text:p>
          </table:table-cell>
          <table:table-cell office:value-type="float" office:value="17.578" calcext:value-type="float">
            <text:p>17.578</text:p>
          </table:table-cell>
        </table:table-row>
        <table:table-row table:style-name="ro1">
          <table:table-cell office:value-type="float" office:value="696.298" calcext:value-type="float">
            <text:p>696.298</text:p>
          </table:table-cell>
          <table:table-cell office:value-type="float" office:value="22.708" calcext:value-type="float">
            <text:p>22.708</text:p>
          </table:table-cell>
          <table:table-cell office:value-type="float" office:value="31.839" calcext:value-type="float">
            <text:p>31.839</text:p>
          </table:table-cell>
          <table:table-cell office:value-type="float" office:value="18.404" calcext:value-type="float">
            <text:p>18.404</text:p>
          </table:table-cell>
        </table:table-row>
        <table:table-row table:style-name="ro1">
          <table:table-cell office:value-type="float" office:value="697.439" calcext:value-type="float">
            <text:p>697.439</text:p>
          </table:table-cell>
          <table:table-cell office:value-type="float" office:value="25" calcext:value-type="float">
            <text:p>25</text:p>
          </table:table-cell>
          <table:table-cell office:value-type="float" office:value="31.862" calcext:value-type="float">
            <text:p>31.862</text:p>
          </table:table-cell>
          <table:table-cell office:value-type="float" office:value="16.387" calcext:value-type="float">
            <text:p>16.387</text:p>
          </table:table-cell>
        </table:table-row>
        <table:table-row table:style-name="ro1">
          <table:table-cell office:value-type="float" office:value="698.581" calcext:value-type="float">
            <text:p>698.581</text:p>
          </table:table-cell>
          <table:table-cell office:value-type="float" office:value="22" calcext:value-type="float">
            <text:p>22</text:p>
          </table:table-cell>
          <table:table-cell office:value-type="float" office:value="29.115" calcext:value-type="float">
            <text:p>29.115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699.722" calcext:value-type="float">
            <text:p>699.722</text:p>
          </table:table-cell>
          <table:table-cell office:value-type="float" office:value="23.299" calcext:value-type="float">
            <text:p>23.299</text:p>
          </table:table-cell>
          <table:table-cell office:value-type="float" office:value="28.092" calcext:value-type="float">
            <text:p>28.092</text:p>
          </table:table-cell>
          <table:table-cell office:value-type="float" office:value="19.295" calcext:value-type="float">
            <text:p>19.295</text:p>
          </table:table-cell>
        </table:table-row>
        <table:table-row table:style-name="ro1">
          <table:table-cell office:value-type="float" office:value="700.864" calcext:value-type="float">
            <text:p>700.864</text:p>
          </table:table-cell>
          <table:table-cell office:value-type="float" office:value="22.797" calcext:value-type="float">
            <text:p>22.797</text:p>
          </table:table-cell>
          <table:table-cell office:value-type="float" office:value="29.07" calcext:value-type="float">
            <text:p>29.07</text:p>
          </table:table-cell>
          <table:table-cell office:value-type="float" office:value="16.665" calcext:value-type="float">
            <text:p>16.665</text:p>
          </table:table-cell>
        </table:table-row>
        <table:table-row table:style-name="ro1">
          <table:table-cell office:value-type="float" office:value="702.005" calcext:value-type="float">
            <text:p>702.005</text:p>
          </table:table-cell>
          <table:table-cell office:value-type="float" office:value="22.394" calcext:value-type="float">
            <text:p>22.39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.147" calcext:value-type="float">
            <text:p>703.147</text:p>
          </table:table-cell>
          <table:table-cell office:value-type="float" office:value="23.61" calcext:value-type="float">
            <text:p>23.61</text:p>
          </table:table-cell>
          <table:table-cell office:value-type="float" office:value="28.024" calcext:value-type="float">
            <text:p>28.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704.288" calcext:value-type="float">
            <text:p>704.288</text:p>
          </table:table-cell>
          <table:table-cell office:value-type="float" office:value="21.614" calcext:value-type="float">
            <text:p>21.614</text:p>
          </table:table-cell>
          <table:table-cell office:value-type="float" office:value="28" calcext:value-type="float">
            <text:p>28</text:p>
          </table:table-cell>
          <table:table-cell office:value-type="float" office:value="17.132" calcext:value-type="float">
            <text:p>17.132</text:p>
          </table:table-cell>
        </table:table-row>
        <table:table-row table:style-name="ro1">
          <table:table-cell office:value-type="float" office:value="705.43" calcext:value-type="float">
            <text:p>705.43</text:p>
          </table:table-cell>
          <table:table-cell office:value-type="float" office:value="24.309" calcext:value-type="float">
            <text:p>24.309</text:p>
          </table:table-cell>
          <table:table-cell office:value-type="float" office:value="27.979" calcext:value-type="float">
            <text:p>27.9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6.571" calcext:value-type="float">
            <text:p>706.571</text:p>
          </table:table-cell>
          <table:table-cell office:value-type="float" office:value="25.689" calcext:value-type="float">
            <text:p>25.689</text:p>
          </table:table-cell>
          <table:table-cell office:value-type="float" office:value="27.956" calcext:value-type="float">
            <text:p>27.956</text:p>
          </table:table-cell>
          <table:table-cell office:value-type="float" office:value="18.752" calcext:value-type="float">
            <text:p>18.752</text:p>
          </table:table-cell>
        </table:table-row>
        <table:table-row table:style-name="ro1">
          <table:table-cell office:value-type="float" office:value="707.712" calcext:value-type="float">
            <text:p>707.712</text:p>
          </table:table-cell>
          <table:table-cell office:value-type="float" office:value="26" calcext:value-type="float">
            <text:p>26</text:p>
          </table:table-cell>
          <table:table-cell office:value-type="float" office:value="28.133" calcext:value-type="float">
            <text:p>28.133</text:p>
          </table:table-cell>
          <table:table-cell office:value-type="float" office:value="18.538" calcext:value-type="float">
            <text:p>18.538</text:p>
          </table:table-cell>
        </table:table-row>
        <table:table-row table:style-name="ro1">
          <table:table-cell office:value-type="float" office:value="708.854" calcext:value-type="float">
            <text:p>708.854</text:p>
          </table:table-cell>
          <table:table-cell office:value-type="float" office:value="26.631" calcext:value-type="float">
            <text:p>26.631</text:p>
          </table:table-cell>
          <table:table-cell office:value-type="float" office:value="29" calcext:value-type="float">
            <text:p>29</text:p>
          </table:table-cell>
          <table:table-cell office:value-type="float" office:value="18.787" calcext:value-type="float">
            <text:p>18.787</text:p>
          </table:table-cell>
        </table:table-row>
        <table:table-row table:style-name="ro1">
          <table:table-cell office:value-type="float" office:value="709.995" calcext:value-type="float">
            <text:p>709.995</text:p>
          </table:table-cell>
          <table:table-cell office:value-type="float" office:value="25.318" calcext:value-type="float">
            <text:p>25.318</text:p>
          </table:table-cell>
          <table:table-cell office:value-type="float" office:value="26.223" calcext:value-type="float">
            <text:p>26.223</text:p>
          </table:table-cell>
          <table:table-cell office:value-type="float" office:value="18.804" calcext:value-type="float">
            <text:p>18.804</text:p>
          </table:table-cell>
        </table:table-row>
        <table:table-row table:style-name="ro1">
          <table:table-cell office:value-type="float" office:value="711.137" calcext:value-type="float">
            <text:p>711.137</text:p>
          </table:table-cell>
          <table:table-cell office:value-type="float" office:value="23.68" calcext:value-type="float">
            <text:p>23.68</text:p>
          </table:table-cell>
          <table:table-cell office:value-type="float" office:value="25.134" calcext:value-type="float">
            <text:p>25.134</text:p>
          </table:table-cell>
          <table:table-cell office:value-type="float" office:value="18.179" calcext:value-type="float">
            <text:p>18.179</text:p>
          </table:table-cell>
        </table:table-row>
        <table:table-row table:style-name="ro1">
          <table:table-cell office:value-type="float" office:value="712.278" calcext:value-type="float">
            <text:p>712.278</text:p>
          </table:table-cell>
          <table:table-cell office:value-type="float" office:value="22.034" calcext:value-type="float">
            <text:p>22.034</text:p>
          </table:table-cell>
          <table:table-cell office:value-type="float" office:value="28.157" calcext:value-type="float">
            <text:p>28.157</text:p>
          </table:table-cell>
          <table:table-cell office:value-type="float" office:value="18.839" calcext:value-type="float">
            <text:p>18.839</text:p>
          </table:table-cell>
        </table:table-row>
        <table:table-row table:style-name="ro1">
          <table:table-cell office:value-type="float" office:value="713.42" calcext:value-type="float">
            <text:p>713.42</text:p>
          </table:table-cell>
          <table:table-cell office:value-type="float" office:value="20.028" calcext:value-type="float">
            <text:p>20.028</text:p>
          </table:table-cell>
          <table:table-cell office:value-type="float" office:value="27.82" calcext:value-type="float">
            <text:p>27.82</text:p>
          </table:table-cell>
          <table:table-cell office:value-type="float" office:value="18.568" calcext:value-type="float">
            <text:p>18.568</text:p>
          </table:table-cell>
        </table:table-row>
        <table:table-row table:style-name="ro1">
          <table:table-cell office:value-type="float" office:value="714.561" calcext:value-type="float">
            <text:p>714.561</text:p>
          </table:table-cell>
          <table:table-cell office:value-type="float" office:value="21.347" calcext:value-type="float">
            <text:p>21.347</text:p>
          </table:table-cell>
          <table:table-cell office:value-type="float" office:value="26.595" calcext:value-type="float">
            <text:p>26.595</text:p>
          </table:table-cell>
          <table:table-cell office:value-type="float" office:value="18.747" calcext:value-type="float">
            <text:p>18.747</text:p>
          </table:table-cell>
        </table:table-row>
        <table:table-row table:style-name="ro1">
          <table:table-cell office:value-type="float" office:value="715.703" calcext:value-type="float">
            <text:p>715.703</text:p>
          </table:table-cell>
          <table:table-cell office:value-type="float" office:value="23" calcext:value-type="float">
            <text:p>23</text:p>
          </table:table-cell>
          <table:table-cell office:value-type="float" office:value="25.225" calcext:value-type="float">
            <text:p>25.225</text:p>
          </table:table-cell>
          <table:table-cell office:value-type="float" office:value="17.891" calcext:value-type="float">
            <text:p>17.891</text:p>
          </table:table-cell>
        </table:table-row>
        <table:table-row table:style-name="ro1">
          <table:table-cell office:value-type="float" office:value="716.844" calcext:value-type="float">
            <text:p>716.844</text:p>
          </table:table-cell>
          <table:table-cell office:value-type="float" office:value="24.331" calcext:value-type="float">
            <text:p>24.331</text:p>
          </table:table-cell>
          <table:table-cell office:value-type="float" office:value="26.496" calcext:value-type="float">
            <text:p>26.496</text:p>
          </table:table-cell>
          <table:table-cell office:value-type="float" office:value="19.816" calcext:value-type="float">
            <text:p>19.816</text:p>
          </table:table-cell>
        </table:table-row>
        <table:table-row table:style-name="ro1">
          <table:table-cell office:value-type="float" office:value="717.986" calcext:value-type="float">
            <text:p>717.986</text:p>
          </table:table-cell>
          <table:table-cell office:value-type="float" office:value="22.663" calcext:value-type="float">
            <text:p>22.663</text:p>
          </table:table-cell>
          <table:table-cell office:value-type="float" office:value="24.271" calcext:value-type="float">
            <text:p>24.271</text:p>
          </table:table-cell>
          <table:table-cell office:value-type="float" office:value="19.926" calcext:value-type="float">
            <text:p>19.926</text:p>
          </table:table-cell>
        </table:table-row>
        <table:table-row table:style-name="ro1">
          <table:table-cell office:value-type="float" office:value="719.127" calcext:value-type="float">
            <text:p>719.127</text:p>
          </table:table-cell>
          <table:table-cell office:value-type="float" office:value="20.674" calcext:value-type="float">
            <text:p>20.674</text:p>
          </table:table-cell>
          <table:table-cell office:value-type="float" office:value="26.293" calcext:value-type="float">
            <text:p>26.2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0.269" calcext:value-type="float">
            <text:p>720.269</text:p>
          </table:table-cell>
          <table:table-cell office:value-type="float" office:value="21.347" calcext:value-type="float">
            <text:p>21.347</text:p>
          </table:table-cell>
          <table:table-cell office:value-type="float" office:value="28" calcext:value-type="float">
            <text:p>28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721.41" calcext:value-type="float">
            <text:p>721.41</text:p>
          </table:table-cell>
          <table:table-cell office:value-type="float" office:value="22.661" calcext:value-type="float">
            <text:p>22.66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2.552" calcext:value-type="float">
            <text:p>722.552</text:p>
          </table:table-cell>
          <table:table-cell office:value-type="float" office:value="21.659" calcext:value-type="float">
            <text:p>21.659</text:p>
          </table:table-cell>
          <table:table-cell office:value-type="float" office:value="26.361" calcext:value-type="float">
            <text:p>26.3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3.693" calcext:value-type="float">
            <text:p>723.693</text:p>
          </table:table-cell>
          <table:table-cell office:value-type="float" office:value="22" calcext:value-type="float">
            <text:p>22</text:p>
          </table:table-cell>
          <table:table-cell office:value-type="float" office:value="25.768" calcext:value-type="float">
            <text:p>25.7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4.835" calcext:value-type="float">
            <text:p>724.8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float" office:value="725.976" calcext:value-type="float">
            <text:p>725.976</text:p>
          </table:table-cell>
          <table:table-cell office:value-type="float" office:value="23.695" calcext:value-type="float">
            <text:p>23.695</text:p>
          </table:table-cell>
          <table:table-cell office:value-type="float" office:value="25.141" calcext:value-type="float">
            <text:p>25.1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7.117" calcext:value-type="float">
            <text:p>727.117</text:p>
          </table:table-cell>
          <table:table-cell office:value-type="float" office:value="23.65" calcext:value-type="float">
            <text:p>23.65</text:p>
          </table:table-cell>
          <table:table-cell office:value-type="float" office:value="24.096" calcext:value-type="float">
            <text:p>24.096</text:p>
          </table:table-cell>
          <table:table-cell office:value-type="float" office:value="20.129" calcext:value-type="float">
            <text:p>20.129</text:p>
          </table:table-cell>
        </table:table-row>
        <table:table-row table:style-name="ro1">
          <table:table-cell office:value-type="float" office:value="728.259" calcext:value-type="float">
            <text:p>728.259</text:p>
          </table:table-cell>
          <table:table-cell office:value-type="float" office:value="23.945" calcext:value-type="float">
            <text:p>23.945</text:p>
          </table:table-cell>
          <table:table-cell office:value-type="float" office:value="26.051" calcext:value-type="float">
            <text:p>26.051</text:p>
          </table:table-cell>
          <table:table-cell office:value-type="float" office:value="19.246" calcext:value-type="float">
            <text:p>19.246</text:p>
          </table:table-cell>
        </table:table-row>
        <table:table-row table:style-name="ro1">
          <table:table-cell office:value-type="float" office:value="729.4" calcext:value-type="float">
            <text:p>729.4</text:p>
          </table:table-cell>
          <table:table-cell office:value-type="float" office:value="24.292" calcext:value-type="float">
            <text:p>24.29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0.542" calcext:value-type="float">
            <text:p>730.542</text:p>
          </table:table-cell>
          <table:table-cell office:value-type="float" office:value="24.288" calcext:value-type="float">
            <text:p>24.288</text:p>
          </table:table-cell>
          <table:table-cell office:value-type="float" office:value="25.52" calcext:value-type="float">
            <text:p>25.52</text:p>
          </table:table-cell>
          <table:table-cell office:value-type="float" office:value="22.883" calcext:value-type="float">
            <text:p>22.883</text:p>
          </table:table-cell>
        </table:table-row>
        <table:table-row table:style-name="ro1">
          <table:table-cell office:value-type="float" office:value="731.683" calcext:value-type="float">
            <text:p>731.683</text:p>
          </table:table-cell>
          <table:table-cell office:value-type="float" office:value="24" calcext:value-type="float">
            <text:p>24</text:p>
          </table:table-cell>
          <table:table-cell office:value-type="float" office:value="25.543" calcext:value-type="float">
            <text:p>25.543</text:p>
          </table:table-cell>
          <table:table-cell office:value-type="float" office:value="19.134" calcext:value-type="float">
            <text:p>19.134</text:p>
          </table:table-cell>
        </table:table-row>
        <table:table-row table:style-name="ro1">
          <table:table-cell office:value-type="float" office:value="732.825" calcext:value-type="float">
            <text:p>732.825</text:p>
          </table:table-cell>
          <table:table-cell office:value-type="float" office:value="23.72" calcext:value-type="float">
            <text:p>23.72</text:p>
          </table:table-cell>
          <table:table-cell office:value-type="float" office:value="24.131" calcext:value-type="float">
            <text:p>24.131</text:p>
          </table:table-cell>
          <table:table-cell office:value-type="float" office:value="19.697" calcext:value-type="float">
            <text:p>19.697</text:p>
          </table:table-cell>
        </table:table-row>
        <table:table-row table:style-name="ro1">
          <table:table-cell office:value-type="float" office:value="733.966" calcext:value-type="float">
            <text:p>733.966</text:p>
          </table:table-cell>
          <table:table-cell office:value-type="float" office:value="22.913" calcext:value-type="float">
            <text:p>22.913</text:p>
          </table:table-cell>
          <table:table-cell office:value-type="float" office:value="25.176" calcext:value-type="float">
            <text:p>25.176</text:p>
          </table:table-cell>
          <table:table-cell office:value-type="float" office:value="18.663" calcext:value-type="float">
            <text:p>18.663</text:p>
          </table:table-cell>
        </table:table-row>
        <table:table-row table:style-name="ro1">
          <table:table-cell office:value-type="float" office:value="735.108" calcext:value-type="float">
            <text:p>735.108</text:p>
          </table:table-cell>
          <table:table-cell office:value-type="float" office:value="21" calcext:value-type="float">
            <text:p>21</text:p>
          </table:table-cell>
          <table:table-cell office:value-type="float" office:value="25.611" calcext:value-type="float">
            <text:p>25.611</text:p>
          </table:table-cell>
          <table:table-cell office:value-type="float" office:value="17.186" calcext:value-type="float">
            <text:p>17.186</text:p>
          </table:table-cell>
        </table:table-row>
        <table:table-row table:style-name="ro1">
          <table:table-cell office:value-type="float" office:value="736.249" calcext:value-type="float">
            <text:p>736.249</text:p>
          </table:table-cell>
          <table:table-cell office:value-type="float" office:value="19.733" calcext:value-type="float">
            <text:p>19.733</text:p>
          </table:table-cell>
          <table:table-cell office:value-type="float" office:value="24.733" calcext:value-type="float">
            <text:p>24.733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737.391" calcext:value-type="float">
            <text:p>737.391</text:p>
          </table:table-cell>
          <table:table-cell office:value-type="float" office:value="21.631" calcext:value-type="float">
            <text:p>21.631</text:p>
          </table:table-cell>
          <table:table-cell office:value-type="float" office:value="25.344" calcext:value-type="float">
            <text:p>25.344</text:p>
          </table:table-cell>
          <table:table-cell office:value-type="float" office:value="18.442" calcext:value-type="float">
            <text:p>18.442</text:p>
          </table:table-cell>
        </table:table-row>
        <table:table-row table:style-name="ro1">
          <table:table-cell office:value-type="float" office:value="738.532" calcext:value-type="float">
            <text:p>738.5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.238" calcext:value-type="float">
            <text:p>19.238</text:p>
          </table:table-cell>
        </table:table-row>
        <table:table-row table:style-name="ro1">
          <table:table-cell office:value-type="float" office:value="739.674" calcext:value-type="float">
            <text:p>739.674</text:p>
          </table:table-cell>
          <table:table-cell office:value-type="float" office:value="22.373" calcext:value-type="float">
            <text:p>22.373</text:p>
          </table:table-cell>
          <table:table-cell office:value-type="float" office:value="23.702" calcext:value-type="float">
            <text:p>23.702</text:p>
          </table:table-cell>
          <table:table-cell office:value-type="float" office:value="18.256" calcext:value-type="float">
            <text:p>18.256</text:p>
          </table:table-cell>
        </table:table-row>
        <table:table-row table:style-name="ro1">
          <table:table-cell office:value-type="float" office:value="740.815" calcext:value-type="float">
            <text:p>740.815</text:p>
          </table:table-cell>
          <table:table-cell office:value-type="float" office:value="22" calcext:value-type="float">
            <text:p>22</text:p>
          </table:table-cell>
          <table:table-cell office:value-type="float" office:value="23.724" calcext:value-type="float">
            <text:p>23.724</text:p>
          </table:table-cell>
          <table:table-cell office:value-type="float" office:value="18.273" calcext:value-type="float">
            <text:p>18.273</text:p>
          </table:table-cell>
        </table:table-row>
        <table:table-row table:style-name="ro1">
          <table:table-cell office:value-type="float" office:value="741.957" calcext:value-type="float">
            <text:p>741.957</text:p>
          </table:table-cell>
          <table:table-cell office:value-type="float" office:value="21.246" calcext:value-type="float">
            <text:p>21.246</text:p>
          </table:table-cell>
          <table:table-cell office:value-type="float" office:value="25.494" calcext:value-type="float">
            <text:p>25.494</text:p>
          </table:table-cell>
          <table:table-cell office:value-type="float" office:value="16.581" calcext:value-type="float">
            <text:p>16.581</text:p>
          </table:table-cell>
        </table:table-row>
        <table:table-row table:style-name="ro1">
          <table:table-cell office:value-type="float" office:value="743.098" calcext:value-type="float">
            <text:p>743.098</text:p>
          </table:table-cell>
          <table:table-cell office:value-type="float" office:value="21.242" calcext:value-type="float">
            <text:p>21.242</text:p>
          </table:table-cell>
          <table:table-cell office:value-type="float" office:value="26.539" calcext:value-type="float">
            <text:p>26.539</text:p>
          </table:table-cell>
          <table:table-cell office:value-type="float" office:value="17.308" calcext:value-type="float">
            <text:p>17.308</text:p>
          </table:table-cell>
        </table:table-row>
        <table:table-row table:style-name="ro1">
          <table:table-cell office:value-type="float" office:value="744.24" calcext:value-type="float">
            <text:p>744.24</text:p>
          </table:table-cell>
          <table:table-cell office:value-type="float" office:value="22.763" calcext:value-type="float">
            <text:p>22.763</text:p>
          </table:table-cell>
          <table:table-cell office:value-type="float" office:value="26.585" calcext:value-type="float">
            <text:p>26.585</text:p>
          </table:table-cell>
          <table:table-cell office:value-type="float" office:value="17.675" calcext:value-type="float">
            <text:p>17.675</text:p>
          </table:table-cell>
        </table:table-row>
        <table:table-row table:style-name="ro1">
          <table:table-cell office:value-type="float" office:value="745.381" calcext:value-type="float">
            <text:p>745.381</text:p>
          </table:table-cell>
          <table:table-cell office:value-type="float" office:value="23.383" calcext:value-type="float">
            <text:p>23.383</text:p>
          </table:table-cell>
          <table:table-cell office:value-type="float" office:value="25.815" calcext:value-type="float">
            <text:p>25.8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.523" calcext:value-type="float">
            <text:p>746.523</text:p>
          </table:table-cell>
          <table:table-cell office:value-type="float" office:value="21.229" calcext:value-type="float">
            <text:p>21.229</text:p>
          </table:table-cell>
          <table:table-cell office:value-type="float" office:value="24.838" calcext:value-type="float">
            <text:p>24.838</text:p>
          </table:table-cell>
          <table:table-cell office:value-type="float" office:value="15.36" calcext:value-type="float">
            <text:p>15.36</text:p>
          </table:table-cell>
        </table:table-row>
        <table:table-row table:style-name="ro1">
          <table:table-cell office:value-type="float" office:value="747.664" calcext:value-type="float">
            <text:p>747.664</text:p>
          </table:table-cell>
          <table:table-cell office:value-type="float" office:value="20.388" calcext:value-type="float">
            <text:p>20.388</text:p>
          </table:table-cell>
          <table:table-cell office:value-type="float" office:value="25" calcext:value-type="float">
            <text:p>25</text:p>
          </table:table-cell>
          <table:table-cell office:value-type="float" office:value="15.377" calcext:value-type="float">
            <text:p>15.377</text:p>
          </table:table-cell>
        </table:table-row>
        <table:table-row table:style-name="ro1">
          <table:table-cell office:value-type="float" office:value="748.805" calcext:value-type="float">
            <text:p>748.805</text:p>
          </table:table-cell>
          <table:table-cell office:value-type="float" office:value="20.39" calcext:value-type="float">
            <text:p>20.39</text:p>
          </table:table-cell>
          <table:table-cell office:value-type="float" office:value="24.117" calcext:value-type="float">
            <text:p>24.117</text:p>
          </table:table-cell>
          <table:table-cell office:value-type="float" office:value="17.395" calcext:value-type="float">
            <text:p>17.395</text:p>
          </table:table-cell>
        </table:table-row>
        <table:table-row table:style-name="ro1">
          <table:table-cell office:value-type="float" office:value="749.947" calcext:value-type="float">
            <text:p>749.947</text:p>
          </table:table-cell>
          <table:table-cell office:value-type="float" office:value="23" calcext:value-type="float">
            <text:p>23</text:p>
          </table:table-cell>
          <table:table-cell office:value-type="float" office:value="22.188" calcext:value-type="float">
            <text:p>22.188</text:p>
          </table:table-cell>
          <table:table-cell office:value-type="float" office:value="18.236" calcext:value-type="float">
            <text:p>18.236</text:p>
          </table:table-cell>
        </table:table-row>
        <table:table-row table:style-name="ro1">
          <table:table-cell office:value-type="float" office:value="751.088" calcext:value-type="float">
            <text:p>751.088</text:p>
          </table:table-cell>
          <table:table-cell office:value-type="float" office:value="22" calcext:value-type="float">
            <text:p>22</text:p>
          </table:table-cell>
          <table:table-cell office:value-type="float" office:value="24.072" calcext:value-type="float">
            <text:p>24.072</text:p>
          </table:table-cell>
          <table:table-cell office:value-type="float" office:value="18.429" calcext:value-type="float">
            <text:p>18.429</text:p>
          </table:table-cell>
        </table:table-row>
        <table:table-row table:style-name="ro1">
          <table:table-cell office:value-type="float" office:value="752.23" calcext:value-type="float">
            <text:p>752.23</text:p>
          </table:table-cell>
          <table:table-cell office:value-type="float" office:value="21.792" calcext:value-type="float">
            <text:p>21.792</text:p>
          </table:table-cell>
          <table:table-cell office:value-type="float" office:value="27" calcext:value-type="float">
            <text:p>27</text:p>
          </table:table-cell>
          <table:table-cell office:value-type="float" office:value="18.553" calcext:value-type="float">
            <text:p>18.553</text:p>
          </table:table-cell>
        </table:table-row>
        <table:table-row table:style-name="ro1">
          <table:table-cell office:value-type="float" office:value="753.371" calcext:value-type="float">
            <text:p>753.371</text:p>
          </table:table-cell>
          <table:table-cell office:value-type="float" office:value="21.203" calcext:value-type="float">
            <text:p>21.203</text:p>
          </table:table-cell>
          <table:table-cell office:value-type="float" office:value="25.026" calcext:value-type="float">
            <text:p>25.0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4.513" calcext:value-type="float">
            <text:p>754.513</text:p>
          </table:table-cell>
          <table:table-cell office:value-type="float" office:value="20.6" calcext:value-type="float">
            <text:p>20.6</text:p>
          </table:table-cell>
          <table:table-cell office:value-type="float" office:value="24.997" calcext:value-type="float">
            <text:p>24.997</text:p>
          </table:table-cell>
          <table:table-cell office:value-type="float" office:value="17.481" calcext:value-type="float">
            <text:p>17.481</text:p>
          </table:table-cell>
        </table:table-row>
        <table:table-row table:style-name="ro1">
          <table:table-cell office:value-type="float" office:value="755.654" calcext:value-type="float">
            <text:p>755.654</text:p>
          </table:table-cell>
          <table:table-cell office:value-type="float" office:value="21" calcext:value-type="float">
            <text:p>21</text:p>
          </table:table-cell>
          <table:table-cell office:value-type="float" office:value="25.962" calcext:value-type="float">
            <text:p>25.9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6.796" calcext:value-type="float">
            <text:p>756.796</text:p>
          </table:table-cell>
          <table:table-cell office:value-type="float" office:value="20.405" calcext:value-type="float">
            <text:p>20.405</text:p>
          </table:table-cell>
          <table:table-cell office:value-type="float" office:value="23.958" calcext:value-type="float">
            <text:p>23.958</text:p>
          </table:table-cell>
          <table:table-cell office:value-type="float" office:value="18.484" calcext:value-type="float">
            <text:p>18.484</text:p>
          </table:table-cell>
        </table:table-row>
        <table:table-row table:style-name="ro1">
          <table:table-cell office:value-type="float" office:value="757.937" calcext:value-type="float">
            <text:p>757.937</text:p>
          </table:table-cell>
          <table:table-cell office:value-type="float" office:value="21" calcext:value-type="float">
            <text:p>21</text:p>
          </table:table-cell>
          <table:table-cell office:value-type="float" office:value="26.065" calcext:value-type="float">
            <text:p>26.065</text:p>
          </table:table-cell>
          <table:table-cell office:value-type="float" office:value="19.467" calcext:value-type="float">
            <text:p>19.467</text:p>
          </table:table-cell>
        </table:table-row>
        <table:table-row table:style-name="ro1">
          <table:table-cell office:value-type="float" office:value="759.079" calcext:value-type="float">
            <text:p>759.079</text:p>
          </table:table-cell>
          <table:table-cell office:value-type="float" office:value="20.182" calcext:value-type="float">
            <text:p>20.182</text:p>
          </table:table-cell>
          <table:table-cell office:value-type="float" office:value="24.175" calcext:value-type="float">
            <text:p>24.175</text:p>
          </table:table-cell>
          <table:table-cell office:value-type="float" office:value="18.449" calcext:value-type="float">
            <text:p>18.449</text:p>
          </table:table-cell>
        </table:table-row>
        <table:table-row table:style-name="ro1">
          <table:table-cell office:value-type="float" office:value="760.22" calcext:value-type="float">
            <text:p>760.22</text:p>
          </table:table-cell>
          <table:table-cell office:value-type="float" office:value="20.233" calcext:value-type="float">
            <text:p>20.233</text:p>
          </table:table-cell>
          <table:table-cell office:value-type="float" office:value="24.22" calcext:value-type="float">
            <text:p>24.22</text:p>
          </table:table-cell>
          <table:table-cell office:value-type="float" office:value="17.864" calcext:value-type="float">
            <text:p>17.864</text:p>
          </table:table-cell>
        </table:table-row>
        <table:table-row table:style-name="ro1">
          <table:table-cell office:value-type="float" office:value="761.362" calcext:value-type="float">
            <text:p>761.362</text:p>
          </table:table-cell>
          <table:table-cell office:value-type="float" office:value="21" calcext:value-type="float">
            <text:p>21</text:p>
          </table:table-cell>
          <table:table-cell office:value-type="float" office:value="26.867" calcext:value-type="float">
            <text:p>26.867</text:p>
          </table:table-cell>
          <table:table-cell office:value-type="float" office:value="18.414" calcext:value-type="float">
            <text:p>18.414</text:p>
          </table:table-cell>
        </table:table-row>
        <table:table-row table:style-name="ro1">
          <table:table-cell office:value-type="float" office:value="762.503" calcext:value-type="float">
            <text:p>762.503</text:p>
          </table:table-cell>
          <table:table-cell office:value-type="float" office:value="20.585" calcext:value-type="float">
            <text:p>20.585</text:p>
          </table:table-cell>
          <table:table-cell office:value-type="float" office:value="23.689" calcext:value-type="float">
            <text:p>23.689</text:p>
          </table:table-cell>
          <table:table-cell office:value-type="float" office:value="16.794" calcext:value-type="float">
            <text:p>16.794</text:p>
          </table:table-cell>
        </table:table-row>
        <table:table-row table:style-name="ro1">
          <table:table-cell office:value-type="float" office:value="763.645" calcext:value-type="float">
            <text:p>763.645</text:p>
          </table:table-cell>
          <table:table-cell office:value-type="float" office:value="21.583" calcext:value-type="float">
            <text:p>21.583</text:p>
          </table:table-cell>
          <table:table-cell office:value-type="float" office:value="20.712" calcext:value-type="float">
            <text:p>20.712</text:p>
          </table:table-cell>
          <table:table-cell office:value-type="float" office:value="16.139" calcext:value-type="float">
            <text:p>16.139</text:p>
          </table:table-cell>
        </table:table-row>
        <table:table-row table:style-name="ro1">
          <table:table-cell office:value-type="float" office:value="764.786" calcext:value-type="float">
            <text:p>764.786</text:p>
          </table:table-cell>
          <table:table-cell office:value-type="float" office:value="20.419" calcext:value-type="float">
            <text:p>20.419</text:p>
          </table:table-cell>
          <table:table-cell office:value-type="float" office:value="24.401" calcext:value-type="float">
            <text:p>24.401</text:p>
          </table:table-cell>
          <table:table-cell office:value-type="float" office:value="17.638" calcext:value-type="float">
            <text:p>17.638</text:p>
          </table:table-cell>
        </table:table-row>
        <table:table-row table:style-name="ro1">
          <table:table-cell office:value-type="float" office:value="765.928" calcext:value-type="float">
            <text:p>765.928</text:p>
          </table:table-cell>
          <table:table-cell office:value-type="float" office:value="19" calcext:value-type="float">
            <text:p>19</text:p>
          </table:table-cell>
          <table:table-cell office:value-type="float" office:value="22.223" calcext:value-type="float">
            <text:p>22.223</text:p>
          </table:table-cell>
          <table:table-cell office:value-type="float" office:value="18.965" calcext:value-type="float">
            <text:p>18.965</text:p>
          </table:table-cell>
        </table:table-row>
        <table:table-row table:style-name="ro1">
          <table:table-cell office:value-type="float" office:value="767.069" calcext:value-type="float">
            <text:p>767.06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.672" calcext:value-type="float">
            <text:p>18.672</text:p>
          </table:table-cell>
        </table:table-row>
        <table:table-row table:style-name="ro1">
          <table:table-cell office:value-type="float" office:value="768.21" calcext:value-type="float">
            <text:p>768.21</text:p>
          </table:table-cell>
          <table:table-cell office:value-type="float" office:value="20.426" calcext:value-type="float">
            <text:p>20.426</text:p>
          </table:table-cell>
          <table:table-cell office:value-type="float" office:value="23" calcext:value-type="float">
            <text:p>23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float" office:value="769.352" calcext:value-type="float">
            <text:p>769.352</text:p>
          </table:table-cell>
          <table:table-cell office:value-type="float" office:value="23" calcext:value-type="float">
            <text:p>23</text:p>
          </table:table-cell>
          <table:table-cell office:value-type="float" office:value="23.291" calcext:value-type="float">
            <text:p>23.291</text:p>
          </table:table-cell>
          <table:table-cell office:value-type="float" office:value="16.707" calcext:value-type="float">
            <text:p>16.707</text:p>
          </table:table-cell>
        </table:table-row>
        <table:table-row table:style-name="ro1">
          <table:table-cell office:value-type="float" office:value="770.493" calcext:value-type="float">
            <text:p>770.493</text:p>
          </table:table-cell>
          <table:table-cell office:value-type="float" office:value="22" calcext:value-type="float">
            <text:p>22</text:p>
          </table:table-cell>
          <table:table-cell office:value-type="float" office:value="23.628" calcext:value-type="float">
            <text:p>23.6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.635" calcext:value-type="float">
            <text:p>771.635</text:p>
          </table:table-cell>
          <table:table-cell office:value-type="float" office:value="19.864" calcext:value-type="float">
            <text:p>19.864</text:p>
          </table:table-cell>
          <table:table-cell office:value-type="float" office:value="26" calcext:value-type="float">
            <text:p>26</text:p>
          </table:table-cell>
          <table:table-cell office:value-type="float" office:value="17.484" calcext:value-type="float">
            <text:p>17.484</text:p>
          </table:table-cell>
        </table:table-row>
        <table:table-row table:style-name="ro1">
          <table:table-cell office:value-type="float" office:value="772.776" calcext:value-type="float">
            <text:p>772.776</text:p>
          </table:table-cell>
          <table:table-cell office:value-type="float" office:value="19.869" calcext:value-type="float">
            <text:p>19.869</text:p>
          </table:table-cell>
          <table:table-cell office:value-type="float" office:value="24.64" calcext:value-type="float">
            <text:p>24.64</text:p>
          </table:table-cell>
          <table:table-cell office:value-type="float" office:value="17.519" calcext:value-type="float">
            <text:p>17.519</text:p>
          </table:table-cell>
        </table:table-row>
        <table:table-row table:style-name="ro1">
          <table:table-cell office:value-type="float" office:value="773.918" calcext:value-type="float">
            <text:p>773.918</text:p>
          </table:table-cell>
          <table:table-cell office:value-type="float" office:value="20.873" calcext:value-type="float">
            <text:p>20.873</text:p>
          </table:table-cell>
          <table:table-cell office:value-type="float" office:value="24" calcext:value-type="float">
            <text:p>24</text:p>
          </table:table-cell>
          <table:table-cell office:value-type="float" office:value="17.777" calcext:value-type="float">
            <text:p>17.777</text:p>
          </table:table-cell>
        </table:table-row>
        <table:table-row table:style-name="ro1">
          <table:table-cell office:value-type="float" office:value="775.059" calcext:value-type="float">
            <text:p>775.059</text:p>
          </table:table-cell>
          <table:table-cell office:value-type="float" office:value="21.316" calcext:value-type="float">
            <text:p>21.316</text:p>
          </table:table-cell>
          <table:table-cell office:value-type="float" office:value="23.405" calcext:value-type="float">
            <text:p>23.4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.201" calcext:value-type="float">
            <text:p>776.201</text:p>
          </table:table-cell>
          <table:table-cell office:value-type="float" office:value="23.441" calcext:value-type="float">
            <text:p>23.441</text:p>
          </table:table-cell>
          <table:table-cell office:value-type="float" office:value="24.855" calcext:value-type="float">
            <text:p>24.855</text:p>
          </table:table-cell>
          <table:table-cell office:value-type="float" office:value="15.189" calcext:value-type="float">
            <text:p>15.189</text:p>
          </table:table-cell>
        </table:table-row>
        <table:table-row table:style-name="ro1">
          <table:table-cell office:value-type="float" office:value="777.342" calcext:value-type="float">
            <text:p>777.342</text:p>
          </table:table-cell>
          <table:table-cell office:value-type="float" office:value="23.672" calcext:value-type="float">
            <text:p>23.672</text:p>
          </table:table-cell>
          <table:table-cell office:value-type="float" office:value="23.45" calcext:value-type="float">
            <text:p>23.45</text:p>
          </table:table-cell>
          <table:table-cell office:value-type="float" office:value="16.685" calcext:value-type="float">
            <text:p>16.685</text:p>
          </table:table-cell>
        </table:table-row>
        <table:table-row table:style-name="ro1">
          <table:table-cell office:value-type="float" office:value="778.484" calcext:value-type="float">
            <text:p>778.484</text:p>
          </table:table-cell>
          <table:table-cell office:value-type="float" office:value="22" calcext:value-type="float">
            <text:p>22</text:p>
          </table:table-cell>
          <table:table-cell office:value-type="float" office:value="22.527" calcext:value-type="float">
            <text:p>22.5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9.625" calcext:value-type="float">
            <text:p>779.625</text:p>
          </table:table-cell>
          <table:table-cell office:value-type="float" office:value="21.341" calcext:value-type="float">
            <text:p>21.341</text:p>
          </table:table-cell>
          <table:table-cell office:value-type="float" office:value="24.496" calcext:value-type="float">
            <text:p>24.496</text:p>
          </table:table-cell>
          <table:table-cell office:value-type="float" office:value="17.727" calcext:value-type="float">
            <text:p>17.727</text:p>
          </table:table-cell>
        </table:table-row>
        <table:table-row table:style-name="ro1">
          <table:table-cell office:value-type="float" office:value="780.767" calcext:value-type="float">
            <text:p>780.767</text:p>
          </table:table-cell>
          <table:table-cell office:value-type="float" office:value="20.449" calcext:value-type="float">
            <text:p>20.449</text:p>
          </table:table-cell>
          <table:table-cell office:value-type="float" office:value="24.037" calcext:value-type="float">
            <text:p>24.037</text:p>
          </table:table-cell>
          <table:table-cell office:value-type="float" office:value="17.119" calcext:value-type="float">
            <text:p>17.119</text:p>
          </table:table-cell>
        </table:table-row>
        <table:table-row table:style-name="ro1">
          <table:table-cell office:value-type="float" office:value="781.908" calcext:value-type="float">
            <text:p>781.908</text:p>
          </table:table-cell>
          <table:table-cell office:value-type="float" office:value="20" calcext:value-type="float">
            <text:p>20</text:p>
          </table:table-cell>
          <table:table-cell office:value-type="float" office:value="22.459" calcext:value-type="float">
            <text:p>22.459</text:p>
          </table:table-cell>
          <table:table-cell office:value-type="float" office:value="16.102" calcext:value-type="float">
            <text:p>16.102</text:p>
          </table:table-cell>
        </table:table-row>
        <table:table-row table:style-name="ro1">
          <table:table-cell office:value-type="float" office:value="783.05" calcext:value-type="float">
            <text:p>783.05</text:p>
          </table:table-cell>
          <table:table-cell office:value-type="float" office:value="20.547" calcext:value-type="float">
            <text:p>20.547</text:p>
          </table:table-cell>
          <table:table-cell office:value-type="float" office:value="22.745" calcext:value-type="float">
            <text:p>22.745</text:p>
          </table:table-cell>
          <table:table-cell office:value-type="float" office:value="16.169" calcext:value-type="float">
            <text:p>16.169</text:p>
          </table:table-cell>
        </table:table-row>
        <table:table-row table:style-name="ro1">
          <table:table-cell office:value-type="float" office:value="784.191" calcext:value-type="float">
            <text:p>784.191</text:p>
          </table:table-cell>
          <table:table-cell office:value-type="float" office:value="21.089" calcext:value-type="float">
            <text:p>21.089</text:p>
          </table:table-cell>
          <table:table-cell office:value-type="float" office:value="24.414" calcext:value-type="float">
            <text:p>24.4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5.333" calcext:value-type="float">
            <text:p>785.333</text:p>
          </table:table-cell>
          <table:table-cell office:value-type="float" office:value="19.542" calcext:value-type="float">
            <text:p>19.542</text:p>
          </table:table-cell>
          <table:table-cell office:value-type="float" office:value="24.391" calcext:value-type="float">
            <text:p>24.391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786.474" calcext:value-type="float">
            <text:p>786.474</text:p>
          </table:table-cell>
          <table:table-cell office:value-type="float" office:value="18.54" calcext:value-type="float">
            <text:p>18.5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.615" calcext:value-type="float">
            <text:p>787.615</text:p>
          </table:table-cell>
          <table:table-cell office:value-type="float" office:value="20" calcext:value-type="float">
            <text:p>20</text:p>
          </table:table-cell>
          <table:table-cell office:value-type="float" office:value="23.654" calcext:value-type="float">
            <text:p>23.654</text:p>
          </table:table-cell>
          <table:table-cell office:value-type="float" office:value="15.015" calcext:value-type="float">
            <text:p>15.015</text:p>
          </table:table-cell>
        </table:table-row>
        <table:table-row table:style-name="ro1">
          <table:table-cell office:value-type="float" office:value="788.757" calcext:value-type="float">
            <text:p>788.757</text:p>
          </table:table-cell>
          <table:table-cell office:value-type="float" office:value="20.928" calcext:value-type="float">
            <text:p>20.928</text:p>
          </table:table-cell>
          <table:table-cell office:value-type="float" office:value="21.323" calcext:value-type="float">
            <text:p>21.3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.898" calcext:value-type="float">
            <text:p>789.898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1.04" calcext:value-type="float">
            <text:p>791.04</text:p>
          </table:table-cell>
          <table:table-cell office:value-type="float" office:value="22.936" calcext:value-type="float">
            <text:p>22.93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2.181" calcext:value-type="float">
            <text:p>792.181</text:p>
          </table:table-cell>
          <table:table-cell office:value-type="float" office:value="21.941" calcext:value-type="float">
            <text:p>21.941</text:p>
          </table:table-cell>
          <table:table-cell office:value-type="float" office:value="22" calcext:value-type="float">
            <text:p>22</text:p>
          </table:table-cell>
          <table:table-cell office:value-type="float" office:value="16.055" calcext:value-type="float">
            <text:p>16.055</text:p>
          </table:table-cell>
        </table:table-row>
        <table:table-row table:style-name="ro1">
          <table:table-cell office:value-type="float" office:value="793.323" calcext:value-type="float">
            <text:p>793.323</text:p>
          </table:table-cell>
          <table:table-cell office:value-type="float" office:value="22.528" calcext:value-type="float">
            <text:p>22.528</text:p>
          </table:table-cell>
          <table:table-cell office:value-type="float" office:value="21.536" calcext:value-type="float">
            <text:p>21.536</text:p>
          </table:table-cell>
          <table:table-cell office:value-type="float" office:value="17.072" calcext:value-type="float">
            <text:p>17.072</text:p>
          </table:table-cell>
        </table:table-row>
        <table:table-row table:style-name="ro1">
          <table:table-cell office:value-type="float" office:value="794.464" calcext:value-type="float">
            <text:p>794.464</text:p>
          </table:table-cell>
          <table:table-cell office:value-type="float" office:value="23.051" calcext:value-type="float">
            <text:p>23.051</text:p>
          </table:table-cell>
          <table:table-cell office:value-type="float" office:value="22.581" calcext:value-type="float">
            <text:p>22.5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.606" calcext:value-type="float">
            <text:p>795.606</text:p>
          </table:table-cell>
          <table:table-cell office:value-type="float" office:value="21.523" calcext:value-type="float">
            <text:p>21.523</text:p>
          </table:table-cell>
          <table:table-cell office:value-type="float" office:value="21.813" calcext:value-type="float">
            <text:p>21.813</text:p>
          </table:table-cell>
          <table:table-cell office:value-type="float" office:value="18.893" calcext:value-type="float">
            <text:p>18.893</text:p>
          </table:table-cell>
        </table:table-row>
        <table:table-row table:style-name="ro1">
          <table:table-cell office:value-type="float" office:value="796.747" calcext:value-type="float">
            <text:p>796.747</text:p>
          </table:table-cell>
          <table:table-cell office:value-type="float" office:value="21" calcext:value-type="float">
            <text:p>21</text:p>
          </table:table-cell>
          <table:table-cell office:value-type="float" office:value="21.508" calcext:value-type="float">
            <text:p>21.508</text:p>
          </table:table-cell>
          <table:table-cell office:value-type="float" office:value="18.876" calcext:value-type="float">
            <text:p>18.876</text:p>
          </table:table-cell>
        </table:table-row>
        <table:table-row table:style-name="ro1">
          <table:table-cell office:value-type="float" office:value="797.889" calcext:value-type="float">
            <text:p>797.889</text:p>
          </table:table-cell>
          <table:table-cell office:value-type="float" office:value="21" calcext:value-type="float">
            <text:p>21</text:p>
          </table:table-cell>
          <table:table-cell office:value-type="float" office:value="21.435" calcext:value-type="float">
            <text:p>21.435</text:p>
          </table:table-cell>
          <table:table-cell office:value-type="float" office:value="17.859" calcext:value-type="float">
            <text:p>17.859</text:p>
          </table:table-cell>
        </table:table-row>
        <table:table-row table:style-name="ro1">
          <table:table-cell office:value-type="float" office:value="799.03" calcext:value-type="float">
            <text:p>799.03</text:p>
          </table:table-cell>
          <table:table-cell office:value-type="float" office:value="21.966" calcext:value-type="float">
            <text:p>21.966</text:p>
          </table:table-cell>
          <table:table-cell office:value-type="float" office:value="20.881" calcext:value-type="float">
            <text:p>20.881</text:p>
          </table:table-cell>
          <table:table-cell office:value-type="float" office:value="17.841" calcext:value-type="float">
            <text:p>17.841</text:p>
          </table:table-cell>
        </table:table-row>
        <table:table-row table:style-name="ro1">
          <table:table-cell office:value-type="float" office:value="800.172" calcext:value-type="float">
            <text:p>800.172</text:p>
          </table:table-cell>
          <table:table-cell office:value-type="float" office:value="20.485" calcext:value-type="float">
            <text:p>20.485</text:p>
          </table:table-cell>
          <table:table-cell office:value-type="float" office:value="18.288" calcext:value-type="float">
            <text:p>18.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1.313" calcext:value-type="float">
            <text:p>801.313</text:p>
          </table:table-cell>
          <table:table-cell office:value-type="float" office:value="20.975" calcext:value-type="float">
            <text:p>20.9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.455" calcext:value-type="float">
            <text:p>802.455</text:p>
          </table:table-cell>
          <table:table-cell office:value-type="float" office:value="21" calcext:value-type="float">
            <text:p>21</text:p>
          </table:table-cell>
          <table:table-cell office:value-type="float" office:value="21.848" calcext:value-type="float">
            <text:p>21.848</text:p>
          </table:table-cell>
          <table:table-cell office:value-type="float" office:value="17.211" calcext:value-type="float">
            <text:p>17.211</text:p>
          </table:table-cell>
        </table:table-row>
        <table:table-row table:style-name="ro1">
          <table:table-cell office:value-type="float" office:value="803.596" calcext:value-type="float">
            <text:p>803.596</text:p>
          </table:table-cell>
          <table:table-cell office:value-type="float" office:value="20.492" calcext:value-type="float">
            <text:p>20.492</text:p>
          </table:table-cell>
          <table:table-cell office:value-type="float" office:value="21.972" calcext:value-type="float">
            <text:p>21.972</text:p>
          </table:table-cell>
          <table:table-cell office:value-type="float" office:value="18.457" calcext:value-type="float">
            <text:p>18.457</text:p>
          </table:table-cell>
        </table:table-row>
        <table:table-row table:style-name="ro1">
          <table:table-cell office:value-type="float" office:value="804.738" calcext:value-type="float">
            <text:p>804.738</text:p>
          </table:table-cell>
          <table:table-cell office:value-type="float" office:value="21.481" calcext:value-type="float">
            <text:p>21.481</text:p>
          </table:table-cell>
          <table:table-cell office:value-type="float" office:value="22.005" calcext:value-type="float">
            <text:p>22.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5.879" calcext:value-type="float">
            <text:p>805.879</text:p>
          </table:table-cell>
          <table:table-cell office:value-type="float" office:value="19.496" calcext:value-type="float">
            <text:p>19.496</text:p>
          </table:table-cell>
          <table:table-cell office:value-type="float" office:value="21.983" calcext:value-type="float">
            <text:p>21.983</text:p>
          </table:table-cell>
          <table:table-cell office:value-type="float" office:value="17.737" calcext:value-type="float">
            <text:p>17.737</text:p>
          </table:table-cell>
        </table:table-row>
        <table:table-row table:style-name="ro1">
          <table:table-cell office:value-type="float" office:value="807.021" calcext:value-type="float">
            <text:p>807.021</text:p>
          </table:table-cell>
          <table:table-cell office:value-type="float" office:value="19.004" calcext:value-type="float">
            <text:p>19.004</text:p>
          </table:table-cell>
          <table:table-cell office:value-type="float" office:value="20.96" calcext:value-type="float">
            <text:p>20.96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808.162" calcext:value-type="float">
            <text:p>808.162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7.404" calcext:value-type="float">
            <text:p>17.404</text:p>
          </table:table-cell>
        </table:table-row>
        <table:table-row table:style-name="ro1">
          <table:table-cell office:value-type="float" office:value="809.303" calcext:value-type="float">
            <text:p>809.303</text:p>
          </table:table-cell>
          <table:table-cell office:value-type="float" office:value="21.498" calcext:value-type="float">
            <text:p>21.49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0.445" calcext:value-type="float">
            <text:p>810.445</text:p>
          </table:table-cell>
          <table:table-cell office:value-type="float" office:value="21.504" calcext:value-type="float">
            <text:p>21.504</text:p>
          </table:table-cell>
          <table:table-cell office:value-type="float" office:value="17.216" calcext:value-type="float">
            <text:p>17.2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1.586" calcext:value-type="float">
            <text:p>811.586</text:p>
          </table:table-cell>
          <table:table-cell office:value-type="float" office:value="20.494" calcext:value-type="float">
            <text:p>20.494</text:p>
          </table:table-cell>
          <table:table-cell office:value-type="float" office:value="19.131" calcext:value-type="float">
            <text:p>19.13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812.728" calcext:value-type="float">
            <text:p>812.728</text:p>
          </table:table-cell>
          <table:table-cell office:value-type="float" office:value="19.508" calcext:value-type="float">
            <text:p>19.508</text:p>
          </table:table-cell>
          <table:table-cell office:value-type="float" office:value="20.154" calcext:value-type="float">
            <text:p>20.154</text:p>
          </table:table-cell>
          <table:table-cell office:value-type="float" office:value="18.367" calcext:value-type="float">
            <text:p>18.367</text:p>
          </table:table-cell>
        </table:table-row>
        <table:table-row table:style-name="ro1">
          <table:table-cell office:value-type="float" office:value="813.869" calcext:value-type="float">
            <text:p>813.869</text:p>
          </table:table-cell>
          <table:table-cell office:value-type="float" office:value="21" calcext:value-type="float">
            <text:p>21</text:p>
          </table:table-cell>
          <table:table-cell office:value-type="float" office:value="22.353" calcext:value-type="float">
            <text:p>22.3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5.011" calcext:value-type="float">
            <text:p>815.011</text:p>
          </table:table-cell>
          <table:table-cell office:value-type="float" office:value="21.975" calcext:value-type="float">
            <text:p>21.97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6.152" calcext:value-type="float">
            <text:p>816.152</text:p>
          </table:table-cell>
          <table:table-cell office:value-type="float" office:value="20.97" calcext:value-type="float">
            <text:p>20.97</text:p>
          </table:table-cell>
          <table:table-cell office:value-type="float" office:value="25" calcext:value-type="float">
            <text:p>25</text:p>
          </table:table-cell>
          <table:table-cell office:value-type="float" office:value="17.839" calcext:value-type="float">
            <text:p>17.839</text:p>
          </table:table-cell>
        </table:table-row>
        <table:table-row table:style-name="ro1">
          <table:table-cell office:value-type="float" office:value="817.294" calcext:value-type="float">
            <text:p>817.294</text:p>
          </table:table-cell>
          <table:table-cell office:value-type="float" office:value="20.932" calcext:value-type="float">
            <text:p>20.932</text:p>
          </table:table-cell>
          <table:table-cell office:value-type="float" office:value="25.244" calcext:value-type="float">
            <text:p>25.244</text:p>
          </table:table-cell>
          <table:table-cell office:value-type="float" office:value="18.31" calcext:value-type="float">
            <text:p>18.31</text:p>
          </table:table-cell>
        </table:table-row>
        <table:table-row table:style-name="ro1">
          <table:table-cell office:value-type="float" office:value="818.435" calcext:value-type="float">
            <text:p>818.435</text:p>
          </table:table-cell>
          <table:table-cell office:value-type="float" office:value="19.924" calcext:value-type="float">
            <text:p>19.924</text:p>
          </table:table-cell>
          <table:table-cell office:value-type="float" office:value="25.801" calcext:value-type="float">
            <text:p>25.801</text:p>
          </table:table-cell>
          <table:table-cell office:value-type="float" office:value="19.908" calcext:value-type="float">
            <text:p>19.908</text:p>
          </table:table-cell>
        </table:table-row>
        <table:table-row table:style-name="ro1">
          <table:table-cell office:value-type="float" office:value="819.577" calcext:value-type="float">
            <text:p>819.577</text:p>
          </table:table-cell>
          <table:table-cell office:value-type="float" office:value="19.394" calcext:value-type="float">
            <text:p>19.394</text:p>
          </table:table-cell>
          <table:table-cell office:value-type="float" office:value="23.869" calcext:value-type="float">
            <text:p>23.869</text:p>
          </table:table-cell>
          <table:table-cell office:value-type="float" office:value="19.471" calcext:value-type="float">
            <text:p>19.471</text:p>
          </table:table-cell>
        </table:table-row>
        <table:table-row table:style-name="ro1">
          <table:table-cell office:value-type="float" office:value="820.718" calcext:value-type="float">
            <text:p>820.718</text:p>
          </table:table-cell>
          <table:table-cell office:value-type="float" office:value="19" calcext:value-type="float">
            <text:p>19</text:p>
          </table:table-cell>
          <table:table-cell office:value-type="float" office:value="24.312" calcext:value-type="float">
            <text:p>24.312</text:p>
          </table:table-cell>
          <table:table-cell office:value-type="float" office:value="16.489" calcext:value-type="float">
            <text:p>16.489</text:p>
          </table:table-cell>
        </table:table-row>
        <table:table-row table:style-name="ro1">
          <table:table-cell office:value-type="float" office:value="821.86" calcext:value-type="float">
            <text:p>821.86</text:p>
          </table:table-cell>
          <table:table-cell office:value-type="float" office:value="20.525" calcext:value-type="float">
            <text:p>20.525</text:p>
          </table:table-cell>
          <table:table-cell office:value-type="float" office:value="24.67" calcext:value-type="float">
            <text:p>24.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3.001" calcext:value-type="float">
            <text:p>823.001</text:p>
          </table:table-cell>
          <table:table-cell office:value-type="float" office:value="23" calcext:value-type="float">
            <text:p>23</text:p>
          </table:table-cell>
          <table:table-cell office:value-type="float" office:value="24.358" calcext:value-type="float">
            <text:p>24.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.143" calcext:value-type="float">
            <text:p>824.143</text:p>
          </table:table-cell>
          <table:table-cell office:value-type="float" office:value="23" calcext:value-type="float">
            <text:p>23</text:p>
          </table:table-cell>
          <table:table-cell office:value-type="float" office:value="23.62" calcext:value-type="float">
            <text:p>23.62</text:p>
          </table:table-cell>
          <table:table-cell office:value-type="float" office:value="14.459" calcext:value-type="float">
            <text:p>14.459</text:p>
          </table:table-cell>
        </table:table-row>
        <table:table-row table:style-name="ro1">
          <table:table-cell office:value-type="float" office:value="825.284" calcext:value-type="float">
            <text:p>825.284</text:p>
          </table:table-cell>
          <table:table-cell office:value-type="float" office:value="22.936" calcext:value-type="float">
            <text:p>22.93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.426" calcext:value-type="float">
            <text:p>826.426</text:p>
          </table:table-cell>
          <table:table-cell office:value-type="float" office:value="23.466" calcext:value-type="float">
            <text:p>23.466</text:p>
          </table:table-cell>
          <table:table-cell office:value-type="float" office:value="22" calcext:value-type="float">
            <text:p>22</text:p>
          </table:table-cell>
          <table:table-cell office:value-type="float" office:value="17.151" calcext:value-type="float">
            <text:p>17.151</text:p>
          </table:table-cell>
        </table:table-row>
        <table:table-row table:style-name="ro1">
          <table:table-cell office:value-type="float" office:value="827.567" calcext:value-type="float">
            <text:p>827.567</text:p>
          </table:table-cell>
          <table:table-cell office:value-type="float" office:value="23.464" calcext:value-type="float">
            <text:p>23.46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.708" calcext:value-type="float">
            <text:p>828.708</text:p>
          </table:table-cell>
          <table:table-cell office:value-type="float" office:value="22.462" calcext:value-type="float">
            <text:p>22.462</text:p>
          </table:table-cell>
          <table:table-cell office:value-type="float" office:value="21.414" calcext:value-type="float">
            <text:p>21.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9.85" calcext:value-type="float">
            <text:p>829.85</text:p>
          </table:table-cell>
          <table:table-cell office:value-type="float" office:value="23.46" calcext:value-type="float">
            <text:p>23.46</text:p>
          </table:table-cell>
          <table:table-cell office:value-type="float" office:value="21.482" calcext:value-type="float">
            <text:p>21.482</text:p>
          </table:table-cell>
          <table:table-cell office:value-type="float" office:value="17.256" calcext:value-type="float">
            <text:p>17.256</text:p>
          </table:table-cell>
        </table:table-row>
        <table:table-row table:style-name="ro1">
          <table:table-cell office:value-type="float" office:value="830.991" calcext:value-type="float">
            <text:p>830.991</text:p>
          </table:table-cell>
          <table:table-cell office:value-type="float" office:value="24" calcext:value-type="float">
            <text:p>24</text:p>
          </table:table-cell>
          <table:table-cell office:value-type="float" office:value="21.483" calcext:value-type="float">
            <text:p>21.483</text:p>
          </table:table-cell>
          <table:table-cell office:value-type="float" office:value="17.29" calcext:value-type="float">
            <text:p>17.29</text:p>
          </table:table-cell>
        </table:table-row>
        <table:table-row table:style-name="ro1">
          <table:table-cell office:value-type="float" office:value="832.133" calcext:value-type="float">
            <text:p>832.133</text:p>
          </table:table-cell>
          <table:table-cell office:value-type="float" office:value="22" calcext:value-type="float">
            <text:p>22</text:p>
          </table:table-cell>
          <table:table-cell office:value-type="float" office:value="22.382" calcext:value-type="float">
            <text:p>22.3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.274" calcext:value-type="float">
            <text:p>833.274</text:p>
          </table:table-cell>
          <table:table-cell office:value-type="float" office:value="22.547" calcext:value-type="float">
            <text:p>22.547</text:p>
          </table:table-cell>
          <table:table-cell office:value-type="float" office:value="21.314" calcext:value-type="float">
            <text:p>21.3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4.416" calcext:value-type="float">
            <text:p>834.416</text:p>
          </table:table-cell>
          <table:table-cell office:value-type="float" office:value="20" calcext:value-type="float">
            <text:p>20</text:p>
          </table:table-cell>
          <table:table-cell office:value-type="float" office:value="22.585" calcext:value-type="float">
            <text:p>22.5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5.557" calcext:value-type="float">
            <text:p>835.557</text:p>
          </table:table-cell>
          <table:table-cell office:value-type="float" office:value="20" calcext:value-type="float">
            <text:p>20</text:p>
          </table:table-cell>
          <table:table-cell office:value-type="float" office:value="23.215" calcext:value-type="float">
            <text:p>23.2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6.699" calcext:value-type="float">
            <text:p>836.69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.732" calcext:value-type="float">
            <text:p>19.732</text:p>
          </table:table-cell>
        </table:table-row>
        <table:table-row table:style-name="ro1">
          <table:table-cell office:value-type="float" office:value="837.84" calcext:value-type="float">
            <text:p>837.84</text:p>
          </table:table-cell>
          <table:table-cell office:value-type="float" office:value="18.555" calcext:value-type="float">
            <text:p>18.555</text:p>
          </table:table-cell>
          <table:table-cell office:value-type="float" office:value="22" calcext:value-type="float">
            <text:p>22</text:p>
          </table:table-cell>
          <table:table-cell office:value-type="float" office:value="17.749" calcext:value-type="float">
            <text:p>17.749</text:p>
          </table:table-cell>
        </table:table-row>
        <table:table-row table:style-name="ro1">
          <table:table-cell office:value-type="float" office:value="838.982" calcext:value-type="float">
            <text:p>838.982</text:p>
          </table:table-cell>
          <table:table-cell office:value-type="float" office:value="20.443" calcext:value-type="float">
            <text:p>20.443</text:p>
          </table:table-cell>
          <table:table-cell office:value-type="float" office:value="21.675" calcext:value-type="float">
            <text:p>21.675</text:p>
          </table:table-cell>
          <table:table-cell office:value-type="float" office:value="18.533" calcext:value-type="float">
            <text:p>18.533</text:p>
          </table:table-cell>
        </table:table-row>
        <table:table-row table:style-name="ro1">
          <table:table-cell office:value-type="float" office:value="840.123" calcext:value-type="float">
            <text:p>840.123</text:p>
          </table:table-cell>
          <table:table-cell office:value-type="float" office:value="22.881" calcext:value-type="float">
            <text:p>22.881</text:p>
          </table:table-cell>
          <table:table-cell office:value-type="float" office:value="21" calcext:value-type="float">
            <text:p>21</text:p>
          </table:table-cell>
          <table:table-cell office:value-type="float" office:value="18.352" calcext:value-type="float">
            <text:p>18.352</text:p>
          </table:table-cell>
        </table:table-row>
        <table:table-row table:style-name="ro1">
          <table:table-cell office:value-type="float" office:value="841.265" calcext:value-type="float">
            <text:p>841.265</text:p>
          </table:table-cell>
          <table:table-cell office:value-type="float" office:value="23" calcext:value-type="float">
            <text:p>23</text:p>
          </table:table-cell>
          <table:table-cell office:value-type="float" office:value="23.721" calcext:value-type="float">
            <text:p>23.721</text:p>
          </table:table-cell>
          <table:table-cell office:value-type="float" office:value="18.404" calcext:value-type="float">
            <text:p>18.404</text:p>
          </table:table-cell>
        </table:table-row>
        <table:table-row table:style-name="ro1">
          <table:table-cell office:value-type="float" office:value="842.406" calcext:value-type="float">
            <text:p>842.406</text:p>
          </table:table-cell>
          <table:table-cell office:value-type="float" office:value="20.436" calcext:value-type="float">
            <text:p>20.436</text:p>
          </table:table-cell>
          <table:table-cell office:value-type="float" office:value="23.487" calcext:value-type="float">
            <text:p>23.4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3.548" calcext:value-type="float">
            <text:p>843.548</text:p>
          </table:table-cell>
          <table:table-cell office:value-type="float" office:value="20" calcext:value-type="float">
            <text:p>20</text:p>
          </table:table-cell>
          <table:table-cell office:value-type="float" office:value="23.766" calcext:value-type="float">
            <text:p>23.766</text:p>
          </table:table-cell>
          <table:table-cell office:value-type="float" office:value="19.164" calcext:value-type="float">
            <text:p>19.164</text:p>
          </table:table-cell>
        </table:table-row>
        <table:table-row table:style-name="ro1">
          <table:table-cell office:value-type="float" office:value="844.689" calcext:value-type="float">
            <text:p>844.689</text:p>
          </table:table-cell>
          <table:table-cell office:value-type="float" office:value="20.136" calcext:value-type="float">
            <text:p>20.136</text:p>
          </table:table-cell>
          <table:table-cell office:value-type="float" office:value="22" calcext:value-type="float">
            <text:p>22</text:p>
          </table:table-cell>
          <table:table-cell office:value-type="float" office:value="17.146" calcext:value-type="float">
            <text:p>17.146</text:p>
          </table:table-cell>
        </table:table-row>
        <table:table-row table:style-name="ro1">
          <table:table-cell office:value-type="float" office:value="845.831" calcext:value-type="float">
            <text:p>845.831</text:p>
          </table:table-cell>
          <table:table-cell office:value-type="float" office:value="20.14" calcext:value-type="float">
            <text:p>20.14</text:p>
          </table:table-cell>
          <table:table-cell office:value-type="float" office:value="22" calcext:value-type="float">
            <text:p>22</text:p>
          </table:table-cell>
          <table:table-cell office:value-type="float" office:value="18.258" calcext:value-type="float">
            <text:p>18.258</text:p>
          </table:table-cell>
        </table:table-row>
        <table:table-row table:style-name="ro1">
          <table:table-cell office:value-type="float" office:value="846.972" calcext:value-type="float">
            <text:p>846.972</text:p>
          </table:table-cell>
          <table:table-cell office:value-type="float" office:value="22.144" calcext:value-type="float">
            <text:p>22.144</text:p>
          </table:table-cell>
          <table:table-cell office:value-type="float" office:value="24.332" calcext:value-type="float">
            <text:p>24.3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8.113" calcext:value-type="float">
            <text:p>848.113</text:p>
          </table:table-cell>
          <table:table-cell office:value-type="float" office:value="22.148" calcext:value-type="float">
            <text:p>22.148</text:p>
          </table:table-cell>
          <table:table-cell office:value-type="float" office:value="22.429" calcext:value-type="float">
            <text:p>22.429</text:p>
          </table:table-cell>
          <table:table-cell office:value-type="float" office:value="17.906" calcext:value-type="float">
            <text:p>17.906</text:p>
          </table:table-cell>
        </table:table-row>
        <table:table-row table:style-name="ro1">
          <table:table-cell office:value-type="float" office:value="849.255" calcext:value-type="float">
            <text:p>849.255</text:p>
          </table:table-cell>
          <table:table-cell office:value-type="float" office:value="22.576" calcext:value-type="float">
            <text:p>22.576</text:p>
          </table:table-cell>
          <table:table-cell office:value-type="float" office:value="22" calcext:value-type="float">
            <text:p>22</text:p>
          </table:table-cell>
          <table:table-cell office:value-type="float" office:value="17.923" calcext:value-type="float">
            <text:p>17.923</text:p>
          </table:table-cell>
        </table:table-row>
        <table:table-row table:style-name="ro1">
          <table:table-cell office:value-type="float" office:value="850.396" calcext:value-type="float">
            <text:p>850.396</text:p>
          </table:table-cell>
          <table:table-cell office:value-type="float" office:value="22.843" calcext:value-type="float">
            <text:p>22.843</text:p>
          </table:table-cell>
          <table:table-cell office:value-type="float" office:value="22.098" calcext:value-type="float">
            <text:p>22.098</text:p>
          </table:table-cell>
          <table:table-cell office:value-type="float" office:value="15.821" calcext:value-type="float">
            <text:p>15.821</text:p>
          </table:table-cell>
        </table:table-row>
        <table:table-row table:style-name="ro1">
          <table:table-cell office:value-type="float" office:value="851.538" calcext:value-type="float">
            <text:p>851.538</text:p>
          </table:table-cell>
          <table:table-cell office:value-type="float" office:value="21.581" calcext:value-type="float">
            <text:p>21.581</text:p>
          </table:table-cell>
          <table:table-cell office:value-type="float" office:value="22.15" calcext:value-type="float">
            <text:p>22.15</text:p>
          </table:table-cell>
          <table:table-cell office:value-type="float" office:value="16.873" calcext:value-type="float">
            <text:p>16.873</text:p>
          </table:table-cell>
        </table:table-row>
        <table:table-row table:style-name="ro1">
          <table:table-cell office:value-type="float" office:value="852.679" calcext:value-type="float">
            <text:p>852.679</text:p>
          </table:table-cell>
          <table:table-cell office:value-type="float" office:value="21.748" calcext:value-type="float">
            <text:p>21.748</text:p>
          </table:table-cell>
          <table:table-cell office:value-type="float" office:value="23.052" calcext:value-type="float">
            <text:p>23.052</text:p>
          </table:table-cell>
          <table:table-cell office:value-type="float" office:value="17.975" calcext:value-type="float">
            <text:p>17.975</text:p>
          </table:table-cell>
        </table:table-row>
        <table:table-row table:style-name="ro1">
          <table:table-cell office:value-type="float" office:value="853.821" calcext:value-type="float">
            <text:p>853.821</text:p>
          </table:table-cell>
          <table:table-cell office:value-type="float" office:value="22.585" calcext:value-type="float">
            <text:p>22.585</text:p>
          </table:table-cell>
          <table:table-cell office:value-type="float" office:value="26.089" calcext:value-type="float">
            <text:p>26.089</text:p>
          </table:table-cell>
          <table:table-cell office:value-type="float" office:value="17.993" calcext:value-type="float">
            <text:p>17.993</text:p>
          </table:table-cell>
        </table:table-row>
        <table:table-row table:style-name="ro1">
          <table:table-cell office:value-type="float" office:value="854.962" calcext:value-type="float">
            <text:p>854.962</text:p>
          </table:table-cell>
          <table:table-cell office:value-type="float" office:value="25" calcext:value-type="float">
            <text:p>25</text:p>
          </table:table-cell>
          <table:table-cell office:value-type="float" office:value="26.021" calcext:value-type="float">
            <text:p>26.021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856.104" calcext:value-type="float">
            <text:p>856.104</text:p>
          </table:table-cell>
          <table:table-cell office:value-type="float" office:value="23" calcext:value-type="float">
            <text:p>23</text:p>
          </table:table-cell>
          <table:table-cell office:value-type="float" office:value="27.984" calcext:value-type="float">
            <text:p>27.984</text:p>
          </table:table-cell>
          <table:table-cell office:value-type="float" office:value="18.973" calcext:value-type="float">
            <text:p>18.973</text:p>
          </table:table-cell>
        </table:table-row>
        <table:table-row table:style-name="ro1">
          <table:table-cell office:value-type="float" office:value="857.245" calcext:value-type="float">
            <text:p>857.245</text:p>
          </table:table-cell>
          <table:table-cell office:value-type="float" office:value="22" calcext:value-type="float">
            <text:p>22</text:p>
          </table:table-cell>
          <table:table-cell office:value-type="float" office:value="26.962" calcext:value-type="float">
            <text:p>26.9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.387" calcext:value-type="float">
            <text:p>858.387</text:p>
          </table:table-cell>
          <table:table-cell office:value-type="float" office:value="22.593" calcext:value-type="float">
            <text:p>22.593</text:p>
          </table:table-cell>
          <table:table-cell office:value-type="float" office:value="24" calcext:value-type="float">
            <text:p>24</text:p>
          </table:table-cell>
          <table:table-cell office:value-type="float" office:value="16.938" calcext:value-type="float">
            <text:p>16.938</text:p>
          </table:table-cell>
        </table:table-row>
        <table:table-row table:style-name="ro1">
          <table:table-cell office:value-type="float" office:value="859.528" calcext:value-type="float">
            <text:p>859.528</text:p>
          </table:table-cell>
          <table:table-cell office:value-type="float" office:value="22.595" calcext:value-type="float">
            <text:p>22.595</text:p>
          </table:table-cell>
          <table:table-cell office:value-type="float" office:value="25.168" calcext:value-type="float">
            <text:p>25.168</text:p>
          </table:table-cell>
          <table:table-cell office:value-type="float" office:value="16.921" calcext:value-type="float">
            <text:p>16.921</text:p>
          </table:table-cell>
        </table:table-row>
        <table:table-row table:style-name="ro1">
          <table:table-cell office:value-type="float" office:value="860.67" calcext:value-type="float">
            <text:p>860.67</text:p>
          </table:table-cell>
          <table:table-cell office:value-type="float" office:value="23.597" calcext:value-type="float">
            <text:p>23.597</text:p>
          </table:table-cell>
          <table:table-cell office:value-type="float" office:value="24.319" calcext:value-type="float">
            <text:p>24.319</text:p>
          </table:table-cell>
          <table:table-cell office:value-type="float" office:value="17.903" calcext:value-type="float">
            <text:p>17.903</text:p>
          </table:table-cell>
        </table:table-row>
        <table:table-row table:style-name="ro1">
          <table:table-cell office:value-type="float" office:value="861.811" calcext:value-type="float">
            <text:p>861.811</text:p>
          </table:table-cell>
          <table:table-cell office:value-type="float" office:value="25.4" calcext:value-type="float">
            <text:p>25.4</text:p>
          </table:table-cell>
          <table:table-cell office:value-type="float" office:value="21.387" calcext:value-type="float">
            <text:p>21.387</text:p>
          </table:table-cell>
          <table:table-cell office:value-type="float" office:value="19.886" calcext:value-type="float">
            <text:p>19.886</text:p>
          </table:table-cell>
        </table:table-row>
        <table:table-row table:style-name="ro1">
          <table:table-cell office:value-type="float" office:value="862.953" calcext:value-type="float">
            <text:p>862.953</text:p>
          </table:table-cell>
          <table:table-cell office:value-type="float" office:value="22.602" calcext:value-type="float">
            <text:p>22.602</text:p>
          </table:table-cell>
          <table:table-cell office:value-type="float" office:value="22.455" calcext:value-type="float">
            <text:p>22.455</text:p>
          </table:table-cell>
          <table:table-cell office:value-type="float" office:value="17.132" calcext:value-type="float">
            <text:p>17.132</text:p>
          </table:table-cell>
        </table:table-row>
        <table:table-row table:style-name="ro1">
          <table:table-cell office:value-type="float" office:value="864.094" calcext:value-type="float">
            <text:p>864.094</text:p>
          </table:table-cell>
          <table:table-cell office:value-type="float" office:value="23" calcext:value-type="float">
            <text:p>23</text:p>
          </table:table-cell>
          <table:table-cell office:value-type="float" office:value="22.698" calcext:value-type="float">
            <text:p>22.698</text:p>
          </table:table-cell>
          <table:table-cell office:value-type="float" office:value="17.298" calcext:value-type="float">
            <text:p>17.298</text:p>
          </table:table-cell>
        </table:table-row>
        <table:table-row table:style-name="ro1">
          <table:table-cell office:value-type="float" office:value="865.236" calcext:value-type="float">
            <text:p>865.236</text:p>
          </table:table-cell>
          <table:table-cell office:value-type="float" office:value="23.394" calcext:value-type="float">
            <text:p>23.394</text:p>
          </table:table-cell>
          <table:table-cell office:value-type="float" office:value="21.789" calcext:value-type="float">
            <text:p>21.7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6.377" calcext:value-type="float">
            <text:p>866.377</text:p>
          </table:table-cell>
          <table:table-cell office:value-type="float" office:value="22.216" calcext:value-type="float">
            <text:p>22.216</text:p>
          </table:table-cell>
          <table:table-cell office:value-type="float" office:value="22.44" calcext:value-type="float">
            <text:p>22.44</text:p>
          </table:table-cell>
          <table:table-cell office:value-type="float" office:value="18.633" calcext:value-type="float">
            <text:p>18.633</text:p>
          </table:table-cell>
        </table:table-row>
        <table:table-row table:style-name="ro1">
          <table:table-cell office:value-type="float" office:value="867.518" calcext:value-type="float">
            <text:p>867.518</text:p>
          </table:table-cell>
          <table:table-cell office:value-type="float" office:value="23" calcext:value-type="float">
            <text:p>23</text:p>
          </table:table-cell>
          <table:table-cell office:value-type="float" office:value="22.243" calcext:value-type="float">
            <text:p>22.243</text:p>
          </table:table-cell>
          <table:table-cell office:value-type="float" office:value="18.598" calcext:value-type="float">
            <text:p>18.598</text:p>
          </table:table-cell>
        </table:table-row>
        <table:table-row table:style-name="ro1">
          <table:table-cell office:value-type="float" office:value="868.66" calcext:value-type="float">
            <text:p>868.66</text:p>
          </table:table-cell>
          <table:table-cell office:value-type="float" office:value="21.612" calcext:value-type="float">
            <text:p>21.6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.801" calcext:value-type="float">
            <text:p>869.801</text:p>
          </table:table-cell>
          <table:table-cell office:value-type="float" office:value="22" calcext:value-type="float">
            <text:p>22</text:p>
          </table:table-cell>
          <table:table-cell office:value-type="float" office:value="22.712" calcext:value-type="float">
            <text:p>22.7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.943" calcext:value-type="float">
            <text:p>870.943</text:p>
          </table:table-cell>
          <table:table-cell office:value-type="float" office:value="21.383" calcext:value-type="float">
            <text:p>21.383</text:p>
          </table:table-cell>
          <table:table-cell office:value-type="float" office:value="22.689" calcext:value-type="float">
            <text:p>22.689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float" office:value="872.084" calcext:value-type="float">
            <text:p>872.084</text:p>
          </table:table-cell>
          <table:table-cell office:value-type="float" office:value="21.763" calcext:value-type="float">
            <text:p>21.76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3.226" calcext:value-type="float">
            <text:p>873.226</text:p>
          </table:table-cell>
          <table:table-cell office:value-type="float" office:value="19.862" calcext:value-type="float">
            <text:p>19.862</text:p>
          </table:table-cell>
          <table:table-cell office:value-type="float" office:value="20.356" calcext:value-type="float">
            <text:p>20.3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4.367" calcext:value-type="float">
            <text:p>874.367</text:p>
          </table:table-cell>
          <table:table-cell office:value-type="float" office:value="20.869" calcext:value-type="float">
            <text:p>20.86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5.509" calcext:value-type="float">
            <text:p>875.509</text:p>
          </table:table-cell>
          <table:table-cell office:value-type="float" office:value="24.25" calcext:value-type="float">
            <text:p>24.25</text:p>
          </table:table-cell>
          <table:table-cell office:value-type="float" office:value="21.599" calcext:value-type="float">
            <text:p>21.599</text:p>
          </table:table-cell>
          <table:table-cell office:value-type="float" office:value="16.677" calcext:value-type="float">
            <text:p>16.677</text:p>
          </table:table-cell>
        </table:table-row>
        <table:table-row table:style-name="ro1">
          <table:table-cell office:value-type="float" office:value="876.65" calcext:value-type="float">
            <text:p>876.65</text:p>
          </table:table-cell>
          <table:table-cell office:value-type="float" office:value="21.627" calcext:value-type="float">
            <text:p>21.627</text:p>
          </table:table-cell>
          <table:table-cell office:value-type="float" office:value="20.576" calcext:value-type="float">
            <text:p>20.576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float" office:value="877.792" calcext:value-type="float">
            <text:p>877.792</text:p>
          </table:table-cell>
          <table:table-cell office:value-type="float" office:value="21" calcext:value-type="float">
            <text:p>21</text:p>
          </table:table-cell>
          <table:table-cell office:value-type="float" office:value="19.447" calcext:value-type="float">
            <text:p>19.447</text:p>
          </table:table-cell>
          <table:table-cell office:value-type="float" office:value="17.643" calcext:value-type="float">
            <text:p>17.643</text:p>
          </table:table-cell>
        </table:table-row>
        <table:table-row table:style-name="ro1">
          <table:table-cell office:value-type="float" office:value="878.933" calcext:value-type="float">
            <text:p>878.933</text:p>
          </table:table-cell>
          <table:table-cell office:value-type="float" office:value="21.894" calcext:value-type="float">
            <text:p>21.894</text:p>
          </table:table-cell>
          <table:table-cell office:value-type="float" office:value="22" calcext:value-type="float">
            <text:p>22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880.075" calcext:value-type="float">
            <text:p>880.075</text:p>
          </table:table-cell>
          <table:table-cell office:value-type="float" office:value="22.267" calcext:value-type="float">
            <text:p>22.267</text:p>
          </table:table-cell>
          <table:table-cell office:value-type="float" office:value="21.508" calcext:value-type="float">
            <text:p>21.508</text:p>
          </table:table-cell>
          <table:table-cell office:value-type="float" office:value="17.608" calcext:value-type="float">
            <text:p>17.608</text:p>
          </table:table-cell>
        </table:table-row>
        <table:table-row table:style-name="ro1">
          <table:table-cell office:value-type="float" office:value="881.216" calcext:value-type="float">
            <text:p>881.216</text:p>
          </table:table-cell>
          <table:table-cell office:value-type="float" office:value="19.364" calcext:value-type="float">
            <text:p>19.364</text:p>
          </table:table-cell>
          <table:table-cell office:value-type="float" office:value="20.03" calcext:value-type="float">
            <text:p>20.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2.358" calcext:value-type="float">
            <text:p>882.35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.573" calcext:value-type="float">
            <text:p>18.573</text:p>
          </table:table-cell>
        </table:table-row>
        <table:table-row table:style-name="ro1">
          <table:table-cell office:value-type="float" office:value="883.499" calcext:value-type="float">
            <text:p>883.4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4.641" calcext:value-type="float">
            <text:p>884.641</text:p>
          </table:table-cell>
          <table:table-cell office:value-type="float" office:value="17.642" calcext:value-type="float">
            <text:p>17.642</text:p>
          </table:table-cell>
          <table:table-cell office:value-type="float" office:value="15" calcext:value-type="float">
            <text:p>15</text:p>
          </table:table-cell>
          <table:table-cell office:value-type="float" office:value="18.923" calcext:value-type="float">
            <text:p>18.923</text:p>
          </table:table-cell>
        </table:table-row>
        <table:table-row table:style-name="ro1">
          <table:table-cell office:value-type="float" office:value="885.782" calcext:value-type="float">
            <text:p>885.782</text:p>
          </table:table-cell>
          <table:table-cell office:value-type="float" office:value="18.356" calcext:value-type="float">
            <text:p>18.356</text:p>
          </table:table-cell>
          <table:table-cell office:value-type="float" office:value="17.789" calcext:value-type="float">
            <text:p>17.789</text:p>
          </table:table-cell>
          <table:table-cell office:value-type="float" office:value="19.479" calcext:value-type="float">
            <text:p>19.479</text:p>
          </table:table-cell>
        </table:table-row>
        <table:table-row table:style-name="ro1">
          <table:table-cell office:value-type="float" office:value="886.924" calcext:value-type="float">
            <text:p>886.924</text:p>
          </table:table-cell>
          <table:table-cell office:value-type="float" office:value="21" calcext:value-type="float">
            <text:p>21</text:p>
          </table:table-cell>
          <table:table-cell office:value-type="float" office:value="19.743" calcext:value-type="float">
            <text:p>19.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8.065" calcext:value-type="float">
            <text:p>888.065</text:p>
          </table:table-cell>
          <table:table-cell office:value-type="float" office:value="22.352" calcext:value-type="float">
            <text:p>22.352</text:p>
          </table:table-cell>
          <table:table-cell office:value-type="float" office:value="18.698" calcext:value-type="float">
            <text:p>18.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9.206" calcext:value-type="float">
            <text:p>889.206</text:p>
          </table:table-cell>
          <table:table-cell office:value-type="float" office:value="20.049" calcext:value-type="float">
            <text:p>20.049</text:p>
          </table:table-cell>
          <table:table-cell office:value-type="float" office:value="18.347" calcext:value-type="float">
            <text:p>18.347</text:p>
          </table:table-cell>
          <table:table-cell office:value-type="float" office:value="16.938" calcext:value-type="float">
            <text:p>16.938</text:p>
          </table:table-cell>
        </table:table-row>
        <table:table-row table:style-name="ro1">
          <table:table-cell office:value-type="float" office:value="890.348" calcext:value-type="float">
            <text:p>890.348</text:p>
          </table:table-cell>
          <table:table-cell office:value-type="float" office:value="20.695" calcext:value-type="float">
            <text:p>20.695</text:p>
          </table:table-cell>
          <table:table-cell office:value-type="float" office:value="19.785" calcext:value-type="float">
            <text:p>19.785</text:p>
          </table:table-cell>
          <table:table-cell office:value-type="float" office:value="17.452" calcext:value-type="float">
            <text:p>17.452</text:p>
          </table:table-cell>
        </table:table-row>
        <table:table-row table:style-name="ro1">
          <table:table-cell office:value-type="float" office:value="891.489" calcext:value-type="float">
            <text:p>891.489</text:p>
          </table:table-cell>
          <table:table-cell office:value-type="float" office:value="20.691" calcext:value-type="float">
            <text:p>20.691</text:p>
          </table:table-cell>
          <table:table-cell office:value-type="float" office:value="21" calcext:value-type="float">
            <text:p>21</text:p>
          </table:table-cell>
          <table:table-cell office:value-type="float" office:value="17.566" calcext:value-type="float">
            <text:p>17.566</text:p>
          </table:table-cell>
        </table:table-row>
        <table:table-row table:style-name="ro1">
          <table:table-cell office:value-type="float" office:value="892.631" calcext:value-type="float">
            <text:p>892.631</text:p>
          </table:table-cell>
          <table:table-cell office:value-type="float" office:value="21.343" calcext:value-type="float">
            <text:p>21.343</text:p>
          </table:table-cell>
          <table:table-cell office:value-type="float" office:value="21.742" calcext:value-type="float">
            <text:p>21.742</text:p>
          </table:table-cell>
          <table:table-cell office:value-type="float" office:value="18.417" calcext:value-type="float">
            <text:p>18.417</text:p>
          </table:table-cell>
        </table:table-row>
        <table:table-row table:style-name="ro1">
          <table:table-cell office:value-type="float" office:value="893.772" calcext:value-type="float">
            <text:p>893.77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894.914" calcext:value-type="float">
            <text:p>894.914</text:p>
          </table:table-cell>
          <table:table-cell office:value-type="float" office:value="18.661" calcext:value-type="float">
            <text:p>18.661</text:p>
          </table:table-cell>
          <table:table-cell office:value-type="float" office:value="19.787" calcext:value-type="float">
            <text:p>19.787</text:p>
          </table:table-cell>
          <table:table-cell office:value-type="float" office:value="17.382" calcext:value-type="float">
            <text:p>17.382</text:p>
          </table:table-cell>
        </table:table-row>
        <table:table-row table:style-name="ro1">
          <table:table-cell office:value-type="float" office:value="896.055" calcext:value-type="float">
            <text:p>896.055</text:p>
          </table:table-cell>
          <table:table-cell office:value-type="float" office:value="18.326" calcext:value-type="float">
            <text:p>18.3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7.197" calcext:value-type="float">
            <text:p>897.197</text:p>
          </table:table-cell>
          <table:table-cell office:value-type="float" office:value="17.665" calcext:value-type="float">
            <text:p>17.665</text:p>
          </table:table-cell>
          <table:table-cell office:value-type="float" office:value="18.832" calcext:value-type="float">
            <text:p>18.832</text:p>
          </table:table-cell>
          <table:table-cell office:value-type="float" office:value="20.347" calcext:value-type="float">
            <text:p>20.347</text:p>
          </table:table-cell>
        </table:table-row>
        <table:table-row table:style-name="ro1">
          <table:table-cell office:value-type="float" office:value="898.338" calcext:value-type="float">
            <text:p>898.338</text:p>
          </table:table-cell>
          <table:table-cell office:value-type="float" office:value="16.998" calcext:value-type="float">
            <text:p>16.998</text:p>
          </table:table-cell>
          <table:table-cell office:value-type="float" office:value="19.855" calcext:value-type="float">
            <text:p>19.85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899.48" calcext:value-type="float">
            <text:p>899.48</text:p>
          </table:table-cell>
          <table:table-cell office:value-type="float" office:value="15.314" calcext:value-type="float">
            <text:p>15.314</text:p>
          </table:table-cell>
          <table:table-cell office:value-type="float" office:value="20.122" calcext:value-type="float">
            <text:p>20.122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900.621" calcext:value-type="float">
            <text:p>900.621</text:p>
          </table:table-cell>
          <table:table-cell office:value-type="float" office:value="16.314" calcext:value-type="float">
            <text:p>16.314</text:p>
          </table:table-cell>
          <table:table-cell office:value-type="float" office:value="20.199" calcext:value-type="float">
            <text:p>20.199</text:p>
          </table:table-cell>
          <table:table-cell office:value-type="float" office:value="16.295" calcext:value-type="float">
            <text:p>16.295</text:p>
          </table:table-cell>
        </table:table-row>
        <table:table-row table:style-name="ro1">
          <table:table-cell office:value-type="float" office:value="901.763" calcext:value-type="float">
            <text:p>901.763</text:p>
          </table:table-cell>
          <table:table-cell office:value-type="float" office:value="18.326" calcext:value-type="float">
            <text:p>18.326</text:p>
          </table:table-cell>
          <table:table-cell office:value-type="float" office:value="22.23" calcext:value-type="float">
            <text:p>22.23</text:p>
          </table:table-cell>
          <table:table-cell office:value-type="float" office:value="17.278" calcext:value-type="float">
            <text:p>17.278</text:p>
          </table:table-cell>
        </table:table-row>
        <table:table-row table:style-name="ro1">
          <table:table-cell office:value-type="float" office:value="902.904" calcext:value-type="float">
            <text:p>902.90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4.046" calcext:value-type="float">
            <text:p>904.046</text:p>
          </table:table-cell>
          <table:table-cell office:value-type="float" office:value="19.678" calcext:value-type="float">
            <text:p>19.678</text:p>
          </table:table-cell>
          <table:table-cell office:value-type="float" office:value="21.969" calcext:value-type="float">
            <text:p>21.969</text:p>
          </table:table-cell>
          <table:table-cell office:value-type="float" office:value="17.514" calcext:value-type="float">
            <text:p>17.514</text:p>
          </table:table-cell>
        </table:table-row>
        <table:table-row table:style-name="ro1">
          <table:table-cell office:value-type="float" office:value="905.187" calcext:value-type="float">
            <text:p>905.18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.774" calcext:value-type="float">
            <text:p>15.774</text:p>
          </table:table-cell>
        </table:table-row>
        <table:table-row table:style-name="ro1">
          <table:table-cell office:value-type="float" office:value="906.329" calcext:value-type="float">
            <text:p>906.329</text:p>
          </table:table-cell>
          <table:table-cell office:value-type="float" office:value="19.682" calcext:value-type="float">
            <text:p>19.682</text:p>
          </table:table-cell>
          <table:table-cell office:value-type="float" office:value="20" calcext:value-type="float">
            <text:p>20</text:p>
          </table:table-cell>
          <table:table-cell office:value-type="float" office:value="16.792" calcext:value-type="float">
            <text:p>16.792</text:p>
          </table:table-cell>
        </table:table-row>
        <table:table-row table:style-name="ro1">
          <table:table-cell office:value-type="float" office:value="907.47" calcext:value-type="float">
            <text:p>907.47</text:p>
          </table:table-cell>
          <table:table-cell office:value-type="float" office:value="20.316" calcext:value-type="float">
            <text:p>20.316</text:p>
          </table:table-cell>
          <table:table-cell office:value-type="float" office:value="20" calcext:value-type="float">
            <text:p>20</text:p>
          </table:table-cell>
          <table:table-cell office:value-type="float" office:value="18.618" calcext:value-type="float">
            <text:p>18.618</text:p>
          </table:table-cell>
        </table:table-row>
        <table:table-row table:style-name="ro1">
          <table:table-cell office:value-type="float" office:value="908.612" calcext:value-type="float">
            <text:p>908.612</text:p>
          </table:table-cell>
          <table:table-cell office:value-type="float" office:value="19.627" calcext:value-type="float">
            <text:p>19.627</text:p>
          </table:table-cell>
          <table:table-cell office:value-type="float" office:value="20.059" calcext:value-type="float">
            <text:p>20.0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9.753" calcext:value-type="float">
            <text:p>909.7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0.894" calcext:value-type="float">
            <text:p>910.894</text:p>
          </table:table-cell>
          <table:table-cell office:value-type="float" office:value="20.619" calcext:value-type="float">
            <text:p>20.619</text:p>
          </table:table-cell>
          <table:table-cell office:value-type="float" office:value="20.895" calcext:value-type="float">
            <text:p>20.895</text:p>
          </table:table-cell>
          <table:table-cell office:value-type="float" office:value="18.139" calcext:value-type="float">
            <text:p>18.139</text:p>
          </table:table-cell>
        </table:table-row>
        <table:table-row table:style-name="ro1">
          <table:table-cell office:value-type="float" office:value="912.036" calcext:value-type="float">
            <text:p>912.036</text:p>
          </table:table-cell>
          <table:table-cell office:value-type="float" office:value="20.229" calcext:value-type="float">
            <text:p>20.229</text:p>
          </table:table-cell>
          <table:table-cell office:value-type="float" office:value="20.127" calcext:value-type="float">
            <text:p>20.1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3.177" calcext:value-type="float">
            <text:p>913.177</text:p>
          </table:table-cell>
          <table:table-cell office:value-type="float" office:value="20.305" calcext:value-type="float">
            <text:p>20.305</text:p>
          </table:table-cell>
          <table:table-cell office:value-type="float" office:value="21.85" calcext:value-type="float">
            <text:p>21.85</text:p>
          </table:table-cell>
          <table:table-cell office:value-type="float" office:value="18.896" calcext:value-type="float">
            <text:p>18.896</text:p>
          </table:table-cell>
        </table:table-row>
        <table:table-row table:style-name="ro1">
          <table:table-cell office:value-type="float" office:value="914.319" calcext:value-type="float">
            <text:p>914.319</text:p>
          </table:table-cell>
          <table:table-cell office:value-type="float" office:value="19.606" calcext:value-type="float">
            <text:p>19.606</text:p>
          </table:table-cell>
          <table:table-cell office:value-type="float" office:value="22.173" calcext:value-type="float">
            <text:p>22.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5.46" calcext:value-type="float">
            <text:p>915.46</text:p>
          </table:table-cell>
          <table:table-cell office:value-type="float" office:value="21.602" calcext:value-type="float">
            <text:p>21.602</text:p>
          </table:table-cell>
          <table:table-cell office:value-type="float" office:value="20.391" calcext:value-type="float">
            <text:p>20.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6.602" calcext:value-type="float">
            <text:p>916.602</text:p>
          </table:table-cell>
          <table:table-cell office:value-type="float" office:value="21.403" calcext:value-type="float">
            <text:p>21.403</text:p>
          </table:table-cell>
          <table:table-cell office:value-type="float" office:value="20" calcext:value-type="float">
            <text:p>20</text:p>
          </table:table-cell>
          <table:table-cell office:value-type="float" office:value="18.948" calcext:value-type="float">
            <text:p>18.948</text:p>
          </table:table-cell>
        </table:table-row>
        <table:table-row table:style-name="ro1">
          <table:table-cell office:value-type="float" office:value="917.743" calcext:value-type="float">
            <text:p>917.743</text:p>
          </table:table-cell>
          <table:table-cell office:value-type="float" office:value="23.814" calcext:value-type="float">
            <text:p>23.814</text:p>
          </table:table-cell>
          <table:table-cell office:value-type="float" office:value="18.723" calcext:value-type="float">
            <text:p>18.723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918.885" calcext:value-type="float">
            <text:p>918.885</text:p>
          </table:table-cell>
          <table:table-cell office:value-type="float" office:value="23.411" calcext:value-type="float">
            <text:p>23.411</text:p>
          </table:table-cell>
          <table:table-cell office:value-type="float" office:value="18.791" calcext:value-type="float">
            <text:p>18.791</text:p>
          </table:table-cell>
          <table:table-cell office:value-type="float" office:value="17.017" calcext:value-type="float">
            <text:p>17.017</text:p>
          </table:table-cell>
        </table:table-row>
        <table:table-row table:style-name="ro1">
          <table:table-cell office:value-type="float" office:value="920.026" calcext:value-type="float">
            <text:p>920.026</text:p>
          </table:table-cell>
          <table:table-cell office:value-type="float" office:value="22.292" calcext:value-type="float">
            <text:p>22.292</text:p>
          </table:table-cell>
          <table:table-cell office:value-type="float" office:value="20.286" calcext:value-type="float">
            <text:p>20.2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1.168" calcext:value-type="float">
            <text:p>921.168</text:p>
          </table:table-cell>
          <table:table-cell office:value-type="float" office:value="21.71" calcext:value-type="float">
            <text:p>21.71</text:p>
          </table:table-cell>
          <table:table-cell office:value-type="float" office:value="21.309" calcext:value-type="float">
            <text:p>21.309</text:p>
          </table:table-cell>
          <table:table-cell/>
        </table:table-row>
        <table:table-row table:style-name="ro1">
          <table:table-cell office:value-type="float" office:value="922.309" calcext:value-type="float">
            <text:p>922.309</text:p>
          </table:table-cell>
          <table:table-cell office:value-type="float" office:value="23" calcext:value-type="float">
            <text:p>23</text:p>
          </table:table-cell>
          <table:table-cell office:value-type="float" office:value="20.663" calcext:value-type="float">
            <text:p>20.663</text:p>
          </table:table-cell>
          <table:table-cell/>
        </table:table-row>
        <table:table-row table:style-name="ro1">
          <table:table-cell office:value-type="float" office:value="923.451" calcext:value-type="float">
            <text:p>923.451</text:p>
          </table:table-cell>
          <table:table-cell office:value-type="float" office:value="22" calcext:value-type="float">
            <text:p>22</text:p>
          </table:table-cell>
          <table:table-cell office:value-type="float" office:value="21.646" calcext:value-type="float">
            <text:p>21.646</text:p>
          </table:table-cell>
          <table:table-cell/>
        </table:table-row>
        <table:table-row table:style-name="ro1">
          <table:table-cell office:value-type="float" office:value="924.592" calcext:value-type="float">
            <text:p>924.592</text:p>
          </table:table-cell>
          <table:table-cell office:value-type="float" office:value="23" calcext:value-type="float">
            <text:p>23</text:p>
          </table:table-cell>
          <table:table-cell office:value-type="float" office:value="16.131" calcext:value-type="float">
            <text:p>16.131</text:p>
          </table:table-cell>
          <table:table-cell/>
        </table:table-row>
        <table:table-row table:style-name="ro1">
          <table:table-cell office:value-type="float" office:value="925.734" calcext:value-type="float">
            <text:p>925.734</text:p>
          </table:table-cell>
          <table:table-cell office:value-type="float" office:value="19.282" calcext:value-type="float">
            <text:p>19.28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26.875" calcext:value-type="float">
            <text:p>926.875</text:p>
          </table:table-cell>
          <table:table-cell office:value-type="float" office:value="18.839" calcext:value-type="float">
            <text:p>18.83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28.017" calcext:value-type="float">
            <text:p>928.017</text:p>
          </table:table-cell>
          <table:table-cell office:value-type="float" office:value="23.722" calcext:value-type="float">
            <text:p>23.722</text:p>
          </table:table-cell>
          <table:table-cell office:value-type="float" office:value="14.445" calcext:value-type="float">
            <text:p>14.445</text:p>
          </table:table-cell>
          <table:table-cell/>
        </table:table-row>
        <table:table-row table:style-name="ro1">
          <table:table-cell office:value-type="float" office:value="929.158" calcext:value-type="float">
            <text:p>929.158</text:p>
          </table:table-cell>
          <table:table-cell office:value-type="float" office:value="21" calcext:value-type="float">
            <text:p>21</text:p>
          </table:table-cell>
          <table:table-cell office:value-type="float" office:value="18.065" calcext:value-type="float">
            <text:p>18.065</text:p>
          </table:table-cell>
          <table:table-cell/>
        </table:table-row>
        <table:table-row table:style-name="ro1">
          <table:table-cell office:value-type="float" office:value="930.299" calcext:value-type="float">
            <text:p>930.299</text:p>
          </table:table-cell>
          <table:table-cell office:value-type="float" office:value="22.273" calcext:value-type="float">
            <text:p>22.27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31.441" calcext:value-type="float">
            <text:p>931.441</text:p>
          </table:table-cell>
          <table:table-cell office:value-type="float" office:value="19.814" calcext:value-type="float">
            <text:p>19.814</text:p>
          </table:table-cell>
          <table:table-cell office:value-type="float" office:value="23.026" calcext:value-type="float">
            <text:p>23.026</text:p>
          </table:table-cell>
          <table:table-cell/>
        </table:table-row>
        <table:table-row table:style-name="ro1">
          <table:table-cell office:value-type="float" office:value="932.582" calcext:value-type="float">
            <text:p>932.582</text:p>
          </table:table-cell>
          <table:table-cell office:value-type="float" office:value="21.538" calcext:value-type="float">
            <text:p>21.538</text:p>
          </table:table-cell>
          <table:table-cell office:value-type="float" office:value="22.607" calcext:value-type="float">
            <text:p>22.607</text:p>
          </table:table-cell>
          <table:table-cell/>
        </table:table-row>
        <table:table-row table:style-name="ro1">
          <table:table-cell office:value-type="float" office:value="933.724" calcext:value-type="float">
            <text:p>933.724</text:p>
          </table:table-cell>
          <table:table-cell office:value-type="float" office:value="21.267" calcext:value-type="float">
            <text:p>21.267</text:p>
          </table:table-cell>
          <table:table-cell office:value-type="float" office:value="22.117" calcext:value-type="float">
            <text:p>22.117</text:p>
          </table:table-cell>
          <table:table-cell/>
        </table:table-row>
        <table:table-row table:style-name="ro1">
          <table:table-cell office:value-type="float" office:value="934.865" calcext:value-type="float">
            <text:p>934.865</text:p>
          </table:table-cell>
          <table:table-cell office:value-type="float" office:value="21.265" calcext:value-type="float">
            <text:p>21.26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36.007" calcext:value-type="float">
            <text:p>936.007</text:p>
          </table:table-cell>
          <table:table-cell office:value-type="float" office:value="21.475" calcext:value-type="float">
            <text:p>21.475</text:p>
          </table:table-cell>
          <table:table-cell office:value-type="float" office:value="19.396" calcext:value-type="float">
            <text:p>19.396</text:p>
          </table:table-cell>
          <table:table-cell/>
        </table:table-row>
        <table:table-row table:style-name="ro1">
          <table:table-cell office:value-type="float" office:value="937.148" calcext:value-type="float">
            <text:p>937.148</text:p>
          </table:table-cell>
          <table:table-cell office:value-type="float" office:value="21.218" calcext:value-type="float">
            <text:p>21.218</text:p>
          </table:table-cell>
          <table:table-cell office:value-type="float" office:value="21.253" calcext:value-type="float">
            <text:p>21.253</text:p>
          </table:table-cell>
          <table:table-cell/>
        </table:table-row>
        <table:table-row table:style-name="ro1">
          <table:table-cell office:value-type="float" office:value="938.29" calcext:value-type="float">
            <text:p>938.29</text:p>
          </table:table-cell>
          <table:table-cell office:value-type="float" office:value="21.742" calcext:value-type="float">
            <text:p>21.742</text:p>
          </table:table-cell>
          <table:table-cell office:value-type="float" office:value="21.649" calcext:value-type="float">
            <text:p>21.649</text:p>
          </table:table-cell>
          <table:table-cell/>
        </table:table-row>
        <table:table-row table:style-name="ro1">
          <table:table-cell office:value-type="float" office:value="939.431" calcext:value-type="float">
            <text:p>939.431</text:p>
          </table:table-cell>
          <table:table-cell office:value-type="float" office:value="21.744" calcext:value-type="float">
            <text:p>21.744</text:p>
          </table:table-cell>
          <table:table-cell office:value-type="float" office:value="21.328" calcext:value-type="float">
            <text:p>21.328</text:p>
          </table:table-cell>
          <table:table-cell/>
        </table:table-row>
        <table:table-row table:style-name="ro1">
          <table:table-cell office:value-type="float" office:value="940.573" calcext:value-type="float">
            <text:p>940.573</text:p>
          </table:table-cell>
          <table:table-cell office:value-type="float" office:value="20.746" calcext:value-type="float">
            <text:p>20.746</text:p>
          </table:table-cell>
          <table:table-cell office:value-type="float" office:value="21.305" calcext:value-type="float">
            <text:p>21.305</text:p>
          </table:table-cell>
          <table:table-cell/>
        </table:table-row>
        <table:table-row table:style-name="ro1">
          <table:table-cell office:value-type="float" office:value="941.714" calcext:value-type="float">
            <text:p>941.714</text:p>
          </table:table-cell>
          <table:table-cell office:value-type="float" office:value="21.252" calcext:value-type="float">
            <text:p>21.252</text:p>
          </table:table-cell>
          <table:table-cell office:value-type="float" office:value="20.565" calcext:value-type="float">
            <text:p>20.565</text:p>
          </table:table-cell>
          <table:table-cell/>
        </table:table-row>
        <table:table-row table:style-name="ro1">
          <table:table-cell office:value-type="float" office:value="942.856" calcext:value-type="float">
            <text:p>942.856</text:p>
          </table:table-cell>
          <table:table-cell office:value-type="float" office:value="22" calcext:value-type="float">
            <text:p>22</text:p>
          </table:table-cell>
          <table:table-cell office:value-type="float" office:value="20.26" calcext:value-type="float">
            <text:p>20.26</text:p>
          </table:table-cell>
          <table:table-cell/>
        </table:table-row>
        <table:table-row table:style-name="ro1">
          <table:table-cell office:value-type="float" office:value="943.997" calcext:value-type="float">
            <text:p>943.997</text:p>
          </table:table-cell>
          <table:table-cell office:value-type="float" office:value="21" calcext:value-type="float">
            <text:p>21</text:p>
          </table:table-cell>
          <table:table-cell office:value-type="float" office:value="20.763" calcext:value-type="float">
            <text:p>20.763</text:p>
          </table:table-cell>
          <table:table-cell/>
        </table:table-row>
        <table:table-row table:style-name="ro1">
          <table:table-cell office:value-type="float" office:value="945.139" calcext:value-type="float">
            <text:p>945.139</text:p>
          </table:table-cell>
          <table:table-cell office:value-type="float" office:value="20.246" calcext:value-type="float">
            <text:p>20.246</text:p>
          </table:table-cell>
          <table:table-cell office:value-type="float" office:value="19.785" calcext:value-type="float">
            <text:p>19.785</text:p>
          </table:table-cell>
          <table:table-cell/>
        </table:table-row>
        <table:table-row table:style-name="ro1">
          <table:table-cell office:value-type="float" office:value="946.28" calcext:value-type="float">
            <text:p>946.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47.422" calcext:value-type="float">
            <text:p>947.422</text:p>
          </table:table-cell>
          <table:table-cell office:value-type="float" office:value="24.242" calcext:value-type="float">
            <text:p>24.242</text:p>
          </table:table-cell>
          <table:table-cell office:value-type="float" office:value="20.831" calcext:value-type="float">
            <text:p>20.831</text:p>
          </table:table-cell>
          <table:table-cell/>
        </table:table-row>
        <table:table-row table:style-name="ro1">
          <table:table-cell office:value-type="float" office:value="948.563" calcext:value-type="float">
            <text:p>948.563</text:p>
          </table:table-cell>
          <table:table-cell office:value-type="float" office:value="24.239" calcext:value-type="float">
            <text:p>24.239</text:p>
          </table:table-cell>
          <table:table-cell office:value-type="float" office:value="21.853" calcext:value-type="float">
            <text:p>21.853</text:p>
          </table:table-cell>
          <table:table-cell/>
        </table:table-row>
        <table:table-row table:style-name="ro1">
          <table:table-cell office:value-type="float" office:value="949.704" calcext:value-type="float">
            <text:p>949.704</text:p>
          </table:table-cell>
          <table:table-cell office:value-type="float" office:value="23.763" calcext:value-type="float">
            <text:p>23.76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50.846" calcext:value-type="float">
            <text:p>950.846</text:p>
          </table:table-cell>
          <table:table-cell office:value-type="float" office:value="21.235" calcext:value-type="float">
            <text:p>21.235</text:p>
          </table:table-cell>
          <table:table-cell office:value-type="float" office:value="21.202" calcext:value-type="float">
            <text:p>21.202</text:p>
          </table:table-cell>
          <table:table-cell/>
        </table:table-row>
        <table:table-row table:style-name="ro1">
          <table:table-cell office:value-type="float" office:value="951.987" calcext:value-type="float">
            <text:p>951.987</text:p>
          </table:table-cell>
          <table:table-cell office:value-type="float" office:value="17.699" calcext:value-type="float">
            <text:p>17.699</text:p>
          </table:table-cell>
          <table:table-cell office:value-type="float" office:value="21.079" calcext:value-type="float">
            <text:p>21.079</text:p>
          </table:table-cell>
          <table:table-cell/>
        </table:table-row>
        <table:table-row table:style-name="ro1">
          <table:table-cell office:value-type="float" office:value="953.129" calcext:value-type="float">
            <text:p>953.129</text:p>
          </table:table-cell>
          <table:table-cell office:value-type="float" office:value="16.693" calcext:value-type="float">
            <text:p>16.69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54.27" calcext:value-type="float">
            <text:p>954.27</text:p>
          </table:table-cell>
          <table:table-cell office:value-type="float" office:value="19.229" calcext:value-type="float">
            <text:p>19.229</text:p>
          </table:table-cell>
          <table:table-cell office:value-type="float" office:value="22.967" calcext:value-type="float">
            <text:p>22.967</text:p>
          </table:table-cell>
          <table:table-cell/>
        </table:table-row>
        <table:table-row table:style-name="ro1">
          <table:table-cell office:value-type="float" office:value="955.412" calcext:value-type="float">
            <text:p>955.412</text:p>
          </table:table-cell>
          <table:table-cell office:value-type="float" office:value="20.773" calcext:value-type="float">
            <text:p>20.77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56.553" calcext:value-type="float">
            <text:p>956.553</text:p>
          </table:table-cell>
          <table:table-cell office:value-type="float" office:value="20.775" calcext:value-type="float">
            <text:p>20.77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57.695" calcext:value-type="float">
            <text:p>957.695</text:p>
          </table:table-cell>
          <table:table-cell office:value-type="float" office:value="22.555" calcext:value-type="float">
            <text:p>22.55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58.836" calcext:value-type="float">
            <text:p>958.836</text:p>
          </table:table-cell>
          <table:table-cell office:value-type="float" office:value="22.559" calcext:value-type="float">
            <text:p>22.559</text:p>
          </table:table-cell>
          <table:table-cell office:value-type="float" office:value="20.942" calcext:value-type="float">
            <text:p>20.942</text:p>
          </table:table-cell>
          <table:table-cell/>
        </table:table-row>
        <table:table-row table:style-name="ro1">
          <table:table-cell office:value-type="float" office:value="959.978" calcext:value-type="float">
            <text:p>959.978</text:p>
          </table:table-cell>
          <table:table-cell office:value-type="float" office:value="20.218" calcext:value-type="float">
            <text:p>20.218</text:p>
          </table:table-cell>
          <table:table-cell office:value-type="float" office:value="20.08" calcext:value-type="float">
            <text:p>20.08</text:p>
          </table:table-cell>
          <table:table-cell/>
        </table:table-row>
        <table:table-row table:style-name="ro1">
          <table:table-cell office:value-type="float" office:value="961.119" calcext:value-type="float">
            <text:p>961.119</text:p>
          </table:table-cell>
          <table:table-cell office:value-type="float" office:value="19.216" calcext:value-type="float">
            <text:p>19.216</text:p>
          </table:table-cell>
          <table:table-cell office:value-type="float" office:value="22.897" calcext:value-type="float">
            <text:p>22.897</text:p>
          </table:table-cell>
          <table:table-cell/>
        </table:table-row>
        <table:table-row table:style-name="ro1">
          <table:table-cell office:value-type="float" office:value="962.261" calcext:value-type="float">
            <text:p>962.261</text:p>
          </table:table-cell>
          <table:table-cell office:value-type="float" office:value="19.428" calcext:value-type="float">
            <text:p>19.42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63.402" calcext:value-type="float">
            <text:p>963.402</text:p>
          </table:table-cell>
          <table:table-cell office:value-type="float" office:value="20.636" calcext:value-type="float">
            <text:p>20.63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64.544" calcext:value-type="float">
            <text:p>964.544</text:p>
          </table:table-cell>
          <table:table-cell office:value-type="float" office:value="19.419" calcext:value-type="float">
            <text:p>19.419</text:p>
          </table:table-cell>
          <table:table-cell office:value-type="float" office:value="20.829" calcext:value-type="float">
            <text:p>20.829</text:p>
          </table:table-cell>
          <table:table-cell/>
        </table:table-row>
        <table:table-row table:style-name="ro1">
          <table:table-cell office:value-type="float" office:value="965.685" calcext:value-type="float">
            <text:p>965.685</text:p>
          </table:table-cell>
          <table:table-cell office:value-type="float" office:value="17.792" calcext:value-type="float">
            <text:p>17.79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66.827" calcext:value-type="float">
            <text:p>966.827</text:p>
          </table:table-cell>
          <table:table-cell office:value-type="float" office:value="18.411" calcext:value-type="float">
            <text:p>18.4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67.968" calcext:value-type="float">
            <text:p>967.968</text:p>
          </table:table-cell>
          <table:table-cell office:value-type="float" office:value="19.203" calcext:value-type="float">
            <text:p>19.20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69.109" calcext:value-type="float">
            <text:p>969.109</text:p>
          </table:table-cell>
          <table:table-cell office:value-type="float" office:value="19.201" calcext:value-type="float">
            <text:p>19.20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0.251" calcext:value-type="float">
            <text:p>970.251</text:p>
          </table:table-cell>
          <table:table-cell office:value-type="float" office:value="20.199" calcext:value-type="float">
            <text:p>20.199</text:p>
          </table:table-cell>
          <table:table-cell office:value-type="float" office:value="19.431" calcext:value-type="float">
            <text:p>19.431</text:p>
          </table:table-cell>
          <table:table-cell/>
        </table:table-row>
        <table:table-row table:style-name="ro1">
          <table:table-cell office:value-type="float" office:value="971.392" calcext:value-type="float">
            <text:p>971.392</text:p>
          </table:table-cell>
          <table:table-cell office:value-type="float" office:value="20" calcext:value-type="float">
            <text:p>20</text:p>
          </table:table-cell>
          <table:table-cell office:value-type="float" office:value="19.079" calcext:value-type="float">
            <text:p>19.079</text:p>
          </table:table-cell>
          <table:table-cell/>
        </table:table-row>
        <table:table-row table:style-name="ro1">
          <table:table-cell office:value-type="float" office:value="972.534" calcext:value-type="float">
            <text:p>972.534</text:p>
          </table:table-cell>
          <table:table-cell office:value-type="float" office:value="22.415" calcext:value-type="float">
            <text:p>22.415</text:p>
          </table:table-cell>
          <table:table-cell office:value-type="float" office:value="19.67" calcext:value-type="float">
            <text:p>19.67</text:p>
          </table:table-cell>
          <table:table-cell/>
        </table:table-row>
        <table:table-row table:style-name="ro1">
          <table:table-cell office:value-type="float" office:value="973.675" calcext:value-type="float">
            <text:p>973.675</text:p>
          </table:table-cell>
          <table:table-cell office:value-type="float" office:value="19.807" calcext:value-type="float">
            <text:p>19.80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74.817" calcext:value-type="float">
            <text:p>974.8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5.958" calcext:value-type="float">
            <text:p>975.958</text:p>
          </table:table-cell>
          <table:table-cell office:value-type="float" office:value="19" calcext:value-type="float">
            <text:p>19</text:p>
          </table:table-cell>
          <table:table-cell office:value-type="float" office:value="20.602" calcext:value-type="float">
            <text:p>20.602</text:p>
          </table:table-cell>
          <table:table-cell/>
        </table:table-row>
        <table:table-row table:style-name="ro1">
          <table:table-cell office:value-type="float" office:value="977.1" calcext:value-type="float">
            <text:p>977.1</text:p>
          </table:table-cell>
          <table:table-cell office:value-type="float" office:value="18" calcext:value-type="float">
            <text:p>18</text:p>
          </table:table-cell>
          <table:table-cell office:value-type="float" office:value="21.841" calcext:value-type="float">
            <text:p>21.841</text:p>
          </table:table-cell>
          <table:table-cell/>
        </table:table-row>
        <table:table-row table:style-name="ro1">
          <table:table-cell office:value-type="float" office:value="978.241" calcext:value-type="float">
            <text:p>978.241</text:p>
          </table:table-cell>
          <table:table-cell office:value-type="float" office:value="17.184" calcext:value-type="float">
            <text:p>17.18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9.383" calcext:value-type="float">
            <text:p>979.383</text:p>
          </table:table-cell>
          <table:table-cell office:value-type="float" office:value="19" calcext:value-type="float">
            <text:p>19</text:p>
          </table:table-cell>
          <table:table-cell office:value-type="float" office:value="20.466" calcext:value-type="float">
            <text:p>20.466</text:p>
          </table:table-cell>
          <table:table-cell/>
        </table:table-row>
        <table:table-row table:style-name="ro1">
          <table:table-cell office:value-type="float" office:value="980.524" calcext:value-type="float">
            <text:p>980.524</text:p>
          </table:table-cell>
          <table:table-cell office:value-type="float" office:value="19" calcext:value-type="float">
            <text:p>19</text:p>
          </table:table-cell>
          <table:table-cell office:value-type="float" office:value="19.489" calcext:value-type="float">
            <text:p>19.489</text:p>
          </table:table-cell>
          <table:table-cell/>
        </table:table-row>
        <table:table-row table:style-name="ro1">
          <table:table-cell office:value-type="float" office:value="981.666" calcext:value-type="float">
            <text:p>981.666</text:p>
          </table:table-cell>
          <table:table-cell office:value-type="float" office:value="18" calcext:value-type="float">
            <text:p>18</text:p>
          </table:table-cell>
          <table:table-cell office:value-type="float" office:value="20.023" calcext:value-type="float">
            <text:p>20.023</text:p>
          </table:table-cell>
          <table:table-cell/>
        </table:table-row>
        <table:table-row table:style-name="ro1">
          <table:table-cell office:value-type="float" office:value="982.807" calcext:value-type="float">
            <text:p>982.807</text:p>
          </table:table-cell>
          <table:table-cell office:value-type="float" office:value="16.352" calcext:value-type="float">
            <text:p>16.352</text:p>
          </table:table-cell>
          <table:table-cell office:value-type="float" office:value="19.136" calcext:value-type="float">
            <text:p>19.136</text:p>
          </table:table-cell>
          <table:table-cell/>
        </table:table-row>
        <table:table-row table:style-name="ro1">
          <table:table-cell office:value-type="float" office:value="983.949" calcext:value-type="float">
            <text:p>983.949</text:p>
          </table:table-cell>
          <table:table-cell office:value-type="float" office:value="18.174" calcext:value-type="float">
            <text:p>18.174</text:p>
          </table:table-cell>
          <table:table-cell office:value-type="float" office:value="20.67" calcext:value-type="float">
            <text:p>20.67</text:p>
          </table:table-cell>
          <table:table-cell/>
        </table:table-row>
        <table:table-row table:style-name="ro1">
          <table:table-cell office:value-type="float" office:value="985.09" calcext:value-type="float">
            <text:p>985.09</text:p>
          </table:table-cell>
          <table:table-cell office:value-type="float" office:value="19.172" calcext:value-type="float">
            <text:p>19.172</text:p>
          </table:table-cell>
          <table:table-cell office:value-type="float" office:value="21.579" calcext:value-type="float">
            <text:p>21.579</text:p>
          </table:table-cell>
          <table:table-cell/>
        </table:table-row>
        <table:table-row table:style-name="ro1">
          <table:table-cell office:value-type="float" office:value="986.232" calcext:value-type="float">
            <text:p>986.232</text:p>
          </table:table-cell>
          <table:table-cell office:value-type="float" office:value="18.169" calcext:value-type="float">
            <text:p>18.169</text:p>
          </table:table-cell>
          <table:table-cell office:value-type="float" office:value="22.602" calcext:value-type="float">
            <text:p>22.602</text:p>
          </table:table-cell>
          <table:table-cell/>
        </table:table-row>
        <table:table-row table:style-name="ro1">
          <table:table-cell office:value-type="float" office:value="987.373" calcext:value-type="float">
            <text:p>987.373</text:p>
          </table:table-cell>
          <table:table-cell office:value-type="float" office:value="18" calcext:value-type="float">
            <text:p>18</text:p>
          </table:table-cell>
          <table:table-cell office:value-type="float" office:value="22.375" calcext:value-type="float">
            <text:p>22.375</text:p>
          </table:table-cell>
          <table:table-cell/>
        </table:table-row>
        <table:table-row table:style-name="ro1">
          <table:table-cell office:value-type="float" office:value="988.515" calcext:value-type="float">
            <text:p>988.515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41" calcext:value-type="float">
            <text:p>19.41</text:p>
          </table:table-cell>
          <table:table-cell/>
        </table:table-row>
        <table:table-row table:style-name="ro1">
          <table:table-cell office:value-type="float" office:value="989.656" calcext:value-type="float">
            <text:p>989.656</text:p>
          </table:table-cell>
          <table:table-cell office:value-type="float" office:value="20" calcext:value-type="float">
            <text:p>20</text:p>
          </table:table-cell>
          <table:table-cell office:value-type="float" office:value="20.33" calcext:value-type="float">
            <text:p>20.33</text:p>
          </table:table-cell>
          <table:table-cell/>
        </table:table-row>
        <table:table-row table:style-name="ro1">
          <table:table-cell office:value-type="float" office:value="990.797" calcext:value-type="float">
            <text:p>990.797</text:p>
          </table:table-cell>
          <table:table-cell office:value-type="float" office:value="20" calcext:value-type="float">
            <text:p>20</text:p>
          </table:table-cell>
          <table:table-cell office:value-type="float" office:value="22.386" calcext:value-type="float">
            <text:p>22.386</text:p>
          </table:table-cell>
          <table:table-cell/>
        </table:table-row>
        <table:table-row table:style-name="ro1">
          <table:table-cell office:value-type="float" office:value="991.939" calcext:value-type="float">
            <text:p>991.939</text:p>
          </table:table-cell>
          <table:table-cell office:value-type="float" office:value="21" calcext:value-type="float">
            <text:p>21</text:p>
          </table:table-cell>
          <table:table-cell office:value-type="float" office:value="21.431" calcext:value-type="float">
            <text:p>21.431</text:p>
          </table:table-cell>
          <table:table-cell/>
        </table:table-row>
        <table:table-row table:style-name="ro1">
          <table:table-cell office:value-type="float" office:value="993.08" calcext:value-type="float">
            <text:p>993.08</text:p>
          </table:table-cell>
          <table:table-cell office:value-type="float" office:value="21" calcext:value-type="float">
            <text:p>21</text:p>
          </table:table-cell>
          <table:table-cell office:value-type="float" office:value="22.738" calcext:value-type="float">
            <text:p>22.738</text:p>
          </table:table-cell>
          <table:table-cell/>
        </table:table-row>
        <table:table-row table:style-name="ro1">
          <table:table-cell office:value-type="float" office:value="994.222" calcext:value-type="float">
            <text:p>994.222</text:p>
          </table:table-cell>
          <table:table-cell office:value-type="float" office:value="20" calcext:value-type="float">
            <text:p>20</text:p>
          </table:table-cell>
          <table:table-cell office:value-type="float" office:value="22.761" calcext:value-type="float">
            <text:p>22.761</text:p>
          </table:table-cell>
          <table:table-cell/>
        </table:table-row>
        <table:table-row table:style-name="ro1">
          <table:table-cell office:value-type="float" office:value="995.363" calcext:value-type="float">
            <text:p>995.363</text:p>
          </table:table-cell>
          <table:table-cell office:value-type="float" office:value="19.695" calcext:value-type="float">
            <text:p>19.695</text:p>
          </table:table-cell>
          <table:table-cell office:value-type="float" office:value="25.134" calcext:value-type="float">
            <text:p>25.134</text:p>
          </table:table-cell>
          <table:table-cell/>
        </table:table-row>
        <table:table-row table:style-name="ro1">
          <table:table-cell office:value-type="float" office:value="996.505" calcext:value-type="float">
            <text:p>996.505</text:p>
          </table:table-cell>
          <table:table-cell office:value-type="float" office:value="20.85" calcext:value-type="float">
            <text:p>20.85</text:p>
          </table:table-cell>
          <table:table-cell office:value-type="float" office:value="22.613" calcext:value-type="float">
            <text:p>22.613</text:p>
          </table:table-cell>
          <table:table-cell/>
        </table:table-row>
        <table:table-row table:style-name="ro1">
          <table:table-cell office:value-type="float" office:value="997.646" calcext:value-type="float">
            <text:p>997.646</text:p>
          </table:table-cell>
          <table:table-cell office:value-type="float" office:value="20.852" calcext:value-type="float">
            <text:p>20.852</text:p>
          </table:table-cell>
          <table:table-cell office:value-type="float" office:value="21.829" calcext:value-type="float">
            <text:p>21.829</text:p>
          </table:table-cell>
          <table:table-cell/>
        </table:table-row>
        <table:table-row table:style-name="ro1">
          <table:table-cell office:value-type="float" office:value="998.788" calcext:value-type="float">
            <text:p>998.788</text:p>
          </table:table-cell>
          <table:table-cell office:value-type="float" office:value="19" calcext:value-type="float">
            <text:p>19</text:p>
          </table:table-cell>
          <table:table-cell office:value-type="float" office:value="19.297" calcext:value-type="float">
            <text:p>19.297</text:p>
          </table:table-cell>
          <table:table-cell/>
        </table:table-row>
        <table:table-row table:style-name="ro1">
          <table:table-cell office:value-type="float" office:value="999.929" calcext:value-type="float">
            <text:p>999.929</text:p>
          </table:table-cell>
          <table:table-cell office:value-type="float" office:value="19.144" calcext:value-type="float">
            <text:p>19.144</text:p>
          </table:table-cell>
          <table:table-cell office:value-type="float" office:value="21.874" calcext:value-type="float">
            <text:p>21.874</text:p>
          </table:table-cell>
          <table:table-cell/>
        </table:table-row>
        <table:table-row table:style-name="ro1">
          <table:table-cell office:value-type="float" office:value="1001.071" calcext:value-type="float">
            <text:p>1001.071</text:p>
          </table:table-cell>
          <table:table-cell office:value-type="float" office:value="19.858" calcext:value-type="float">
            <text:p>19.858</text:p>
          </table:table-cell>
          <table:table-cell office:value-type="float" office:value="18.897" calcext:value-type="float">
            <text:p>18.897</text:p>
          </table:table-cell>
          <table:table-cell/>
        </table:table-row>
        <table:table-row table:style-name="ro1">
          <table:table-cell office:value-type="float" office:value="1002.212" calcext:value-type="float">
            <text:p>1002.212</text:p>
          </table:table-cell>
          <table:table-cell office:value-type="float" office:value="19" calcext:value-type="float">
            <text:p>19</text:p>
          </table:table-cell>
          <table:table-cell office:value-type="float" office:value="19.92" calcext:value-type="float">
            <text:p>19.92</text:p>
          </table:table-cell>
          <table:table-cell/>
        </table:table-row>
        <table:table-row table:style-name="ro1">
          <table:table-cell office:value-type="float" office:value="1003.354" calcext:value-type="float">
            <text:p>1003.354</text:p>
          </table:table-cell>
          <table:table-cell office:value-type="float" office:value="18.862" calcext:value-type="float">
            <text:p>18.862</text:p>
          </table:table-cell>
          <table:table-cell office:value-type="float" office:value="20.115" calcext:value-type="float">
            <text:p>20.115</text:p>
          </table:table-cell>
          <table:table-cell/>
        </table:table-row>
        <table:table-row table:style-name="ro1">
          <table:table-cell office:value-type="float" office:value="1004.495" calcext:value-type="float">
            <text:p>1004.495</text:p>
          </table:table-cell>
          <table:table-cell office:value-type="float" office:value="19.864" calcext:value-type="float">
            <text:p>19.864</text:p>
          </table:table-cell>
          <table:table-cell office:value-type="float" office:value="18.035" calcext:value-type="float">
            <text:p>18.035</text:p>
          </table:table-cell>
          <table:table-cell/>
        </table:table-row>
        <table:table-row table:style-name="ro1">
          <table:table-cell office:value-type="float" office:value="1005.637" calcext:value-type="float">
            <text:p>1005.637</text:p>
          </table:table-cell>
          <table:table-cell office:value-type="float" office:value="21.867" calcext:value-type="float">
            <text:p>21.867</text:p>
          </table:table-cell>
          <table:table-cell office:value-type="float" office:value="19.976" calcext:value-type="float">
            <text:p>19.976</text:p>
          </table:table-cell>
          <table:table-cell/>
        </table:table-row>
        <table:table-row table:style-name="ro1">
          <table:table-cell office:value-type="float" office:value="1006.778" calcext:value-type="float">
            <text:p>1006.778</text:p>
          </table:table-cell>
          <table:table-cell office:value-type="float" office:value="19.869" calcext:value-type="float">
            <text:p>19.86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7.92" calcext:value-type="float">
            <text:p>1007.92</text:p>
          </table:table-cell>
          <table:table-cell office:value-type="float" office:value="18.129" calcext:value-type="float">
            <text:p>18.129</text:p>
          </table:table-cell>
          <table:table-cell office:value-type="float" office:value="20.934" calcext:value-type="float">
            <text:p>20.934</text:p>
          </table:table-cell>
          <table:table-cell/>
        </table:table-row>
        <table:table-row table:style-name="ro1">
          <table:table-cell office:value-type="float" office:value="1009.061" calcext:value-type="float">
            <text:p>1009.061</text:p>
          </table:table-cell>
          <table:table-cell office:value-type="float" office:value="18" calcext:value-type="float">
            <text:p>18</text:p>
          </table:table-cell>
          <table:table-cell office:value-type="float" office:value="21.944" calcext:value-type="float">
            <text:p>21.944</text:p>
          </table:table-cell>
          <table:table-cell/>
        </table:table-row>
        <table:table-row table:style-name="ro1">
          <table:table-cell office:value-type="float" office:value="1010.202" calcext:value-type="float">
            <text:p>1010.202</text:p>
          </table:table-cell>
          <table:table-cell office:value-type="float" office:value="16.875" calcext:value-type="float">
            <text:p>16.875</text:p>
          </table:table-cell>
          <table:table-cell office:value-type="float" office:value="22.079" calcext:value-type="float">
            <text:p>22.079</text:p>
          </table:table-cell>
          <table:table-cell/>
        </table:table-row>
        <table:table-row table:style-name="ro1">
          <table:table-cell office:value-type="float" office:value="1011.344" calcext:value-type="float">
            <text:p>1011.34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12.485" calcext:value-type="float">
            <text:p>1012.485</text:p>
          </table:table-cell>
          <table:table-cell office:value-type="float" office:value="18.121" calcext:value-type="float">
            <text:p>18.12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13.627" calcext:value-type="float">
            <text:p>1013.627</text:p>
          </table:table-cell>
          <table:table-cell office:value-type="float" office:value="18" calcext:value-type="float">
            <text:p>18</text:p>
          </table:table-cell>
          <table:table-cell office:value-type="float" office:value="21.147" calcext:value-type="float">
            <text:p>21.147</text:p>
          </table:table-cell>
          <table:table-cell/>
        </table:table-row>
        <table:table-row table:style-name="ro1">
          <table:table-cell office:value-type="float" office:value="1014.768" calcext:value-type="float">
            <text:p>1014.768</text:p>
          </table:table-cell>
          <table:table-cell office:value-type="float" office:value="16" calcext:value-type="float">
            <text:p>16</text:p>
          </table:table-cell>
          <table:table-cell office:value-type="float" office:value="20.339" calcext:value-type="float">
            <text:p>20.339</text:p>
          </table:table-cell>
          <table:table-cell/>
        </table:table-row>
        <table:table-row table:style-name="ro1">
          <table:table-cell office:value-type="float" office:value="1015.91" calcext:value-type="float">
            <text:p>1015.91</text:p>
          </table:table-cell>
          <table:table-cell office:value-type="float" office:value="16.114" calcext:value-type="float">
            <text:p>16.114</text:p>
          </table:table-cell>
          <table:table-cell office:value-type="float" office:value="19.384" calcext:value-type="float">
            <text:p>19.384</text:p>
          </table:table-cell>
          <table:table-cell/>
        </table:table-row>
        <table:table-row table:style-name="ro1">
          <table:table-cell office:value-type="float" office:value="1017.051" calcext:value-type="float">
            <text:p>1017.051</text:p>
          </table:table-cell>
          <table:table-cell office:value-type="float" office:value="19.775" calcext:value-type="float">
            <text:p>19.775</text:p>
          </table:table-cell>
          <table:table-cell office:value-type="float" office:value="19.429" calcext:value-type="float">
            <text:p>19.429</text:p>
          </table:table-cell>
          <table:table-cell/>
        </table:table-row>
        <table:table-row table:style-name="ro1">
          <table:table-cell office:value-type="float" office:value="1018.193" calcext:value-type="float">
            <text:p>1018.193</text:p>
          </table:table-cell>
          <table:table-cell office:value-type="float" office:value="16.89" calcext:value-type="float">
            <text:p>16.89</text:p>
          </table:table-cell>
          <table:table-cell office:value-type="float" office:value="21.237" calcext:value-type="float">
            <text:p>21.237</text:p>
          </table:table-cell>
          <table:table-cell/>
        </table:table-row>
        <table:table-row table:style-name="ro1">
          <table:table-cell office:value-type="float" office:value="1019.334" calcext:value-type="float">
            <text:p>1019.334</text:p>
          </table:table-cell>
          <table:table-cell office:value-type="float" office:value="19.784" calcext:value-type="float">
            <text:p>19.784</text:p>
          </table:table-cell>
          <table:table-cell office:value-type="float" office:value="22.52" calcext:value-type="float">
            <text:p>22.52</text:p>
          </table:table-cell>
          <table:table-cell/>
        </table:table-row>
        <table:table-row table:style-name="ro1">
          <table:table-cell office:value-type="float" office:value="1020.476" calcext:value-type="float">
            <text:p>1020.476</text:p>
          </table:table-cell>
          <table:table-cell office:value-type="float" office:value="19.788" calcext:value-type="float">
            <text:p>19.78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21.617" calcext:value-type="float">
            <text:p>1021.617</text:p>
          </table:table-cell>
          <table:table-cell office:value-type="float" office:value="18.896" calcext:value-type="float">
            <text:p>18.896</text:p>
          </table:table-cell>
          <table:table-cell office:value-type="float" office:value="24.389" calcext:value-type="float">
            <text:p>24.389</text:p>
          </table:table-cell>
          <table:table-cell/>
        </table:table-row>
        <table:table-row table:style-name="ro1">
          <table:table-cell office:value-type="float" office:value="1022.759" calcext:value-type="float">
            <text:p>1022.759</text:p>
          </table:table-cell>
          <table:table-cell office:value-type="float" office:value="18" calcext:value-type="float">
            <text:p>18</text:p>
          </table:table-cell>
          <table:table-cell office:value-type="float" office:value="23.672" calcext:value-type="float">
            <text:p>23.672</text:p>
          </table:table-cell>
          <table:table-cell/>
        </table:table-row>
        <table:table-row table:style-name="ro1">
          <table:table-cell office:value-type="float" office:value="1023.9" calcext:value-type="float">
            <text:p>1023.9</text:p>
          </table:table-cell>
          <table:table-cell office:value-type="float" office:value="18" calcext:value-type="float">
            <text:p>18</text:p>
          </table:table-cell>
          <table:table-cell office:value-type="float" office:value="22.298" calcext:value-type="float">
            <text:p>22.298</text:p>
          </table:table-cell>
          <table:table-cell/>
        </table:table-row>
        <table:table-row table:style-name="ro1">
          <table:table-cell office:value-type="float" office:value="1025.042" calcext:value-type="float">
            <text:p>1025.042</text:p>
          </table:table-cell>
          <table:table-cell office:value-type="float" office:value="18.903" calcext:value-type="float">
            <text:p>18.903</text:p>
          </table:table-cell>
          <table:table-cell office:value-type="float" office:value="22.627" calcext:value-type="float">
            <text:p>22.627</text:p>
          </table:table-cell>
          <table:table-cell/>
        </table:table-row>
        <table:table-row table:style-name="ro1">
          <table:table-cell office:value-type="float" office:value="1026.183" calcext:value-type="float">
            <text:p>1026.183</text:p>
          </table:table-cell>
          <table:table-cell office:value-type="float" office:value="18" calcext:value-type="float">
            <text:p>18</text:p>
          </table:table-cell>
          <table:table-cell office:value-type="float" office:value="23.396" calcext:value-type="float">
            <text:p>23.396</text:p>
          </table:table-cell>
          <table:table-cell/>
        </table:table-row>
        <table:table-row table:style-name="ro1">
          <table:table-cell office:value-type="float" office:value="1027.325" calcext:value-type="float">
            <text:p>1027.3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28.466" calcext:value-type="float">
            <text:p>1028.466</text:p>
          </table:table-cell>
          <table:table-cell office:value-type="float" office:value="19.091" calcext:value-type="float">
            <text:p>19.09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29.608" calcext:value-type="float">
            <text:p>1029.608</text:p>
          </table:table-cell>
          <table:table-cell office:value-type="float" office:value="19.089" calcext:value-type="float">
            <text:p>19.08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30.749" calcext:value-type="float">
            <text:p>1030.749</text:p>
          </table:table-cell>
          <table:table-cell office:value-type="float" office:value="17.261" calcext:value-type="float">
            <text:p>17.261</text:p>
          </table:table-cell>
          <table:table-cell office:value-type="float" office:value="29.513" calcext:value-type="float">
            <text:p>29.513</text:p>
          </table:table-cell>
          <table:table-cell/>
        </table:table-row>
        <table:table-row table:style-name="ro1">
          <table:table-cell office:value-type="float" office:value="1031.89" calcext:value-type="float">
            <text:p>1031.89</text:p>
          </table:table-cell>
          <table:table-cell office:value-type="float" office:value="17.169" calcext:value-type="float">
            <text:p>17.169</text:p>
          </table:table-cell>
          <table:table-cell office:value-type="float" office:value="32.51" calcext:value-type="float">
            <text:p>32.51</text:p>
          </table:table-cell>
          <table:table-cell/>
        </table:table-row>
        <table:table-row table:style-name="ro1">
          <table:table-cell office:value-type="float" office:value="1033.032" calcext:value-type="float">
            <text:p>1033.032</text:p>
          </table:table-cell>
          <table:table-cell office:value-type="float" office:value="18.917" calcext:value-type="float">
            <text:p>18.917</text:p>
          </table:table-cell>
          <table:table-cell office:value-type="float" office:value="37.597" calcext:value-type="float">
            <text:p>37.597</text:p>
          </table:table-cell>
          <table:table-cell/>
        </table:table-row>
        <table:table-row table:style-name="ro1">
          <table:table-cell office:value-type="float" office:value="1034.173" calcext:value-type="float">
            <text:p>1034.173</text:p>
          </table:table-cell>
          <table:table-cell office:value-type="float" office:value="17.919" calcext:value-type="float">
            <text:p>17.919</text:p>
          </table:table-cell>
          <table:table-cell office:value-type="float" office:value="38.665" calcext:value-type="float">
            <text:p>38.665</text:p>
          </table:table-cell>
          <table:table-cell/>
        </table:table-row>
        <table:table-row table:style-name="ro1">
          <table:table-cell office:value-type="float" office:value="1035.315" calcext:value-type="float">
            <text:p>1035.315</text:p>
          </table:table-cell>
          <table:table-cell office:value-type="float" office:value="18.765" calcext:value-type="float">
            <text:p>18.765</text:p>
          </table:table-cell>
          <table:table-cell office:value-type="float" office:value="37.311" calcext:value-type="float">
            <text:p>37.311</text:p>
          </table:table-cell>
          <table:table-cell/>
        </table:table-row>
        <table:table-row table:style-name="ro1">
          <table:table-cell office:value-type="float" office:value="1036.456" calcext:value-type="float">
            <text:p>1036.456</text:p>
          </table:table-cell>
          <table:table-cell office:value-type="float" office:value="19.924" calcext:value-type="float">
            <text:p>19.92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37.598" calcext:value-type="float">
            <text:p>1037.598</text:p>
          </table:table-cell>
          <table:table-cell office:value-type="float" office:value="20.074" calcext:value-type="float">
            <text:p>20.074</text:p>
          </table:table-cell>
          <table:table-cell office:value-type="float" office:value="30.885" calcext:value-type="float">
            <text:p>30.885</text:p>
          </table:table-cell>
          <table:table-cell/>
        </table:table-row>
        <table:table-row table:style-name="ro1">
          <table:table-cell office:value-type="float" office:value="1038.739" calcext:value-type="float">
            <text:p>1038.739</text:p>
          </table:table-cell>
          <table:table-cell office:value-type="float" office:value="20.072" calcext:value-type="float">
            <text:p>20.072</text:p>
          </table:table-cell>
          <table:table-cell office:value-type="float" office:value="28.709" calcext:value-type="float">
            <text:p>28.709</text:p>
          </table:table-cell>
          <table:table-cell/>
        </table:table-row>
        <table:table-row table:style-name="ro1">
          <table:table-cell office:value-type="float" office:value="1039.881" calcext:value-type="float">
            <text:p>1039.881</text:p>
          </table:table-cell>
          <table:table-cell office:value-type="float" office:value="20.07" calcext:value-type="float">
            <text:p>20.07</text:p>
          </table:table-cell>
          <table:table-cell office:value-type="float" office:value="28.663" calcext:value-type="float">
            <text:p>28.663</text:p>
          </table:table-cell>
          <table:table-cell/>
        </table:table-row>
        <table:table-row table:style-name="ro1">
          <table:table-cell office:value-type="float" office:value="1041.022" calcext:value-type="float">
            <text:p>1041.022</text:p>
          </table:table-cell>
          <table:table-cell office:value-type="float" office:value="19" calcext:value-type="float">
            <text:p>19</text:p>
          </table:table-cell>
          <table:table-cell office:value-type="float" office:value="25.927" calcext:value-type="float">
            <text:p>25.927</text:p>
          </table:table-cell>
          <table:table-cell/>
        </table:table-row>
        <table:table-row table:style-name="ro1">
          <table:table-cell office:value-type="float" office:value="1042.164" calcext:value-type="float">
            <text:p>1042.164</text:p>
          </table:table-cell>
          <table:table-cell office:value-type="float" office:value="20" calcext:value-type="float">
            <text:p>20</text:p>
          </table:table-cell>
          <table:table-cell office:value-type="float" office:value="25.286" calcext:value-type="float">
            <text:p>25.286</text:p>
          </table:table-cell>
          <table:table-cell/>
        </table:table-row>
        <table:table-row table:style-name="ro1">
          <table:table-cell office:value-type="float" office:value="1043.305" calcext:value-type="float">
            <text:p>1043.305</text:p>
          </table:table-cell>
          <table:table-cell office:value-type="float" office:value="20" calcext:value-type="float">
            <text:p>20</text:p>
          </table:table-cell>
          <table:table-cell office:value-type="float" office:value="24.736" calcext:value-type="float">
            <text:p>24.736</text:p>
          </table:table-cell>
          <table:table-cell/>
        </table:table-row>
        <table:table-row table:style-name="ro1">
          <table:table-cell office:value-type="float" office:value="1044.447" calcext:value-type="float">
            <text:p>1044.447</text:p>
          </table:table-cell>
          <table:table-cell office:value-type="float" office:value="18.939" calcext:value-type="float">
            <text:p>18.939</text:p>
          </table:table-cell>
          <table:table-cell office:value-type="float" office:value="25.759" calcext:value-type="float">
            <text:p>25.759</text:p>
          </table:table-cell>
          <table:table-cell/>
        </table:table-row>
        <table:table-row table:style-name="ro1">
          <table:table-cell office:value-type="float" office:value="1045.588" calcext:value-type="float">
            <text:p>1045.588</text:p>
          </table:table-cell>
          <table:table-cell office:value-type="float" office:value="17.941" calcext:value-type="float">
            <text:p>17.94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46.73" calcext:value-type="float">
            <text:p>1046.73</text:p>
          </table:table-cell>
          <table:table-cell office:value-type="float" office:value="19" calcext:value-type="float">
            <text:p>19</text:p>
          </table:table-cell>
          <table:table-cell office:value-type="float" office:value="23.805" calcext:value-type="float">
            <text:p>23.805</text:p>
          </table:table-cell>
          <table:table-cell/>
        </table:table-row>
        <table:table-row table:style-name="ro1">
          <table:table-cell office:value-type="float" office:value="1047.871" calcext:value-type="float">
            <text:p>1047.871</text:p>
          </table:table-cell>
          <table:table-cell office:value-type="float" office:value="20" calcext:value-type="float">
            <text:p>20</text:p>
          </table:table-cell>
          <table:table-cell office:value-type="float" office:value="21.173" calcext:value-type="float">
            <text:p>21.173</text:p>
          </table:table-cell>
          <table:table-cell/>
        </table:table-row>
        <table:table-row table:style-name="ro1">
          <table:table-cell office:value-type="float" office:value="1049.013" calcext:value-type="float">
            <text:p>1049.013</text:p>
          </table:table-cell>
          <table:table-cell office:value-type="float" office:value="19.947" calcext:value-type="float">
            <text:p>19.947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050.154" calcext:value-type="float">
            <text:p>1050.154</text:p>
          </table:table-cell>
          <table:table-cell office:value-type="float" office:value="18.051" calcext:value-type="float">
            <text:p>18.051</text:p>
          </table:table-cell>
          <table:table-cell office:value-type="float" office:value="21.127" calcext:value-type="float">
            <text:p>21.127</text:p>
          </table:table-cell>
          <table:table-cell/>
        </table:table-row>
        <table:table-row table:style-name="ro1">
          <table:table-cell office:value-type="float" office:value="1051.295" calcext:value-type="float">
            <text:p>1051.295</text:p>
          </table:table-cell>
          <table:table-cell office:value-type="float" office:value="17.146" calcext:value-type="float">
            <text:p>17.146</text:p>
          </table:table-cell>
          <table:table-cell office:value-type="float" office:value="20.895" calcext:value-type="float">
            <text:p>20.895</text:p>
          </table:table-cell>
          <table:table-cell/>
        </table:table-row>
        <table:table-row table:style-name="ro1">
          <table:table-cell office:value-type="float" office:value="1052.437" calcext:value-type="float">
            <text:p>1052.437</text:p>
          </table:table-cell>
          <table:table-cell office:value-type="float" office:value="16.186" calcext:value-type="float">
            <text:p>16.186</text:p>
          </table:table-cell>
          <table:table-cell office:value-type="float" office:value="21.918" calcext:value-type="float">
            <text:p>21.918</text:p>
          </table:table-cell>
          <table:table-cell/>
        </table:table-row>
        <table:table-row table:style-name="ro1">
          <table:table-cell office:value-type="float" office:value="1053.578" calcext:value-type="float">
            <text:p>1053.578</text:p>
          </table:table-cell>
          <table:table-cell office:value-type="float" office:value="17" calcext:value-type="float">
            <text:p>17</text:p>
          </table:table-cell>
          <table:table-cell office:value-type="float" office:value="22.941" calcext:value-type="float">
            <text:p>22.941</text:p>
          </table:table-cell>
          <table:table-cell/>
        </table:table-row>
        <table:table-row table:style-name="ro1">
          <table:table-cell office:value-type="float" office:value="1054.72" calcext:value-type="float">
            <text:p>1054.72</text:p>
          </table:table-cell>
          <table:table-cell office:value-type="float" office:value="17.958" calcext:value-type="float">
            <text:p>17.958</text:p>
          </table:table-cell>
          <table:table-cell office:value-type="float" office:value="22.89" calcext:value-type="float">
            <text:p>22.89</text:p>
          </table:table-cell>
          <table:table-cell/>
        </table:table-row>
        <table:table-row table:style-name="ro1">
          <table:table-cell office:value-type="float" office:value="1055.861" calcext:value-type="float">
            <text:p>1055.861</text:p>
          </table:table-cell>
          <table:table-cell office:value-type="float" office:value="17.96" calcext:value-type="float">
            <text:p>17.96</text:p>
          </table:table-cell>
          <table:table-cell office:value-type="float" office:value="22.986" calcext:value-type="float">
            <text:p>22.986</text:p>
          </table:table-cell>
          <table:table-cell/>
        </table:table-row>
        <table:table-row table:style-name="ro1">
          <table:table-cell office:value-type="float" office:value="1057.003" calcext:value-type="float">
            <text:p>1057.003</text:p>
          </table:table-cell>
          <table:table-cell office:value-type="float" office:value="15.886" calcext:value-type="float">
            <text:p>15.886</text:p>
          </table:table-cell>
          <table:table-cell office:value-type="float" office:value="20.991" calcext:value-type="float">
            <text:p>20.991</text:p>
          </table:table-cell>
          <table:table-cell/>
        </table:table-row>
        <table:table-row table:style-name="ro1">
          <table:table-cell office:value-type="float" office:value="1058.144" calcext:value-type="float">
            <text:p>1058.144</text:p>
          </table:table-cell>
          <table:table-cell office:value-type="float" office:value="18" calcext:value-type="float">
            <text:p>18</text:p>
          </table:table-cell>
          <table:table-cell office:value-type="float" office:value="20.031" calcext:value-type="float">
            <text:p>20.031</text:p>
          </table:table-cell>
          <table:table-cell/>
        </table:table-row>
        <table:table-row table:style-name="ro1">
          <table:table-cell office:value-type="float" office:value="1059.286" calcext:value-type="float">
            <text:p>1059.286</text:p>
          </table:table-cell>
          <table:table-cell office:value-type="float" office:value="19" calcext:value-type="float">
            <text:p>19</text:p>
          </table:table-cell>
          <table:table-cell office:value-type="float" office:value="20.054" calcext:value-type="float">
            <text:p>20.054</text:p>
          </table:table-cell>
          <table:table-cell/>
        </table:table-row>
        <table:table-row table:style-name="ro1">
          <table:table-cell office:value-type="float" office:value="1060.427" calcext:value-type="float">
            <text:p>1060.427</text:p>
          </table:table-cell>
          <table:table-cell office:value-type="float" office:value="18.936" calcext:value-type="float">
            <text:p>18.936</text:p>
          </table:table-cell>
          <table:table-cell office:value-type="float" office:value="19.077" calcext:value-type="float">
            <text:p>19.077</text:p>
          </table:table-cell>
          <table:table-cell/>
        </table:table-row>
        <table:table-row table:style-name="ro1">
          <table:table-cell office:value-type="float" office:value="1061.569" calcext:value-type="float">
            <text:p>1061.569</text:p>
          </table:table-cell>
          <table:table-cell office:value-type="float" office:value="20.941" calcext:value-type="float">
            <text:p>20.941</text:p>
          </table:table-cell>
          <table:table-cell office:value-type="float" office:value="19.099" calcext:value-type="float">
            <text:p>19.099</text:p>
          </table:table-cell>
          <table:table-cell/>
        </table:table-row>
        <table:table-row table:style-name="ro1">
          <table:table-cell office:value-type="float" office:value="1062.71" calcext:value-type="float">
            <text:p>1062.71</text:p>
          </table:table-cell>
          <table:table-cell office:value-type="float" office:value="19.028" calcext:value-type="float">
            <text:p>19.028</text:p>
          </table:table-cell>
          <table:table-cell office:value-type="float" office:value="18.366" calcext:value-type="float">
            <text:p>18.366</text:p>
          </table:table-cell>
          <table:table-cell/>
        </table:table-row>
        <table:table-row table:style-name="ro1">
          <table:table-cell office:value-type="float" office:value="1063.852" calcext:value-type="float">
            <text:p>1063.852</text:p>
          </table:table-cell>
          <table:table-cell office:value-type="float" office:value="19" calcext:value-type="float">
            <text:p>19</text:p>
          </table:table-cell>
          <table:table-cell office:value-type="float" office:value="18.435" calcext:value-type="float">
            <text:p>18.435</text:p>
          </table:table-cell>
          <table:table-cell/>
        </table:table-row>
        <table:table-row table:style-name="ro1">
          <table:table-cell office:value-type="float" office:value="1064.993" calcext:value-type="float">
            <text:p>1064.993</text:p>
          </table:table-cell>
          <table:table-cell office:value-type="float" office:value="17.977" calcext:value-type="float">
            <text:p>17.977</text:p>
          </table:table-cell>
          <table:table-cell office:value-type="float" office:value="18.335" calcext:value-type="float">
            <text:p>18.335</text:p>
          </table:table-cell>
          <table:table-cell/>
        </table:table-row>
        <table:table-row table:style-name="ro1">
          <table:table-cell office:value-type="float" office:value="1066.135" calcext:value-type="float">
            <text:p>1066.135</text:p>
          </table:table-cell>
          <table:table-cell office:value-type="float" office:value="15.979" calcext:value-type="float">
            <text:p>15.979</text:p>
          </table:table-cell>
          <table:table-cell office:value-type="float" office:value="19.19" calcext:value-type="float">
            <text:p>19.19</text:p>
          </table:table-cell>
          <table:table-cell/>
        </table:table-row>
        <table:table-row table:style-name="ro1">
          <table:table-cell office:value-type="float" office:value="1067.276" calcext:value-type="float">
            <text:p>1067.276</text:p>
          </table:table-cell>
          <table:table-cell office:value-type="float" office:value="14.981" calcext:value-type="float">
            <text:p>14.981</text:p>
          </table:table-cell>
          <table:table-cell office:value-type="float" office:value="18.787" calcext:value-type="float">
            <text:p>18.787</text:p>
          </table:table-cell>
          <table:table-cell/>
        </table:table-row>
        <table:table-row table:style-name="ro1">
          <table:table-cell office:value-type="float" office:value="1068.417" calcext:value-type="float">
            <text:p>1068.417</text:p>
          </table:table-cell>
          <table:table-cell office:value-type="float" office:value="15.034" calcext:value-type="float">
            <text:p>15.034</text:p>
          </table:table-cell>
          <table:table-cell office:value-type="float" office:value="18.293" calcext:value-type="float">
            <text:p>18.293</text:p>
          </table:table-cell>
          <table:table-cell/>
        </table:table-row>
        <table:table-row table:style-name="ro1">
          <table:table-cell office:value-type="float" office:value="1069.559" calcext:value-type="float">
            <text:p>1069.559</text:p>
          </table:table-cell>
          <table:table-cell office:value-type="float" office:value="15.03" calcext:value-type="float">
            <text:p>15.03</text:p>
          </table:table-cell>
          <table:table-cell office:value-type="float" office:value="19.258" calcext:value-type="float">
            <text:p>19.258</text:p>
          </table:table-cell>
          <table:table-cell/>
        </table:table-row>
        <table:table-row table:style-name="ro1">
          <table:table-cell office:value-type="float" office:value="1070.7" calcext:value-type="float">
            <text:p>1070.7</text:p>
          </table:table-cell>
          <table:table-cell office:value-type="float" office:value="19.975" calcext:value-type="float">
            <text:p>19.975</text:p>
          </table:table-cell>
          <table:table-cell office:value-type="float" office:value="19.281" calcext:value-type="float">
            <text:p>19.281</text:p>
          </table:table-cell>
          <table:table-cell/>
        </table:table-row>
        <table:table-row table:style-name="ro1">
          <table:table-cell office:value-type="float" office:value="1071.842" calcext:value-type="float">
            <text:p>1071.842</text:p>
          </table:table-cell>
          <table:table-cell office:value-type="float" office:value="19.979" calcext:value-type="float">
            <text:p>19.97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72.983" calcext:value-type="float">
            <text:p>1072.983</text:p>
          </table:table-cell>
          <table:table-cell office:value-type="float" office:value="18.992" calcext:value-type="float">
            <text:p>18.992</text:p>
          </table:table-cell>
          <table:table-cell office:value-type="float" office:value="18.674" calcext:value-type="float">
            <text:p>18.674</text:p>
          </table:table-cell>
          <table:table-cell/>
        </table:table-row>
        <table:table-row table:style-name="ro1">
          <table:table-cell office:value-type="float" office:value="1074.125" calcext:value-type="float">
            <text:p>1074.125</text:p>
          </table:table-cell>
          <table:table-cell office:value-type="float" office:value="17.006" calcext:value-type="float">
            <text:p>17.006</text:p>
          </table:table-cell>
          <table:table-cell office:value-type="float" office:value="20.651" calcext:value-type="float">
            <text:p>20.651</text:p>
          </table:table-cell>
          <table:table-cell/>
        </table:table-row>
        <table:table-row table:style-name="ro1">
          <table:table-cell office:value-type="float" office:value="1075.266" calcext:value-type="float">
            <text:p>1075.266</text:p>
          </table:table-cell>
          <table:table-cell office:value-type="float" office:value="18" calcext:value-type="float">
            <text:p>18</text:p>
          </table:table-cell>
          <table:table-cell office:value-type="float" office:value="18.257" calcext:value-type="float">
            <text:p>18.257</text:p>
          </table:table-cell>
          <table:table-cell/>
        </table:table-row>
        <table:table-row table:style-name="ro1">
          <table:table-cell office:value-type="float" office:value="1076.408" calcext:value-type="float">
            <text:p>1076.408</text:p>
          </table:table-cell>
          <table:table-cell office:value-type="float" office:value="18.998" calcext:value-type="float">
            <text:p>18.998</text:p>
          </table:table-cell>
          <table:table-cell office:value-type="float" office:value="19.394" calcext:value-type="float">
            <text:p>19.394</text:p>
          </table:table-cell>
          <table:table-cell/>
        </table:table-row>
        <table:table-row table:style-name="ro1">
          <table:table-cell office:value-type="float" office:value="1077.549" calcext:value-type="float">
            <text:p>1077.549</text:p>
          </table:table-cell>
          <table:table-cell office:value-type="float" office:value="19" calcext:value-type="float">
            <text:p>19</text:p>
          </table:table-cell>
          <table:table-cell office:value-type="float" office:value="17.583" calcext:value-type="float">
            <text:p>17.583</text:p>
          </table:table-cell>
          <table:table-cell/>
        </table:table-row>
        <table:table-row table:style-name="ro1">
          <table:table-cell office:value-type="float" office:value="1078.691" calcext:value-type="float">
            <text:p>1078.691</text:p>
          </table:table-cell>
          <table:table-cell office:value-type="float" office:value="17.989" calcext:value-type="float">
            <text:p>17.98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79.832" calcext:value-type="float">
            <text:p>1079.832</text:p>
          </table:table-cell>
          <table:table-cell office:value-type="float" office:value="16.708" calcext:value-type="float">
            <text:p>16.70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80.974" calcext:value-type="float">
            <text:p>1080.974</text:p>
          </table:table-cell>
          <table:table-cell office:value-type="float" office:value="18.289" calcext:value-type="float">
            <text:p>18.289</text:p>
          </table:table-cell>
          <table:table-cell office:value-type="float" office:value="20.515" calcext:value-type="float">
            <text:p>20.515</text:p>
          </table:table-cell>
          <table:table-cell/>
        </table:table-row>
        <table:table-row table:style-name="ro1">
          <table:table-cell office:value-type="float" office:value="1082.115" calcext:value-type="float">
            <text:p>1082.115</text:p>
          </table:table-cell>
          <table:table-cell office:value-type="float" office:value="19.002" calcext:value-type="float">
            <text:p>19.002</text:p>
          </table:table-cell>
          <table:table-cell office:value-type="float" office:value="18.984" calcext:value-type="float">
            <text:p>18.984</text:p>
          </table:table-cell>
          <table:table-cell/>
        </table:table-row>
        <table:table-row table:style-name="ro1">
          <table:table-cell office:value-type="float" office:value="1083.257" calcext:value-type="float">
            <text:p>1083.257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84.398" calcext:value-type="float">
            <text:p>1084.398</text:p>
          </table:table-cell>
          <table:table-cell office:value-type="float" office:value="18.769" calcext:value-type="float">
            <text:p>18.76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5.54" calcext:value-type="float">
            <text:p>1085.54</text:p>
          </table:table-cell>
          <table:table-cell office:value-type="float" office:value="17.39" calcext:value-type="float">
            <text:p>17.3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86.681" calcext:value-type="float">
            <text:p>1086.681</text:p>
          </table:table-cell>
          <table:table-cell office:value-type="float" office:value="17.186" calcext:value-type="float">
            <text:p>17.186</text:p>
          </table:table-cell>
          <table:table-cell office:value-type="float" office:value="21.599" calcext:value-type="float">
            <text:p>21.599</text:p>
          </table:table-cell>
          <table:table-cell/>
        </table:table-row>
        <table:table-row table:style-name="ro1">
          <table:table-cell office:value-type="float" office:value="1087.823" calcext:value-type="float">
            <text:p>1087.823</text:p>
          </table:table-cell>
          <table:table-cell office:value-type="float" office:value="17.839" calcext:value-type="float">
            <text:p>17.839</text:p>
          </table:table-cell>
          <table:table-cell office:value-type="float" office:value="21.243" calcext:value-type="float">
            <text:p>21.243</text:p>
          </table:table-cell>
          <table:table-cell/>
        </table:table-row>
        <table:table-row table:style-name="ro1">
          <table:table-cell office:value-type="float" office:value="1088.964" calcext:value-type="float">
            <text:p>1088.964</text:p>
          </table:table-cell>
          <table:table-cell office:value-type="float" office:value="18.138" calcext:value-type="float">
            <text:p>18.1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90.105" calcext:value-type="float">
            <text:p>1090.105</text:p>
          </table:table-cell>
          <table:table-cell office:value-type="float" office:value="17.016" calcext:value-type="float">
            <text:p>17.0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91.247" calcext:value-type="float">
            <text:p>1091.247</text:p>
          </table:table-cell>
          <table:table-cell office:value-type="float" office:value="22.106" calcext:value-type="float">
            <text:p>22.10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92.388" calcext:value-type="float">
            <text:p>1092.388</text:p>
          </table:table-cell>
          <table:table-cell office:value-type="float" office:value="23.833" calcext:value-type="float">
            <text:p>23.83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93.53" calcext:value-type="float">
            <text:p>1093.53</text:p>
          </table:table-cell>
          <table:table-cell office:value-type="float" office:value="21.815" calcext:value-type="float">
            <text:p>21.815</text:p>
          </table:table-cell>
          <table:table-cell office:value-type="float" office:value="18.265" calcext:value-type="float">
            <text:p>18.265</text:p>
          </table:table-cell>
          <table:table-cell/>
        </table:table-row>
        <table:table-row table:style-name="ro1">
          <table:table-cell office:value-type="float" office:value="1094.671" calcext:value-type="float">
            <text:p>1094.671</text:p>
          </table:table-cell>
          <table:table-cell office:value-type="float" office:value="20.036" calcext:value-type="float">
            <text:p>20.036</text:p>
          </table:table-cell>
          <table:table-cell office:value-type="float" office:value="17.757" calcext:value-type="float">
            <text:p>17.757</text:p>
          </table:table-cell>
          <table:table-cell/>
        </table:table-row>
        <table:table-row table:style-name="ro1">
          <table:table-cell office:value-type="float" office:value="1095.813" calcext:value-type="float">
            <text:p>1095.813</text:p>
          </table:table-cell>
          <table:table-cell office:value-type="float" office:value="16.041" calcext:value-type="float">
            <text:p>16.041</text:p>
          </table:table-cell>
          <table:table-cell office:value-type="float" office:value="17.78" calcext:value-type="float">
            <text:p>17.78</text:p>
          </table:table-cell>
          <table:table-cell/>
        </table:table-row>
        <table:table-row table:style-name="ro1">
          <table:table-cell office:value-type="float" office:value="1096.954" calcext:value-type="float">
            <text:p>1096.9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98.096" calcext:value-type="float">
            <text:p>1098.096</text:p>
          </table:table-cell>
          <table:table-cell/>
          <table:table-cell office:value-type="float" office:value="17.175" calcext:value-type="float">
            <text:p>17.175</text:p>
          </table:table-cell>
          <table:table-cell/>
        </table:table-row>
        <table:table-row table:style-name="ro1">
          <table:table-cell office:value-type="float" office:value="1099.237" calcext:value-type="float">
            <text:p>1099.237</text:p>
          </table:table-cell>
          <table:table-cell/>
          <table:table-cell office:value-type="float" office:value="18.152" calcext:value-type="float">
            <text:p>18.152</text:p>
          </table:table-cell>
          <table:table-cell/>
        </table:table-row>
        <table:table-row table:style-name="ro1">
          <table:table-cell office:value-type="float" office:value="1100.379" calcext:value-type="float">
            <text:p>1100.379</text:p>
          </table:table-cell>
          <table:table-cell/>
          <table:table-cell office:value-type="float" office:value="18.258" calcext:value-type="float">
            <text:p>18.258</text:p>
          </table:table-cell>
          <table:table-cell/>
        </table:table-row>
        <table:table-row table:style-name="ro1">
          <table:table-cell office:value-type="float" office:value="1101.52" calcext:value-type="float">
            <text:p>1101.52</text:p>
          </table:table-cell>
          <table:table-cell/>
          <table:table-cell office:value-type="float" office:value="19.213" calcext:value-type="float">
            <text:p>19.213</text:p>
          </table:table-cell>
          <table:table-cell/>
        </table:table-row>
        <table:table-row table:style-name="ro1">
          <table:table-cell office:value-type="float" office:value="1102.662" calcext:value-type="float">
            <text:p>1102.662</text:p>
          </table:table-cell>
          <table:table-cell/>
          <table:table-cell office:value-type="float" office:value="19.084" calcext:value-type="float">
            <text:p>19.084</text:p>
          </table:table-cell>
          <table:table-cell/>
        </table:table-row>
        <table:table-row table:style-name="ro1">
          <table:table-cell office:value-type="float" office:value="1103.803" calcext:value-type="float">
            <text:p>1103.803</text:p>
          </table:table-cell>
          <table:table-cell/>
          <table:table-cell office:value-type="float" office:value="19.061" calcext:value-type="float">
            <text:p>19.061</text:p>
          </table:table-cell>
          <table:table-cell/>
        </table:table-row>
        <table:table-row table:style-name="ro1">
          <table:table-cell office:value-type="float" office:value="1104.945" calcext:value-type="float">
            <text:p>1104.94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06.086" calcext:value-type="float">
            <text:p>1106.086</text:p>
          </table:table-cell>
          <table:table-cell/>
          <table:table-cell office:value-type="float" office:value="19.953" calcext:value-type="float">
            <text:p>19.953</text:p>
          </table:table-cell>
          <table:table-cell/>
        </table:table-row>
        <table:table-row table:style-name="ro1">
          <table:table-cell office:value-type="float" office:value="1107.228" calcext:value-type="float">
            <text:p>1107.228</text:p>
          </table:table-cell>
          <table:table-cell/>
          <table:table-cell office:value-type="float" office:value="19.993" calcext:value-type="float">
            <text:p>19.993</text:p>
          </table:table-cell>
          <table:table-cell/>
        </table:table-row>
        <table:table-row table:style-name="ro1">
          <table:table-cell office:value-type="float" office:value="1108.369" calcext:value-type="float">
            <text:p>1108.369</text:p>
          </table:table-cell>
          <table:table-cell/>
          <table:table-cell office:value-type="float" office:value="20.941" calcext:value-type="float">
            <text:p>20.941</text:p>
          </table:table-cell>
          <table:table-cell/>
        </table:table-row>
        <table:table-row table:style-name="ro1">
          <table:table-cell office:value-type="float" office:value="1109.51" calcext:value-type="float">
            <text:p>1109.51</text:p>
          </table:table-cell>
          <table:table-cell/>
          <table:table-cell office:value-type="float" office:value="17.895" calcext:value-type="float">
            <text:p>17.895</text:p>
          </table:table-cell>
          <table:table-cell/>
        </table:table-row>
        <table:table-row table:style-name="ro1">
          <table:table-cell office:value-type="float" office:value="1110.652" calcext:value-type="float">
            <text:p>1110.652</text:p>
          </table:table-cell>
          <table:table-cell/>
          <table:table-cell office:value-type="float" office:value="17.85" calcext:value-type="float">
            <text:p>17.85</text:p>
          </table:table-cell>
          <table:table-cell/>
        </table:table-row>
        <table:table-row table:style-name="ro1">
          <table:table-cell office:value-type="float" office:value="1111.793" calcext:value-type="float">
            <text:p>1111.793</text:p>
          </table:table-cell>
          <table:table-cell/>
          <table:table-cell office:value-type="float" office:value="18.098" calcext:value-type="float">
            <text:p>18.098</text:p>
          </table:table-cell>
          <table:table-cell/>
        </table:table-row>
        <table:table-row table:style-name="ro1">
          <table:table-cell office:value-type="float" office:value="1112.935" calcext:value-type="float">
            <text:p>1112.93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14.076" calcext:value-type="float">
            <text:p>1114.076</text:p>
          </table:table-cell>
          <table:table-cell/>
          <table:table-cell office:value-type="float" office:value="19.143" calcext:value-type="float">
            <text:p>19.143</text:p>
          </table:table-cell>
          <table:table-cell/>
        </table:table-row>
        <table:table-row table:style-name="ro1">
          <table:table-cell office:value-type="float" office:value="1115.218" calcext:value-type="float">
            <text:p>1115.218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16.359" calcext:value-type="float">
            <text:p>1116.359</text:p>
          </table:table-cell>
          <table:table-cell/>
          <table:table-cell office:value-type="float" office:value="17.623" calcext:value-type="float">
            <text:p>17.623</text:p>
          </table:table-cell>
          <table:table-cell/>
        </table:table-row>
        <table:table-row table:style-name="ro1">
          <table:table-cell office:value-type="float" office:value="1117.501" calcext:value-type="float">
            <text:p>1117.501</text:p>
          </table:table-cell>
          <table:table-cell/>
          <table:table-cell office:value-type="float" office:value="18.789" calcext:value-type="float">
            <text:p>18.789</text:p>
          </table:table-cell>
          <table:table-cell/>
        </table:table-row>
        <table:table-row table:style-name="ro1">
          <table:table-cell office:value-type="float" office:value="1118.642" calcext:value-type="float">
            <text:p>1118.64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19.784" calcext:value-type="float">
            <text:p>1119.78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20.925" calcext:value-type="float">
            <text:p>1120.925</text:p>
          </table:table-cell>
          <table:table-cell/>
          <table:table-cell office:value-type="float" office:value="17.442" calcext:value-type="float">
            <text:p>17.442</text:p>
          </table:table-cell>
          <table:table-cell/>
        </table:table-row>
        <table:table-row table:style-name="ro1">
          <table:table-cell office:value-type="float" office:value="1122.067" calcext:value-type="float">
            <text:p>1122.067</text:p>
          </table:table-cell>
          <table:table-cell/>
          <table:table-cell office:value-type="float" office:value="16.396" calcext:value-type="float">
            <text:p>16.396</text:p>
          </table:table-cell>
          <table:table-cell/>
        </table:table-row>
        <table:table-row table:style-name="ro1">
          <table:table-cell office:value-type="float" office:value="1123.208" calcext:value-type="float">
            <text:p>1123.208</text:p>
          </table:table-cell>
          <table:table-cell/>
          <table:table-cell office:value-type="float" office:value="18.351" calcext:value-type="float">
            <text:p>18.351</text:p>
          </table:table-cell>
          <table:table-cell/>
        </table:table-row>
        <table:table-row table:style-name="ro1">
          <table:table-cell office:value-type="float" office:value="1124.35" calcext:value-type="float">
            <text:p>1124.3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25.491" calcext:value-type="float">
            <text:p>1125.491</text:p>
          </table:table-cell>
          <table:table-cell/>
          <table:table-cell office:value-type="float" office:value="18.37" calcext:value-type="float">
            <text:p>18.37</text:p>
          </table:table-cell>
          <table:table-cell/>
        </table:table-row>
        <table:table-row table:style-name="ro1">
          <table:table-cell office:value-type="float" office:value="1126.633" calcext:value-type="float">
            <text:p>1126.633</text:p>
          </table:table-cell>
          <table:table-cell/>
          <table:table-cell office:value-type="float" office:value="18.607" calcext:value-type="float">
            <text:p>18.607</text:p>
          </table:table-cell>
          <table:table-cell/>
        </table:table-row>
        <table:table-row table:style-name="ro1">
          <table:table-cell office:value-type="float" office:value="1127.774" calcext:value-type="float">
            <text:p>1127.774</text:p>
          </table:table-cell>
          <table:table-cell/>
          <table:table-cell office:value-type="float" office:value="19.339" calcext:value-type="float">
            <text:p>19.339</text:p>
          </table:table-cell>
          <table:table-cell/>
        </table:table-row>
        <table:table-row table:style-name="ro1">
          <table:table-cell office:value-type="float" office:value="1128.916" calcext:value-type="float">
            <text:p>1128.916</text:p>
          </table:table-cell>
          <table:table-cell/>
          <table:table-cell office:value-type="float" office:value="17.124" calcext:value-type="float">
            <text:p>17.124</text:p>
          </table:table-cell>
          <table:table-cell/>
        </table:table-row>
        <table:table-row table:style-name="ro1">
          <table:table-cell office:value-type="float" office:value="1130.057" calcext:value-type="float">
            <text:p>1130.057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31.198" calcext:value-type="float">
            <text:p>1131.198</text:p>
          </table:table-cell>
          <table:table-cell/>
          <table:table-cell office:value-type="float" office:value="17.033" calcext:value-type="float">
            <text:p>17.033</text:p>
          </table:table-cell>
          <table:table-cell/>
        </table:table-row>
        <table:table-row table:style-name="ro1">
          <table:table-cell office:value-type="float" office:value="1132.34" calcext:value-type="float">
            <text:p>1132.34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33.481" calcext:value-type="float">
            <text:p>1133.481</text:p>
          </table:table-cell>
          <table:table-cell/>
          <table:table-cell office:value-type="float" office:value="17.471" calcext:value-type="float">
            <text:p>17.471</text:p>
          </table:table-cell>
          <table:table-cell/>
        </table:table-row>
        <table:table-row table:style-name="ro1">
          <table:table-cell office:value-type="float" office:value="1134.623" calcext:value-type="float">
            <text:p>1134.623</text:p>
          </table:table-cell>
          <table:table-cell/>
          <table:table-cell office:value-type="float" office:value="16.897" calcext:value-type="float">
            <text:p>16.897</text:p>
          </table:table-cell>
          <table:table-cell/>
        </table:table-row>
        <table:table-row table:style-name="ro1">
          <table:table-cell office:value-type="float" office:value="1135.764" calcext:value-type="float">
            <text:p>1135.764</text:p>
          </table:table-cell>
          <table:table-cell/>
          <table:table-cell office:value-type="float" office:value="17.852" calcext:value-type="float">
            <text:p>17.852</text:p>
          </table:table-cell>
          <table:table-cell/>
        </table:table-row>
        <table:table-row table:style-name="ro1">
          <table:table-cell office:value-type="float" office:value="1136.906" calcext:value-type="float">
            <text:p>1136.906</text:p>
          </table:table-cell>
          <table:table-cell/>
          <table:table-cell office:value-type="float" office:value="19.403" calcext:value-type="float">
            <text:p>19.403</text:p>
          </table:table-cell>
          <table:table-cell/>
        </table:table-row>
        <table:table-row table:style-name="ro1">
          <table:table-cell office:value-type="float" office:value="1138.047" calcext:value-type="float">
            <text:p>1138.047</text:p>
          </table:table-cell>
          <table:table-cell/>
          <table:table-cell office:value-type="float" office:value="19.62" calcext:value-type="float">
            <text:p>19.62</text:p>
          </table:table-cell>
          <table:table-cell/>
        </table:table-row>
        <table:table-row table:style-name="ro1">
          <table:table-cell office:value-type="float" office:value="1139.189" calcext:value-type="float">
            <text:p>1139.189</text:p>
          </table:table-cell>
          <table:table-cell/>
          <table:table-cell office:value-type="float" office:value="19.284" calcext:value-type="float">
            <text:p>19.284</text:p>
          </table:table-cell>
          <table:table-cell/>
        </table:table-row>
        <table:table-row table:style-name="ro1">
          <table:table-cell office:value-type="float" office:value="1140.33" calcext:value-type="float">
            <text:p>1140.33</text:p>
          </table:table-cell>
          <table:table-cell/>
          <table:table-cell office:value-type="float" office:value="18.335" calcext:value-type="float">
            <text:p>18.335</text:p>
          </table:table-cell>
          <table:table-cell/>
        </table:table-row>
        <table:table-row table:style-name="ro1">
          <table:table-cell office:value-type="float" office:value="1141.472" calcext:value-type="float">
            <text:p>1141.472</text:p>
          </table:table-cell>
          <table:table-cell/>
          <table:table-cell office:value-type="float" office:value="18.312" calcext:value-type="float">
            <text:p>18.312</text:p>
          </table:table-cell>
          <table:table-cell/>
        </table:table-row>
        <table:table-row table:style-name="ro1">
          <table:table-cell office:value-type="float" office:value="1142.613" calcext:value-type="float">
            <text:p>1142.613</text:p>
          </table:table-cell>
          <table:table-cell/>
          <table:table-cell office:value-type="float" office:value="17.71" calcext:value-type="float">
            <text:p>17.71</text:p>
          </table:table-cell>
          <table:table-cell/>
        </table:table-row>
        <table:table-row table:style-name="ro1">
          <table:table-cell office:value-type="float" office:value="1143.755" calcext:value-type="float">
            <text:p>1143.75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44.896" calcext:value-type="float">
            <text:p>1144.896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46.038" calcext:value-type="float">
            <text:p>1146.038</text:p>
          </table:table-cell>
          <table:table-cell/>
          <table:table-cell office:value-type="float" office:value="18.557" calcext:value-type="float">
            <text:p>18.557</text:p>
          </table:table-cell>
          <table:table-cell/>
        </table:table-row>
        <table:table-row table:style-name="ro1">
          <table:table-cell office:value-type="float" office:value="1147.179" calcext:value-type="float">
            <text:p>1147.179</text:p>
          </table:table-cell>
          <table:table-cell/>
          <table:table-cell office:value-type="float" office:value="20.602" calcext:value-type="float">
            <text:p>20.602</text:p>
          </table:table-cell>
          <table:table-cell/>
        </table:table-row>
        <table:table-row table:style-name="ro1">
          <table:table-cell office:value-type="float" office:value="1148.321" calcext:value-type="float">
            <text:p>1148.321</text:p>
          </table:table-cell>
          <table:table-cell/>
          <table:table-cell office:value-type="float" office:value="19.824" calcext:value-type="float">
            <text:p>19.824</text:p>
          </table:table-cell>
          <table:table-cell/>
        </table:table-row>
        <table:table-row table:style-name="ro1">
          <table:table-cell office:value-type="float" office:value="1149.462" calcext:value-type="float">
            <text:p>1149.462</text:p>
          </table:table-cell>
          <table:table-cell/>
          <table:table-cell office:value-type="float" office:value="18.693" calcext:value-type="float">
            <text:p>18.693</text:p>
          </table:table-cell>
          <table:table-cell/>
        </table:table-row>
        <table:table-row table:style-name="ro1">
          <table:table-cell office:value-type="float" office:value="1150.604" calcext:value-type="float">
            <text:p>1150.604</text:p>
          </table:table-cell>
          <table:table-cell/>
          <table:table-cell office:value-type="float" office:value="18.738" calcext:value-type="float">
            <text:p>18.738</text:p>
          </table:table-cell>
          <table:table-cell/>
        </table:table-row>
        <table:table-row table:style-name="ro1">
          <table:table-cell office:value-type="float" office:value="1151.745" calcext:value-type="float">
            <text:p>1151.74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52.886" calcext:value-type="float">
            <text:p>1152.88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54.028" calcext:value-type="float">
            <text:p>1154.028</text:p>
          </table:table-cell>
          <table:table-cell/>
          <table:table-cell office:value-type="float" office:value="16.188" calcext:value-type="float">
            <text:p>16.188</text:p>
          </table:table-cell>
          <table:table-cell/>
        </table:table-row>
        <table:table-row table:style-name="ro1">
          <table:table-cell office:value-type="float" office:value="1155.169" calcext:value-type="float">
            <text:p>1155.169</text:p>
          </table:table-cell>
          <table:table-cell/>
          <table:table-cell office:value-type="float" office:value="18.12" calcext:value-type="float">
            <text:p>18.12</text:p>
          </table:table-cell>
          <table:table-cell/>
        </table:table-row>
        <table:table-row table:style-name="ro1">
          <table:table-cell office:value-type="float" office:value="1156.311" calcext:value-type="float">
            <text:p>1156.311</text:p>
          </table:table-cell>
          <table:table-cell/>
          <table:table-cell office:value-type="float" office:value="16.035" calcext:value-type="float">
            <text:p>16.035</text:p>
          </table:table-cell>
          <table:table-cell/>
        </table:table-row>
        <table:table-row table:style-name="ro1">
          <table:table-cell office:value-type="float" office:value="1157.452" calcext:value-type="float">
            <text:p>1157.45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58.594" calcext:value-type="float">
            <text:p>1158.594</text:p>
          </table:table-cell>
          <table:table-cell/>
          <table:table-cell office:value-type="float" office:value="16.028" calcext:value-type="float">
            <text:p>16.028</text:p>
          </table:table-cell>
          <table:table-cell/>
        </table:table-row>
        <table:table-row table:style-name="ro1">
          <table:table-cell office:value-type="float" office:value="1159.735" calcext:value-type="float">
            <text:p>1159.735</text:p>
          </table:table-cell>
          <table:table-cell/>
          <table:table-cell office:value-type="float" office:value="16.101" calcext:value-type="float">
            <text:p>16.101</text:p>
          </table:table-cell>
          <table:table-cell/>
        </table:table-row>
        <table:table-row table:style-name="ro1">
          <table:table-cell office:value-type="float" office:value="1160.877" calcext:value-type="float">
            <text:p>1160.877</text:p>
          </table:table-cell>
          <table:table-cell/>
          <table:table-cell office:value-type="float" office:value="17.927" calcext:value-type="float">
            <text:p>17.927</text:p>
          </table:table-cell>
          <table:table-cell/>
        </table:table-row>
        <table:table-row table:style-name="ro1">
          <table:table-cell office:value-type="float" office:value="1162.018" calcext:value-type="float">
            <text:p>1162.018</text:p>
          </table:table-cell>
          <table:table-cell/>
          <table:table-cell office:value-type="float" office:value="18.808" calcext:value-type="float">
            <text:p>18.808</text:p>
          </table:table-cell>
          <table:table-cell/>
        </table:table-row>
        <table:table-row table:style-name="ro1">
          <table:table-cell office:value-type="float" office:value="1163.16" calcext:value-type="float">
            <text:p>1163.16</text:p>
          </table:table-cell>
          <table:table-cell/>
          <table:table-cell office:value-type="float" office:value="16.763" calcext:value-type="float">
            <text:p>16.763</text:p>
          </table:table-cell>
          <table:table-cell/>
        </table:table-row>
        <table:table-row table:style-name="ro1">
          <table:table-cell office:value-type="float" office:value="1164.301" calcext:value-type="float">
            <text:p>1164.301</text:p>
          </table:table-cell>
          <table:table-cell/>
          <table:table-cell office:value-type="float" office:value="19.717" calcext:value-type="float">
            <text:p>19.717</text:p>
          </table:table-cell>
          <table:table-cell/>
        </table:table-row>
        <table:table-row table:style-name="ro1">
          <table:table-cell office:value-type="float" office:value="1165.443" calcext:value-type="float">
            <text:p>1165.443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66.584" calcext:value-type="float">
            <text:p>1166.584</text:p>
          </table:table-cell>
          <table:table-cell/>
          <table:table-cell office:value-type="float" office:value="16.813" calcext:value-type="float">
            <text:p>16.813</text:p>
          </table:table-cell>
          <table:table-cell/>
        </table:table-row>
        <table:table-row table:style-name="ro1">
          <table:table-cell office:value-type="float" office:value="1167.726" calcext:value-type="float">
            <text:p>1167.726</text:p>
          </table:table-cell>
          <table:table-cell/>
          <table:table-cell office:value-type="float" office:value="16.791" calcext:value-type="float">
            <text:p>16.791</text:p>
          </table:table-cell>
          <table:table-cell/>
        </table:table-row>
        <table:table-row table:style-name="ro1">
          <table:table-cell office:value-type="float" office:value="1168.867" calcext:value-type="float">
            <text:p>1168.867</text:p>
          </table:table-cell>
          <table:table-cell/>
          <table:table-cell office:value-type="float" office:value="16.232" calcext:value-type="float">
            <text:p>16.232</text:p>
          </table:table-cell>
          <table:table-cell/>
        </table:table-row>
        <table:table-row table:style-name="ro1">
          <table:table-cell office:value-type="float" office:value="1170.009" calcext:value-type="float">
            <text:p>1170.009</text:p>
          </table:table-cell>
          <table:table-cell/>
          <table:table-cell office:value-type="float" office:value="16.019" calcext:value-type="float">
            <text:p>16.019</text:p>
          </table:table-cell>
          <table:table-cell/>
        </table:table-row>
        <table:table-row table:style-name="ro1">
          <table:table-cell office:value-type="float" office:value="1171.15" calcext:value-type="float">
            <text:p>1171.15</text:p>
          </table:table-cell>
          <table:table-cell/>
          <table:table-cell office:value-type="float" office:value="16.832" calcext:value-type="float">
            <text:p>16.832</text:p>
          </table:table-cell>
          <table:table-cell/>
        </table:table-row>
        <table:table-row table:style-name="ro1">
          <table:table-cell office:value-type="float" office:value="1172.292" calcext:value-type="float">
            <text:p>1172.29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73.433" calcext:value-type="float">
            <text:p>1173.433</text:p>
          </table:table-cell>
          <table:table-cell/>
          <table:table-cell office:value-type="float" office:value="17.646" calcext:value-type="float">
            <text:p>17.646</text:p>
          </table:table-cell>
          <table:table-cell/>
        </table:table-row>
        <table:table-row table:style-name="ro1">
          <table:table-cell office:value-type="float" office:value="1174.574" calcext:value-type="float">
            <text:p>1174.574</text:p>
          </table:table-cell>
          <table:table-cell/>
          <table:table-cell office:value-type="float" office:value="17.382" calcext:value-type="float">
            <text:p>17.382</text:p>
          </table:table-cell>
          <table:table-cell/>
        </table:table-row>
        <table:table-row table:style-name="ro1">
          <table:table-cell office:value-type="float" office:value="1175.716" calcext:value-type="float">
            <text:p>1175.716</text:p>
          </table:table-cell>
          <table:table-cell/>
          <table:table-cell office:value-type="float" office:value="17.736" calcext:value-type="float">
            <text:p>17.736</text:p>
          </table:table-cell>
          <table:table-cell/>
        </table:table-row>
        <table:table-row table:style-name="ro1">
          <table:table-cell office:value-type="float" office:value="1176.857" calcext:value-type="float">
            <text:p>1176.857</text:p>
          </table:table-cell>
          <table:table-cell/>
          <table:table-cell office:value-type="float" office:value="17.782" calcext:value-type="float">
            <text:p>17.782</text:p>
          </table:table-cell>
          <table:table-cell/>
        </table:table-row>
        <table:table-row table:style-name="ro1">
          <table:table-cell office:value-type="float" office:value="1177.999" calcext:value-type="float">
            <text:p>1177.999</text:p>
          </table:table-cell>
          <table:table-cell/>
          <table:table-cell office:value-type="float" office:value="17.827" calcext:value-type="float">
            <text:p>17.827</text:p>
          </table:table-cell>
          <table:table-cell/>
        </table:table-row>
        <table:table-row table:style-name="ro1">
          <table:table-cell office:value-type="float" office:value="1179.14" calcext:value-type="float">
            <text:p>1179.14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80.282" calcext:value-type="float">
            <text:p>1180.282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81.423" calcext:value-type="float">
            <text:p>1181.423</text:p>
          </table:table-cell>
          <table:table-cell/>
          <table:table-cell office:value-type="float" office:value="15.482" calcext:value-type="float">
            <text:p>15.482</text:p>
          </table:table-cell>
          <table:table-cell/>
        </table:table-row>
        <table:table-row table:style-name="ro1">
          <table:table-cell office:value-type="float" office:value="1182.565" calcext:value-type="float">
            <text:p>1182.565</text:p>
          </table:table-cell>
          <table:table-cell/>
          <table:table-cell office:value-type="float" office:value="14.496" calcext:value-type="float">
            <text:p>14.496</text:p>
          </table:table-cell>
          <table:table-cell/>
        </table:table-row>
        <table:table-row table:style-name="ro1">
          <table:table-cell office:value-type="float" office:value="1183.706" calcext:value-type="float">
            <text:p>1183.706</text:p>
          </table:table-cell>
          <table:table-cell/>
          <table:table-cell office:value-type="float" office:value="14.946" calcext:value-type="float">
            <text:p>14.946</text:p>
          </table:table-cell>
          <table:table-cell/>
        </table:table-row>
        <table:table-row table:style-name="ro1">
          <table:table-cell office:value-type="float" office:value="1184.848" calcext:value-type="float">
            <text:p>1184.848</text:p>
          </table:table-cell>
          <table:table-cell/>
          <table:table-cell office:value-type="float" office:value="15.45" calcext:value-type="float">
            <text:p>15.45</text:p>
          </table:table-cell>
          <table:table-cell/>
        </table:table-row>
        <table:table-row table:style-name="ro1">
          <table:table-cell office:value-type="float" office:value="1185.989" calcext:value-type="float">
            <text:p>1185.989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87.131" calcext:value-type="float">
            <text:p>1187.131</text:p>
          </table:table-cell>
          <table:table-cell/>
          <table:table-cell office:value-type="float" office:value="16.19" calcext:value-type="float">
            <text:p>16.19</text:p>
          </table:table-cell>
          <table:table-cell/>
        </table:table-row>
        <table:table-row table:style-name="ro1">
          <table:table-cell office:value-type="float" office:value="1188.272" calcext:value-type="float">
            <text:p>1188.272</text:p>
          </table:table-cell>
          <table:table-cell/>
          <table:table-cell office:value-type="float" office:value="15.236" calcext:value-type="float">
            <text:p>15.236</text:p>
          </table:table-cell>
          <table:table-cell/>
        </table:table-row>
        <table:table-row table:style-name="ro1">
          <table:table-cell office:value-type="float" office:value="1189.414" calcext:value-type="float">
            <text:p>1189.414</text:p>
          </table:table-cell>
          <table:table-cell/>
          <table:table-cell office:value-type="float" office:value="14.36" calcext:value-type="float">
            <text:p>14.36</text:p>
          </table:table-cell>
          <table:table-cell/>
        </table:table-row>
        <table:table-row table:style-name="ro1">
          <table:table-cell office:value-type="float" office:value="1190.555" calcext:value-type="float">
            <text:p>1190.555</text:p>
          </table:table-cell>
          <table:table-cell/>
          <table:table-cell office:value-type="float" office:value="14.674" calcext:value-type="float">
            <text:p>14.674</text:p>
          </table:table-cell>
          <table:table-cell/>
        </table:table-row>
        <table:table-row table:style-name="ro1">
          <table:table-cell office:value-type="float" office:value="1191.697" calcext:value-type="float">
            <text:p>1191.69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92.838" calcext:value-type="float">
            <text:p>1192.838</text:p>
          </table:table-cell>
          <table:table-cell/>
          <table:table-cell office:value-type="float" office:value="15.709" calcext:value-type="float">
            <text:p>15.709</text:p>
          </table:table-cell>
          <table:table-cell/>
        </table:table-row>
        <table:table-row table:style-name="ro1">
          <table:table-cell office:value-type="float" office:value="1193.979" calcext:value-type="float">
            <text:p>1193.979</text:p>
          </table:table-cell>
          <table:table-cell/>
          <table:table-cell office:value-type="float" office:value="16.731" calcext:value-type="float">
            <text:p>16.731</text:p>
          </table:table-cell>
          <table:table-cell/>
        </table:table-row>
        <table:table-row table:style-name="ro1">
          <table:table-cell office:value-type="float" office:value="1195.121" calcext:value-type="float">
            <text:p>1195.121</text:p>
          </table:table-cell>
          <table:table-cell/>
          <table:table-cell office:value-type="float" office:value="16.754" calcext:value-type="float">
            <text:p>16.754</text:p>
          </table:table-cell>
          <table:table-cell/>
        </table:table-row>
        <table:table-row table:style-name="ro1">
          <table:table-cell office:value-type="float" office:value="1196.262" calcext:value-type="float">
            <text:p>1196.262</text:p>
          </table:table-cell>
          <table:table-cell/>
          <table:table-cell office:value-type="float" office:value="16.553" calcext:value-type="float">
            <text:p>16.553</text:p>
          </table:table-cell>
          <table:table-cell/>
        </table:table-row>
        <table:table-row table:style-name="ro1">
          <table:table-cell office:value-type="float" office:value="1197.404" calcext:value-type="float">
            <text:p>1197.404</text:p>
          </table:table-cell>
          <table:table-cell/>
          <table:table-cell office:value-type="float" office:value="16.599" calcext:value-type="float">
            <text:p>16.599</text:p>
          </table:table-cell>
          <table:table-cell/>
        </table:table-row>
        <table:table-row table:style-name="ro1">
          <table:table-cell office:value-type="float" office:value="1198.545" calcext:value-type="float">
            <text:p>1198.545</text:p>
          </table:table-cell>
          <table:table-cell/>
          <table:table-cell office:value-type="float" office:value="15.178" calcext:value-type="float">
            <text:p>15.178</text:p>
          </table:table-cell>
          <table:table-cell/>
        </table:table-row>
        <table:table-row table:style-name="ro1">
          <table:table-cell office:value-type="float" office:value="1199.687" calcext:value-type="float">
            <text:p>1199.687</text:p>
          </table:table-cell>
          <table:table-cell/>
          <table:table-cell office:value-type="float" office:value="14.311" calcext:value-type="float">
            <text:p>14.311</text:p>
          </table:table-cell>
          <table:table-cell/>
        </table:table-row>
        <table:table-row table:style-name="ro1">
          <table:table-cell office:value-type="float" office:value="1200.828" calcext:value-type="float">
            <text:p>1200.828</text:p>
          </table:table-cell>
          <table:table-cell/>
          <table:table-cell office:value-type="float" office:value="15.133" calcext:value-type="float">
            <text:p>15.133</text:p>
          </table:table-cell>
          <table:table-cell/>
        </table:table-row>
        <table:table-row table:style-name="ro1">
          <table:table-cell office:value-type="float" office:value="1201.97" calcext:value-type="float">
            <text:p>1201.97</text:p>
          </table:table-cell>
          <table:table-cell/>
          <table:table-cell office:value-type="float" office:value="15.89" calcext:value-type="float">
            <text:p>15.89</text:p>
          </table:table-cell>
          <table:table-cell/>
        </table:table-row>
        <table:table-row table:style-name="ro1">
          <table:table-cell office:value-type="float" office:value="1203.111" calcext:value-type="float">
            <text:p>1203.111</text:p>
          </table:table-cell>
          <table:table-cell/>
          <table:table-cell office:value-type="float" office:value="17.825" calcext:value-type="float">
            <text:p>17.825</text:p>
          </table:table-cell>
          <table:table-cell/>
        </table:table-row>
        <table:table-row table:style-name="ro1">
          <table:table-cell office:value-type="float" office:value="1204.253" calcext:value-type="float">
            <text:p>1204.253</text:p>
          </table:table-cell>
          <table:table-cell/>
          <table:table-cell office:value-type="float" office:value="14.065" calcext:value-type="float">
            <text:p>14.065</text:p>
          </table:table-cell>
          <table:table-cell/>
        </table:table-row>
        <table:table-row table:style-name="ro1">
          <table:table-cell office:value-type="float" office:value="1205.394" calcext:value-type="float">
            <text:p>1205.394</text:p>
          </table:table-cell>
          <table:table-cell/>
          <table:table-cell office:value-type="float" office:value="17.042" calcext:value-type="float">
            <text:p>17.042</text:p>
          </table:table-cell>
          <table:table-cell/>
        </table:table-row>
        <table:table-row table:style-name="ro1">
          <table:table-cell office:value-type="float" office:value="1206.536" calcext:value-type="float">
            <text:p>1206.53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07.677" calcext:value-type="float">
            <text:p>1207.677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08.819" calcext:value-type="float">
            <text:p>1208.819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09.96" calcext:value-type="float">
            <text:p>1209.96</text:p>
          </table:table-cell>
          <table:table-cell/>
          <table:table-cell office:value-type="float" office:value="15.049" calcext:value-type="float">
            <text:p>15.049</text:p>
          </table:table-cell>
          <table:table-cell/>
        </table:table-row>
        <table:table-row table:style-name="ro1">
          <table:table-cell office:value-type="float" office:value="1211.101" calcext:value-type="float">
            <text:p>1211.101</text:p>
          </table:table-cell>
          <table:table-cell/>
          <table:table-cell office:value-type="float" office:value="14.928" calcext:value-type="float">
            <text:p>14.928</text:p>
          </table:table-cell>
          <table:table-cell/>
        </table:table-row>
        <table:table-row table:style-name="ro1">
          <table:table-cell office:value-type="float" office:value="1212.243" calcext:value-type="float">
            <text:p>1212.243</text:p>
          </table:table-cell>
          <table:table-cell/>
          <table:table-cell office:value-type="float" office:value="14.906" calcext:value-type="float">
            <text:p>14.906</text:p>
          </table:table-cell>
          <table:table-cell/>
        </table:table-row>
        <table:table-row table:style-name="ro1">
          <table:table-cell office:value-type="float" office:value="1213.384" calcext:value-type="float">
            <text:p>1213.384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14.526" calcext:value-type="float">
            <text:p>1214.526</text:p>
          </table:table-cell>
          <table:table-cell/>
          <table:table-cell office:value-type="float" office:value="17.721" calcext:value-type="float">
            <text:p>17.721</text:p>
          </table:table-cell>
          <table:table-cell/>
        </table:table-row>
        <table:table-row table:style-name="ro1">
          <table:table-cell office:value-type="float" office:value="1215.667" calcext:value-type="float">
            <text:p>1215.667</text:p>
          </table:table-cell>
          <table:table-cell/>
          <table:table-cell office:value-type="float" office:value="19.838" calcext:value-type="float">
            <text:p>19.838</text:p>
          </table:table-cell>
          <table:table-cell/>
        </table:table-row>
        <table:table-row table:style-name="ro1">
          <table:table-cell office:value-type="float" office:value="1216.809" calcext:value-type="float">
            <text:p>1216.809</text:p>
          </table:table-cell>
          <table:table-cell/>
          <table:table-cell office:value-type="float" office:value="18.185" calcext:value-type="float">
            <text:p>18.185</text:p>
          </table:table-cell>
          <table:table-cell/>
        </table:table-row>
        <table:table-row table:style-name="ro1">
          <table:table-cell office:value-type="float" office:value="1217.95" calcext:value-type="float">
            <text:p>1217.95</text:p>
          </table:table-cell>
          <table:table-cell/>
          <table:table-cell office:value-type="float" office:value="17.792" calcext:value-type="float">
            <text:p>17.792</text:p>
          </table:table-cell>
          <table:table-cell/>
        </table:table-row>
        <table:table-row table:style-name="ro1">
          <table:table-cell office:value-type="float" office:value="1219.092" calcext:value-type="float">
            <text:p>1219.09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20.233" calcext:value-type="float">
            <text:p>1220.233</text:p>
          </table:table-cell>
          <table:table-cell/>
          <table:table-cell office:value-type="float" office:value="17.253" calcext:value-type="float">
            <text:p>17.253</text:p>
          </table:table-cell>
          <table:table-cell/>
        </table:table-row>
        <table:table-row table:style-name="ro1">
          <table:table-cell office:value-type="float" office:value="1221.375" calcext:value-type="float">
            <text:p>1221.375</text:p>
          </table:table-cell>
          <table:table-cell/>
          <table:table-cell office:value-type="float" office:value="17.724" calcext:value-type="float">
            <text:p>17.724</text:p>
          </table:table-cell>
          <table:table-cell/>
        </table:table-row>
        <table:table-row table:style-name="ro1">
          <table:table-cell office:value-type="float" office:value="1222.516" calcext:value-type="float">
            <text:p>1222.516</text:p>
          </table:table-cell>
          <table:table-cell/>
          <table:table-cell office:value-type="float" office:value="17.403" calcext:value-type="float">
            <text:p>17.403</text:p>
          </table:table-cell>
          <table:table-cell/>
        </table:table-row>
        <table:table-row table:style-name="ro1">
          <table:table-cell office:value-type="float" office:value="1223.658" calcext:value-type="float">
            <text:p>1223.658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24.799" calcext:value-type="float">
            <text:p>1224.799</text:p>
          </table:table-cell>
          <table:table-cell/>
          <table:table-cell office:value-type="float" office:value="17.344" calcext:value-type="float">
            <text:p>17.344</text:p>
          </table:table-cell>
          <table:table-cell/>
        </table:table-row>
        <table:table-row table:style-name="ro1">
          <table:table-cell office:value-type="float" office:value="1225.941" calcext:value-type="float">
            <text:p>1225.941</text:p>
          </table:table-cell>
          <table:table-cell/>
          <table:table-cell office:value-type="float" office:value="16.366" calcext:value-type="float">
            <text:p>16.366</text:p>
          </table:table-cell>
          <table:table-cell/>
        </table:table-row>
        <table:table-row table:style-name="ro1">
          <table:table-cell office:value-type="float" office:value="1227.082" calcext:value-type="float">
            <text:p>1227.082</text:p>
          </table:table-cell>
          <table:table-cell/>
          <table:table-cell office:value-type="float" office:value="16.389" calcext:value-type="float">
            <text:p>16.389</text:p>
          </table:table-cell>
          <table:table-cell/>
        </table:table-row>
        <table:table-row table:style-name="ro1">
          <table:table-cell office:value-type="float" office:value="1228.224" calcext:value-type="float">
            <text:p>1228.224</text:p>
          </table:table-cell>
          <table:table-cell/>
          <table:table-cell office:value-type="float" office:value="16.824" calcext:value-type="float">
            <text:p>16.824</text:p>
          </table:table-cell>
          <table:table-cell/>
        </table:table-row>
        <table:table-row table:style-name="ro1">
          <table:table-cell office:value-type="float" office:value="1229.365" calcext:value-type="float">
            <text:p>1229.365</text:p>
          </table:table-cell>
          <table:table-cell/>
          <table:table-cell office:value-type="float" office:value="15.738" calcext:value-type="float">
            <text:p>15.738</text:p>
          </table:table-cell>
          <table:table-cell/>
        </table:table-row>
        <table:table-row table:style-name="ro1">
          <table:table-cell office:value-type="float" office:value="1230.506" calcext:value-type="float">
            <text:p>1230.506</text:p>
          </table:table-cell>
          <table:table-cell/>
          <table:table-cell office:value-type="float" office:value="14.914" calcext:value-type="float">
            <text:p>14.914</text:p>
          </table:table-cell>
          <table:table-cell/>
        </table:table-row>
        <table:table-row table:style-name="ro1">
          <table:table-cell office:value-type="float" office:value="1231.648" calcext:value-type="float">
            <text:p>1231.648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32.789" calcext:value-type="float">
            <text:p>1232.789</text:p>
          </table:table-cell>
          <table:table-cell/>
          <table:table-cell office:value-type="float" office:value="15.497" calcext:value-type="float">
            <text:p>15.497</text:p>
          </table:table-cell>
          <table:table-cell/>
        </table:table-row>
        <table:table-row table:style-name="ro1">
          <table:table-cell office:value-type="float" office:value="1233.931" calcext:value-type="float">
            <text:p>1233.931</text:p>
          </table:table-cell>
          <table:table-cell/>
          <table:table-cell office:value-type="float" office:value="14.475" calcext:value-type="float">
            <text:p>14.475</text:p>
          </table:table-cell>
          <table:table-cell/>
        </table:table-row>
        <table:table-row table:style-name="ro1">
          <table:table-cell office:value-type="float" office:value="1235.072" calcext:value-type="float">
            <text:p>1235.072</text:p>
          </table:table-cell>
          <table:table-cell/>
          <table:table-cell office:value-type="float" office:value="15.904" calcext:value-type="float">
            <text:p>15.904</text:p>
          </table:table-cell>
          <table:table-cell/>
        </table:table-row>
        <table:table-row table:style-name="ro1">
          <table:table-cell office:value-type="float" office:value="1236.214" calcext:value-type="float">
            <text:p>1236.214</text:p>
          </table:table-cell>
          <table:table-cell/>
          <table:table-cell office:value-type="float" office:value="17.429" calcext:value-type="float">
            <text:p>17.429</text:p>
          </table:table-cell>
          <table:table-cell/>
        </table:table-row>
        <table:table-row table:style-name="ro1">
          <table:table-cell office:value-type="float" office:value="1237.355" calcext:value-type="float">
            <text:p>1237.355</text:p>
          </table:table-cell>
          <table:table-cell/>
          <table:table-cell office:value-type="float" office:value="14.593" calcext:value-type="float">
            <text:p>14.593</text:p>
          </table:table-cell>
          <table:table-cell/>
        </table:table-row>
        <table:table-row table:style-name="ro1">
          <table:table-cell office:value-type="float" office:value="1238.497" calcext:value-type="float">
            <text:p>1238.497</text:p>
          </table:table-cell>
          <table:table-cell/>
          <table:table-cell office:value-type="float" office:value="15.232" calcext:value-type="float">
            <text:p>15.232</text:p>
          </table:table-cell>
          <table:table-cell/>
        </table:table-row>
        <table:table-row table:style-name="ro1">
          <table:table-cell office:value-type="float" office:value="1239.638" calcext:value-type="float">
            <text:p>1239.638</text:p>
          </table:table-cell>
          <table:table-cell/>
          <table:table-cell office:value-type="float" office:value="13.361" calcext:value-type="float">
            <text:p>13.361</text:p>
          </table:table-cell>
          <table:table-cell/>
        </table:table-row>
        <table:table-row table:style-name="ro1">
          <table:table-cell office:value-type="float" office:value="1240.78" calcext:value-type="float">
            <text:p>1240.78</text:p>
          </table:table-cell>
          <table:table-cell/>
          <table:table-cell office:value-type="float" office:value="14.339" calcext:value-type="float">
            <text:p>14.339</text:p>
          </table:table-cell>
          <table:table-cell/>
        </table:table-row>
        <table:table-row table:style-name="ro1">
          <table:table-cell office:value-type="float" office:value="1241.921" calcext:value-type="float">
            <text:p>1241.921</text:p>
          </table:table-cell>
          <table:table-cell/>
          <table:table-cell office:value-type="float" office:value="13.684" calcext:value-type="float">
            <text:p>13.684</text:p>
          </table:table-cell>
          <table:table-cell/>
        </table:table-row>
        <table:table-row table:style-name="ro1">
          <table:table-cell office:value-type="float" office:value="1243.063" calcext:value-type="float">
            <text:p>1243.063</text:p>
          </table:table-cell>
          <table:table-cell/>
          <table:table-cell office:value-type="float" office:value="12.293" calcext:value-type="float">
            <text:p>12.293</text:p>
          </table:table-cell>
          <table:table-cell/>
        </table:table-row>
        <table:table-row table:style-name="ro1">
          <table:table-cell office:value-type="float" office:value="1244.204" calcext:value-type="float">
            <text:p>1244.204</text:p>
          </table:table-cell>
          <table:table-cell/>
          <table:table-cell office:value-type="float" office:value="12.812" calcext:value-type="float">
            <text:p>12.812</text:p>
          </table:table-cell>
          <table:table-cell/>
        </table:table-row>
        <table:table-row table:style-name="ro1">
          <table:table-cell office:value-type="float" office:value="1245.346" calcext:value-type="float">
            <text:p>1245.346</text:p>
          </table:table-cell>
          <table:table-cell/>
          <table:table-cell office:value-type="float" office:value="13.248" calcext:value-type="float">
            <text:p>13.248</text:p>
          </table:table-cell>
          <table:table-cell/>
        </table:table-row>
        <table:table-row table:style-name="ro1">
          <table:table-cell office:value-type="float" office:value="1246.487" calcext:value-type="float">
            <text:p>1246.487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47.629" calcext:value-type="float">
            <text:p>1247.629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48.77" calcext:value-type="float">
            <text:p>1248.7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49.911" calcext:value-type="float">
            <text:p>1249.911</text:p>
          </table:table-cell>
          <table:table-cell/>
          <table:table-cell office:value-type="float" office:value="14.157" calcext:value-type="float">
            <text:p>14.157</text:p>
          </table:table-cell>
          <table:table-cell/>
        </table:table-row>
        <table:table-row table:style-name="ro1">
          <table:table-cell office:value-type="float" office:value="1251.053" calcext:value-type="float">
            <text:p>1251.053</text:p>
          </table:table-cell>
          <table:table-cell/>
          <table:table-cell office:value-type="float" office:value="13.134" calcext:value-type="float">
            <text:p>13.134</text:p>
          </table:table-cell>
          <table:table-cell/>
        </table:table-row>
        <table:table-row table:style-name="ro1">
          <table:table-cell office:value-type="float" office:value="1252.194" calcext:value-type="float">
            <text:p>1252.194</text:p>
          </table:table-cell>
          <table:table-cell/>
          <table:table-cell office:value-type="float" office:value="15.888" calcext:value-type="float">
            <text:p>15.888</text:p>
          </table:table-cell>
          <table:table-cell/>
        </table:table-row>
        <table:table-row table:style-name="ro1">
          <table:table-cell office:value-type="float" office:value="1253.336" calcext:value-type="float">
            <text:p>1253.336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54.477" calcext:value-type="float">
            <text:p>1254.477</text:p>
          </table:table-cell>
          <table:table-cell/>
          <table:table-cell office:value-type="float" office:value="16.934" calcext:value-type="float">
            <text:p>16.934</text:p>
          </table:table-cell>
          <table:table-cell/>
        </table:table-row>
        <table:table-row table:style-name="ro1">
          <table:table-cell office:value-type="float" office:value="1255.619" calcext:value-type="float">
            <text:p>1255.619</text:p>
          </table:table-cell>
          <table:table-cell/>
          <table:table-cell office:value-type="float" office:value="16.913" calcext:value-type="float">
            <text:p>16.913</text:p>
          </table:table-cell>
          <table:table-cell/>
        </table:table-row>
        <table:table-row table:style-name="ro1">
          <table:table-cell office:value-type="float" office:value="1256.76" calcext:value-type="float">
            <text:p>1256.76</text:p>
          </table:table-cell>
          <table:table-cell/>
          <table:table-cell office:value-type="float" office:value="16.958" calcext:value-type="float">
            <text:p>16.958</text:p>
          </table:table-cell>
          <table:table-cell/>
        </table:table-row>
        <table:table-row table:style-name="ro1">
          <table:table-cell office:value-type="float" office:value="1257.902" calcext:value-type="float">
            <text:p>1257.902</text:p>
          </table:table-cell>
          <table:table-cell/>
          <table:table-cell office:value-type="float" office:value="16.997" calcext:value-type="float">
            <text:p>16.997</text:p>
          </table:table-cell>
          <table:table-cell/>
        </table:table-row>
        <table:table-row table:style-name="ro1">
          <table:table-cell office:value-type="float" office:value="1259.043" calcext:value-type="float">
            <text:p>1259.043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60.185" calcext:value-type="float">
            <text:p>1260.18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61.326" calcext:value-type="float">
            <text:p>1261.326</text:p>
          </table:table-cell>
          <table:table-cell/>
          <table:table-cell office:value-type="float" office:value="17.07" calcext:value-type="float">
            <text:p>17.07</text:p>
          </table:table-cell>
          <table:table-cell/>
        </table:table-row>
        <table:table-row table:style-name="ro1">
          <table:table-cell office:value-type="float" office:value="1262.468" calcext:value-type="float">
            <text:p>1262.46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63.609" calcext:value-type="float">
            <text:p>1263.609</text:p>
          </table:table-cell>
          <table:table-cell/>
          <table:table-cell office:value-type="float" office:value="16.885" calcext:value-type="float">
            <text:p>16.885</text:p>
          </table:table-cell>
          <table:table-cell/>
        </table:table-row>
        <table:table-row table:style-name="ro1">
          <table:table-cell office:value-type="float" office:value="1264.751" calcext:value-type="float">
            <text:p>1264.751</text:p>
          </table:table-cell>
          <table:table-cell/>
          <table:table-cell office:value-type="float" office:value="16.862" calcext:value-type="float">
            <text:p>16.862</text:p>
          </table:table-cell>
          <table:table-cell/>
        </table:table-row>
        <table:table-row table:style-name="ro1">
          <table:table-cell office:value-type="float" office:value="1265.892" calcext:value-type="float">
            <text:p>1265.892</text:p>
          </table:table-cell>
          <table:table-cell/>
          <table:table-cell office:value-type="float" office:value="16.679" calcext:value-type="float">
            <text:p>16.679</text:p>
          </table:table-cell>
          <table:table-cell/>
        </table:table-row>
        <table:table-row table:style-name="ro1">
          <table:table-cell office:value-type="float" office:value="1267.034" calcext:value-type="float">
            <text:p>1267.034</text:p>
          </table:table-cell>
          <table:table-cell/>
          <table:table-cell office:value-type="float" office:value="17.634" calcext:value-type="float">
            <text:p>17.634</text:p>
          </table:table-cell>
          <table:table-cell/>
        </table:table-row>
        <table:table-row table:style-name="ro1">
          <table:table-cell office:value-type="float" office:value="1268.175" calcext:value-type="float">
            <text:p>1268.175</text:p>
          </table:table-cell>
          <table:table-cell/>
          <table:table-cell office:value-type="float" office:value="18.794" calcext:value-type="float">
            <text:p>18.794</text:p>
          </table:table-cell>
          <table:table-cell/>
        </table:table-row>
        <table:table-row table:style-name="ro1">
          <table:table-cell office:value-type="float" office:value="1269.317" calcext:value-type="float">
            <text:p>1269.317</text:p>
          </table:table-cell>
          <table:table-cell/>
          <table:table-cell office:value-type="float" office:value="17.229" calcext:value-type="float">
            <text:p>17.229</text:p>
          </table:table-cell>
          <table:table-cell/>
        </table:table-row>
        <table:table-row table:style-name="ro1">
          <table:table-cell office:value-type="float" office:value="1270.458" calcext:value-type="float">
            <text:p>1270.458</text:p>
          </table:table-cell>
          <table:table-cell/>
          <table:table-cell office:value-type="float" office:value="17.251" calcext:value-type="float">
            <text:p>17.251</text:p>
          </table:table-cell>
          <table:table-cell/>
        </table:table-row>
        <table:table-row table:style-name="ro1">
          <table:table-cell office:value-type="float" office:value="1271.599" calcext:value-type="float">
            <text:p>1271.599</text:p>
          </table:table-cell>
          <table:table-cell/>
          <table:table-cell office:value-type="float" office:value="17.274" calcext:value-type="float">
            <text:p>17.274</text:p>
          </table:table-cell>
          <table:table-cell/>
        </table:table-row>
        <table:table-row table:style-name="ro1">
          <table:table-cell office:value-type="float" office:value="1272.741" calcext:value-type="float">
            <text:p>1272.741</text:p>
          </table:table-cell>
          <table:table-cell/>
          <table:table-cell office:value-type="float" office:value="18.703" calcext:value-type="float">
            <text:p>18.703</text:p>
          </table:table-cell>
          <table:table-cell/>
        </table:table-row>
        <table:table-row table:style-name="ro1">
          <table:table-cell office:value-type="float" office:value="1273.882" calcext:value-type="float">
            <text:p>1273.882</text:p>
          </table:table-cell>
          <table:table-cell/>
          <table:table-cell office:value-type="float" office:value="17.723" calcext:value-type="float">
            <text:p>17.723</text:p>
          </table:table-cell>
          <table:table-cell/>
        </table:table-row>
        <table:table-row table:style-name="ro1">
          <table:table-cell office:value-type="float" office:value="1275.024" calcext:value-type="float">
            <text:p>1275.024</text:p>
          </table:table-cell>
          <table:table-cell/>
          <table:table-cell office:value-type="float" office:value="16.658" calcext:value-type="float">
            <text:p>16.658</text:p>
          </table:table-cell>
          <table:table-cell/>
        </table:table-row>
        <table:table-row table:style-name="ro1">
          <table:table-cell office:value-type="float" office:value="1276.165" calcext:value-type="float">
            <text:p>1276.165</text:p>
          </table:table-cell>
          <table:table-cell/>
          <table:table-cell office:value-type="float" office:value="16.729" calcext:value-type="float">
            <text:p>16.729</text:p>
          </table:table-cell>
          <table:table-cell/>
        </table:table-row>
        <table:table-row table:style-name="ro1">
          <table:table-cell office:value-type="float" office:value="1277.307" calcext:value-type="float">
            <text:p>1277.307</text:p>
          </table:table-cell>
          <table:table-cell/>
          <table:table-cell office:value-type="float" office:value="16.613" calcext:value-type="float">
            <text:p>16.613</text:p>
          </table:table-cell>
          <table:table-cell/>
        </table:table-row>
        <table:table-row table:style-name="ro1">
          <table:table-cell office:value-type="float" office:value="1278.448" calcext:value-type="float">
            <text:p>1278.44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79.59" calcext:value-type="float">
            <text:p>1279.59</text:p>
          </table:table-cell>
          <table:table-cell/>
          <table:table-cell office:value-type="float" office:value="15.433" calcext:value-type="float">
            <text:p>15.433</text:p>
          </table:table-cell>
          <table:table-cell/>
        </table:table-row>
        <table:table-row table:style-name="ro1">
          <table:table-cell office:value-type="float" office:value="1280.731" calcext:value-type="float">
            <text:p>1280.731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81.873" calcext:value-type="float">
            <text:p>1281.873</text:p>
          </table:table-cell>
          <table:table-cell/>
          <table:table-cell office:value-type="float" office:value="17.044" calcext:value-type="float">
            <text:p>17.044</text:p>
          </table:table-cell>
          <table:table-cell/>
        </table:table-row>
        <table:table-row table:style-name="ro1">
          <table:table-cell office:value-type="float" office:value="1283.014" calcext:value-type="float">
            <text:p>1283.014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84.156" calcext:value-type="float">
            <text:p>1284.156</text:p>
          </table:table-cell>
          <table:table-cell/>
          <table:table-cell office:value-type="float" office:value="16.047" calcext:value-type="float">
            <text:p>16.047</text:p>
          </table:table-cell>
          <table:table-cell/>
        </table:table-row>
        <table:table-row table:style-name="ro1">
          <table:table-cell office:value-type="float" office:value="1285.297" calcext:value-type="float">
            <text:p>1285.297</text:p>
          </table:table-cell>
          <table:table-cell/>
          <table:table-cell office:value-type="float" office:value="16.546" calcext:value-type="float">
            <text:p>16.546</text:p>
          </table:table-cell>
          <table:table-cell/>
        </table:table-row>
        <table:table-row table:style-name="ro1">
          <table:table-cell office:value-type="float" office:value="1286.439" calcext:value-type="float">
            <text:p>1286.439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87.58" calcext:value-type="float">
            <text:p>1287.58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88.722" calcext:value-type="float">
            <text:p>1288.722</text:p>
          </table:table-cell>
          <table:table-cell/>
          <table:table-cell office:value-type="float" office:value="14.386" calcext:value-type="float">
            <text:p>14.386</text:p>
          </table:table-cell>
          <table:table-cell/>
        </table:table-row>
        <table:table-row table:style-name="ro1">
          <table:table-cell office:value-type="float" office:value="1289.863" calcext:value-type="float">
            <text:p>1289.863</text:p>
          </table:table-cell>
          <table:table-cell/>
          <table:table-cell office:value-type="float" office:value="14.363" calcext:value-type="float">
            <text:p>14.363</text:p>
          </table:table-cell>
          <table:table-cell/>
        </table:table-row>
        <table:table-row table:style-name="ro1">
          <table:table-cell office:value-type="float" office:value="1291.005" calcext:value-type="float">
            <text:p>1291.00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92.146" calcext:value-type="float">
            <text:p>1292.146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93.287" calcext:value-type="float">
            <text:p>1293.287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94.429" calcext:value-type="float">
            <text:p>1294.429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95.57" calcext:value-type="float">
            <text:p>1295.5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96.712" calcext:value-type="float">
            <text:p>1296.712</text:p>
          </table:table-cell>
          <table:table-cell/>
          <table:table-cell office:value-type="float" office:value="20.773" calcext:value-type="float">
            <text:p>20.773</text:p>
          </table:table-cell>
          <table:table-cell/>
        </table:table-row>
        <table:table-row table:style-name="ro1">
          <table:table-cell office:value-type="float" office:value="1297.853" calcext:value-type="float">
            <text:p>1297.853</text:p>
          </table:table-cell>
          <table:table-cell/>
          <table:table-cell office:value-type="float" office:value="18.592" calcext:value-type="float">
            <text:p>18.592</text:p>
          </table:table-cell>
          <table:table-cell/>
        </table:table-row>
        <table:table-row table:style-name="ro1">
          <table:table-cell office:value-type="float" office:value="1298.995" calcext:value-type="float">
            <text:p>1298.995</text:p>
          </table:table-cell>
          <table:table-cell/>
          <table:table-cell office:value-type="float" office:value="18.818" calcext:value-type="float">
            <text:p>18.818</text:p>
          </table:table-cell>
          <table:table-cell/>
        </table:table-row>
        <table:table-row table:style-name="ro1">
          <table:table-cell office:value-type="float" office:value="1300.136" calcext:value-type="float">
            <text:p>1300.13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01.278" calcext:value-type="float">
            <text:p>1301.278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02.419" calcext:value-type="float">
            <text:p>1302.419</text:p>
          </table:table-cell>
          <table:table-cell/>
          <table:table-cell office:value-type="float" office:value="16.887" calcext:value-type="float">
            <text:p>16.887</text:p>
          </table:table-cell>
          <table:table-cell/>
        </table:table-row>
        <table:table-row table:style-name="ro1">
          <table:table-cell office:value-type="float" office:value="1303.561" calcext:value-type="float">
            <text:p>1303.561</text:p>
          </table:table-cell>
          <table:table-cell/>
          <table:table-cell office:value-type="float" office:value="18.909" calcext:value-type="float">
            <text:p>18.909</text:p>
          </table:table-cell>
          <table:table-cell/>
        </table:table-row>
        <table:table-row table:style-name="ro1">
          <table:table-cell office:value-type="float" office:value="1304.702" calcext:value-type="float">
            <text:p>1304.702</text:p>
          </table:table-cell>
          <table:table-cell/>
          <table:table-cell office:value-type="float" office:value="19.932" calcext:value-type="float">
            <text:p>19.932</text:p>
          </table:table-cell>
          <table:table-cell/>
        </table:table-row>
        <table:table-row table:style-name="ro1">
          <table:table-cell office:value-type="float" office:value="1305.844" calcext:value-type="float">
            <text:p>1305.844</text:p>
          </table:table-cell>
          <table:table-cell/>
          <table:table-cell office:value-type="float" office:value="20.955" calcext:value-type="float">
            <text:p>20.955</text:p>
          </table:table-cell>
          <table:table-cell/>
        </table:table-row>
        <table:table-row table:style-name="ro1">
          <table:table-cell office:value-type="float" office:value="1306.985" calcext:value-type="float">
            <text:p>1306.985</text:p>
          </table:table-cell>
          <table:table-cell/>
          <table:table-cell office:value-type="float" office:value="23.955" calcext:value-type="float">
            <text:p>23.955</text:p>
          </table:table-cell>
          <table:table-cell/>
        </table:table-row>
        <table:table-row table:style-name="ro1">
          <table:table-cell office:value-type="float" office:value="1308.127" calcext:value-type="float">
            <text:p>1308.12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21:25:20.181052991</dc:date>
    <meta:editing-duration>P1DT18H45M39S</meta:editing-duration>
    <meta:editing-cycles>4</meta:editing-cycles>
    <meta:generator>LibreOffice/7.3.7.2$Linux_X86_64 LibreOffice_project/30$Build-2</meta:generator>
    <dc:creator>Martin Dominguez</dc:creator>
    <meta:document-statistic meta:table-count="1" meta:cell-count="406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d83a23" draw:fill-color="#d83a23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4.153cm" xlink:href=".." xlink:type="simple" chart:class="chart:scatter" chart:style-name="ch1">
        <chart:plot-area chart:style-name="ch2" table:cell-range-address="plot_profile_sample.A1:plot_profile_sample.B963" chart:data-source-has-labels="row" svg:x="0.32cm" svg:y="0.083cm" svg:width="15.36cm" svg:height="3.987cm">
          <chart:coordinate-region svg:x="1.762cm" svg:y="0.481cm" svg:width="13.918cm" svg:height="2.545cm"/>
          <chart:axis chart:dimension="x" chart:name="primary-x" chart:style-name="ch3"/>
          <chart:axis chart:dimension="y" chart:name="primary-y" chart:style-name="ch4"/>
          <chart:series chart:style-name="ch5" chart:values-cell-range-address="plot_profile_sample.B2:plot_profile_sample.B963" chart:label-cell-address="plot_profile_sample.B1:plot_profile_sample.B1" chart:class="chart:scatter">
            <chart:domain table:cell-range-address="plot_profile_sample.A2:plot_profile_sample.A963"/>
            <chart:data-point chart:repeated="9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al</text:p>
                <draw:g>
                  <svg:desc>plot_profile_sample.B1:plot_profile_samp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rofile_sample.A2:plot_profile_sample.A963</svg:desc>
                </draw:g>
              </table:table-cell>
              <table:table-cell office:value-type="float" office:value="19">
                <text:p>19</text:p>
                <draw:g>
                  <svg:desc>plot_profile_sample.B2:plot_profile_sample.B9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1">
                <text:p>1.141</text:p>
              </table:table-cell>
              <table:table-cell office:value-type="float" office:value="19.996">
                <text:p>19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3">
                <text:p>2.283</text:p>
              </table:table-cell>
              <table:table-cell office:value-type="float" office:value="19.992">
                <text:p>19.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4">
                <text:p>3.4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66">
                <text:p>4.5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07">
                <text:p>5.707</text:p>
              </table:table-cell>
              <table:table-cell office:value-type="float" office:value="18.989">
                <text:p>18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49">
                <text:p>6.8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2">
                <text:p>9.132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73">
                <text:p>10.2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15">
                <text:p>11.415</text:p>
              </table:table-cell>
              <table:table-cell office:value-type="float" office:value="16.042">
                <text:p>16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56">
                <text:p>12.556</text:p>
              </table:table-cell>
              <table:table-cell office:value-type="float" office:value="17.023">
                <text:p>17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98">
                <text:p>13.6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39">
                <text:p>14.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1">
                <text:p>15.981</text:p>
              </table:table-cell>
              <table:table-cell office:value-type="float" office:value="20.119">
                <text:p>20.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22">
                <text:p>17.122</text:p>
              </table:table-cell>
              <table:table-cell office:value-type="float" office:value="22.191">
                <text:p>22.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264">
                <text:p>18.264</text:p>
              </table:table-cell>
              <table:table-cell office:value-type="float" office:value="18.169">
                <text:p>18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05">
                <text:p>19.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46">
                <text:p>20.546</text:p>
              </table:table-cell>
              <table:table-cell office:value-type="float" office:value="18.886">
                <text:p>18.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88">
                <text:p>21.688</text:p>
              </table:table-cell>
              <table:table-cell office:value-type="float" office:value="17.919">
                <text:p>17.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29">
                <text:p>22.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971">
                <text:p>23.971</text:p>
              </table:table-cell>
              <table:table-cell office:value-type="float" office:value="19.956">
                <text:p>19.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2">
                <text:p>25.1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254">
                <text:p>26.2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95">
                <text:p>27.3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37">
                <text:p>28.5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78">
                <text:p>29.678</text:p>
              </table:table-cell>
              <table:table-cell office:value-type="float" office:value="16.165">
                <text:p>16.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82">
                <text:p>30.82</text:p>
              </table:table-cell>
              <table:table-cell office:value-type="float" office:value="16.114">
                <text:p>16.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1">
                <text:p>31.961</text:p>
              </table:table-cell>
              <table:table-cell office:value-type="float" office:value="16.881">
                <text:p>16.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103">
                <text:p>33.103</text:p>
              </table:table-cell>
              <table:table-cell office:value-type="float" office:value="13.939">
                <text:p>13.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44">
                <text:p>34.244</text:p>
              </table:table-cell>
              <table:table-cell office:value-type="float" office:value="16.809">
                <text:p>16.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386">
                <text:p>35.386</text:p>
              </table:table-cell>
              <table:table-cell office:value-type="float" office:value="15.934">
                <text:p>15.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27">
                <text:p>36.527</text:p>
              </table:table-cell>
              <table:table-cell office:value-type="float" office:value="15.203">
                <text:p>15.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69">
                <text:p>37.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81">
                <text:p>38.81</text:p>
              </table:table-cell>
              <table:table-cell office:value-type="float" office:value="15.928">
                <text:p>15.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52">
                <text:p>39.9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093">
                <text:p>41.0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234">
                <text:p>42.234</text:p>
              </table:table-cell>
              <table:table-cell office:value-type="float" office:value="15.157">
                <text:p>15.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376">
                <text:p>43.376</text:p>
              </table:table-cell>
              <table:table-cell office:value-type="float" office:value="16.919">
                <text:p>16.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517">
                <text:p>44.517</text:p>
              </table:table-cell>
              <table:table-cell office:value-type="float" office:value="16.835">
                <text:p>16.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659">
                <text:p>45.659</text:p>
              </table:table-cell>
              <table:table-cell office:value-type="float" office:value="16.085">
                <text:p>16.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8">
                <text:p>46.8</text:p>
              </table:table-cell>
              <table:table-cell office:value-type="float" office:value="14.174">
                <text:p>14.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942">
                <text:p>47.942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083">
                <text:p>49.083</text:p>
              </table:table-cell>
              <table:table-cell office:value-type="float" office:value="15.091">
                <text:p>15.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225">
                <text:p>50.225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366">
                <text:p>51.366</text:p>
              </table:table-cell>
              <table:table-cell office:value-type="float" office:value="15.905">
                <text:p>15.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08">
                <text:p>52.508</text:p>
              </table:table-cell>
              <table:table-cell office:value-type="float" office:value="15.903">
                <text:p>15.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649">
                <text:p>53.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91">
                <text:p>54.791</text:p>
              </table:table-cell>
              <table:table-cell office:value-type="float" office:value="14.102">
                <text:p>14.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932">
                <text:p>55.932</text:p>
              </table:table-cell>
              <table:table-cell office:value-type="float" office:value="14.208">
                <text:p>14.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074">
                <text:p>57.074</text:p>
              </table:table-cell>
              <table:table-cell office:value-type="float" office:value="13.212">
                <text:p>13.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215">
                <text:p>58.215</text:p>
              </table:table-cell>
              <table:table-cell office:value-type="float" office:value="13.216">
                <text:p>13.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357">
                <text:p>59.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498">
                <text:p>60.498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39">
                <text:p>61.6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81">
                <text:p>62.781</text:p>
              </table:table-cell>
              <table:table-cell office:value-type="float" office:value="14.233">
                <text:p>14.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922">
                <text:p>63.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064">
                <text:p>65.064</text:p>
              </table:table-cell>
              <table:table-cell office:value-type="float" office:value="14.879">
                <text:p>14.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205">
                <text:p>66.205</text:p>
              </table:table-cell>
              <table:table-cell office:value-type="float" office:value="15.877">
                <text:p>15.8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47">
                <text:p>67.34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488">
                <text:p>68.488</text:p>
              </table:table-cell>
              <table:table-cell office:value-type="float" office:value="13.873">
                <text:p>13.8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63">
                <text:p>69.63</text:p>
              </table:table-cell>
              <table:table-cell office:value-type="float" office:value="14.871">
                <text:p>14.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71">
                <text:p>70.771</text:p>
              </table:table-cell>
              <table:table-cell office:value-type="float" office:value="15.131">
                <text:p>15.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913">
                <text:p>71.913</text:p>
              </table:table-cell>
              <table:table-cell office:value-type="float" office:value="14.267">
                <text:p>14.2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054">
                <text:p>73.054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196">
                <text:p>74.196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37">
                <text:p>75.3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479">
                <text:p>76.479</text:p>
              </table:table-cell>
              <table:table-cell office:value-type="float" office:value="14.426">
                <text:p>14.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62">
                <text:p>77.62</text:p>
              </table:table-cell>
              <table:table-cell office:value-type="float" office:value="15.144">
                <text:p>15.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2">
                <text:p>78.762</text:p>
              </table:table-cell>
              <table:table-cell office:value-type="float" office:value="16.854">
                <text:p>16.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903">
                <text:p>79.903</text:p>
              </table:table-cell>
              <table:table-cell office:value-type="float" office:value="14.852">
                <text:p>14.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044">
                <text:p>81.044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186">
                <text:p>82.186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327">
                <text:p>83.327</text:p>
              </table:table-cell>
              <table:table-cell office:value-type="float" office:value="14.155">
                <text:p>14.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469">
                <text:p>84.469</text:p>
              </table:table-cell>
              <table:table-cell office:value-type="float" office:value="16.314">
                <text:p>16.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61">
                <text:p>85.61</text:p>
              </table:table-cell>
              <table:table-cell office:value-type="float" office:value="14.841">
                <text:p>14.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52">
                <text:p>86.752</text:p>
              </table:table-cell>
              <table:table-cell office:value-type="float" office:value="15.322">
                <text:p>15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893">
                <text:p>87.893</text:p>
              </table:table-cell>
              <table:table-cell office:value-type="float" office:value="14.816">
                <text:p>14.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35">
                <text:p>89.035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176">
                <text:p>90.176</text:p>
              </table:table-cell>
              <table:table-cell office:value-type="float" office:value="14.665">
                <text:p>14.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318">
                <text:p>91.318</text:p>
              </table:table-cell>
              <table:table-cell office:value-type="float" office:value="16.169">
                <text:p>16.1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459">
                <text:p>92.4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601">
                <text:p>93.6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42">
                <text:p>94.742</text:p>
              </table:table-cell>
              <table:table-cell office:value-type="float" office:value="14.176">
                <text:p>14.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884">
                <text:p>95.8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025">
                <text:p>97.025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167">
                <text:p>98.167</text:p>
              </table:table-cell>
              <table:table-cell office:value-type="float" office:value="15.182">
                <text:p>15.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08">
                <text:p>99.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.45">
                <text:p>100.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91">
                <text:p>101.591</text:p>
              </table:table-cell>
              <table:table-cell office:value-type="float" office:value="16.811">
                <text:p>16.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32">
                <text:p>102.732</text:p>
              </table:table-cell>
              <table:table-cell office:value-type="float" office:value="16.619">
                <text:p>16.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874">
                <text:p>103.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015">
                <text:p>105.0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157">
                <text:p>106.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298">
                <text:p>107.298</text:p>
              </table:table-cell>
              <table:table-cell office:value-type="float" office:value="16.602">
                <text:p>16.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44">
                <text:p>108.44</text:p>
              </table:table-cell>
              <table:table-cell office:value-type="float" office:value="17.396">
                <text:p>17.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.581">
                <text:p>109.581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723">
                <text:p>110.7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.864">
                <text:p>111.864</text:p>
              </table:table-cell>
              <table:table-cell office:value-type="float" office:value="16.623">
                <text:p>16.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006">
                <text:p>113.006</text:p>
              </table:table-cell>
              <table:table-cell office:value-type="float" office:value="17.419">
                <text:p>17.4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.147">
                <text:p>114.147</text:p>
              </table:table-cell>
              <table:table-cell office:value-type="float" office:value="16.212">
                <text:p>16.2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.289">
                <text:p>115.289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.43">
                <text:p>116.43</text:p>
              </table:table-cell>
              <table:table-cell office:value-type="float" office:value="19.136">
                <text:p>19.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.572">
                <text:p>117.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713">
                <text:p>118.71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.855">
                <text:p>119.855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.996">
                <text:p>120.996</text:p>
              </table:table-cell>
              <table:table-cell office:value-type="float" office:value="14.123">
                <text:p>14.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.137">
                <text:p>122.137</text:p>
              </table:table-cell>
              <table:table-cell office:value-type="float" office:value="14.133">
                <text:p>14.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79">
                <text:p>123.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42">
                <text:p>124.42</text:p>
              </table:table-cell>
              <table:table-cell office:value-type="float" office:value="16.769">
                <text:p>16.7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.562">
                <text:p>125.562</text:p>
              </table:table-cell>
              <table:table-cell office:value-type="float" office:value="16.767">
                <text:p>16.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.703">
                <text:p>126.703</text:p>
              </table:table-cell>
              <table:table-cell office:value-type="float" office:value="14.235">
                <text:p>14.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.845">
                <text:p>127.845</text:p>
              </table:table-cell>
              <table:table-cell office:value-type="float" office:value="16.763">
                <text:p>16.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.986">
                <text:p>128.986</text:p>
              </table:table-cell>
              <table:table-cell office:value-type="float" office:value="19.521">
                <text:p>19.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.128">
                <text:p>130.128</text:p>
              </table:table-cell>
              <table:table-cell office:value-type="float" office:value="17.758">
                <text:p>17.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.269">
                <text:p>131.269</text:p>
              </table:table-cell>
              <table:table-cell office:value-type="float" office:value="16.244">
                <text:p>16.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.411">
                <text:p>132.411</text:p>
              </table:table-cell>
              <table:table-cell office:value-type="float" office:value="13.246">
                <text:p>13.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552">
                <text:p>133.552</text:p>
              </table:table-cell>
              <table:table-cell office:value-type="float" office:value="16.504">
                <text:p>16.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694">
                <text:p>134.694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835">
                <text:p>135.835</text:p>
              </table:table-cell>
              <table:table-cell office:value-type="float" office:value="15.252">
                <text:p>15.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.977">
                <text:p>136.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.118">
                <text:p>138.118</text:p>
              </table:table-cell>
              <table:table-cell office:value-type="float" office:value="17.256">
                <text:p>17.2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.26">
                <text:p>139.26</text:p>
              </table:table-cell>
              <table:table-cell office:value-type="float" office:value="18.258">
                <text:p>18.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.401">
                <text:p>140.401</text:p>
              </table:table-cell>
              <table:table-cell office:value-type="float" office:value="19.261">
                <text:p>19.2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.542">
                <text:p>141.542</text:p>
              </table:table-cell>
              <table:table-cell office:value-type="float" office:value="18.263">
                <text:p>18.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.684">
                <text:p>142.6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825">
                <text:p>143.825</text:p>
              </table:table-cell>
              <table:table-cell office:value-type="float" office:value="16.267">
                <text:p>16.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967">
                <text:p>144.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.108">
                <text:p>146.108</text:p>
              </table:table-cell>
              <table:table-cell office:value-type="float" office:value="18.729">
                <text:p>18.7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25">
                <text:p>147.25</text:p>
              </table:table-cell>
              <table:table-cell office:value-type="float" office:value="17.273">
                <text:p>17.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.391">
                <text:p>148.391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.533">
                <text:p>149.533</text:p>
              </table:table-cell>
              <table:table-cell office:value-type="float" office:value="17.555">
                <text:p>17.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.674">
                <text:p>150.674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816">
                <text:p>151.816</text:p>
              </table:table-cell>
              <table:table-cell office:value-type="float" office:value="19.436">
                <text:p>19.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.957">
                <text:p>152.957</text:p>
              </table:table-cell>
              <table:table-cell office:value-type="float" office:value="18.432">
                <text:p>18.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.099">
                <text:p>154.0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.24">
                <text:p>155.24</text:p>
              </table:table-cell>
              <table:table-cell office:value-type="float" office:value="21.424">
                <text:p>21.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.382">
                <text:p>156.3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.523">
                <text:p>157.523</text:p>
              </table:table-cell>
              <table:table-cell office:value-type="float" office:value="21.169">
                <text:p>21.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.665">
                <text:p>158.665</text:p>
              </table:table-cell>
              <table:table-cell office:value-type="float" office:value="21.178">
                <text:p>21.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.806">
                <text:p>159.806</text:p>
              </table:table-cell>
              <table:table-cell office:value-type="float" office:value="24.593">
                <text:p>24.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.948">
                <text:p>160.9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.089">
                <text:p>162.089</text:p>
              </table:table-cell>
              <table:table-cell office:value-type="float" office:value="22.699">
                <text:p>22.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.23">
                <text:p>163.23</text:p>
              </table:table-cell>
              <table:table-cell office:value-type="float" office:value="21.697">
                <text:p>21.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.372">
                <text:p>164.372</text:p>
              </table:table-cell>
              <table:table-cell office:value-type="float" office:value="18.695">
                <text:p>18.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.513">
                <text:p>165.513</text:p>
              </table:table-cell>
              <table:table-cell office:value-type="float" office:value="17.693">
                <text:p>17.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.655">
                <text:p>166.655</text:p>
              </table:table-cell>
              <table:table-cell office:value-type="float" office:value="16.691">
                <text:p>16.6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.796">
                <text:p>167.7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.938">
                <text:p>168.938</text:p>
              </table:table-cell>
              <table:table-cell office:value-type="float" office:value="20.314">
                <text:p>20.3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.079">
                <text:p>170.079</text:p>
              </table:table-cell>
              <table:table-cell office:value-type="float" office:value="17.947">
                <text:p>17.9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.221">
                <text:p>171.221</text:p>
              </table:table-cell>
              <table:table-cell office:value-type="float" office:value="18.636">
                <text:p>18.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.362">
                <text:p>172.362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504">
                <text:p>173.504</text:p>
              </table:table-cell>
              <table:table-cell office:value-type="float" office:value="16.678">
                <text:p>16.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645">
                <text:p>174.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.787">
                <text:p>175.787</text:p>
              </table:table-cell>
              <table:table-cell office:value-type="float" office:value="18.674">
                <text:p>18.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.928">
                <text:p>176.928</text:p>
              </table:table-cell>
              <table:table-cell office:value-type="float" office:value="17.343">
                <text:p>17.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8.07">
                <text:p>178.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211">
                <text:p>179.211</text:p>
              </table:table-cell>
              <table:table-cell office:value-type="float" office:value="14.998">
                <text:p>14.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.353">
                <text:p>180.353</text:p>
              </table:table-cell>
              <table:table-cell office:value-type="float" office:value="15.669">
                <text:p>15.6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494">
                <text:p>181.494</text:p>
              </table:table-cell>
              <table:table-cell office:value-type="float" office:value="15.337">
                <text:p>15.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.635">
                <text:p>182.635</text:p>
              </table:table-cell>
              <table:table-cell office:value-type="float" office:value="16.661">
                <text:p>16.6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.777">
                <text:p>183.777</text:p>
              </table:table-cell>
              <table:table-cell office:value-type="float" office:value="17.659">
                <text:p>17.6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918">
                <text:p>184.918</text:p>
              </table:table-cell>
              <table:table-cell office:value-type="float" office:value="17.314">
                <text:p>17.3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.06">
                <text:p>186.06</text:p>
              </table:table-cell>
              <table:table-cell office:value-type="float" office:value="18.309">
                <text:p>18.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7.201">
                <text:p>187.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343">
                <text:p>188.343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.484">
                <text:p>189.484</text:p>
              </table:table-cell>
              <table:table-cell office:value-type="float" office:value="17.593">
                <text:p>17.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.626">
                <text:p>190.626</text:p>
              </table:table-cell>
              <table:table-cell office:value-type="float" office:value="18.292">
                <text:p>18.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1.767">
                <text:p>191.767</text:p>
              </table:table-cell>
              <table:table-cell office:value-type="float" office:value="17.644">
                <text:p>17.6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2.909">
                <text:p>192.909</text:p>
              </table:table-cell>
              <table:table-cell office:value-type="float" office:value="17.358">
                <text:p>17.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.05">
                <text:p>194.05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.192">
                <text:p>195.192</text:p>
              </table:table-cell>
              <table:table-cell office:value-type="float" office:value="14.725">
                <text:p>14.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.333">
                <text:p>196.333</text:p>
              </table:table-cell>
              <table:table-cell office:value-type="float" office:value="16.729">
                <text:p>16.7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.475">
                <text:p>197.4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.616">
                <text:p>198.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.758">
                <text:p>199.758</text:p>
              </table:table-cell>
              <table:table-cell office:value-type="float" office:value="18.629">
                <text:p>18.6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.899">
                <text:p>200.899</text:p>
              </table:table-cell>
              <table:table-cell office:value-type="float" office:value="18.881">
                <text:p>18.8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.04">
                <text:p>202.04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.182">
                <text:p>203.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.323">
                <text:p>204.323</text:p>
              </table:table-cell>
              <table:table-cell office:value-type="float" office:value="18.621">
                <text:p>18.6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.465">
                <text:p>205.465</text:p>
              </table:table-cell>
              <table:table-cell office:value-type="float" office:value="19.619">
                <text:p>19.6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.606">
                <text:p>206.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.748">
                <text:p>207.7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.889">
                <text:p>208.8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0.031">
                <text:p>210.031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1.172">
                <text:p>211.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.314">
                <text:p>212.314</text:p>
              </table:table-cell>
              <table:table-cell office:value-type="float" office:value="13.788">
                <text:p>13.7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.455">
                <text:p>213.455</text:p>
              </table:table-cell>
              <table:table-cell office:value-type="float" office:value="13.189">
                <text:p>13.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.597">
                <text:p>214.597</text:p>
              </table:table-cell>
              <table:table-cell office:value-type="float" office:value="15.797">
                <text:p>15.7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5.738">
                <text:p>215.73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.88">
                <text:p>216.88</text:p>
              </table:table-cell>
              <table:table-cell office:value-type="float" office:value="16.195">
                <text:p>16.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8.021">
                <text:p>218.021</text:p>
              </table:table-cell>
              <table:table-cell office:value-type="float" office:value="17.595">
                <text:p>17.5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.163">
                <text:p>219.163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.304">
                <text:p>220.304</text:p>
              </table:table-cell>
              <table:table-cell office:value-type="float" office:value="13.182">
                <text:p>13.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1.446">
                <text:p>221.446</text:p>
              </table:table-cell>
              <table:table-cell office:value-type="float" office:value="15.411">
                <text:p>15.4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2.587">
                <text:p>222.587</text:p>
              </table:table-cell>
              <table:table-cell office:value-type="float" office:value="15.826">
                <text:p>15.8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3.728">
                <text:p>223.728</text:p>
              </table:table-cell>
              <table:table-cell office:value-type="float" office:value="15.415">
                <text:p>15.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4.87">
                <text:p>224.87</text:p>
              </table:table-cell>
              <table:table-cell office:value-type="float" office:value="16.583">
                <text:p>16.5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.011">
                <text:p>226.011</text:p>
              </table:table-cell>
              <table:table-cell office:value-type="float" office:value="17.161">
                <text:p>17.1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7.153">
                <text:p>227.153</text:p>
              </table:table-cell>
              <table:table-cell office:value-type="float" office:value="17.422">
                <text:p>17.4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8.294">
                <text:p>228.294</text:p>
              </table:table-cell>
              <table:table-cell office:value-type="float" office:value="19.271">
                <text:p>19.2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.436">
                <text:p>229.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.577">
                <text:p>230.577</text:p>
              </table:table-cell>
              <table:table-cell office:value-type="float" office:value="18.572">
                <text:p>18.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.719">
                <text:p>231.719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2.86">
                <text:p>232.86</text:p>
              </table:table-cell>
              <table:table-cell office:value-type="float" office:value="16.568">
                <text:p>16.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002">
                <text:p>234.002</text:p>
              </table:table-cell>
              <table:table-cell office:value-type="float" office:value="17.131">
                <text:p>17.1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.143">
                <text:p>235.143</text:p>
              </table:table-cell>
              <table:table-cell office:value-type="float" office:value="18.127">
                <text:p>18.1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.285">
                <text:p>236.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7.426">
                <text:p>237.4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.568">
                <text:p>238.568</text:p>
              </table:table-cell>
              <table:table-cell office:value-type="float" office:value="16.557">
                <text:p>16.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9.709">
                <text:p>239.709</text:p>
              </table:table-cell>
              <table:table-cell office:value-type="float" office:value="16.555">
                <text:p>16.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.851">
                <text:p>240.851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.992">
                <text:p>241.992</text:p>
              </table:table-cell>
              <table:table-cell office:value-type="float" office:value="16.102">
                <text:p>16.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.133">
                <text:p>243.133</text:p>
              </table:table-cell>
              <table:table-cell office:value-type="float" office:value="16.549">
                <text:p>16.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4.275">
                <text:p>244.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.416">
                <text:p>245.416</text:p>
              </table:table-cell>
              <table:table-cell office:value-type="float" office:value="15.544">
                <text:p>15.5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6.558">
                <text:p>246.558</text:p>
              </table:table-cell>
              <table:table-cell office:value-type="float" office:value="16.542">
                <text:p>16.5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7.699">
                <text:p>247.6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841">
                <text:p>248.841</text:p>
              </table:table-cell>
              <table:table-cell office:value-type="float" office:value="16.386">
                <text:p>16.3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982">
                <text:p>249.982</text:p>
              </table:table-cell>
              <table:table-cell office:value-type="float" office:value="15.928">
                <text:p>15.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124">
                <text:p>251.124</text:p>
              </table:table-cell>
              <table:table-cell office:value-type="float" office:value="16.466">
                <text:p>16.4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.265">
                <text:p>252.265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3.407">
                <text:p>253.407</text:p>
              </table:table-cell>
              <table:table-cell office:value-type="float" office:value="15.881">
                <text:p>15.8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4.548">
                <text:p>254.548</text:p>
              </table:table-cell>
              <table:table-cell office:value-type="float" office:value="13.945">
                <text:p>13.9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.69">
                <text:p>255.69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.831">
                <text:p>256.831</text:p>
              </table:table-cell>
              <table:table-cell office:value-type="float" office:value="15.477">
                <text:p>15.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7.973">
                <text:p>257.9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.114">
                <text:p>259.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.256">
                <text:p>260.256</text:p>
              </table:table-cell>
              <table:table-cell office:value-type="float" office:value="14.517">
                <text:p>14.5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.397">
                <text:p>261.39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2.538">
                <text:p>262.538</text:p>
              </table:table-cell>
              <table:table-cell office:value-type="float" office:value="15.462">
                <text:p>15.4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3.68">
                <text:p>263.68</text:p>
              </table:table-cell>
              <table:table-cell office:value-type="float" office:value="17.979">
                <text:p>17.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.821">
                <text:p>264.821</text:p>
              </table:table-cell>
              <table:table-cell office:value-type="float" office:value="16.983">
                <text:p>16.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5.963">
                <text:p>265.963</text:p>
              </table:table-cell>
              <table:table-cell office:value-type="float" office:value="16.506">
                <text:p>16.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7.104">
                <text:p>267.104</text:p>
              </table:table-cell>
              <table:table-cell office:value-type="float" office:value="16.513">
                <text:p>16.5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8.246">
                <text:p>268.246</text:p>
              </table:table-cell>
              <table:table-cell office:value-type="float" office:value="16.502">
                <text:p>16.5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.387">
                <text:p>269.38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.529">
                <text:p>270.529</text:p>
              </table:table-cell>
              <table:table-cell office:value-type="float" office:value="18.498">
                <text:p>18.4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1.67">
                <text:p>271.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.812">
                <text:p>272.812</text:p>
              </table:table-cell>
              <table:table-cell office:value-type="float" office:value="16.506">
                <text:p>16.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3.953">
                <text:p>273.953</text:p>
              </table:table-cell>
              <table:table-cell office:value-type="float" office:value="16.983">
                <text:p>16.9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5.095">
                <text:p>275.095</text:p>
              </table:table-cell>
              <table:table-cell office:value-type="float" office:value="16.489">
                <text:p>16.4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6.236">
                <text:p>276.236</text:p>
              </table:table-cell>
              <table:table-cell office:value-type="float" office:value="19.051">
                <text:p>19.0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7.378">
                <text:p>277.378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8.519">
                <text:p>278.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9.661">
                <text:p>279.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0.802">
                <text:p>280.802</text:p>
              </table:table-cell>
              <table:table-cell office:value-type="float" office:value="17.479">
                <text:p>17.4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.944">
                <text:p>281.944</text:p>
              </table:table-cell>
              <table:table-cell office:value-type="float" office:value="18.953">
                <text:p>18.9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3.085">
                <text:p>283.085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4.226">
                <text:p>284.226</text:p>
              </table:table-cell>
              <table:table-cell office:value-type="float" office:value="15.417">
                <text:p>15.4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5.368">
                <text:p>285.368</text:p>
              </table:table-cell>
              <table:table-cell office:value-type="float" office:value="15.881">
                <text:p>15.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6.509">
                <text:p>286.509</text:p>
              </table:table-cell>
              <table:table-cell office:value-type="float" office:value="16.405">
                <text:p>16.4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7.651">
                <text:p>287.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8.792">
                <text:p>288.792</text:p>
              </table:table-cell>
              <table:table-cell office:value-type="float" office:value="16.144">
                <text:p>16.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9.934">
                <text:p>289.934</text:p>
              </table:table-cell>
              <table:table-cell office:value-type="float" office:value="18.614">
                <text:p>18.6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075">
                <text:p>291.075</text:p>
              </table:table-cell>
              <table:table-cell office:value-type="float" office:value="18.081">
                <text:p>18.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2.217">
                <text:p>292.2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3.358">
                <text:p>293.3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4.5">
                <text:p>294.5</text:p>
              </table:table-cell>
              <table:table-cell office:value-type="float" office:value="19.093">
                <text:p>19.0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5.641">
                <text:p>295.641</text:p>
              </table:table-cell>
              <table:table-cell office:value-type="float" office:value="18.549">
                <text:p>18.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.783">
                <text:p>296.7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7.924">
                <text:p>297.924</text:p>
              </table:table-cell>
              <table:table-cell office:value-type="float" office:value="17.553">
                <text:p>17.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.066">
                <text:p>299.0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.207">
                <text:p>300.207</text:p>
              </table:table-cell>
              <table:table-cell office:value-type="float" office:value="19.443">
                <text:p>19.4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349">
                <text:p>301.349</text:p>
              </table:table-cell>
              <table:table-cell office:value-type="float" office:value="17.881">
                <text:p>17.8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2.49">
                <text:p>302.49</text:p>
              </table:table-cell>
              <table:table-cell office:value-type="float" office:value="18.439">
                <text:p>18.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3.631">
                <text:p>303.631</text:p>
              </table:table-cell>
              <table:table-cell office:value-type="float" office:value="17.564">
                <text:p>17.5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773">
                <text:p>304.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.914">
                <text:p>305.914</text:p>
              </table:table-cell>
              <table:table-cell office:value-type="float" office:value="18.432">
                <text:p>18.4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.056">
                <text:p>307.056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8.197">
                <text:p>308.197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.339">
                <text:p>309.339</text:p>
              </table:table-cell>
              <table:table-cell office:value-type="float" office:value="18.852">
                <text:p>18.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.48">
                <text:p>310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1.622">
                <text:p>311.622</text:p>
              </table:table-cell>
              <table:table-cell office:value-type="float" office:value="20.157">
                <text:p>20.1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2.763">
                <text:p>312.763</text:p>
              </table:table-cell>
              <table:table-cell office:value-type="float" office:value="18.419">
                <text:p>18.4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3.905">
                <text:p>313.905</text:p>
              </table:table-cell>
              <table:table-cell office:value-type="float" office:value="18.669">
                <text:p>18.6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.046">
                <text:p>315.046</text:p>
              </table:table-cell>
              <table:table-cell office:value-type="float" office:value="16.246">
                <text:p>16.2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6.188">
                <text:p>316.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7.329">
                <text:p>317.329</text:p>
              </table:table-cell>
              <table:table-cell office:value-type="float" office:value="17.411">
                <text:p>17.4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8.471">
                <text:p>318.471</text:p>
              </table:table-cell>
              <table:table-cell office:value-type="float" office:value="20.409">
                <text:p>20.4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9.612">
                <text:p>319.612</text:p>
              </table:table-cell>
              <table:table-cell office:value-type="float" office:value="21.593">
                <text:p>21.5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0.754">
                <text:p>320.754</text:p>
              </table:table-cell>
              <table:table-cell office:value-type="float" office:value="20.595">
                <text:p>20.5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895">
                <text:p>321.895</text:p>
              </table:table-cell>
              <table:table-cell office:value-type="float" office:value="21.195">
                <text:p>21.1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3.036">
                <text:p>323.036</text:p>
              </table:table-cell>
              <table:table-cell office:value-type="float" office:value="23.199">
                <text:p>23.1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4.178">
                <text:p>324.178</text:p>
              </table:table-cell>
              <table:table-cell office:value-type="float" office:value="21.797">
                <text:p>21.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5.319">
                <text:p>325.319</text:p>
              </table:table-cell>
              <table:table-cell office:value-type="float" office:value="21.396">
                <text:p>21.3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6.461">
                <text:p>326.461</text:p>
              </table:table-cell>
              <table:table-cell office:value-type="float" office:value="21.606">
                <text:p>21.6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7.602">
                <text:p>327.602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8.744">
                <text:p>328.744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.885">
                <text:p>329.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1.027">
                <text:p>331.027</text:p>
              </table:table-cell>
              <table:table-cell office:value-type="float" office:value="23.229">
                <text:p>23.2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2.168">
                <text:p>332.168</text:p>
              </table:table-cell>
              <table:table-cell office:value-type="float" office:value="22.233">
                <text:p>22.2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3.31">
                <text:p>333.31</text:p>
              </table:table-cell>
              <table:table-cell office:value-type="float" office:value="20.237">
                <text:p>20.2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451">
                <text:p>334.451</text:p>
              </table:table-cell>
              <table:table-cell office:value-type="float" office:value="19.242">
                <text:p>19.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5.593">
                <text:p>335.5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6.734">
                <text:p>336.73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.876">
                <text:p>337.876</text:p>
              </table:table-cell>
              <table:table-cell office:value-type="float" office:value="18.746">
                <text:p>18.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.017">
                <text:p>339.017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0.159">
                <text:p>340.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1.3">
                <text:p>341.3</text:p>
              </table:table-cell>
              <table:table-cell office:value-type="float" office:value="18.367">
                <text:p>18.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2.442">
                <text:p>342.4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3.583">
                <text:p>343.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4.724">
                <text:p>344.7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5.866">
                <text:p>345.866</text:p>
              </table:table-cell>
              <table:table-cell office:value-type="float" office:value="19.642">
                <text:p>19.6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7.007">
                <text:p>347.007</text:p>
              </table:table-cell>
              <table:table-cell office:value-type="float" office:value="18.932">
                <text:p>18.9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8.149">
                <text:p>348.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9.29">
                <text:p>349.29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0.432">
                <text:p>350.432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.573">
                <text:p>351.5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.715">
                <text:p>352.715</text:p>
              </table:table-cell>
              <table:table-cell office:value-type="float" office:value="18.345">
                <text:p>18.3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3.856">
                <text:p>353.856</text:p>
              </table:table-cell>
              <table:table-cell office:value-type="float" office:value="17.657">
                <text:p>17.6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.998">
                <text:p>354.998</text:p>
              </table:table-cell>
              <table:table-cell office:value-type="float" office:value="17.341">
                <text:p>17.3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139">
                <text:p>356.139</text:p>
              </table:table-cell>
              <table:table-cell office:value-type="float" office:value="16.678">
                <text:p>16.6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.281">
                <text:p>357.2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8.422">
                <text:p>358.4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9.564">
                <text:p>359.564</text:p>
              </table:table-cell>
              <table:table-cell office:value-type="float" office:value="16.998">
                <text:p>16.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.705">
                <text:p>360.705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.847">
                <text:p>361.847</text:p>
              </table:table-cell>
              <table:table-cell office:value-type="float" office:value="16.328">
                <text:p>16.3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2.988">
                <text:p>362.988</text:p>
              </table:table-cell>
              <table:table-cell office:value-type="float" office:value="17.326">
                <text:p>17.3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4.129">
                <text:p>364.1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5.271">
                <text:p>365.2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6.412">
                <text:p>366.412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7.554">
                <text:p>367.554</text:p>
              </table:table-cell>
              <table:table-cell office:value-type="float" office:value="18.271">
                <text:p>18.2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.695">
                <text:p>368.695</text:p>
              </table:table-cell>
              <table:table-cell office:value-type="float" office:value="17.947">
                <text:p>17.9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.837">
                <text:p>369.837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0.978">
                <text:p>370.978</text:p>
              </table:table-cell>
              <table:table-cell office:value-type="float" office:value="15.934">
                <text:p>15.9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2.12">
                <text:p>372.12</text:p>
              </table:table-cell>
              <table:table-cell office:value-type="float" office:value="18.309">
                <text:p>18.3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3.261">
                <text:p>373.261</text:p>
              </table:table-cell>
              <table:table-cell office:value-type="float" office:value="16.922">
                <text:p>16.9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4.403">
                <text:p>374.403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5.544">
                <text:p>375.544</text:p>
              </table:table-cell>
              <table:table-cell office:value-type="float" office:value="18.303">
                <text:p>18.3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6.686">
                <text:p>376.6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7.827">
                <text:p>377.827</text:p>
              </table:table-cell>
              <table:table-cell office:value-type="float" office:value="18.701">
                <text:p>18.7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.969">
                <text:p>378.969</text:p>
              </table:table-cell>
              <table:table-cell office:value-type="float" office:value="18.703">
                <text:p>18.7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0.11">
                <text:p>380.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1.252">
                <text:p>381.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2.393">
                <text:p>382.393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3.534">
                <text:p>383.534</text:p>
              </table:table-cell>
              <table:table-cell office:value-type="float" office:value="16.576">
                <text:p>16.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.676">
                <text:p>384.676</text:p>
              </table:table-cell>
              <table:table-cell office:value-type="float" office:value="16.286">
                <text:p>16.2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5.817">
                <text:p>385.8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6.959">
                <text:p>386.9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8.1">
                <text:p>388.1</text:p>
              </table:table-cell>
              <table:table-cell office:value-type="float" office:value="17.161">
                <text:p>17.1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9.242">
                <text:p>389.242</text:p>
              </table:table-cell>
              <table:table-cell office:value-type="float" office:value="19.167">
                <text:p>19.1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0.383">
                <text:p>390.383</text:p>
              </table:table-cell>
              <table:table-cell office:value-type="float" office:value="19.725">
                <text:p>19.7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1.525">
                <text:p>391.525</text:p>
              </table:table-cell>
              <table:table-cell office:value-type="float" office:value="19.273">
                <text:p>19.2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.666">
                <text:p>392.6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.808">
                <text:p>393.808</text:p>
              </table:table-cell>
              <table:table-cell office:value-type="float" office:value="19.731">
                <text:p>19.7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4.949">
                <text:p>394.949</text:p>
              </table:table-cell>
              <table:table-cell office:value-type="float" office:value="18.733">
                <text:p>18.7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6.091">
                <text:p>396.091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7.232">
                <text:p>397.232</text:p>
              </table:table-cell>
              <table:table-cell office:value-type="float" office:value="18.212">
                <text:p>18.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8.374">
                <text:p>398.3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.515">
                <text:p>399.515</text:p>
              </table:table-cell>
              <table:table-cell office:value-type="float" office:value="18.742">
                <text:p>18.7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.657">
                <text:p>400.657</text:p>
              </table:table-cell>
              <table:table-cell office:value-type="float" office:value="18.487">
                <text:p>18.4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1.798">
                <text:p>401.798</text:p>
              </table:table-cell>
              <table:table-cell office:value-type="float" office:value="17.254">
                <text:p>17.2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2.94">
                <text:p>402.94</text:p>
              </table:table-cell>
              <table:table-cell office:value-type="float" office:value="18.756">
                <text:p>18.7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.081">
                <text:p>404.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5.222">
                <text:p>405.222</text:p>
              </table:table-cell>
              <table:table-cell office:value-type="float" office:value="18.752">
                <text:p>18.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6.364">
                <text:p>406.364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7.505">
                <text:p>407.505</text:p>
              </table:table-cell>
              <table:table-cell office:value-type="float" office:value="19.756">
                <text:p>19.7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.647">
                <text:p>408.647</text:p>
              </table:table-cell>
              <table:table-cell office:value-type="float" office:value="18.758">
                <text:p>18.7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.788">
                <text:p>409.788</text:p>
              </table:table-cell>
              <table:table-cell office:value-type="float" office:value="19.239">
                <text:p>19.2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.93">
                <text:p>410.93</text:p>
              </table:table-cell>
              <table:table-cell office:value-type="float" office:value="17.475">
                <text:p>17.4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2.071">
                <text:p>412.071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.213">
                <text:p>413.213</text:p>
              </table:table-cell>
              <table:table-cell office:value-type="float" office:value="18.466">
                <text:p>18.4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4.354">
                <text:p>414.354</text:p>
              </table:table-cell>
              <table:table-cell office:value-type="float" office:value="18.231">
                <text:p>18.2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5.496">
                <text:p>415.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6.637">
                <text:p>416.637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7.779">
                <text:p>417.779</text:p>
              </table:table-cell>
              <table:table-cell office:value-type="float" office:value="21.551">
                <text:p>21.5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8.92">
                <text:p>418.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0.062">
                <text:p>420.0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1.203">
                <text:p>421.203</text:p>
              </table:table-cell>
              <table:table-cell office:value-type="float" office:value="20.782">
                <text:p>20.7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2.345">
                <text:p>422.345</text:p>
              </table:table-cell>
              <table:table-cell office:value-type="float" office:value="20.216">
                <text:p>20.2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3.486">
                <text:p>423.486</text:p>
              </table:table-cell>
              <table:table-cell office:value-type="float" office:value="22.214">
                <text:p>22.2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4.627">
                <text:p>424.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.769">
                <text:p>425.7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.91">
                <text:p>426.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8.052">
                <text:p>428.0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9.193">
                <text:p>429.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0.335">
                <text:p>430.335</text:p>
              </table:table-cell>
              <table:table-cell office:value-type="float" office:value="21.201">
                <text:p>21.2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1.476">
                <text:p>431.476</text:p>
              </table:table-cell>
              <table:table-cell office:value-type="float" office:value="24.199">
                <text:p>24.1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2.618">
                <text:p>432.6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3.759">
                <text:p>433.759</text:p>
              </table:table-cell>
              <table:table-cell office:value-type="float" office:value="25.805">
                <text:p>25.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4.901">
                <text:p>434.901</text:p>
              </table:table-cell>
              <table:table-cell office:value-type="float" office:value="24.807">
                <text:p>24.8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6.042">
                <text:p>436.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7.184">
                <text:p>437.184</text:p>
              </table:table-cell>
              <table:table-cell office:value-type="float" office:value="25.811">
                <text:p>25.8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8.325">
                <text:p>438.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9.467">
                <text:p>439.467</text:p>
              </table:table-cell>
              <table:table-cell office:value-type="float" office:value="24.184">
                <text:p>24.1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0.608">
                <text:p>440.608</text:p>
              </table:table-cell>
              <table:table-cell office:value-type="float" office:value="24.182">
                <text:p>24.1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1.75">
                <text:p>441.75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891">
                <text:p>442.891</text:p>
              </table:table-cell>
              <table:table-cell office:value-type="float" office:value="24.644">
                <text:p>24.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4.033">
                <text:p>444.0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5.174">
                <text:p>445.174</text:p>
              </table:table-cell>
              <table:table-cell office:value-type="float" office:value="26.826">
                <text:p>26.8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6.315">
                <text:p>446.315</text:p>
              </table:table-cell>
              <table:table-cell office:value-type="float" office:value="27.828">
                <text:p>27.8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7.457">
                <text:p>447.457</text:p>
              </table:table-cell>
              <table:table-cell office:value-type="float" office:value="28.339">
                <text:p>28.3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.598">
                <text:p>448.5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9.74">
                <text:p>449.74</text:p>
              </table:table-cell>
              <table:table-cell office:value-type="float" office:value="28.165">
                <text:p>28.1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0.881">
                <text:p>450.8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2.023">
                <text:p>452.023</text:p>
              </table:table-cell>
              <table:table-cell office:value-type="float" office:value="29.161">
                <text:p>29.1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3.164">
                <text:p>453.164</text:p>
              </table:table-cell>
              <table:table-cell office:value-type="float" office:value="27.159">
                <text:p>27.1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.306">
                <text:p>454.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5.447">
                <text:p>455.447</text:p>
              </table:table-cell>
              <table:table-cell office:value-type="float" office:value="36.845">
                <text:p>36.8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.589">
                <text:p>456.589</text:p>
              </table:table-cell>
              <table:table-cell office:value-type="float" office:value="34.847">
                <text:p>34.8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7.73">
                <text:p>457.73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8.872">
                <text:p>458.872</text:p>
              </table:table-cell>
              <table:table-cell office:value-type="float" office:value="36.148">
                <text:p>36.1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0.013">
                <text:p>460.013</text:p>
              </table:table-cell>
              <table:table-cell office:value-type="float" office:value="35.292">
                <text:p>35.2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1.155">
                <text:p>461.155</text:p>
              </table:table-cell>
              <table:table-cell office:value-type="float" office:value="35.432">
                <text:p>35.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2.296">
                <text:p>462.296</text:p>
              </table:table-cell>
              <table:table-cell office:value-type="float" office:value="35.142">
                <text:p>35.1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3.438">
                <text:p>463.438</text:p>
              </table:table-cell>
              <table:table-cell office:value-type="float" office:value="36.86">
                <text:p>36.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4.579">
                <text:p>464.579</text:p>
              </table:table-cell>
              <table:table-cell office:value-type="float" office:value="38.587">
                <text:p>38.5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5.72">
                <text:p>465.72</text:p>
              </table:table-cell>
              <table:table-cell office:value-type="float" office:value="38.593">
                <text:p>38.5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6.862">
                <text:p>466.862</text:p>
              </table:table-cell>
              <table:table-cell office:value-type="float" office:value="39.733">
                <text:p>39.7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8.003">
                <text:p>468.003</text:p>
              </table:table-cell>
              <table:table-cell office:value-type="float" office:value="43.869">
                <text:p>43.8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9.145">
                <text:p>469.145</text:p>
              </table:table-cell>
              <table:table-cell office:value-type="float" office:value="46.129">
                <text:p>46.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0.286">
                <text:p>470.2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1.428">
                <text:p>471.42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2.569">
                <text:p>472.569</text:p>
              </table:table-cell>
              <table:table-cell office:value-type="float" office:value="60.386">
                <text:p>60.3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3.711">
                <text:p>473.711</text:p>
              </table:table-cell>
              <table:table-cell office:value-type="float" office:value="65.155">
                <text:p>65.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4.852">
                <text:p>474.852</text:p>
              </table:table-cell>
              <table:table-cell office:value-type="float" office:value="67.169">
                <text:p>67.1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5.994">
                <text:p>475.994</text:p>
              </table:table-cell>
              <table:table-cell office:value-type="float" office:value="70.534">
                <text:p>70.5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7.135">
                <text:p>477.135</text:p>
              </table:table-cell>
              <table:table-cell office:value-type="float" office:value="81.742">
                <text:p>81.7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8.277">
                <text:p>478.277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9.418">
                <text:p>479.418</text:p>
              </table:table-cell>
              <table:table-cell office:value-type="float" office:value="82.008">
                <text:p>82.0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0.56">
                <text:p>480.56</text:p>
              </table:table-cell>
              <table:table-cell office:value-type="float" office:value="83.919">
                <text:p>83.9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1.701">
                <text:p>481.701</text:p>
              </table:table-cell>
              <table:table-cell office:value-type="float" office:value="87.258">
                <text:p>87.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2.843">
                <text:p>482.843</text:p>
              </table:table-cell>
              <table:table-cell office:value-type="float" office:value="83.104">
                <text:p>83.1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3.984">
                <text:p>483.984</text:p>
              </table:table-cell>
              <table:table-cell office:value-type="float" office:value="75.102">
                <text:p>75.1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5.125">
                <text:p>485.125</text:p>
              </table:table-cell>
              <table:table-cell office:value-type="float" office:value="70.801">
                <text:p>70.8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6.267">
                <text:p>486.267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.408">
                <text:p>487.408</text:p>
              </table:table-cell>
              <table:table-cell office:value-type="float" office:value="71.714">
                <text:p>71.7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8.55">
                <text:p>488.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9.691">
                <text:p>489.691</text:p>
              </table:table-cell>
              <table:table-cell office:value-type="float" office:value="74.909">
                <text:p>74.9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0.833">
                <text:p>490.833</text:p>
              </table:table-cell>
              <table:table-cell office:value-type="float" office:value="71.089">
                <text:p>71.0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.974">
                <text:p>491.974</text:p>
              </table:table-cell>
              <table:table-cell office:value-type="float" office:value="68.087">
                <text:p>68.0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3.116">
                <text:p>493.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4.257">
                <text:p>494.257</text:p>
              </table:table-cell>
              <table:table-cell office:value-type="float" office:value="76.752">
                <text:p>76.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5.399">
                <text:p>495.399</text:p>
              </table:table-cell>
              <table:table-cell office:value-type="float" office:value="82.597">
                <text:p>82.5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6.54">
                <text:p>496.54</text:p>
              </table:table-cell>
              <table:table-cell office:value-type="float" office:value="87.451">
                <text:p>87.4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.682">
                <text:p>497.682</text:p>
              </table:table-cell>
              <table:table-cell office:value-type="float" office:value="99.008">
                <text:p>99.0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8.823">
                <text:p>498.823</text:p>
              </table:table-cell>
              <table:table-cell office:value-type="float" office:value="104.739">
                <text:p>104.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9.965">
                <text:p>499.965</text:p>
              </table:table-cell>
              <table:table-cell office:value-type="float" office:value="91.712">
                <text:p>91.7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1.106">
                <text:p>501.106</text:p>
              </table:table-cell>
              <table:table-cell office:value-type="float" office:value="76.489">
                <text:p>76.4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.248">
                <text:p>502.248</text:p>
              </table:table-cell>
              <table:table-cell office:value-type="float" office:value="75.932">
                <text:p>75.9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3.389">
                <text:p>503.389</text:p>
              </table:table-cell>
              <table:table-cell office:value-type="float" office:value="72.934">
                <text:p>72.9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.53">
                <text:p>504.53</text:p>
              </table:table-cell>
              <table:table-cell office:value-type="float" office:value="71.936">
                <text:p>71.9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5.672">
                <text:p>505.672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6.813">
                <text:p>506.8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7.955">
                <text:p>507.955</text:p>
              </table:table-cell>
              <table:table-cell office:value-type="float" office:value="71.943">
                <text:p>71.9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9.096">
                <text:p>509.0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10.238">
                <text:p>510.2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1.379">
                <text:p>511.379</text:p>
              </table:table-cell>
              <table:table-cell office:value-type="float" office:value="70.898">
                <text:p>70.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2.521">
                <text:p>512.521</text:p>
              </table:table-cell>
              <table:table-cell office:value-type="float" office:value="67.951">
                <text:p>67.9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3.662">
                <text:p>513.662</text:p>
              </table:table-cell>
              <table:table-cell office:value-type="float" office:value="67.953">
                <text:p>67.9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.804">
                <text:p>514.8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5.945">
                <text:p>515.945</text:p>
              </table:table-cell>
              <table:table-cell office:value-type="float" office:value="67.085">
                <text:p>67.0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7.087">
                <text:p>517.087</text:p>
              </table:table-cell>
              <table:table-cell office:value-type="float" office:value="65.121">
                <text:p>65.1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8.228">
                <text:p>518.2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9.37">
                <text:p>519.37</text:p>
              </table:table-cell>
              <table:table-cell office:value-type="float" office:value="67.928">
                <text:p>67.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0.511">
                <text:p>520.511</text:p>
              </table:table-cell>
              <table:table-cell office:value-type="float" office:value="68.966">
                <text:p>68.9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1.653">
                <text:p>521.653</text:p>
              </table:table-cell>
              <table:table-cell office:value-type="float" office:value="66.095">
                <text:p>66.0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2.794">
                <text:p>522.794</text:p>
              </table:table-cell>
              <table:table-cell office:value-type="float" office:value="66.059">
                <text:p>66.0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3.936">
                <text:p>523.936</text:p>
              </table:table-cell>
              <table:table-cell office:value-type="float" office:value="66.972">
                <text:p>66.9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.077">
                <text:p>525.077</text:p>
              </table:table-cell>
              <table:table-cell office:value-type="float" office:value="66.949">
                <text:p>66.9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6.218">
                <text:p>526.218</text:p>
              </table:table-cell>
              <table:table-cell office:value-type="float" office:value="63.907">
                <text:p>63.9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.36">
                <text:p>527.36</text:p>
              </table:table-cell>
              <table:table-cell office:value-type="float" office:value="61.936">
                <text:p>61.9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8.501">
                <text:p>528.501</text:p>
              </table:table-cell>
              <table:table-cell office:value-type="float" office:value="61.981">
                <text:p>61.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.643">
                <text:p>529.643</text:p>
              </table:table-cell>
              <table:table-cell office:value-type="float" office:value="65.966">
                <text:p>65.9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0.784">
                <text:p>530.784</text:p>
              </table:table-cell>
              <table:table-cell office:value-type="float" office:value="66.97">
                <text:p>66.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1.926">
                <text:p>531.926</text:p>
              </table:table-cell>
              <table:table-cell office:value-type="float" office:value="67.924">
                <text:p>67.9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.067">
                <text:p>533.067</text:p>
              </table:table-cell>
              <table:table-cell office:value-type="float" office:value="72.947">
                <text:p>72.9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4.209">
                <text:p>534.209</text:p>
              </table:table-cell>
              <table:table-cell office:value-type="float" office:value="73.958">
                <text:p>73.9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5.35">
                <text:p>535.35</text:p>
              </table:table-cell>
              <table:table-cell office:value-type="float" office:value="72.981">
                <text:p>72.9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6.492">
                <text:p>536.492</text:p>
              </table:table-cell>
              <table:table-cell office:value-type="float" office:value="79.979">
                <text:p>79.9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7.633">
                <text:p>537.633</text:p>
              </table:table-cell>
              <table:table-cell office:value-type="float" office:value="91.97">
                <text:p>91.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8.775">
                <text:p>538.7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9.916">
                <text:p>539.916</text:p>
              </table:table-cell>
              <table:table-cell office:value-type="float" office:value="97.038">
                <text:p>97.0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1.058">
                <text:p>541.058</text:p>
              </table:table-cell>
              <table:table-cell office:value-type="float" office:value="85.076">
                <text:p>85.0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2.199">
                <text:p>542.199</text:p>
              </table:table-cell>
              <table:table-cell office:value-type="float" office:value="73.076">
                <text:p>73.0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3.341">
                <text:p>543.341</text:p>
              </table:table-cell>
              <table:table-cell office:value-type="float" office:value="74.059">
                <text:p>74.0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4.482">
                <text:p>544.482</text:p>
              </table:table-cell>
              <table:table-cell office:value-type="float" office:value="69.148">
                <text:p>69.1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5.623">
                <text:p>545.623</text:p>
              </table:table-cell>
              <table:table-cell office:value-type="float" office:value="76.165">
                <text:p>76.1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6.765">
                <text:p>546.765</text:p>
              </table:table-cell>
              <table:table-cell office:value-type="float" office:value="79.119">
                <text:p>79.1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7.906">
                <text:p>547.906</text:p>
              </table:table-cell>
              <table:table-cell office:value-type="float" office:value="68.102">
                <text:p>68.1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9.048">
                <text:p>549.048</text:p>
              </table:table-cell>
              <table:table-cell office:value-type="float" office:value="59.133">
                <text:p>59.1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0.189">
                <text:p>550.189</text:p>
              </table:table-cell>
              <table:table-cell office:value-type="float" office:value="60.127">
                <text:p>60.1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1.331">
                <text:p>551.331</text:p>
              </table:table-cell>
              <table:table-cell office:value-type="float" office:value="62.023">
                <text:p>62.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2.472">
                <text:p>552.472</text:p>
              </table:table-cell>
              <table:table-cell office:value-type="float" office:value="55.051">
                <text:p>55.0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3.614">
                <text:p>553.614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4.755">
                <text:p>554.755</text:p>
              </table:table-cell>
              <table:table-cell office:value-type="float" office:value="53.178">
                <text:p>53.1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5.897">
                <text:p>555.897</text:p>
              </table:table-cell>
              <table:table-cell office:value-type="float" office:value="54.127">
                <text:p>54.1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7.038">
                <text:p>557.038</text:p>
              </table:table-cell>
              <table:table-cell office:value-type="float" office:value="54.169">
                <text:p>54.1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8.18">
                <text:p>558.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9.321">
                <text:p>559.3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0.463">
                <text:p>560.463</text:p>
              </table:table-cell>
              <table:table-cell office:value-type="float" office:value="50.081">
                <text:p>50.0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1.604">
                <text:p>561.604</text:p>
              </table:table-cell>
              <table:table-cell office:value-type="float" office:value="49.127">
                <text:p>49.1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2.746">
                <text:p>562.746</text:p>
              </table:table-cell>
              <table:table-cell office:value-type="float" office:value="45.133">
                <text:p>45.1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3.887">
                <text:p>563.887</text:p>
              </table:table-cell>
              <table:table-cell office:value-type="float" office:value="47.186">
                <text:p>47.1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5.029">
                <text:p>565.029</text:p>
              </table:table-cell>
              <table:table-cell office:value-type="float" office:value="44.951">
                <text:p>44.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6.17">
                <text:p>566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7.311">
                <text:p>567.311</text:p>
              </table:table-cell>
              <table:table-cell office:value-type="float" office:value="46.106">
                <text:p>46.1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.453">
                <text:p>568.453</text:p>
              </table:table-cell>
              <table:table-cell office:value-type="float" office:value="44.331">
                <text:p>44.3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.594">
                <text:p>569.594</text:p>
              </table:table-cell>
              <table:table-cell office:value-type="float" office:value="42.515">
                <text:p>42.5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0.736">
                <text:p>570.736</text:p>
              </table:table-cell>
              <table:table-cell office:value-type="float" office:value="42.356">
                <text:p>42.3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1.877">
                <text:p>571.877</text:p>
              </table:table-cell>
              <table:table-cell office:value-type="float" office:value="42.246">
                <text:p>42.2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3.019">
                <text:p>573.019</text:p>
              </table:table-cell>
              <table:table-cell office:value-type="float" office:value="41.191">
                <text:p>41.1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4.16">
                <text:p>574.16</text:p>
              </table:table-cell>
              <table:table-cell office:value-type="float" office:value="42.197">
                <text:p>42.1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.302">
                <text:p>575.302</text:p>
              </table:table-cell>
              <table:table-cell office:value-type="float" office:value="44.068">
                <text:p>44.0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6.443">
                <text:p>576.4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7.585">
                <text:p>577.585</text:p>
              </table:table-cell>
              <table:table-cell office:value-type="float" office:value="39.072">
                <text:p>39.0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8.726">
                <text:p>578.726</text:p>
              </table:table-cell>
              <table:table-cell office:value-type="float" office:value="39.222">
                <text:p>39.2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9.868">
                <text:p>579.868</text:p>
              </table:table-cell>
              <table:table-cell office:value-type="float" office:value="37.305">
                <text:p>37.3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1.009">
                <text:p>581.009</text:p>
              </table:table-cell>
              <table:table-cell office:value-type="float" office:value="40.157">
                <text:p>40.1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2.151">
                <text:p>582.151</text:p>
              </table:table-cell>
              <table:table-cell office:value-type="float" office:value="45.161">
                <text:p>45.1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3.292">
                <text:p>583.292</text:p>
              </table:table-cell>
              <table:table-cell office:value-type="float" office:value="49.165">
                <text:p>49.1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4.434">
                <text:p>584.434</text:p>
              </table:table-cell>
              <table:table-cell office:value-type="float" office:value="52.169">
                <text:p>52.1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5.575">
                <text:p>585.575</text:p>
              </table:table-cell>
              <table:table-cell office:value-type="float" office:value="52.347">
                <text:p>52.3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6.716">
                <text:p>586.716</text:p>
              </table:table-cell>
              <table:table-cell office:value-type="float" office:value="57.267">
                <text:p>57.2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7.858">
                <text:p>587.858</text:p>
              </table:table-cell>
              <table:table-cell office:value-type="float" office:value="68.727">
                <text:p>68.7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8.999">
                <text:p>588.999</text:p>
              </table:table-cell>
              <table:table-cell office:value-type="float" office:value="78.347">
                <text:p>78.3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0.141">
                <text:p>590.141</text:p>
              </table:table-cell>
              <table:table-cell office:value-type="float" office:value="88.619">
                <text:p>88.6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1.282">
                <text:p>591.282</text:p>
              </table:table-cell>
              <table:table-cell office:value-type="float" office:value="97.585">
                <text:p>97.5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2.424">
                <text:p>592.424</text:p>
              </table:table-cell>
              <table:table-cell office:value-type="float" office:value="103.394">
                <text:p>103.3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3.565">
                <text:p>593.565</text:p>
              </table:table-cell>
              <table:table-cell office:value-type="float" office:value="108.034">
                <text:p>108.0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4.707">
                <text:p>594.707</text:p>
              </table:table-cell>
              <table:table-cell office:value-type="float" office:value="107.426">
                <text:p>107.4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5.848">
                <text:p>595.848</text:p>
              </table:table-cell>
              <table:table-cell office:value-type="float" office:value="120.131">
                <text:p>120.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6.99">
                <text:p>596.99</text:p>
              </table:table-cell>
              <table:table-cell office:value-type="float" office:value="131.566">
                <text:p>131.5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8.131">
                <text:p>598.131</text:p>
              </table:table-cell>
              <table:table-cell office:value-type="float" office:value="133.534">
                <text:p>133.5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9.273">
                <text:p>599.273</text:p>
              </table:table-cell>
              <table:table-cell office:value-type="float" office:value="139.021">
                <text:p>139.0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.414">
                <text:p>600.414</text:p>
              </table:table-cell>
              <table:table-cell office:value-type="float" office:value="144.602">
                <text:p>144.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1.556">
                <text:p>601.556</text:p>
              </table:table-cell>
              <table:table-cell office:value-type="float" office:value="140.282">
                <text:p>140.2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2.697">
                <text:p>602.697</text:p>
              </table:table-cell>
              <table:table-cell office:value-type="float" office:value="135.542">
                <text:p>135.5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3.839">
                <text:p>603.839</text:p>
              </table:table-cell>
              <table:table-cell office:value-type="float" office:value="127.932">
                <text:p>127.9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.98">
                <text:p>604.98</text:p>
              </table:table-cell>
              <table:table-cell office:value-type="float" office:value="128.089">
                <text:p>128.0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6.121">
                <text:p>606.1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7.263">
                <text:p>607.263</text:p>
              </table:table-cell>
              <table:table-cell office:value-type="float" office:value="118.254">
                <text:p>118.2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8.404">
                <text:p>608.404</text:p>
              </table:table-cell>
              <table:table-cell office:value-type="float" office:value="109.258">
                <text:p>109.2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9.546">
                <text:p>609.546</text:p>
              </table:table-cell>
              <table:table-cell office:value-type="float" office:value="89.475">
                <text:p>89.4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0.687">
                <text:p>610.687</text:p>
              </table:table-cell>
              <table:table-cell office:value-type="float" office:value="73.466">
                <text:p>73.4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1.829">
                <text:p>611.829</text:p>
              </table:table-cell>
              <table:table-cell office:value-type="float" office:value="63.458">
                <text:p>63.4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2.97">
                <text:p>612.97</text:p>
              </table:table-cell>
              <table:table-cell office:value-type="float" office:value="57.449">
                <text:p>57.4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4.112">
                <text:p>614.112</text:p>
              </table:table-cell>
              <table:table-cell office:value-type="float" office:value="56.72">
                <text:p>56.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5.253">
                <text:p>615.253</text:p>
              </table:table-cell>
              <table:table-cell office:value-type="float" office:value="55.858">
                <text:p>55.8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6.395">
                <text:p>616.395</text:p>
              </table:table-cell>
              <table:table-cell office:value-type="float" office:value="57.424">
                <text:p>57.4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7.536">
                <text:p>617.536</text:p>
              </table:table-cell>
              <table:table-cell office:value-type="float" office:value="70.708">
                <text:p>70.7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8.678">
                <text:p>618.6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9.819">
                <text:p>619.819</text:p>
              </table:table-cell>
              <table:table-cell office:value-type="float" office:value="92.451">
                <text:p>92.4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0.961">
                <text:p>620.961</text:p>
              </table:table-cell>
              <table:table-cell office:value-type="float" office:value="94.458">
                <text:p>94.4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2.102">
                <text:p>622.102</text:p>
              </table:table-cell>
              <table:table-cell office:value-type="float" office:value="92.773">
                <text:p>92.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3.244">
                <text:p>623.244</text:p>
              </table:table-cell>
              <table:table-cell office:value-type="float" office:value="89.941">
                <text:p>89.9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4.385">
                <text:p>624.385</text:p>
              </table:table-cell>
              <table:table-cell office:value-type="float" office:value="94.159">
                <text:p>94.1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5.526">
                <text:p>625.5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6.668">
                <text:p>626.668</text:p>
              </table:table-cell>
              <table:table-cell office:value-type="float" office:value="114.347">
                <text:p>114.3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7.809">
                <text:p>627.809</text:p>
              </table:table-cell>
              <table:table-cell office:value-type="float" office:value="122.174">
                <text:p>122.1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8.951">
                <text:p>628.951</text:p>
              </table:table-cell>
              <table:table-cell office:value-type="float" office:value="121.833">
                <text:p>121.8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0.092">
                <text:p>630.092</text:p>
              </table:table-cell>
              <table:table-cell office:value-type="float" office:value="108.339">
                <text:p>108.3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1.234">
                <text:p>631.234</text:p>
              </table:table-cell>
              <table:table-cell office:value-type="float" office:value="86.686">
                <text:p>86.6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2.375">
                <text:p>632.375</text:p>
              </table:table-cell>
              <table:table-cell office:value-type="float" office:value="70.869">
                <text:p>70.8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3.517">
                <text:p>633.517</text:p>
              </table:table-cell>
              <table:table-cell office:value-type="float" office:value="61.703">
                <text:p>61.7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4.658">
                <text:p>634.658</text:p>
              </table:table-cell>
              <table:table-cell office:value-type="float" office:value="59.356">
                <text:p>59.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5.8">
                <text:p>635.8</text:p>
              </table:table-cell>
              <table:table-cell office:value-type="float" office:value="55.72">
                <text:p>55.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6.941">
                <text:p>636.941</text:p>
              </table:table-cell>
              <table:table-cell office:value-type="float" office:value="54.364">
                <text:p>54.3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8.083">
                <text:p>638.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9.224">
                <text:p>639.224</text:p>
              </table:table-cell>
              <table:table-cell office:value-type="float" office:value="50.373">
                <text:p>50.3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0.366">
                <text:p>640.366</text:p>
              </table:table-cell>
              <table:table-cell office:value-type="float" office:value="49.189">
                <text:p>49.1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1.507">
                <text:p>641.507</text:p>
              </table:table-cell>
              <table:table-cell office:value-type="float" office:value="45.381">
                <text:p>45.3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2.649">
                <text:p>642.649</text:p>
              </table:table-cell>
              <table:table-cell office:value-type="float" office:value="41.578">
                <text:p>41.5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3.79">
                <text:p>643.79</text:p>
              </table:table-cell>
              <table:table-cell office:value-type="float" office:value="38.39">
                <text:p>38.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4.932">
                <text:p>644.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6.073">
                <text:p>646.073</text:p>
              </table:table-cell>
              <table:table-cell office:value-type="float" office:value="37.398">
                <text:p>37.3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7.214">
                <text:p>647.214</text:p>
              </table:table-cell>
              <table:table-cell office:value-type="float" office:value="34.403">
                <text:p>34.4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8.356">
                <text:p>648.356</text:p>
              </table:table-cell>
              <table:table-cell office:value-type="float" office:value="36.407">
                <text:p>36.4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9.497">
                <text:p>649.497</text:p>
              </table:table-cell>
              <table:table-cell office:value-type="float" office:value="34.206">
                <text:p>34.2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0.639">
                <text:p>650.639</text:p>
              </table:table-cell>
              <table:table-cell office:value-type="float" office:value="35.208">
                <text:p>35.2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1.78">
                <text:p>651.78</text:p>
              </table:table-cell>
              <table:table-cell office:value-type="float" office:value="32.839">
                <text:p>32.8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2.922">
                <text:p>652.922</text:p>
              </table:table-cell>
              <table:table-cell office:value-type="float" office:value="32.212">
                <text:p>32.2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4.063">
                <text:p>654.063</text:p>
              </table:table-cell>
              <table:table-cell office:value-type="float" office:value="34.786">
                <text:p>34.7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5.205">
                <text:p>655.205</text:p>
              </table:table-cell>
              <table:table-cell office:value-type="float" office:value="34.216">
                <text:p>34.2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.346">
                <text:p>656.346</text:p>
              </table:table-cell>
              <table:table-cell office:value-type="float" office:value="33.564">
                <text:p>33.5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7.488">
                <text:p>657.4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8.629">
                <text:p>658.6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9.771">
                <text:p>659.771</text:p>
              </table:table-cell>
              <table:table-cell office:value-type="float" office:value="32.775">
                <text:p>32.7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0.912">
                <text:p>660.912</text:p>
              </table:table-cell>
              <table:table-cell office:value-type="float" office:value="31.453">
                <text:p>31.4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.054">
                <text:p>662.054</text:p>
              </table:table-cell>
              <table:table-cell office:value-type="float" office:value="30.458">
                <text:p>30.4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3.195">
                <text:p>663.195</text:p>
              </table:table-cell>
              <table:table-cell office:value-type="float" office:value="31.231">
                <text:p>31.2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64.337">
                <text:p>664.337</text:p>
              </table:table-cell>
              <table:table-cell office:value-type="float" office:value="33.534">
                <text:p>33.5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65.478">
                <text:p>665.478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6.62">
                <text:p>666.62</text:p>
              </table:table-cell>
              <table:table-cell office:value-type="float" office:value="32.763">
                <text:p>32.7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7.761">
                <text:p>667.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8.902">
                <text:p>668.902</text:p>
              </table:table-cell>
              <table:table-cell office:value-type="float" office:value="32.517">
                <text:p>32.5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0.044">
                <text:p>670.044</text:p>
              </table:table-cell>
              <table:table-cell office:value-type="float" office:value="32.513">
                <text:p>32.5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1.185">
                <text:p>671.185</text:p>
              </table:table-cell>
              <table:table-cell office:value-type="float" office:value="32.508">
                <text:p>32.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2.327">
                <text:p>672.327</text:p>
              </table:table-cell>
              <table:table-cell office:value-type="float" office:value="31.256">
                <text:p>31.2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3.468">
                <text:p>673.468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4.61">
                <text:p>674.61</text:p>
              </table:table-cell>
              <table:table-cell office:value-type="float" office:value="30.252">
                <text:p>30.2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5.751">
                <text:p>675.751</text:p>
              </table:table-cell>
              <table:table-cell office:value-type="float" office:value="30.254">
                <text:p>30.2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6.893">
                <text:p>676.8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8.034">
                <text:p>678.034</text:p>
              </table:table-cell>
              <table:table-cell office:value-type="float" office:value="27.258">
                <text:p>27.2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9.176">
                <text:p>679.176</text:p>
              </table:table-cell>
              <table:table-cell office:value-type="float" office:value="28.261">
                <text:p>28.2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0.317">
                <text:p>680.317</text:p>
              </table:table-cell>
              <table:table-cell office:value-type="float" office:value="28.788">
                <text:p>28.7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1.459">
                <text:p>681.459</text:p>
              </table:table-cell>
              <table:table-cell office:value-type="float" office:value="27.265">
                <text:p>27.2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2.6">
                <text:p>682.6</text:p>
              </table:table-cell>
              <table:table-cell office:value-type="float" office:value="27.733">
                <text:p>27.7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3.742">
                <text:p>683.742</text:p>
              </table:table-cell>
              <table:table-cell office:value-type="float" office:value="29.462">
                <text:p>29.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4.883">
                <text:p>684.883</text:p>
              </table:table-cell>
              <table:table-cell office:value-type="float" office:value="28.729">
                <text:p>28.7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6.024">
                <text:p>686.0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7.166">
                <text:p>687.166</text:p>
              </table:table-cell>
              <table:table-cell office:value-type="float" office:value="29.275">
                <text:p>29.2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8.307">
                <text:p>688.3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9.449">
                <text:p>689.4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0.59">
                <text:p>690.59</text:p>
              </table:table-cell>
              <table:table-cell office:value-type="float" office:value="25.282">
                <text:p>25.2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1.732">
                <text:p>691.732</text:p>
              </table:table-cell>
              <table:table-cell office:value-type="float" office:value="26.716">
                <text:p>26.7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2.873">
                <text:p>692.873</text:p>
              </table:table-cell>
              <table:table-cell office:value-type="float" office:value="24.714">
                <text:p>24.7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4.015">
                <text:p>694.015</text:p>
              </table:table-cell>
              <table:table-cell office:value-type="float" office:value="26.576">
                <text:p>26.5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5.156">
                <text:p>695.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6.298">
                <text:p>696.298</text:p>
              </table:table-cell>
              <table:table-cell office:value-type="float" office:value="22.708">
                <text:p>22.7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7.439">
                <text:p>697.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8.581">
                <text:p>698.5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9.722">
                <text:p>699.722</text:p>
              </table:table-cell>
              <table:table-cell office:value-type="float" office:value="23.299">
                <text:p>23.2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0.864">
                <text:p>700.864</text:p>
              </table:table-cell>
              <table:table-cell office:value-type="float" office:value="22.797">
                <text:p>22.7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2.005">
                <text:p>702.005</text:p>
              </table:table-cell>
              <table:table-cell office:value-type="float" office:value="22.394">
                <text:p>22.3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3.147">
                <text:p>703.147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4.288">
                <text:p>704.288</text:p>
              </table:table-cell>
              <table:table-cell office:value-type="float" office:value="21.614">
                <text:p>21.6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5.43">
                <text:p>705.43</text:p>
              </table:table-cell>
              <table:table-cell office:value-type="float" office:value="24.309">
                <text:p>24.3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6.571">
                <text:p>706.571</text:p>
              </table:table-cell>
              <table:table-cell office:value-type="float" office:value="25.689">
                <text:p>25.6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7.712">
                <text:p>707.7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8.854">
                <text:p>708.854</text:p>
              </table:table-cell>
              <table:table-cell office:value-type="float" office:value="26.631">
                <text:p>26.6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09.995">
                <text:p>709.995</text:p>
              </table:table-cell>
              <table:table-cell office:value-type="float" office:value="25.318">
                <text:p>25.3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1.137">
                <text:p>711.137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2.278">
                <text:p>712.278</text:p>
              </table:table-cell>
              <table:table-cell office:value-type="float" office:value="22.034">
                <text:p>22.0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13.42">
                <text:p>713.42</text:p>
              </table:table-cell>
              <table:table-cell office:value-type="float" office:value="20.028">
                <text:p>20.0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4.561">
                <text:p>714.561</text:p>
              </table:table-cell>
              <table:table-cell office:value-type="float" office:value="21.347">
                <text:p>21.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5.703">
                <text:p>715.7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.844">
                <text:p>716.844</text:p>
              </table:table-cell>
              <table:table-cell office:value-type="float" office:value="24.331">
                <text:p>24.3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17.986">
                <text:p>717.986</text:p>
              </table:table-cell>
              <table:table-cell office:value-type="float" office:value="22.663">
                <text:p>22.6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19.127">
                <text:p>719.127</text:p>
              </table:table-cell>
              <table:table-cell office:value-type="float" office:value="20.674">
                <text:p>20.6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0.269">
                <text:p>720.269</text:p>
              </table:table-cell>
              <table:table-cell office:value-type="float" office:value="21.347">
                <text:p>21.3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1.41">
                <text:p>721.41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2.552">
                <text:p>722.552</text:p>
              </table:table-cell>
              <table:table-cell office:value-type="float" office:value="21.659">
                <text:p>21.6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3.693">
                <text:p>723.6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4.835">
                <text:p>724.8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5.976">
                <text:p>725.976</text:p>
              </table:table-cell>
              <table:table-cell office:value-type="float" office:value="23.695">
                <text:p>23.6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7.117">
                <text:p>727.11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8.259">
                <text:p>728.259</text:p>
              </table:table-cell>
              <table:table-cell office:value-type="float" office:value="23.945">
                <text:p>23.9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9.4">
                <text:p>729.4</text:p>
              </table:table-cell>
              <table:table-cell office:value-type="float" office:value="24.292">
                <text:p>24.2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0.542">
                <text:p>730.542</text:p>
              </table:table-cell>
              <table:table-cell office:value-type="float" office:value="24.288">
                <text:p>24.2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1.683">
                <text:p>731.6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2.825">
                <text:p>732.825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3.966">
                <text:p>733.966</text:p>
              </table:table-cell>
              <table:table-cell office:value-type="float" office:value="22.913">
                <text:p>22.9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5.108">
                <text:p>735.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6.249">
                <text:p>736.249</text:p>
              </table:table-cell>
              <table:table-cell office:value-type="float" office:value="19.733">
                <text:p>19.7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7.391">
                <text:p>737.391</text:p>
              </table:table-cell>
              <table:table-cell office:value-type="float" office:value="21.631">
                <text:p>21.6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8.532">
                <text:p>738.5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9.674">
                <text:p>739.674</text:p>
              </table:table-cell>
              <table:table-cell office:value-type="float" office:value="22.373">
                <text:p>22.3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0.815">
                <text:p>740.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1.957">
                <text:p>741.957</text:p>
              </table:table-cell>
              <table:table-cell office:value-type="float" office:value="21.246">
                <text:p>21.2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3.098">
                <text:p>743.098</text:p>
              </table:table-cell>
              <table:table-cell office:value-type="float" office:value="21.242">
                <text:p>21.2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4.24">
                <text:p>744.24</text:p>
              </table:table-cell>
              <table:table-cell office:value-type="float" office:value="22.763">
                <text:p>22.7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5.381">
                <text:p>745.381</text:p>
              </table:table-cell>
              <table:table-cell office:value-type="float" office:value="23.383">
                <text:p>23.3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6.523">
                <text:p>746.523</text:p>
              </table:table-cell>
              <table:table-cell office:value-type="float" office:value="21.229">
                <text:p>21.2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7.664">
                <text:p>747.664</text:p>
              </table:table-cell>
              <table:table-cell office:value-type="float" office:value="20.388">
                <text:p>20.3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8.805">
                <text:p>748.805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9.947">
                <text:p>749.9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1.088">
                <text:p>751.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2.23">
                <text:p>752.23</text:p>
              </table:table-cell>
              <table:table-cell office:value-type="float" office:value="21.792">
                <text:p>21.7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3.371">
                <text:p>753.371</text:p>
              </table:table-cell>
              <table:table-cell office:value-type="float" office:value="21.203">
                <text:p>21.2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4.513">
                <text:p>754.51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5.654">
                <text:p>755.6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6.796">
                <text:p>756.796</text:p>
              </table:table-cell>
              <table:table-cell office:value-type="float" office:value="20.405">
                <text:p>20.4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7.937">
                <text:p>757.9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9.079">
                <text:p>759.079</text:p>
              </table:table-cell>
              <table:table-cell office:value-type="float" office:value="20.182">
                <text:p>20.1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0.22">
                <text:p>760.22</text:p>
              </table:table-cell>
              <table:table-cell office:value-type="float" office:value="20.233">
                <text:p>20.2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1.362">
                <text:p>761.3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2.503">
                <text:p>762.503</text:p>
              </table:table-cell>
              <table:table-cell office:value-type="float" office:value="20.585">
                <text:p>20.5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3.645">
                <text:p>763.645</text:p>
              </table:table-cell>
              <table:table-cell office:value-type="float" office:value="21.583">
                <text:p>21.5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4.786">
                <text:p>764.786</text:p>
              </table:table-cell>
              <table:table-cell office:value-type="float" office:value="20.419">
                <text:p>20.4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5.928">
                <text:p>765.9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7.069">
                <text:p>767.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8.21">
                <text:p>768.21</text:p>
              </table:table-cell>
              <table:table-cell office:value-type="float" office:value="20.426">
                <text:p>20.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9.352">
                <text:p>769.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0.493">
                <text:p>770.4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1.635">
                <text:p>771.635</text:p>
              </table:table-cell>
              <table:table-cell office:value-type="float" office:value="19.864">
                <text:p>19.8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2.776">
                <text:p>772.776</text:p>
              </table:table-cell>
              <table:table-cell office:value-type="float" office:value="19.869">
                <text:p>19.8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3.918">
                <text:p>773.918</text:p>
              </table:table-cell>
              <table:table-cell office:value-type="float" office:value="20.873">
                <text:p>20.8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5.059">
                <text:p>775.059</text:p>
              </table:table-cell>
              <table:table-cell office:value-type="float" office:value="21.316">
                <text:p>21.3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6.201">
                <text:p>776.201</text:p>
              </table:table-cell>
              <table:table-cell office:value-type="float" office:value="23.441">
                <text:p>23.4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7.342">
                <text:p>777.342</text:p>
              </table:table-cell>
              <table:table-cell office:value-type="float" office:value="23.672">
                <text:p>23.6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8.484">
                <text:p>778.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9.625">
                <text:p>779.625</text:p>
              </table:table-cell>
              <table:table-cell office:value-type="float" office:value="21.341">
                <text:p>21.3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0.767">
                <text:p>780.767</text:p>
              </table:table-cell>
              <table:table-cell office:value-type="float" office:value="20.449">
                <text:p>20.4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1.908">
                <text:p>781.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3.05">
                <text:p>783.05</text:p>
              </table:table-cell>
              <table:table-cell office:value-type="float" office:value="20.547">
                <text:p>20.5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4.191">
                <text:p>784.191</text:p>
              </table:table-cell>
              <table:table-cell office:value-type="float" office:value="21.089">
                <text:p>21.0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5.333">
                <text:p>785.333</text:p>
              </table:table-cell>
              <table:table-cell office:value-type="float" office:value="19.542">
                <text:p>19.5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6.474">
                <text:p>786.474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7.615">
                <text:p>787.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8.757">
                <text:p>788.757</text:p>
              </table:table-cell>
              <table:table-cell office:value-type="float" office:value="20.928">
                <text:p>20.9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9.898">
                <text:p>789.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1.04">
                <text:p>791.04</text:p>
              </table:table-cell>
              <table:table-cell office:value-type="float" office:value="22.936">
                <text:p>22.9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2.181">
                <text:p>792.181</text:p>
              </table:table-cell>
              <table:table-cell office:value-type="float" office:value="21.941">
                <text:p>21.9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3.323">
                <text:p>793.323</text:p>
              </table:table-cell>
              <table:table-cell office:value-type="float" office:value="22.528">
                <text:p>22.5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4.464">
                <text:p>794.464</text:p>
              </table:table-cell>
              <table:table-cell office:value-type="float" office:value="23.051">
                <text:p>23.0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5.606">
                <text:p>795.606</text:p>
              </table:table-cell>
              <table:table-cell office:value-type="float" office:value="21.523">
                <text:p>21.5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6.747">
                <text:p>796.7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7.889">
                <text:p>797.8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9.03">
                <text:p>799.03</text:p>
              </table:table-cell>
              <table:table-cell office:value-type="float" office:value="21.966">
                <text:p>21.9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0.172">
                <text:p>800.172</text:p>
              </table:table-cell>
              <table:table-cell office:value-type="float" office:value="20.485">
                <text:p>20.4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01.313">
                <text:p>801.313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2.455">
                <text:p>802.4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3.596">
                <text:p>803.596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4.738">
                <text:p>804.738</text:p>
              </table:table-cell>
              <table:table-cell office:value-type="float" office:value="21.481">
                <text:p>21.4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5.879">
                <text:p>805.879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7.021">
                <text:p>807.021</text:p>
              </table:table-cell>
              <table:table-cell office:value-type="float" office:value="19.004">
                <text:p>19.0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8.162">
                <text:p>808.16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9.303">
                <text:p>809.303</text:p>
              </table:table-cell>
              <table:table-cell office:value-type="float" office:value="21.498">
                <text:p>21.4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0.445">
                <text:p>810.445</text:p>
              </table:table-cell>
              <table:table-cell office:value-type="float" office:value="21.504">
                <text:p>21.5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1.586">
                <text:p>811.586</text:p>
              </table:table-cell>
              <table:table-cell office:value-type="float" office:value="20.494">
                <text:p>20.4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2.728">
                <text:p>812.728</text:p>
              </table:table-cell>
              <table:table-cell office:value-type="float" office:value="19.508">
                <text:p>19.5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3.869">
                <text:p>813.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5.011">
                <text:p>815.011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6.152">
                <text:p>816.152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7.294">
                <text:p>817.294</text:p>
              </table:table-cell>
              <table:table-cell office:value-type="float" office:value="20.932">
                <text:p>20.9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8.435">
                <text:p>818.435</text:p>
              </table:table-cell>
              <table:table-cell office:value-type="float" office:value="19.924">
                <text:p>19.9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9.577">
                <text:p>819.577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0.718">
                <text:p>820.7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1.86">
                <text:p>821.86</text:p>
              </table:table-cell>
              <table:table-cell office:value-type="float" office:value="20.525">
                <text:p>20.5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3.001">
                <text:p>823.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4.143">
                <text:p>824.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5.284">
                <text:p>825.284</text:p>
              </table:table-cell>
              <table:table-cell office:value-type="float" office:value="22.936">
                <text:p>22.9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6.426">
                <text:p>826.426</text:p>
              </table:table-cell>
              <table:table-cell office:value-type="float" office:value="23.466">
                <text:p>23.4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.567">
                <text:p>827.567</text:p>
              </table:table-cell>
              <table:table-cell office:value-type="float" office:value="23.464">
                <text:p>23.4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8.708">
                <text:p>828.708</text:p>
              </table:table-cell>
              <table:table-cell office:value-type="float" office:value="22.462">
                <text:p>22.4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9.85">
                <text:p>829.85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0.991">
                <text:p>830.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2.133">
                <text:p>832.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3.274">
                <text:p>833.274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4.416">
                <text:p>834.4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5.557">
                <text:p>835.5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6.699">
                <text:p>836.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.84">
                <text:p>837.84</text:p>
              </table:table-cell>
              <table:table-cell office:value-type="float" office:value="18.555">
                <text:p>18.5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8.982">
                <text:p>838.982</text:p>
              </table:table-cell>
              <table:table-cell office:value-type="float" office:value="20.443">
                <text:p>20.4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0.123">
                <text:p>840.123</text:p>
              </table:table-cell>
              <table:table-cell office:value-type="float" office:value="22.881">
                <text:p>22.8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1.265">
                <text:p>841.2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2.406">
                <text:p>842.406</text:p>
              </table:table-cell>
              <table:table-cell office:value-type="float" office:value="20.436">
                <text:p>20.4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3.548">
                <text:p>843.5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4.689">
                <text:p>844.689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5.831">
                <text:p>845.831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6.972">
                <text:p>846.972</text:p>
              </table:table-cell>
              <table:table-cell office:value-type="float" office:value="22.144">
                <text:p>22.1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8.113">
                <text:p>848.113</text:p>
              </table:table-cell>
              <table:table-cell office:value-type="float" office:value="22.148">
                <text:p>22.1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9.255">
                <text:p>849.255</text:p>
              </table:table-cell>
              <table:table-cell office:value-type="float" office:value="22.576">
                <text:p>22.5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0.396">
                <text:p>850.396</text:p>
              </table:table-cell>
              <table:table-cell office:value-type="float" office:value="22.843">
                <text:p>22.8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1.538">
                <text:p>851.538</text:p>
              </table:table-cell>
              <table:table-cell office:value-type="float" office:value="21.581">
                <text:p>21.5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2.679">
                <text:p>852.679</text:p>
              </table:table-cell>
              <table:table-cell office:value-type="float" office:value="21.748">
                <text:p>21.7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3.821">
                <text:p>853.821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4.962">
                <text:p>854.9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6.104">
                <text:p>856.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7.245">
                <text:p>857.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8.387">
                <text:p>858.387</text:p>
              </table:table-cell>
              <table:table-cell office:value-type="float" office:value="22.593">
                <text:p>22.5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9.528">
                <text:p>859.528</text:p>
              </table:table-cell>
              <table:table-cell office:value-type="float" office:value="22.595">
                <text:p>22.5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0.67">
                <text:p>860.67</text:p>
              </table:table-cell>
              <table:table-cell office:value-type="float" office:value="23.597">
                <text:p>23.5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1.811">
                <text:p>861.81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2.953">
                <text:p>862.953</text:p>
              </table:table-cell>
              <table:table-cell office:value-type="float" office:value="22.602">
                <text:p>22.6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4.094">
                <text:p>864.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5.236">
                <text:p>865.236</text:p>
              </table:table-cell>
              <table:table-cell office:value-type="float" office:value="23.394">
                <text:p>23.3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6.377">
                <text:p>866.377</text:p>
              </table:table-cell>
              <table:table-cell office:value-type="float" office:value="22.216">
                <text:p>22.2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67.518">
                <text:p>867.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8.66">
                <text:p>868.66</text:p>
              </table:table-cell>
              <table:table-cell office:value-type="float" office:value="21.612">
                <text:p>21.6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9.801">
                <text:p>869.8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0.943">
                <text:p>870.943</text:p>
              </table:table-cell>
              <table:table-cell office:value-type="float" office:value="21.383">
                <text:p>21.3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2.084">
                <text:p>872.084</text:p>
              </table:table-cell>
              <table:table-cell office:value-type="float" office:value="21.763">
                <text:p>21.7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3.226">
                <text:p>873.226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4.367">
                <text:p>874.367</text:p>
              </table:table-cell>
              <table:table-cell office:value-type="float" office:value="20.869">
                <text:p>20.8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5.509">
                <text:p>875.509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6.65">
                <text:p>876.65</text:p>
              </table:table-cell>
              <table:table-cell office:value-type="float" office:value="21.627">
                <text:p>21.6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7.792">
                <text:p>877.7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8.933">
                <text:p>878.933</text:p>
              </table:table-cell>
              <table:table-cell office:value-type="float" office:value="21.894">
                <text:p>21.8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0.075">
                <text:p>880.075</text:p>
              </table:table-cell>
              <table:table-cell office:value-type="float" office:value="22.267">
                <text:p>22.2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1.216">
                <text:p>881.216</text:p>
              </table:table-cell>
              <table:table-cell office:value-type="float" office:value="19.364">
                <text:p>19.3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2.358">
                <text:p>882.3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3.499">
                <text:p>883.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4.641">
                <text:p>884.641</text:p>
              </table:table-cell>
              <table:table-cell office:value-type="float" office:value="17.642">
                <text:p>17.6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5.782">
                <text:p>885.782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6.924">
                <text:p>886.9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8.065">
                <text:p>888.065</text:p>
              </table:table-cell>
              <table:table-cell office:value-type="float" office:value="22.352">
                <text:p>22.3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9.206">
                <text:p>889.206</text:p>
              </table:table-cell>
              <table:table-cell office:value-type="float" office:value="20.049">
                <text:p>20.0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0.348">
                <text:p>890.348</text:p>
              </table:table-cell>
              <table:table-cell office:value-type="float" office:value="20.695">
                <text:p>20.6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1.489">
                <text:p>891.489</text:p>
              </table:table-cell>
              <table:table-cell office:value-type="float" office:value="20.691">
                <text:p>20.6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2.631">
                <text:p>892.631</text:p>
              </table:table-cell>
              <table:table-cell office:value-type="float" office:value="21.343">
                <text:p>21.3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3.772">
                <text:p>893.7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4.914">
                <text:p>894.914</text:p>
              </table:table-cell>
              <table:table-cell office:value-type="float" office:value="18.661">
                <text:p>18.6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.055">
                <text:p>896.055</text:p>
              </table:table-cell>
              <table:table-cell office:value-type="float" office:value="18.326">
                <text:p>18.3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7.197">
                <text:p>897.197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8.338">
                <text:p>898.338</text:p>
              </table:table-cell>
              <table:table-cell office:value-type="float" office:value="16.998">
                <text:p>16.9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9.48">
                <text:p>899.48</text:p>
              </table:table-cell>
              <table:table-cell office:value-type="float" office:value="15.314">
                <text:p>15.3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0.621">
                <text:p>900.621</text:p>
              </table:table-cell>
              <table:table-cell office:value-type="float" office:value="16.314">
                <text:p>16.3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1.763">
                <text:p>901.763</text:p>
              </table:table-cell>
              <table:table-cell office:value-type="float" office:value="18.326">
                <text:p>18.3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2.904">
                <text:p>902.9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4.046">
                <text:p>904.046</text:p>
              </table:table-cell>
              <table:table-cell office:value-type="float" office:value="19.678">
                <text:p>19.6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5.187">
                <text:p>905.1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6.329">
                <text:p>906.329</text:p>
              </table:table-cell>
              <table:table-cell office:value-type="float" office:value="19.682">
                <text:p>19.68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7.47">
                <text:p>907.47</text:p>
              </table:table-cell>
              <table:table-cell office:value-type="float" office:value="20.316">
                <text:p>20.3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8.612">
                <text:p>908.612</text:p>
              </table:table-cell>
              <table:table-cell office:value-type="float" office:value="19.627">
                <text:p>19.6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9.753">
                <text:p>909.7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0.894">
                <text:p>910.894</text:p>
              </table:table-cell>
              <table:table-cell office:value-type="float" office:value="20.619">
                <text:p>20.6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2.036">
                <text:p>912.036</text:p>
              </table:table-cell>
              <table:table-cell office:value-type="float" office:value="20.229">
                <text:p>20.2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3.177">
                <text:p>913.177</text:p>
              </table:table-cell>
              <table:table-cell office:value-type="float" office:value="20.305">
                <text:p>20.3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4.319">
                <text:p>914.319</text:p>
              </table:table-cell>
              <table:table-cell office:value-type="float" office:value="19.606">
                <text:p>19.6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5.46">
                <text:p>915.46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6.602">
                <text:p>916.602</text:p>
              </table:table-cell>
              <table:table-cell office:value-type="float" office:value="21.403">
                <text:p>21.4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7.743">
                <text:p>917.743</text:p>
              </table:table-cell>
              <table:table-cell office:value-type="float" office:value="23.814">
                <text:p>23.8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18.885">
                <text:p>918.885</text:p>
              </table:table-cell>
              <table:table-cell office:value-type="float" office:value="23.411">
                <text:p>23.4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0.026">
                <text:p>920.026</text:p>
              </table:table-cell>
              <table:table-cell office:value-type="float" office:value="22.292">
                <text:p>22.2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21.168">
                <text:p>921.168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2.309">
                <text:p>922.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3.451">
                <text:p>923.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4.592">
                <text:p>924.5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5.734">
                <text:p>925.734</text:p>
              </table:table-cell>
              <table:table-cell office:value-type="float" office:value="19.282">
                <text:p>19.2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6.875">
                <text:p>926.875</text:p>
              </table:table-cell>
              <table:table-cell office:value-type="float" office:value="18.839">
                <text:p>18.8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8.017">
                <text:p>928.017</text:p>
              </table:table-cell>
              <table:table-cell office:value-type="float" office:value="23.722">
                <text:p>23.7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29.158">
                <text:p>929.1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0.299">
                <text:p>930.299</text:p>
              </table:table-cell>
              <table:table-cell office:value-type="float" office:value="22.273">
                <text:p>22.2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1.441">
                <text:p>931.441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2.582">
                <text:p>932.582</text:p>
              </table:table-cell>
              <table:table-cell office:value-type="float" office:value="21.538">
                <text:p>21.5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3.724">
                <text:p>933.724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4.865">
                <text:p>934.865</text:p>
              </table:table-cell>
              <table:table-cell office:value-type="float" office:value="21.265">
                <text:p>21.2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6.007">
                <text:p>936.007</text:p>
              </table:table-cell>
              <table:table-cell office:value-type="float" office:value="21.475">
                <text:p>21.4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37.148">
                <text:p>937.148</text:p>
              </table:table-cell>
              <table:table-cell office:value-type="float" office:value="21.218">
                <text:p>21.2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8.29">
                <text:p>938.29</text:p>
              </table:table-cell>
              <table:table-cell office:value-type="float" office:value="21.742">
                <text:p>21.7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9.431">
                <text:p>939.431</text:p>
              </table:table-cell>
              <table:table-cell office:value-type="float" office:value="21.744">
                <text:p>21.7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0.573">
                <text:p>940.573</text:p>
              </table:table-cell>
              <table:table-cell office:value-type="float" office:value="20.746">
                <text:p>20.7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1.714">
                <text:p>941.714</text:p>
              </table:table-cell>
              <table:table-cell office:value-type="float" office:value="21.252">
                <text:p>21.2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2.856">
                <text:p>942.8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3.997">
                <text:p>943.9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5.139">
                <text:p>945.139</text:p>
              </table:table-cell>
              <table:table-cell office:value-type="float" office:value="20.246">
                <text:p>20.2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6.28">
                <text:p>946.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7.422">
                <text:p>947.422</text:p>
              </table:table-cell>
              <table:table-cell office:value-type="float" office:value="24.242">
                <text:p>24.2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8.563">
                <text:p>948.563</text:p>
              </table:table-cell>
              <table:table-cell office:value-type="float" office:value="24.239">
                <text:p>24.2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9.704">
                <text:p>949.704</text:p>
              </table:table-cell>
              <table:table-cell office:value-type="float" office:value="23.763">
                <text:p>23.7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0.846">
                <text:p>950.846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1.987">
                <text:p>951.987</text:p>
              </table:table-cell>
              <table:table-cell office:value-type="float" office:value="17.699">
                <text:p>17.6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3.129">
                <text:p>953.129</text:p>
              </table:table-cell>
              <table:table-cell office:value-type="float" office:value="16.693">
                <text:p>16.6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4.27">
                <text:p>954.27</text:p>
              </table:table-cell>
              <table:table-cell office:value-type="float" office:value="19.229">
                <text:p>19.22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5.412">
                <text:p>955.412</text:p>
              </table:table-cell>
              <table:table-cell office:value-type="float" office:value="20.773">
                <text:p>20.7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6.553">
                <text:p>956.553</text:p>
              </table:table-cell>
              <table:table-cell office:value-type="float" office:value="20.775">
                <text:p>20.7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7.695">
                <text:p>957.695</text:p>
              </table:table-cell>
              <table:table-cell office:value-type="float" office:value="22.555">
                <text:p>22.5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8.836">
                <text:p>958.836</text:p>
              </table:table-cell>
              <table:table-cell office:value-type="float" office:value="22.559">
                <text:p>22.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9.978">
                <text:p>959.978</text:p>
              </table:table-cell>
              <table:table-cell office:value-type="float" office:value="20.218">
                <text:p>20.2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1.119">
                <text:p>961.119</text:p>
              </table:table-cell>
              <table:table-cell office:value-type="float" office:value="19.216">
                <text:p>19.2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2.261">
                <text:p>962.261</text:p>
              </table:table-cell>
              <table:table-cell office:value-type="float" office:value="19.428">
                <text:p>19.4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3.402">
                <text:p>963.402</text:p>
              </table:table-cell>
              <table:table-cell office:value-type="float" office:value="20.636">
                <text:p>20.6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4.544">
                <text:p>964.544</text:p>
              </table:table-cell>
              <table:table-cell office:value-type="float" office:value="19.419">
                <text:p>19.4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5.685">
                <text:p>965.685</text:p>
              </table:table-cell>
              <table:table-cell office:value-type="float" office:value="17.792">
                <text:p>17.7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6.827">
                <text:p>966.827</text:p>
              </table:table-cell>
              <table:table-cell office:value-type="float" office:value="18.411">
                <text:p>18.4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7.968">
                <text:p>967.968</text:p>
              </table:table-cell>
              <table:table-cell office:value-type="float" office:value="19.203">
                <text:p>19.2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9.109">
                <text:p>969.109</text:p>
              </table:table-cell>
              <table:table-cell office:value-type="float" office:value="19.201">
                <text:p>19.2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0.251">
                <text:p>970.251</text:p>
              </table:table-cell>
              <table:table-cell office:value-type="float" office:value="20.199">
                <text:p>20.1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1.392">
                <text:p>971.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2.534">
                <text:p>972.534</text:p>
              </table:table-cell>
              <table:table-cell office:value-type="float" office:value="22.415">
                <text:p>22.4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3.675">
                <text:p>973.675</text:p>
              </table:table-cell>
              <table:table-cell office:value-type="float" office:value="19.807">
                <text:p>19.8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4.817">
                <text:p>974.8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5.958">
                <text:p>975.9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7.1">
                <text:p>977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8.241">
                <text:p>978.241</text:p>
              </table:table-cell>
              <table:table-cell office:value-type="float" office:value="17.184">
                <text:p>17.1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9.383">
                <text:p>979.3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80.524">
                <text:p>980.5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81.666">
                <text:p>981.6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2.807">
                <text:p>982.807</text:p>
              </table:table-cell>
              <table:table-cell office:value-type="float" office:value="16.352">
                <text:p>16.3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3.949">
                <text:p>983.949</text:p>
              </table:table-cell>
              <table:table-cell office:value-type="float" office:value="18.174">
                <text:p>18.1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5.09">
                <text:p>985.09</text:p>
              </table:table-cell>
              <table:table-cell office:value-type="float" office:value="19.172">
                <text:p>19.1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6.232">
                <text:p>986.232</text:p>
              </table:table-cell>
              <table:table-cell office:value-type="float" office:value="18.169">
                <text:p>18.1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87.373">
                <text:p>987.3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8.515">
                <text:p>988.515</text:p>
              </table:table-cell>
              <table:table-cell office:value-type="float" office:value="19.835">
                <text:p>19.8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9.656">
                <text:p>989.6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0.797">
                <text:p>990.7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1.939">
                <text:p>991.9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3.08">
                <text:p>993.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4.222">
                <text:p>994.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5.363">
                <text:p>995.363</text:p>
              </table:table-cell>
              <table:table-cell office:value-type="float" office:value="19.695">
                <text:p>19.6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6.505">
                <text:p>996.505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7.646">
                <text:p>997.646</text:p>
              </table:table-cell>
              <table:table-cell office:value-type="float" office:value="20.852">
                <text:p>20.8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8.788">
                <text:p>998.7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9.929">
                <text:p>999.929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1.071">
                <text:p>1001.071</text:p>
              </table:table-cell>
              <table:table-cell office:value-type="float" office:value="19.858">
                <text:p>19.8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2.212">
                <text:p>1002.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3.354">
                <text:p>1003.354</text:p>
              </table:table-cell>
              <table:table-cell office:value-type="float" office:value="18.862">
                <text:p>18.8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4.495">
                <text:p>1004.495</text:p>
              </table:table-cell>
              <table:table-cell office:value-type="float" office:value="19.864">
                <text:p>19.8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5.637">
                <text:p>1005.637</text:p>
              </table:table-cell>
              <table:table-cell office:value-type="float" office:value="21.867">
                <text:p>21.8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6.778">
                <text:p>1006.778</text:p>
              </table:table-cell>
              <table:table-cell office:value-type="float" office:value="19.869">
                <text:p>19.8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7.92">
                <text:p>1007.92</text:p>
              </table:table-cell>
              <table:table-cell office:value-type="float" office:value="18.129">
                <text:p>18.12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9.061">
                <text:p>1009.0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0.202">
                <text:p>1010.202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1.344">
                <text:p>1011.3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2.485">
                <text:p>1012.485</text:p>
              </table:table-cell>
              <table:table-cell office:value-type="float" office:value="18.121">
                <text:p>18.1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3.627">
                <text:p>1013.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4.768">
                <text:p>1014.7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5.91">
                <text:p>1015.91</text:p>
              </table:table-cell>
              <table:table-cell office:value-type="float" office:value="16.114">
                <text:p>16.1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7.051">
                <text:p>1017.051</text:p>
              </table:table-cell>
              <table:table-cell office:value-type="float" office:value="19.775">
                <text:p>19.7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18.193">
                <text:p>1018.193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19.334">
                <text:p>1019.334</text:p>
              </table:table-cell>
              <table:table-cell office:value-type="float" office:value="19.784">
                <text:p>19.7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0.476">
                <text:p>1020.476</text:p>
              </table:table-cell>
              <table:table-cell office:value-type="float" office:value="19.788">
                <text:p>19.7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1.617">
                <text:p>1021.617</text:p>
              </table:table-cell>
              <table:table-cell office:value-type="float" office:value="18.896">
                <text:p>18.8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2.759">
                <text:p>1022.7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3.9">
                <text:p>1023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5.042">
                <text:p>1025.042</text:p>
              </table:table-cell>
              <table:table-cell office:value-type="float" office:value="18.903">
                <text:p>18.9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26.183">
                <text:p>1026.1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27.325">
                <text:p>1027.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8.466">
                <text:p>1028.466</text:p>
              </table:table-cell>
              <table:table-cell office:value-type="float" office:value="19.091">
                <text:p>19.0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9.608">
                <text:p>1029.608</text:p>
              </table:table-cell>
              <table:table-cell office:value-type="float" office:value="19.089">
                <text:p>19.0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0.749">
                <text:p>1030.749</text:p>
              </table:table-cell>
              <table:table-cell office:value-type="float" office:value="17.261">
                <text:p>17.2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31.89">
                <text:p>1031.89</text:p>
              </table:table-cell>
              <table:table-cell office:value-type="float" office:value="17.169">
                <text:p>17.1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3.032">
                <text:p>1033.032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4.173">
                <text:p>1034.173</text:p>
              </table:table-cell>
              <table:table-cell office:value-type="float" office:value="17.919">
                <text:p>17.9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5.315">
                <text:p>1035.315</text:p>
              </table:table-cell>
              <table:table-cell office:value-type="float" office:value="18.765">
                <text:p>18.7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6.456">
                <text:p>1036.456</text:p>
              </table:table-cell>
              <table:table-cell office:value-type="float" office:value="19.924">
                <text:p>19.9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7.598">
                <text:p>1037.598</text:p>
              </table:table-cell>
              <table:table-cell office:value-type="float" office:value="20.074">
                <text:p>20.07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8.739">
                <text:p>1038.739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9.881">
                <text:p>1039.88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41.022">
                <text:p>1041.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42.164">
                <text:p>1042.1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43.305">
                <text:p>1043.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44.447">
                <text:p>1044.447</text:p>
              </table:table-cell>
              <table:table-cell office:value-type="float" office:value="18.939">
                <text:p>18.9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5.588">
                <text:p>1045.588</text:p>
              </table:table-cell>
              <table:table-cell office:value-type="float" office:value="17.941">
                <text:p>17.9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6.73">
                <text:p>1046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7.871">
                <text:p>1047.8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49.013">
                <text:p>1049.013</text:p>
              </table:table-cell>
              <table:table-cell office:value-type="float" office:value="19.947">
                <text:p>19.9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50.154">
                <text:p>1050.154</text:p>
              </table:table-cell>
              <table:table-cell office:value-type="float" office:value="18.051">
                <text:p>18.0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51.295">
                <text:p>1051.295</text:p>
              </table:table-cell>
              <table:table-cell office:value-type="float" office:value="17.146">
                <text:p>17.1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52.437">
                <text:p>1052.437</text:p>
              </table:table-cell>
              <table:table-cell office:value-type="float" office:value="16.186">
                <text:p>16.1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53.578">
                <text:p>1053.5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54.72">
                <text:p>1054.72</text:p>
              </table:table-cell>
              <table:table-cell office:value-type="float" office:value="17.958">
                <text:p>17.9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5.861">
                <text:p>1055.861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57.003">
                <text:p>1057.003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8.144">
                <text:p>1058.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59.286">
                <text:p>1059.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60.427">
                <text:p>1060.427</text:p>
              </table:table-cell>
              <table:table-cell office:value-type="float" office:value="18.936">
                <text:p>18.9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1.569">
                <text:p>1061.569</text:p>
              </table:table-cell>
              <table:table-cell office:value-type="float" office:value="20.941">
                <text:p>20.94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62.71">
                <text:p>1062.71</text:p>
              </table:table-cell>
              <table:table-cell office:value-type="float" office:value="19.028">
                <text:p>19.0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63.852">
                <text:p>1063.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64.993">
                <text:p>1064.993</text:p>
              </table:table-cell>
              <table:table-cell office:value-type="float" office:value="17.977">
                <text:p>17.9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66.135">
                <text:p>1066.135</text:p>
              </table:table-cell>
              <table:table-cell office:value-type="float" office:value="15.979">
                <text:p>15.97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67.276">
                <text:p>1067.276</text:p>
              </table:table-cell>
              <table:table-cell office:value-type="float" office:value="14.981">
                <text:p>14.98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68.417">
                <text:p>1068.417</text:p>
              </table:table-cell>
              <table:table-cell office:value-type="float" office:value="15.034">
                <text:p>15.0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69.559">
                <text:p>1069.559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70.7">
                <text:p>1070.7</text:p>
              </table:table-cell>
              <table:table-cell office:value-type="float" office:value="19.975">
                <text:p>19.9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71.842">
                <text:p>1071.842</text:p>
              </table:table-cell>
              <table:table-cell office:value-type="float" office:value="19.979">
                <text:p>19.9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72.983">
                <text:p>1072.983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74.125">
                <text:p>1074.125</text:p>
              </table:table-cell>
              <table:table-cell office:value-type="float" office:value="17.006">
                <text:p>17.0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75.266">
                <text:p>1075.2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6.408">
                <text:p>1076.408</text:p>
              </table:table-cell>
              <table:table-cell office:value-type="float" office:value="18.998">
                <text:p>18.9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77.549">
                <text:p>1077.5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78.691">
                <text:p>1078.691</text:p>
              </table:table-cell>
              <table:table-cell office:value-type="float" office:value="17.989">
                <text:p>17.9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79.832">
                <text:p>1079.832</text:p>
              </table:table-cell>
              <table:table-cell office:value-type="float" office:value="16.708">
                <text:p>16.7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80.974">
                <text:p>1080.974</text:p>
              </table:table-cell>
              <table:table-cell office:value-type="float" office:value="18.289">
                <text:p>18.2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2.115">
                <text:p>1082.115</text:p>
              </table:table-cell>
              <table:table-cell office:value-type="float" office:value="19.002">
                <text:p>19.0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83.257">
                <text:p>1083.257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84.398">
                <text:p>1084.398</text:p>
              </table:table-cell>
              <table:table-cell office:value-type="float" office:value="18.769">
                <text:p>18.7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85.54">
                <text:p>1085.54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6.681">
                <text:p>1086.681</text:p>
              </table:table-cell>
              <table:table-cell office:value-type="float" office:value="17.186">
                <text:p>17.1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87.823">
                <text:p>1087.823</text:p>
              </table:table-cell>
              <table:table-cell office:value-type="float" office:value="17.839">
                <text:p>17.8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88.964">
                <text:p>1088.964</text:p>
              </table:table-cell>
              <table:table-cell office:value-type="float" office:value="18.138">
                <text:p>18.1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0.105">
                <text:p>1090.105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91.247">
                <text:p>1091.247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92.388">
                <text:p>1092.388</text:p>
              </table:table-cell>
              <table:table-cell office:value-type="float" office:value="23.833">
                <text:p>23.8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93.53">
                <text:p>1093.53</text:p>
              </table:table-cell>
              <table:table-cell office:value-type="float" office:value="21.815">
                <text:p>21.8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4.671">
                <text:p>1094.671</text:p>
              </table:table-cell>
              <table:table-cell office:value-type="float" office:value="20.036">
                <text:p>20.0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95.813">
                <text:p>1095.813</text:p>
              </table:table-cell>
              <table:table-cell office:value-type="float" office:value="16.041">
                <text:p>16.0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96.954">
                <text:p>1096.95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300" chart:origin="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d83a23" draw:fill-color="#d83a23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4.153cm" xlink:href=".." xlink:type="simple" chart:class="chart:scatter" chart:style-name="ch1">
        <chart:plot-area chart:style-name="ch2" table:cell-range-address="plot_profile_sample.A1:plot_profile_sample.A1148 plot_profile_sample.C1:plot_profile_sample.C1148" chart:data-source-has-labels="row" svg:x="0.32cm" svg:y="0.083cm" svg:width="15.36cm" svg:height="3.987cm">
          <chart:coordinate-region svg:x="1.762cm" svg:y="0.481cm" svg:width="13.918cm" svg:height="2.545cm"/>
          <chart:axis chart:dimension="x" chart:name="primary-x" chart:style-name="ch3"/>
          <chart:axis chart:dimension="y" chart:name="primary-y" chart:style-name="ch4"/>
          <chart:series chart:style-name="ch5" chart:values-cell-range-address="plot_profile_sample.C2:plot_profile_sample.C1148" chart:label-cell-address="plot_profile_sample.C1:plot_profile_sample.C1" chart:class="chart:scatter">
            <chart:domain table:cell-range-address="plot_profile_sample.A2:plot_profile_sample.A1148"/>
            <chart:data-point chart:repeated="114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d</text:p>
                <draw:g>
                  <svg:desc>plot_profile_sample.C1:plot_profile_samp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rofile_sample.A2:plot_profile_sample.A1148</svg:desc>
                </draw:g>
              </table:table-cell>
              <table:table-cell office:value-type="float" office:value="22">
                <text:p>22</text:p>
                <draw:g>
                  <svg:desc>plot_profile_sample.C2:plot_profile_sample.C1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1">
                <text:p>1.141</text:p>
              </table:table-cell>
              <table:table-cell office:value-type="float" office:value="23.023">
                <text:p>23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3">
                <text:p>2.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4">
                <text:p>3.424</text:p>
              </table:table-cell>
              <table:table-cell office:value-type="float" office:value="20.068">
                <text:p>20.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66">
                <text:p>4.566</text:p>
              </table:table-cell>
              <table:table-cell office:value-type="float" office:value="19.272">
                <text:p>19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07">
                <text:p>5.7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49">
                <text:p>6.849</text:p>
              </table:table-cell>
              <table:table-cell office:value-type="float" office:value="21.864">
                <text:p>21.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20.682">
                <text:p>20.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2">
                <text:p>9.1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73">
                <text:p>10.273</text:p>
              </table:table-cell>
              <table:table-cell office:value-type="float" office:value="20.408">
                <text:p>20.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15">
                <text:p>11.415</text:p>
              </table:table-cell>
              <table:table-cell office:value-type="float" office:value="21.134">
                <text:p>21.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56">
                <text:p>12.556</text:p>
              </table:table-cell>
              <table:table-cell office:value-type="float" office:value="20.248">
                <text:p>20.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98">
                <text:p>13.6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39">
                <text:p>14.839</text:p>
              </table:table-cell>
              <table:table-cell office:value-type="float" office:value="20.705">
                <text:p>20.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1">
                <text:p>15.981</text:p>
              </table:table-cell>
              <table:table-cell office:value-type="float" office:value="18.682">
                <text:p>18.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22">
                <text:p>17.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264">
                <text:p>18.264</text:p>
              </table:table-cell>
              <table:table-cell office:value-type="float" office:value="16.363">
                <text:p>16.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05">
                <text:p>19.405</text:p>
              </table:table-cell>
              <table:table-cell office:value-type="float" office:value="15.386">
                <text:p>15.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46">
                <text:p>20.546</text:p>
              </table:table-cell>
              <table:table-cell office:value-type="float" office:value="16.817">
                <text:p>16.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88">
                <text:p>21.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29">
                <text:p>22.829</text:p>
              </table:table-cell>
              <table:table-cell office:value-type="float" office:value="19.092">
                <text:p>19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971">
                <text:p>23.971</text:p>
              </table:table-cell>
              <table:table-cell office:value-type="float" office:value="17.524">
                <text:p>17.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2">
                <text:p>25.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254">
                <text:p>26.254</text:p>
              </table:table-cell>
              <table:table-cell office:value-type="float" office:value="17.478">
                <text:p>17.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95">
                <text:p>27.395</text:p>
              </table:table-cell>
              <table:table-cell office:value-type="float" office:value="17.911">
                <text:p>17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37">
                <text:p>28.537</text:p>
              </table:table-cell>
              <table:table-cell office:value-type="float" office:value="17.433">
                <text:p>17.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78">
                <text:p>29.678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82">
                <text:p>30.82</text:p>
              </table:table-cell>
              <table:table-cell office:value-type="float" office:value="16.162">
                <text:p>16.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1">
                <text:p>31.961</text:p>
              </table:table-cell>
              <table:table-cell office:value-type="float" office:value="17.729">
                <text:p>17.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103">
                <text:p>33.103</text:p>
              </table:table-cell>
              <table:table-cell office:value-type="float" office:value="17.684">
                <text:p>17.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44">
                <text:p>34.2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386">
                <text:p>35.386</text:p>
              </table:table-cell>
              <table:table-cell office:value-type="float" office:value="15.703">
                <text:p>15.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27">
                <text:p>36.527</text:p>
              </table:table-cell>
              <table:table-cell office:value-type="float" office:value="18.452">
                <text:p>18.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69">
                <text:p>37.669</text:p>
              </table:table-cell>
              <table:table-cell office:value-type="float" office:value="20.246">
                <text:p>20.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81">
                <text:p>38.81</text:p>
              </table:table-cell>
              <table:table-cell office:value-type="float" office:value="20.314">
                <text:p>20.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52">
                <text:p>39.952</text:p>
              </table:table-cell>
              <table:table-cell office:value-type="float" office:value="17.794">
                <text:p>17.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093">
                <text:p>41.0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234">
                <text:p>42.2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376">
                <text:p>43.376</text:p>
              </table:table-cell>
              <table:table-cell office:value-type="float" office:value="17.138">
                <text:p>17.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517">
                <text:p>44.517</text:p>
              </table:table-cell>
              <table:table-cell office:value-type="float" office:value="17.346">
                <text:p>17.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659">
                <text:p>45.659</text:p>
              </table:table-cell>
              <table:table-cell office:value-type="float" office:value="16.277">
                <text:p>16.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8">
                <text:p>46.8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942">
                <text:p>47.942</text:p>
              </table:table-cell>
              <table:table-cell office:value-type="float" office:value="15.953">
                <text:p>15.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083">
                <text:p>49.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225">
                <text:p>50.225</text:p>
              </table:table-cell>
              <table:table-cell office:value-type="float" office:value="18.998">
                <text:p>18.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366">
                <text:p>51.366</text:p>
              </table:table-cell>
              <table:table-cell office:value-type="float" office:value="20.021">
                <text:p>20.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08">
                <text:p>52.5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649">
                <text:p>53.649</text:p>
              </table:table-cell>
              <table:table-cell office:value-type="float" office:value="19.867">
                <text:p>19.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91">
                <text:p>54.7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932">
                <text:p>55.932</text:p>
              </table:table-cell>
              <table:table-cell office:value-type="float" office:value="19.888">
                <text:p>19.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074">
                <text:p>57.0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215">
                <text:p>58.215</text:p>
              </table:table-cell>
              <table:table-cell office:value-type="float" office:value="17.843">
                <text:p>17.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357">
                <text:p>59.3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498">
                <text:p>60.498</text:p>
              </table:table-cell>
              <table:table-cell office:value-type="float" office:value="17.202">
                <text:p>17.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39">
                <text:p>61.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81">
                <text:p>62.781</text:p>
              </table:table-cell>
              <table:table-cell office:value-type="float" office:value="16.752">
                <text:p>16.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922">
                <text:p>63.922</text:p>
              </table:table-cell>
              <table:table-cell office:value-type="float" office:value="18.459">
                <text:p>18.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064">
                <text:p>65.0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205">
                <text:p>66.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47">
                <text:p>67.347</text:p>
              </table:table-cell>
              <table:table-cell office:value-type="float" office:value="19.677">
                <text:p>19.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488">
                <text:p>68.488</text:p>
              </table:table-cell>
              <table:table-cell office:value-type="float" office:value="19.723">
                <text:p>19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63">
                <text:p>69.63</text:p>
              </table:table-cell>
              <table:table-cell office:value-type="float" office:value="19.384">
                <text:p>19.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71">
                <text:p>70.771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913">
                <text:p>71.913</text:p>
              </table:table-cell>
              <table:table-cell office:value-type="float" office:value="16.859">
                <text:p>16.8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054">
                <text:p>73.054</text:p>
              </table:table-cell>
              <table:table-cell office:value-type="float" office:value="17.548">
                <text:p>17.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196">
                <text:p>74.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37">
                <text:p>75.3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479">
                <text:p>76.479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62">
                <text:p>77.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2">
                <text:p>78.762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903">
                <text:p>79.903</text:p>
              </table:table-cell>
              <table:table-cell office:value-type="float" office:value="16.588">
                <text:p>16.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044">
                <text:p>81.044</text:p>
              </table:table-cell>
              <table:table-cell office:value-type="float" office:value="16.778">
                <text:p>16.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186">
                <text:p>82.186</text:p>
              </table:table-cell>
              <table:table-cell office:value-type="float" office:value="16.099">
                <text:p>16.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327">
                <text:p>83.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469">
                <text:p>84.469</text:p>
              </table:table-cell>
              <table:table-cell office:value-type="float" office:value="23.037">
                <text:p>23.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61">
                <text:p>85.61</text:p>
              </table:table-cell>
              <table:table-cell office:value-type="float" office:value="23.508">
                <text:p>23.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52">
                <text:p>86.752</text:p>
              </table:table-cell>
              <table:table-cell office:value-type="float" office:value="22.449">
                <text:p>22.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893">
                <text:p>87.893</text:p>
              </table:table-cell>
              <table:table-cell office:value-type="float" office:value="20.747">
                <text:p>20.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35">
                <text:p>89.035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176">
                <text:p>90.176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318">
                <text:p>91.318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459">
                <text:p>92.459</text:p>
              </table:table-cell>
              <table:table-cell office:value-type="float" office:value="16.325">
                <text:p>16.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601">
                <text:p>93.601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42">
                <text:p>94.742</text:p>
              </table:table-cell>
              <table:table-cell office:value-type="float" office:value="16.883">
                <text:p>16.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884">
                <text:p>95.884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025">
                <text:p>97.0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167">
                <text:p>98.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08">
                <text:p>99.308</text:p>
              </table:table-cell>
              <table:table-cell office:value-type="float" office:value="15.974">
                <text:p>15.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.45">
                <text:p>100.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91">
                <text:p>101.591</text:p>
              </table:table-cell>
              <table:table-cell office:value-type="float" office:value="15.019">
                <text:p>15.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32">
                <text:p>102.7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874">
                <text:p>103.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015">
                <text:p>105.015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157">
                <text:p>106.157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298">
                <text:p>107.298</text:p>
              </table:table-cell>
              <table:table-cell office:value-type="float" office:value="16.265">
                <text:p>16.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44">
                <text:p>108.44</text:p>
              </table:table-cell>
              <table:table-cell office:value-type="float" office:value="17.155">
                <text:p>17.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.581">
                <text:p>109.5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723">
                <text:p>110.7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.864">
                <text:p>111.8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006">
                <text:p>113.006</text:p>
              </table:table-cell>
              <table:table-cell office:value-type="float" office:value="17.246">
                <text:p>17.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.147">
                <text:p>114.147</text:p>
              </table:table-cell>
              <table:table-cell office:value-type="float" office:value="16.269">
                <text:p>16.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.289">
                <text:p>115.289</text:p>
              </table:table-cell>
              <table:table-cell office:value-type="float" office:value="16.709">
                <text:p>16.7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.43">
                <text:p>116.43</text:p>
              </table:table-cell>
              <table:table-cell office:value-type="float" office:value="17.686">
                <text:p>17.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.572">
                <text:p>117.572</text:p>
              </table:table-cell>
              <table:table-cell office:value-type="float" office:value="17.663">
                <text:p>17.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713">
                <text:p>118.713</text:p>
              </table:table-cell>
              <table:table-cell office:value-type="float" office:value="18.719">
                <text:p>18.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.855">
                <text:p>119.855</text:p>
              </table:table-cell>
              <table:table-cell office:value-type="float" office:value="17.764">
                <text:p>17.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.996">
                <text:p>120.996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.137">
                <text:p>122.137</text:p>
              </table:table-cell>
              <table:table-cell office:value-type="float" office:value="18.855">
                <text:p>18.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79">
                <text:p>123.279</text:p>
              </table:table-cell>
              <table:table-cell office:value-type="float" office:value="15.901">
                <text:p>15.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42">
                <text:p>124.42</text:p>
              </table:table-cell>
              <table:table-cell office:value-type="float" office:value="13.419">
                <text:p>13.4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.562">
                <text:p>125.562</text:p>
              </table:table-cell>
              <table:table-cell office:value-type="float" office:value="15.983">
                <text:p>15.9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.703">
                <text:p>126.703</text:p>
              </table:table-cell>
              <table:table-cell office:value-type="float" office:value="18.037">
                <text:p>18.0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.845">
                <text:p>127.8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.986">
                <text:p>128.986</text:p>
              </table:table-cell>
              <table:table-cell office:value-type="float" office:value="17.873">
                <text:p>17.8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.128">
                <text:p>130.128</text:p>
              </table:table-cell>
              <table:table-cell office:value-type="float" office:value="16.414">
                <text:p>16.4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.269">
                <text:p>131.269</text:p>
              </table:table-cell>
              <table:table-cell office:value-type="float" office:value="16.391">
                <text:p>16.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.411">
                <text:p>132.411</text:p>
              </table:table-cell>
              <table:table-cell office:value-type="float" office:value="17.736">
                <text:p>17.7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552">
                <text:p>133.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694">
                <text:p>134.6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835">
                <text:p>135.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.977">
                <text:p>136.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.118">
                <text:p>138.118</text:p>
              </table:table-cell>
              <table:table-cell office:value-type="float" office:value="19.255">
                <text:p>19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.26">
                <text:p>139.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.401">
                <text:p>140.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.542">
                <text:p>141.542</text:p>
              </table:table-cell>
              <table:table-cell office:value-type="float" office:value="16.813">
                <text:p>16.8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.684">
                <text:p>142.684</text:p>
              </table:table-cell>
              <table:table-cell office:value-type="float" office:value="16.164">
                <text:p>16.1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825">
                <text:p>143.825</text:p>
              </table:table-cell>
              <table:table-cell office:value-type="float" office:value="17.141">
                <text:p>17.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967">
                <text:p>144.967</text:p>
              </table:table-cell>
              <table:table-cell office:value-type="float" office:value="16.644">
                <text:p>16.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.108">
                <text:p>146.108</text:p>
              </table:table-cell>
              <table:table-cell office:value-type="float" office:value="15.808">
                <text:p>15.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25">
                <text:p>147.25</text:p>
              </table:table-cell>
              <table:table-cell office:value-type="float" office:value="16.073">
                <text:p>16.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.391">
                <text:p>148.391</text:p>
              </table:table-cell>
              <table:table-cell office:value-type="float" office:value="15.101">
                <text:p>15.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.533">
                <text:p>149.533</text:p>
              </table:table-cell>
              <table:table-cell office:value-type="float" office:value="14.056">
                <text:p>14.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.674">
                <text:p>150.674</text:p>
              </table:table-cell>
              <table:table-cell office:value-type="float" office:value="14.005">
                <text:p>14.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816">
                <text:p>151.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.957">
                <text:p>152.957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.099">
                <text:p>154.099</text:p>
              </table:table-cell>
              <table:table-cell office:value-type="float" office:value="14.937">
                <text:p>14.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.24">
                <text:p>155.24</text:p>
              </table:table-cell>
              <table:table-cell office:value-type="float" office:value="15.914">
                <text:p>15.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.382">
                <text:p>156.382</text:p>
              </table:table-cell>
              <table:table-cell office:value-type="float" office:value="14.892">
                <text:p>14.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.523">
                <text:p>157.523</text:p>
              </table:table-cell>
              <table:table-cell office:value-type="float" office:value="14.869">
                <text:p>14.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.665">
                <text:p>158.665</text:p>
              </table:table-cell>
              <table:table-cell office:value-type="float" office:value="15.846">
                <text:p>15.8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.806">
                <text:p>159.806</text:p>
              </table:table-cell>
              <table:table-cell office:value-type="float" office:value="16.353">
                <text:p>16.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.948">
                <text:p>160.9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.089">
                <text:p>162.089</text:p>
              </table:table-cell>
              <table:table-cell office:value-type="float" office:value="17.778">
                <text:p>17.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.23">
                <text:p>163.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.372">
                <text:p>164.372</text:p>
              </table:table-cell>
              <table:table-cell office:value-type="float" office:value="19.466">
                <text:p>19.4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.513">
                <text:p>165.513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.655">
                <text:p>166.65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.796">
                <text:p>167.796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.938">
                <text:p>168.938</text:p>
              </table:table-cell>
              <table:table-cell office:value-type="float" office:value="13.358">
                <text:p>13.3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.079">
                <text:p>170.079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.221">
                <text:p>171.221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.362">
                <text:p>172.3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504">
                <text:p>173.504</text:p>
              </table:table-cell>
              <table:table-cell office:value-type="float" office:value="16.551">
                <text:p>16.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645">
                <text:p>174.645</text:p>
              </table:table-cell>
              <table:table-cell office:value-type="float" office:value="14.942">
                <text:p>14.9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.787">
                <text:p>175.787</text:p>
              </table:table-cell>
              <table:table-cell office:value-type="float" office:value="15.494">
                <text:p>15.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.928">
                <text:p>176.9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8.07">
                <text:p>178.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211">
                <text:p>179.211</text:p>
              </table:table-cell>
              <table:table-cell office:value-type="float" office:value="13.124">
                <text:p>13.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.353">
                <text:p>180.3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494">
                <text:p>181.494</text:p>
              </table:table-cell>
              <table:table-cell office:value-type="float" office:value="14.607">
                <text:p>14.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.635">
                <text:p>182.635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.777">
                <text:p>183.777</text:p>
              </table:table-cell>
              <table:table-cell office:value-type="float" office:value="14.653">
                <text:p>14.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918">
                <text:p>184.918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.06">
                <text:p>186.06</text:p>
              </table:table-cell>
              <table:table-cell office:value-type="float" office:value="16.604">
                <text:p>16.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7.201">
                <text:p>187.201</text:p>
              </table:table-cell>
              <table:table-cell office:value-type="float" office:value="16.721">
                <text:p>16.7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343">
                <text:p>188.343</text:p>
              </table:table-cell>
              <table:table-cell office:value-type="float" office:value="15.743">
                <text:p>15.7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.484">
                <text:p>189.484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.626">
                <text:p>190.6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1.767">
                <text:p>191.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2.909">
                <text:p>192.909</text:p>
              </table:table-cell>
              <table:table-cell office:value-type="float" office:value="15.834">
                <text:p>15.8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.05">
                <text:p>194.05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.192">
                <text:p>195.1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.333">
                <text:p>196.333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.475">
                <text:p>197.47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.616">
                <text:p>198.616</text:p>
              </table:table-cell>
              <table:table-cell office:value-type="float" office:value="15.843">
                <text:p>15.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.758">
                <text:p>199.758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.899">
                <text:p>200.899</text:p>
              </table:table-cell>
              <table:table-cell office:value-type="float" office:value="14.993">
                <text:p>14.9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.04">
                <text:p>202.04</text:p>
              </table:table-cell>
              <table:table-cell office:value-type="float" office:value="16.031">
                <text:p>16.0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.182">
                <text:p>203.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.323">
                <text:p>204.323</text:p>
              </table:table-cell>
              <table:table-cell office:value-type="float" office:value="15.939">
                <text:p>15.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.465">
                <text:p>205.4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.606">
                <text:p>206.606</text:p>
              </table:table-cell>
              <table:table-cell office:value-type="float" office:value="16.894">
                <text:p>16.8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.748">
                <text:p>207.7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.889">
                <text:p>208.889</text:p>
              </table:table-cell>
              <table:table-cell office:value-type="float" office:value="15.152">
                <text:p>15.1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0.031">
                <text:p>210.031</text:p>
              </table:table-cell>
              <table:table-cell office:value-type="float" office:value="13.524">
                <text:p>13.5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1.172">
                <text:p>211.172</text:p>
              </table:table-cell>
              <table:table-cell office:value-type="float" office:value="15.197">
                <text:p>15.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.314">
                <text:p>212.314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.455">
                <text:p>213.455</text:p>
              </table:table-cell>
              <table:table-cell office:value-type="float" office:value="14.243">
                <text:p>14.2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.597">
                <text:p>214.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5.738">
                <text:p>215.7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.88">
                <text:p>216.88</text:p>
              </table:table-cell>
              <table:table-cell office:value-type="float" office:value="15.379">
                <text:p>15.3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8.021">
                <text:p>218.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.163">
                <text:p>219.163</text:p>
              </table:table-cell>
              <table:table-cell office:value-type="float" office:value="17.644">
                <text:p>17.6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.304">
                <text:p>220.3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1.446">
                <text:p>221.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2.587">
                <text:p>222.587</text:p>
              </table:table-cell>
              <table:table-cell office:value-type="float" office:value="15.152">
                <text:p>15.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3.728">
                <text:p>223.728</text:p>
              </table:table-cell>
              <table:table-cell office:value-type="float" office:value="13.553">
                <text:p>13.5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4.87">
                <text:p>224.87</text:p>
              </table:table-cell>
              <table:table-cell office:value-type="float" office:value="13.939">
                <text:p>13.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.011">
                <text:p>226.011</text:p>
              </table:table-cell>
              <table:table-cell office:value-type="float" office:value="16.476">
                <text:p>16.4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7.153">
                <text:p>227.153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8.294">
                <text:p>228.294</text:p>
              </table:table-cell>
              <table:table-cell office:value-type="float" office:value="21.613">
                <text:p>21.6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.436">
                <text:p>229.436</text:p>
              </table:table-cell>
              <table:table-cell office:value-type="float" office:value="21.241">
                <text:p>21.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.577">
                <text:p>230.577</text:p>
              </table:table-cell>
              <table:table-cell office:value-type="float" office:value="17.749">
                <text:p>17.7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.719">
                <text:p>231.719</text:p>
              </table:table-cell>
              <table:table-cell office:value-type="float" office:value="16.817">
                <text:p>16.8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2.86">
                <text:p>232.86</text:p>
              </table:table-cell>
              <table:table-cell office:value-type="float" office:value="16.885">
                <text:p>16.8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002">
                <text:p>234.002</text:p>
              </table:table-cell>
              <table:table-cell office:value-type="float" office:value="16.302">
                <text:p>16.3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.143">
                <text:p>235.143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.285">
                <text:p>236.285</text:p>
              </table:table-cell>
              <table:table-cell office:value-type="float" office:value="12.607">
                <text:p>12.6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7.426">
                <text:p>237.426</text:p>
              </table:table-cell>
              <table:table-cell office:value-type="float" office:value="14.281">
                <text:p>14.2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.568">
                <text:p>238.568</text:p>
              </table:table-cell>
              <table:table-cell office:value-type="float" office:value="15.742">
                <text:p>15.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9.709">
                <text:p>239.709</text:p>
              </table:table-cell>
              <table:table-cell office:value-type="float" office:value="14.529">
                <text:p>14.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.851">
                <text:p>240.851</text:p>
              </table:table-cell>
              <table:table-cell office:value-type="float" office:value="15.574">
                <text:p>15.5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.992">
                <text:p>241.9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.133">
                <text:p>243.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4.275">
                <text:p>244.275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.416">
                <text:p>245.416</text:p>
              </table:table-cell>
              <table:table-cell office:value-type="float" office:value="15.878">
                <text:p>15.8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6.558">
                <text:p>246.558</text:p>
              </table:table-cell>
              <table:table-cell office:value-type="float" office:value="15.099">
                <text:p>15.0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7.699">
                <text:p>247.699</text:p>
              </table:table-cell>
              <table:table-cell office:value-type="float" office:value="12.154">
                <text:p>12.1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841">
                <text:p>248.841</text:p>
              </table:table-cell>
              <table:table-cell office:value-type="float" office:value="17.946">
                <text:p>17.9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982">
                <text:p>249.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124">
                <text:p>251.124</text:p>
              </table:table-cell>
              <table:table-cell office:value-type="float" office:value="16.974">
                <text:p>16.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.265">
                <text:p>252.265</text:p>
              </table:table-cell>
              <table:table-cell office:value-type="float" office:value="19.986">
                <text:p>19.9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3.407">
                <text:p>253.407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4.548">
                <text:p>254.548</text:p>
              </table:table-cell>
              <table:table-cell office:value-type="float" office:value="19.941">
                <text:p>19.9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.69">
                <text:p>255.69</text:p>
              </table:table-cell>
              <table:table-cell office:value-type="float" office:value="21.836">
                <text:p>21.8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.831">
                <text:p>256.831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7.973">
                <text:p>257.973</text:p>
              </table:table-cell>
              <table:table-cell office:value-type="float" office:value="16.745">
                <text:p>16.7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.114">
                <text:p>259.114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.256">
                <text:p>260.256</text:p>
              </table:table-cell>
              <table:table-cell office:value-type="float" office:value="17.827">
                <text:p>17.8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.397">
                <text:p>261.397</text:p>
              </table:table-cell>
              <table:table-cell office:value-type="float" office:value="17.805">
                <text:p>17.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2.538">
                <text:p>262.5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3.68">
                <text:p>263.68</text:p>
              </table:table-cell>
              <table:table-cell office:value-type="float" office:value="16.759">
                <text:p>16.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.821">
                <text:p>264.821</text:p>
              </table:table-cell>
              <table:table-cell office:value-type="float" office:value="16.473">
                <text:p>16.4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5.963">
                <text:p>265.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7.104">
                <text:p>267.1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8.246">
                <text:p>268.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.387">
                <text:p>269.387</text:p>
              </table:table-cell>
              <table:table-cell office:value-type="float" office:value="12.709">
                <text:p>12.7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.529">
                <text:p>270.529</text:p>
              </table:table-cell>
              <table:table-cell office:value-type="float" office:value="12.754">
                <text:p>12.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1.67">
                <text:p>271.6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.812">
                <text:p>272.812</text:p>
              </table:table-cell>
              <table:table-cell office:value-type="float" office:value="14.422">
                <text:p>14.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3.953">
                <text:p>273.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5.095">
                <text:p>275.0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6.236">
                <text:p>276.2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7.378">
                <text:p>277.3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8.519">
                <text:p>278.5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9.661">
                <text:p>279.661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0.802">
                <text:p>280.802</text:p>
              </table:table-cell>
              <table:table-cell office:value-type="float" office:value="16.581">
                <text:p>16.5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.944">
                <text:p>281.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3.085">
                <text:p>283.085</text:p>
              </table:table-cell>
              <table:table-cell office:value-type="float" office:value="17.627">
                <text:p>17.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4.226">
                <text:p>284.226</text:p>
              </table:table-cell>
              <table:table-cell office:value-type="float" office:value="17.702">
                <text:p>17.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5.368">
                <text:p>285.368</text:p>
              </table:table-cell>
              <table:table-cell office:value-type="float" office:value="17.656">
                <text:p>17.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6.509">
                <text:p>286.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7.651">
                <text:p>287.651</text:p>
              </table:table-cell>
              <table:table-cell office:value-type="float" office:value="14.717">
                <text:p>14.7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8.792">
                <text:p>288.792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9.934">
                <text:p>289.934</text:p>
              </table:table-cell>
              <table:table-cell office:value-type="float" office:value="17.763">
                <text:p>17.7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075">
                <text:p>291.075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2.217">
                <text:p>292.217</text:p>
              </table:table-cell>
              <table:table-cell office:value-type="float" office:value="20.424">
                <text:p>20.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3.358">
                <text:p>293.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4.5">
                <text:p>294.5</text:p>
              </table:table-cell>
              <table:table-cell office:value-type="float" office:value="13.293">
                <text:p>13.2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5.641">
                <text:p>295.641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.783">
                <text:p>296.783</text:p>
              </table:table-cell>
              <table:table-cell office:value-type="float" office:value="15.101">
                <text:p>15.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7.924">
                <text:p>297.9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.066">
                <text:p>299.066</text:p>
              </table:table-cell>
              <table:table-cell office:value-type="float" office:value="14.944">
                <text:p>14.9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.207">
                <text:p>300.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349">
                <text:p>301.349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2.49">
                <text:p>302.49</text:p>
              </table:table-cell>
              <table:table-cell office:value-type="float" office:value="15.012">
                <text:p>15.0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3.631">
                <text:p>303.6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773">
                <text:p>304.773</text:p>
              </table:table-cell>
              <table:table-cell office:value-type="float" office:value="13.115">
                <text:p>13.1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.914">
                <text:p>305.914</text:p>
              </table:table-cell>
              <table:table-cell office:value-type="float" office:value="14.161">
                <text:p>14.1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.056">
                <text:p>307.056</text:p>
              </table:table-cell>
              <table:table-cell office:value-type="float" office:value="15.103">
                <text:p>15.1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8.197">
                <text:p>308.197</text:p>
              </table:table-cell>
              <table:table-cell office:value-type="float" office:value="15.126">
                <text:p>15.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.339">
                <text:p>309.339</text:p>
              </table:table-cell>
              <table:table-cell office:value-type="float" office:value="14.297">
                <text:p>14.2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.48">
                <text:p>310.48</text:p>
              </table:table-cell>
              <table:table-cell office:value-type="float" office:value="15.171">
                <text:p>15.1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1.622">
                <text:p>311.622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2.763">
                <text:p>312.763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3.905">
                <text:p>313.905</text:p>
              </table:table-cell>
              <table:table-cell office:value-type="float" office:value="14.761">
                <text:p>14.7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.046">
                <text:p>315.046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6.188">
                <text:p>316.188</text:p>
              </table:table-cell>
              <table:table-cell office:value-type="float" office:value="16.284">
                <text:p>16.2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7.329">
                <text:p>317.329</text:p>
              </table:table-cell>
              <table:table-cell office:value-type="float" office:value="14.693">
                <text:p>14.6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8.471">
                <text:p>318.471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9.612">
                <text:p>319.612</text:p>
              </table:table-cell>
              <table:table-cell office:value-type="float" office:value="12.295">
                <text:p>12.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0.754">
                <text:p>320.754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895">
                <text:p>321.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3.036">
                <text:p>323.036</text:p>
              </table:table-cell>
              <table:table-cell office:value-type="float" office:value="12.421">
                <text:p>12.4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4.178">
                <text:p>324.1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5.319">
                <text:p>325.319</text:p>
              </table:table-cell>
              <table:table-cell office:value-type="float" office:value="17.068">
                <text:p>17.0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6.461">
                <text:p>326.461</text:p>
              </table:table-cell>
              <table:table-cell office:value-type="float" office:value="14.511">
                <text:p>14.5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7.602">
                <text:p>327.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8.744">
                <text:p>328.744</text:p>
              </table:table-cell>
              <table:table-cell office:value-type="float" office:value="16.602">
                <text:p>16.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.885">
                <text:p>329.885</text:p>
              </table:table-cell>
              <table:table-cell office:value-type="float" office:value="20.557">
                <text:p>20.5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1.027">
                <text:p>331.027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2.168">
                <text:p>332.168</text:p>
              </table:table-cell>
              <table:table-cell office:value-type="float" office:value="16.204">
                <text:p>16.2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3.31">
                <text:p>333.31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451">
                <text:p>334.451</text:p>
              </table:table-cell>
              <table:table-cell office:value-type="float" office:value="16.647">
                <text:p>16.6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5.593">
                <text:p>335.593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6.734">
                <text:p>336.734</text:p>
              </table:table-cell>
              <table:table-cell office:value-type="float" office:value="15.307">
                <text:p>15.3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.876">
                <text:p>337.876</text:p>
              </table:table-cell>
              <table:table-cell office:value-type="float" office:value="16.853">
                <text:p>16.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.017">
                <text:p>339.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0.159">
                <text:p>340.159</text:p>
              </table:table-cell>
              <table:table-cell office:value-type="float" office:value="16.761">
                <text:p>16.7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1.3">
                <text:p>341.3</text:p>
              </table:table-cell>
              <table:table-cell office:value-type="float" office:value="15.567">
                <text:p>15.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2.442">
                <text:p>342.442</text:p>
              </table:table-cell>
              <table:table-cell office:value-type="float" office:value="13.419">
                <text:p>13.4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3.583">
                <text:p>343.5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4.724">
                <text:p>344.724</text:p>
              </table:table-cell>
              <table:table-cell office:value-type="float" office:value="15.297">
                <text:p>15.2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5.866">
                <text:p>345.866</text:p>
              </table:table-cell>
              <table:table-cell office:value-type="float" office:value="16.126">
                <text:p>16.1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7.007">
                <text:p>347.0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8.149">
                <text:p>348.149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9.29">
                <text:p>349.29</text:p>
              </table:table-cell>
              <table:table-cell office:value-type="float" office:value="16.942">
                <text:p>16.9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0.432">
                <text:p>350.432</text:p>
              </table:table-cell>
              <table:table-cell office:value-type="float" office:value="16.035">
                <text:p>16.0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.573">
                <text:p>351.573</text:p>
              </table:table-cell>
              <table:table-cell office:value-type="float" office:value="17.012">
                <text:p>17.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.715">
                <text:p>352.715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3.856">
                <text:p>353.8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.998">
                <text:p>354.998</text:p>
              </table:table-cell>
              <table:table-cell office:value-type="float" office:value="14.056">
                <text:p>14.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139">
                <text:p>356.139</text:p>
              </table:table-cell>
              <table:table-cell office:value-type="float" office:value="14.157">
                <text:p>14.1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.281">
                <text:p>357.2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8.422">
                <text:p>358.4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9.564">
                <text:p>359.564</text:p>
              </table:table-cell>
              <table:table-cell office:value-type="float" office:value="15.293">
                <text:p>15.2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.705">
                <text:p>360.705</text:p>
              </table:table-cell>
              <table:table-cell office:value-type="float" office:value="14.339">
                <text:p>14.3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.847">
                <text:p>361.8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2.988">
                <text:p>362.988</text:p>
              </table:table-cell>
              <table:table-cell office:value-type="float" office:value="16.785">
                <text:p>16.7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4.129">
                <text:p>364.129</text:p>
              </table:table-cell>
              <table:table-cell office:value-type="float" office:value="14.763">
                <text:p>14.7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5.271">
                <text:p>365.271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6.412">
                <text:p>366.412</text:p>
              </table:table-cell>
              <table:table-cell office:value-type="float" office:value="14.848">
                <text:p>14.8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7.554">
                <text:p>367.554</text:p>
              </table:table-cell>
              <table:table-cell office:value-type="float" office:value="17.305">
                <text:p>17.3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.695">
                <text:p>368.6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.837">
                <text:p>369.837</text:p>
              </table:table-cell>
              <table:table-cell office:value-type="float" office:value="14.351">
                <text:p>14.3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0.978">
                <text:p>370.978</text:p>
              </table:table-cell>
              <table:table-cell office:value-type="float" office:value="15.627">
                <text:p>15.6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2.12">
                <text:p>372.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3.261">
                <text:p>373.261</text:p>
              </table:table-cell>
              <table:table-cell office:value-type="float" office:value="17.419">
                <text:p>17.4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4.403">
                <text:p>374.403</text:p>
              </table:table-cell>
              <table:table-cell office:value-type="float" office:value="16.883">
                <text:p>16.8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5.544">
                <text:p>375.544</text:p>
              </table:table-cell>
              <table:table-cell office:value-type="float" office:value="16.464">
                <text:p>16.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6.686">
                <text:p>376.686</text:p>
              </table:table-cell>
              <table:table-cell office:value-type="float" office:value="16.513">
                <text:p>16.5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7.827">
                <text:p>377.827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.969">
                <text:p>378.9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0.11">
                <text:p>380.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1.252">
                <text:p>381.252</text:p>
              </table:table-cell>
              <table:table-cell office:value-type="float" office:value="18.578">
                <text:p>18.5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2.393">
                <text:p>382.393</text:p>
              </table:table-cell>
              <table:table-cell office:value-type="float" office:value="18.801">
                <text:p>18.8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3.534">
                <text:p>383.534</text:p>
              </table:table-cell>
              <table:table-cell office:value-type="float" office:value="18.246">
                <text:p>18.2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.676">
                <text:p>384.676</text:p>
              </table:table-cell>
              <table:table-cell office:value-type="float" office:value="16.354">
                <text:p>16.3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5.817">
                <text:p>385.8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6.959">
                <text:p>386.959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8.1">
                <text:p>388.1</text:p>
              </table:table-cell>
              <table:table-cell office:value-type="float" office:value="15.714">
                <text:p>15.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9.242">
                <text:p>389.242</text:p>
              </table:table-cell>
              <table:table-cell office:value-type="float" office:value="15.264">
                <text:p>15.2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0.383">
                <text:p>390.383</text:p>
              </table:table-cell>
              <table:table-cell office:value-type="float" office:value="18.241">
                <text:p>18.2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1.525">
                <text:p>391.525</text:p>
              </table:table-cell>
              <table:table-cell office:value-type="float" office:value="19.218">
                <text:p>19.2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.666">
                <text:p>392.666</text:p>
              </table:table-cell>
              <table:table-cell office:value-type="float" office:value="17.195">
                <text:p>17.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.808">
                <text:p>393.808</text:p>
              </table:table-cell>
              <table:table-cell office:value-type="float" office:value="17.173">
                <text:p>17.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4.949">
                <text:p>394.949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6.091">
                <text:p>396.091</text:p>
              </table:table-cell>
              <table:table-cell office:value-type="float" office:value="17.873">
                <text:p>17.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7.232">
                <text:p>397.232</text:p>
              </table:table-cell>
              <table:table-cell office:value-type="float" office:value="16.791">
                <text:p>16.7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8.374">
                <text:p>398.374</text:p>
              </table:table-cell>
              <table:table-cell office:value-type="float" office:value="15.082">
                <text:p>15.0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.515">
                <text:p>399.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.657">
                <text:p>400.657</text:p>
              </table:table-cell>
              <table:table-cell office:value-type="float" office:value="16.963">
                <text:p>16.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1.798">
                <text:p>401.798</text:p>
              </table:table-cell>
              <table:table-cell office:value-type="float" office:value="16.014">
                <text:p>16.0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2.94">
                <text:p>402.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.081">
                <text:p>404.0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5.222">
                <text:p>405.222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6.364">
                <text:p>406.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7.505">
                <text:p>407.505</text:p>
              </table:table-cell>
              <table:table-cell office:value-type="float" office:value="16.099">
                <text:p>16.0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.647">
                <text:p>408.647</text:p>
              </table:table-cell>
              <table:table-cell office:value-type="float" office:value="16.122">
                <text:p>16.1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.788">
                <text:p>409.788</text:p>
              </table:table-cell>
              <table:table-cell office:value-type="float" office:value="17.145">
                <text:p>17.1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.93">
                <text:p>410.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2.071">
                <text:p>412.07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.213">
                <text:p>413.213</text:p>
              </table:table-cell>
              <table:table-cell office:value-type="float" office:value="15.426">
                <text:p>15.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4.354">
                <text:p>414.354</text:p>
              </table:table-cell>
              <table:table-cell office:value-type="float" office:value="16.236">
                <text:p>16.2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5.496">
                <text:p>415.496</text:p>
              </table:table-cell>
              <table:table-cell office:value-type="float" office:value="17.483">
                <text:p>17.4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6.637">
                <text:p>416.637</text:p>
              </table:table-cell>
              <table:table-cell office:value-type="float" office:value="17.719">
                <text:p>17.7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7.779">
                <text:p>417.779</text:p>
              </table:table-cell>
              <table:table-cell office:value-type="float" office:value="17.607">
                <text:p>17.6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8.92">
                <text:p>418.92</text:p>
              </table:table-cell>
              <table:table-cell office:value-type="float" office:value="16.653">
                <text:p>16.6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0.062">
                <text:p>420.0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1.203">
                <text:p>421.2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2.345">
                <text:p>422.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3.486">
                <text:p>423.486</text:p>
              </table:table-cell>
              <table:table-cell office:value-type="float" office:value="16.417">
                <text:p>16.4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4.627">
                <text:p>424.627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.769">
                <text:p>425.769</text:p>
              </table:table-cell>
              <table:table-cell office:value-type="float" office:value="15.462">
                <text:p>15.4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.91">
                <text:p>426.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8.052">
                <text:p>428.052</text:p>
              </table:table-cell>
              <table:table-cell office:value-type="float" office:value="17.476">
                <text:p>17.4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9.193">
                <text:p>429.19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0.335">
                <text:p>430.335</text:p>
              </table:table-cell>
              <table:table-cell office:value-type="float" office:value="16.447">
                <text:p>16.4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1.476">
                <text:p>431.4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2.618">
                <text:p>432.6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3.759">
                <text:p>433.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4.901">
                <text:p>434.9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6.042">
                <text:p>436.042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7.184">
                <text:p>437.184</text:p>
              </table:table-cell>
              <table:table-cell office:value-type="float" office:value="17.689">
                <text:p>17.6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8.325">
                <text:p>438.325</text:p>
              </table:table-cell>
              <table:table-cell office:value-type="float" office:value="18.712">
                <text:p>18.7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9.467">
                <text:p>439.467</text:p>
              </table:table-cell>
              <table:table-cell office:value-type="float" office:value="19.265">
                <text:p>19.2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0.608">
                <text:p>440.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1.75">
                <text:p>441.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891">
                <text:p>442.891</text:p>
              </table:table-cell>
              <table:table-cell office:value-type="float" office:value="19.197">
                <text:p>19.1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4.033">
                <text:p>444.033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5.174">
                <text:p>445.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6.315">
                <text:p>446.3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7.457">
                <text:p>447.457</text:p>
              </table:table-cell>
              <table:table-cell office:value-type="float" office:value="15.894">
                <text:p>15.8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.598">
                <text:p>448.598</text:p>
              </table:table-cell>
              <table:table-cell office:value-type="float" office:value="18.916">
                <text:p>18.9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9.74">
                <text:p>449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0.881">
                <text:p>450.8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2.023">
                <text:p>452.023</text:p>
              </table:table-cell>
              <table:table-cell office:value-type="float" office:value="18.984">
                <text:p>18.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3.164">
                <text:p>453.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.306">
                <text:p>454.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5.447">
                <text:p>455.4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.589">
                <text:p>456.5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7.73">
                <text:p>457.73</text:p>
              </table:table-cell>
              <table:table-cell office:value-type="float" office:value="18.902">
                <text:p>18.9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8.872">
                <text:p>458.872</text:p>
              </table:table-cell>
              <table:table-cell office:value-type="float" office:value="18.759">
                <text:p>18.7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0.013">
                <text:p>460.0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1.155">
                <text:p>461.155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2.296">
                <text:p>462.296</text:p>
              </table:table-cell>
              <table:table-cell office:value-type="float" office:value="18.435">
                <text:p>18.4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3.438">
                <text:p>463.438</text:p>
              </table:table-cell>
              <table:table-cell office:value-type="float" office:value="19.155">
                <text:p>19.1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4.579">
                <text:p>464.579</text:p>
              </table:table-cell>
              <table:table-cell office:value-type="float" office:value="18.532">
                <text:p>18.5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5.72">
                <text:p>465.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6.862">
                <text:p>466.8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8.003">
                <text:p>468.003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9.145">
                <text:p>469.145</text:p>
              </table:table-cell>
              <table:table-cell office:value-type="float" office:value="20.026">
                <text:p>20.0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0.286">
                <text:p>470.286</text:p>
              </table:table-cell>
              <table:table-cell office:value-type="float" office:value="20.305">
                <text:p>20.3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1.428">
                <text:p>471.428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2.569">
                <text:p>472.569</text:p>
              </table:table-cell>
              <table:table-cell office:value-type="float" office:value="16.607">
                <text:p>16.6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3.711">
                <text:p>473.7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4.852">
                <text:p>474.8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5.994">
                <text:p>475.994</text:p>
              </table:table-cell>
              <table:table-cell office:value-type="float" office:value="15.539">
                <text:p>15.5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7.135">
                <text:p>477.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8.277">
                <text:p>478.2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9.418">
                <text:p>479.418</text:p>
              </table:table-cell>
              <table:table-cell office:value-type="float" office:value="19.471">
                <text:p>19.4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0.56">
                <text:p>480.56</text:p>
              </table:table-cell>
              <table:table-cell office:value-type="float" office:value="18.551">
                <text:p>18.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1.701">
                <text:p>481.701</text:p>
              </table:table-cell>
              <table:table-cell office:value-type="float" office:value="18.574">
                <text:p>18.5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2.843">
                <text:p>482.8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3.984">
                <text:p>483.9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5.125">
                <text:p>485.125</text:p>
              </table:table-cell>
              <table:table-cell office:value-type="float" office:value="21.642">
                <text:p>21.6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6.267">
                <text:p>486.267</text:p>
              </table:table-cell>
              <table:table-cell office:value-type="float" office:value="21.665">
                <text:p>21.6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.408">
                <text:p>487.4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8.55">
                <text:p>488.55</text:p>
              </table:table-cell>
              <table:table-cell office:value-type="float" office:value="19.579">
                <text:p>19.5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9.691">
                <text:p>489.6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0.833">
                <text:p>490.833</text:p>
              </table:table-cell>
              <table:table-cell office:value-type="float" office:value="20.267">
                <text:p>20.2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.974">
                <text:p>491.974</text:p>
              </table:table-cell>
              <table:table-cell office:value-type="float" office:value="20.557">
                <text:p>20.5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3.116">
                <text:p>493.116</text:p>
              </table:table-cell>
              <table:table-cell office:value-type="float" office:value="20.801">
                <text:p>20.8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4.257">
                <text:p>494.2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5.399">
                <text:p>495.399</text:p>
              </table:table-cell>
              <table:table-cell office:value-type="float" office:value="19.307">
                <text:p>19.3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6.54">
                <text:p>496.54</text:p>
              </table:table-cell>
              <table:table-cell office:value-type="float" office:value="20.131">
                <text:p>20.1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.682">
                <text:p>497.682</text:p>
              </table:table-cell>
              <table:table-cell office:value-type="float" office:value="21.892">
                <text:p>21.8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8.823">
                <text:p>498.823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9.965">
                <text:p>499.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1.106">
                <text:p>501.1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.248">
                <text:p>502.248</text:p>
              </table:table-cell>
              <table:table-cell office:value-type="float" office:value="20.035">
                <text:p>20.0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3.389">
                <text:p>503.389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.53">
                <text:p>504.53</text:p>
              </table:table-cell>
              <table:table-cell office:value-type="float" office:value="20.056">
                <text:p>20.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5.672">
                <text:p>505.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6.813">
                <text:p>506.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7.955">
                <text:p>507.9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9.096">
                <text:p>509.096</text:p>
              </table:table-cell>
              <table:table-cell office:value-type="float" office:value="21.237">
                <text:p>21.2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10.238">
                <text:p>510.238</text:p>
              </table:table-cell>
              <table:table-cell office:value-type="float" office:value="20.283">
                <text:p>20.2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1.379">
                <text:p>511.379</text:p>
              </table:table-cell>
              <table:table-cell office:value-type="float" office:value="19.328">
                <text:p>19.3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2.521">
                <text:p>512.521</text:p>
              </table:table-cell>
              <table:table-cell office:value-type="float" office:value="20.747">
                <text:p>20.7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3.662">
                <text:p>513.662</text:p>
              </table:table-cell>
              <table:table-cell office:value-type="float" office:value="21.209">
                <text:p>21.2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.804">
                <text:p>514.8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5.945">
                <text:p>515.945</text:p>
              </table:table-cell>
              <table:table-cell office:value-type="float" office:value="20.255">
                <text:p>20.2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7.087">
                <text:p>517.087</text:p>
              </table:table-cell>
              <table:table-cell office:value-type="float" office:value="20.832">
                <text:p>20.8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8.228">
                <text:p>518.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9.37">
                <text:p>519.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0.511">
                <text:p>520.511</text:p>
              </table:table-cell>
              <table:table-cell office:value-type="float" office:value="21.346">
                <text:p>21.3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1.653">
                <text:p>521.653</text:p>
              </table:table-cell>
              <table:table-cell office:value-type="float" office:value="19.632">
                <text:p>19.6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2.794">
                <text:p>522.7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3.936">
                <text:p>523.936</text:p>
              </table:table-cell>
              <table:table-cell office:value-type="float" office:value="20.173">
                <text:p>20.1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.077">
                <text:p>525.0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6.218">
                <text:p>526.218</text:p>
              </table:table-cell>
              <table:table-cell office:value-type="float" office:value="20.459">
                <text:p>20.4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.36">
                <text:p>527.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8.501">
                <text:p>528.501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.643">
                <text:p>529.643</text:p>
              </table:table-cell>
              <table:table-cell office:value-type="float" office:value="19.946">
                <text:p>19.9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0.784">
                <text:p>530.784</text:p>
              </table:table-cell>
              <table:table-cell office:value-type="float" office:value="20.351">
                <text:p>20.3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1.926">
                <text:p>531.926</text:p>
              </table:table-cell>
              <table:table-cell office:value-type="float" office:value="20.855">
                <text:p>20.8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.067">
                <text:p>533.067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4.209">
                <text:p>534.209</text:p>
              </table:table-cell>
              <table:table-cell office:value-type="float" office:value="22.764">
                <text:p>22.7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5.35">
                <text:p>535.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6.492">
                <text:p>536.492</text:p>
              </table:table-cell>
              <table:table-cell office:value-type="float" office:value="19.674">
                <text:p>19.6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7.633">
                <text:p>537.633</text:p>
              </table:table-cell>
              <table:table-cell office:value-type="float" office:value="19.942">
                <text:p>19.9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8.775">
                <text:p>538.775</text:p>
              </table:table-cell>
              <table:table-cell office:value-type="float" office:value="20.291">
                <text:p>20.2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9.916">
                <text:p>539.916</text:p>
              </table:table-cell>
              <table:table-cell office:value-type="float" office:value="23.269">
                <text:p>23.2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1.058">
                <text:p>541.0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2.199">
                <text:p>542.199</text:p>
              </table:table-cell>
              <table:table-cell office:value-type="float" office:value="20.223">
                <text:p>20.2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3.341">
                <text:p>543.341</text:p>
              </table:table-cell>
              <table:table-cell office:value-type="float" office:value="21.799">
                <text:p>21.7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4.482">
                <text:p>544.482</text:p>
              </table:table-cell>
              <table:table-cell office:value-type="float" office:value="19.822">
                <text:p>19.8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5.623">
                <text:p>545.623</text:p>
              </table:table-cell>
              <table:table-cell office:value-type="float" office:value="20.845">
                <text:p>20.8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6.765">
                <text:p>546.765</text:p>
              </table:table-cell>
              <table:table-cell office:value-type="float" office:value="22.867">
                <text:p>22.8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7.906">
                <text:p>547.90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9.048">
                <text:p>549.048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0.189">
                <text:p>550.189</text:p>
              </table:table-cell>
              <table:table-cell office:value-type="float" office:value="21.129">
                <text:p>21.1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1.331">
                <text:p>551.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2.472">
                <text:p>552.472</text:p>
              </table:table-cell>
              <table:table-cell office:value-type="float" office:value="22.962">
                <text:p>22.9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3.614">
                <text:p>553.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4.755">
                <text:p>554.755</text:p>
              </table:table-cell>
              <table:table-cell office:value-type="float" office:value="21.026">
                <text:p>21.0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5.897">
                <text:p>555.897</text:p>
              </table:table-cell>
              <table:table-cell office:value-type="float" office:value="19.147">
                <text:p>19.1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7.038">
                <text:p>557.038</text:p>
              </table:table-cell>
              <table:table-cell office:value-type="float" office:value="24.072">
                <text:p>24.0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8.18">
                <text:p>558.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9.321">
                <text:p>559.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0.463">
                <text:p>560.463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1.604">
                <text:p>561.604</text:p>
              </table:table-cell>
              <table:table-cell office:value-type="float" office:value="22.162">
                <text:p>22.1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2.746">
                <text:p>562.746</text:p>
              </table:table-cell>
              <table:table-cell office:value-type="float" office:value="20.555">
                <text:p>20.5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3.887">
                <text:p>563.887</text:p>
              </table:table-cell>
              <table:table-cell office:value-type="float" office:value="24.623">
                <text:p>24.6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5.029">
                <text:p>565.029</text:p>
              </table:table-cell>
              <table:table-cell office:value-type="float" office:value="24.461">
                <text:p>24.4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6.17">
                <text:p>566.17</text:p>
              </table:table-cell>
              <table:table-cell office:value-type="float" office:value="26.747">
                <text:p>26.7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7.311">
                <text:p>567.311</text:p>
              </table:table-cell>
              <table:table-cell office:value-type="float" office:value="26.724">
                <text:p>26.7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.453">
                <text:p>568.453</text:p>
              </table:table-cell>
              <table:table-cell office:value-type="float" office:value="24.597">
                <text:p>24.5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.594">
                <text:p>569.594</text:p>
              </table:table-cell>
              <table:table-cell office:value-type="float" office:value="24.321">
                <text:p>24.3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0.736">
                <text:p>570.736</text:p>
              </table:table-cell>
              <table:table-cell office:value-type="float" office:value="25.312">
                <text:p>25.3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1.877">
                <text:p>571.877</text:p>
              </table:table-cell>
              <table:table-cell office:value-type="float" office:value="23.634">
                <text:p>23.6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3.019">
                <text:p>573.019</text:p>
              </table:table-cell>
              <table:table-cell office:value-type="float" office:value="25.222">
                <text:p>25.2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4.16">
                <text:p>574.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.302">
                <text:p>575.302</text:p>
              </table:table-cell>
              <table:table-cell office:value-type="float" office:value="25.131">
                <text:p>25.1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6.443">
                <text:p>576.443</text:p>
              </table:table-cell>
              <table:table-cell office:value-type="float" office:value="24.628">
                <text:p>24.6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7.585">
                <text:p>577.585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8.726">
                <text:p>578.726</text:p>
              </table:table-cell>
              <table:table-cell office:value-type="float" office:value="24.995">
                <text:p>24.9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9.868">
                <text:p>579.868</text:p>
              </table:table-cell>
              <table:table-cell office:value-type="float" office:value="26.475">
                <text:p>26.4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1.009">
                <text:p>581.009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2.151">
                <text:p>582.151</text:p>
              </table:table-cell>
              <table:table-cell office:value-type="float" office:value="24.859">
                <text:p>24.8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3.292">
                <text:p>583.292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4.434">
                <text:p>584.434</text:p>
              </table:table-cell>
              <table:table-cell office:value-type="float" office:value="26.768">
                <text:p>26.7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5.575">
                <text:p>585.575</text:p>
              </table:table-cell>
              <table:table-cell office:value-type="float" office:value="27.639">
                <text:p>27.6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6.716">
                <text:p>586.716</text:p>
              </table:table-cell>
              <table:table-cell office:value-type="float" office:value="27.984">
                <text:p>27.9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7.858">
                <text:p>587.858</text:p>
              </table:table-cell>
              <table:table-cell office:value-type="float" office:value="25.684">
                <text:p>25.6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8.999">
                <text:p>588.999</text:p>
              </table:table-cell>
              <table:table-cell office:value-type="float" office:value="26.707">
                <text:p>26.7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0.141">
                <text:p>590.141</text:p>
              </table:table-cell>
              <table:table-cell office:value-type="float" office:value="29.188">
                <text:p>29.1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1.282">
                <text:p>591.282</text:p>
              </table:table-cell>
              <table:table-cell office:value-type="float" office:value="27.752">
                <text:p>27.7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2.424">
                <text:p>592.424</text:p>
              </table:table-cell>
              <table:table-cell office:value-type="float" office:value="28.55">
                <text:p>28.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3.565">
                <text:p>593.565</text:p>
              </table:table-cell>
              <table:table-cell office:value-type="float" office:value="29.798">
                <text:p>29.7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4.707">
                <text:p>594.707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5.848">
                <text:p>595.8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6.99">
                <text:p>596.99</text:p>
              </table:table-cell>
              <table:table-cell office:value-type="float" office:value="32.731">
                <text:p>32.7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8.131">
                <text:p>598.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9.273">
                <text:p>599.273</text:p>
              </table:table-cell>
              <table:table-cell office:value-type="float" office:value="29.822">
                <text:p>29.8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.414">
                <text:p>600.414</text:p>
              </table:table-cell>
              <table:table-cell office:value-type="float" office:value="29.867">
                <text:p>29.8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1.556">
                <text:p>601.556</text:p>
              </table:table-cell>
              <table:table-cell office:value-type="float" office:value="29.913">
                <text:p>29.9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2.697">
                <text:p>602.697</text:p>
              </table:table-cell>
              <table:table-cell office:value-type="float" office:value="28.979">
                <text:p>28.9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3.839">
                <text:p>603.839</text:p>
              </table:table-cell>
              <table:table-cell office:value-type="float" office:value="29.003">
                <text:p>29.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.98">
                <text:p>604.98</text:p>
              </table:table-cell>
              <table:table-cell office:value-type="float" office:value="31.049">
                <text:p>31.0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6.121">
                <text:p>606.121</text:p>
              </table:table-cell>
              <table:table-cell office:value-type="float" office:value="29.094">
                <text:p>29.0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7.263">
                <text:p>607.263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8.404">
                <text:p>608.4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9.546">
                <text:p>609.546</text:p>
              </table:table-cell>
              <table:table-cell office:value-type="float" office:value="30.115">
                <text:p>30.1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0.687">
                <text:p>610.687</text:p>
              </table:table-cell>
              <table:table-cell office:value-type="float" office:value="31.724">
                <text:p>31.7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1.829">
                <text:p>611.829</text:p>
              </table:table-cell>
              <table:table-cell office:value-type="float" office:value="34.518">
                <text:p>34.5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2.97">
                <text:p>612.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4.112">
                <text:p>614.112</text:p>
              </table:table-cell>
              <table:table-cell office:value-type="float" office:value="30.618">
                <text:p>30.6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5.253">
                <text:p>615.253</text:p>
              </table:table-cell>
              <table:table-cell office:value-type="float" office:value="31.457">
                <text:p>31.4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6.395">
                <text:p>616.395</text:p>
              </table:table-cell>
              <table:table-cell office:value-type="float" office:value="33.251">
                <text:p>33.2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7.536">
                <text:p>617.5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8.678">
                <text:p>618.678</text:p>
              </table:table-cell>
              <table:table-cell office:value-type="float" office:value="34.703">
                <text:p>34.7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9.819">
                <text:p>619.8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0.961">
                <text:p>620.961</text:p>
              </table:table-cell>
              <table:table-cell office:value-type="float" office:value="31.684">
                <text:p>31.6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2.102">
                <text:p>622.1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3.244">
                <text:p>623.244</text:p>
              </table:table-cell>
              <table:table-cell office:value-type="float" office:value="32.387">
                <text:p>32.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4.385">
                <text:p>624.385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5.526">
                <text:p>625.526</text:p>
              </table:table-cell>
              <table:table-cell office:value-type="float" office:value="32.567">
                <text:p>32.5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6.668">
                <text:p>626.668</text:p>
              </table:table-cell>
              <table:table-cell office:value-type="float" office:value="32.545">
                <text:p>32.5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7.809">
                <text:p>627.809</text:p>
              </table:table-cell>
              <table:table-cell office:value-type="float" office:value="32.478">
                <text:p>32.4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8.951">
                <text:p>628.951</text:p>
              </table:table-cell>
              <table:table-cell office:value-type="float" office:value="32.501">
                <text:p>32.5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0.092">
                <text:p>630.092</text:p>
              </table:table-cell>
              <table:table-cell office:value-type="float" office:value="33.524">
                <text:p>33.5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1.234">
                <text:p>631.234</text:p>
              </table:table-cell>
              <table:table-cell office:value-type="float" office:value="35.546">
                <text:p>35.5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2.375">
                <text:p>632.375</text:p>
              </table:table-cell>
              <table:table-cell office:value-type="float" office:value="36.138">
                <text:p>36.1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3.517">
                <text:p>633.517</text:p>
              </table:table-cell>
              <table:table-cell office:value-type="float" office:value="33.408">
                <text:p>33.4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4.658">
                <text:p>634.658</text:p>
              </table:table-cell>
              <table:table-cell office:value-type="float" office:value="33.771">
                <text:p>33.7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5.8">
                <text:p>635.8</text:p>
              </table:table-cell>
              <table:table-cell office:value-type="float" office:value="34.363">
                <text:p>34.3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6.941">
                <text:p>636.941</text:p>
              </table:table-cell>
              <table:table-cell office:value-type="float" office:value="35.681">
                <text:p>35.6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8.083">
                <text:p>638.083</text:p>
              </table:table-cell>
              <table:table-cell office:value-type="float" office:value="35.953">
                <text:p>35.9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9.224">
                <text:p>639.224</text:p>
              </table:table-cell>
              <table:table-cell office:value-type="float" office:value="36.295">
                <text:p>36.2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0.366">
                <text:p>640.366</text:p>
              </table:table-cell>
              <table:table-cell office:value-type="float" office:value="39.183">
                <text:p>39.1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1.507">
                <text:p>641.507</text:p>
              </table:table-cell>
              <table:table-cell office:value-type="float" office:value="38.251">
                <text:p>38.2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2.649">
                <text:p>642.649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3.79">
                <text:p>643.79</text:p>
              </table:table-cell>
              <table:table-cell office:value-type="float" office:value="50.979">
                <text:p>50.9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4.932">
                <text:p>644.932</text:p>
              </table:table-cell>
              <table:table-cell office:value-type="float" office:value="56.911">
                <text:p>56.9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6.073">
                <text:p>646.073</text:p>
              </table:table-cell>
              <table:table-cell office:value-type="float" office:value="64.412">
                <text:p>64.4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7.214">
                <text:p>647.214</text:p>
              </table:table-cell>
              <table:table-cell office:value-type="float" office:value="74.958">
                <text:p>74.9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8.356">
                <text:p>648.356</text:p>
              </table:table-cell>
              <table:table-cell office:value-type="float" office:value="84.866">
                <text:p>84.8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9.497">
                <text:p>649.497</text:p>
              </table:table-cell>
              <table:table-cell office:value-type="float" office:value="84.454">
                <text:p>84.4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0.639">
                <text:p>650.639</text:p>
              </table:table-cell>
              <table:table-cell office:value-type="float" office:value="69.817">
                <text:p>69.8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1.78">
                <text:p>651.78</text:p>
              </table:table-cell>
              <table:table-cell office:value-type="float" office:value="50.363">
                <text:p>50.3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2.922">
                <text:p>652.922</text:p>
              </table:table-cell>
              <table:table-cell office:value-type="float" office:value="46.068">
                <text:p>46.0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4.063">
                <text:p>654.0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5.205">
                <text:p>655.205</text:p>
              </table:table-cell>
              <table:table-cell office:value-type="float" office:value="51.091">
                <text:p>51.0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.346">
                <text:p>656.346</text:p>
              </table:table-cell>
              <table:table-cell office:value-type="float" office:value="57.499">
                <text:p>57.4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7.488">
                <text:p>657.488</text:p>
              </table:table-cell>
              <table:table-cell office:value-type="float" office:value="72.885">
                <text:p>72.8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8.629">
                <text:p>658.629</text:p>
              </table:table-cell>
              <table:table-cell office:value-type="float" office:value="86.361">
                <text:p>86.3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9.771">
                <text:p>659.771</text:p>
              </table:table-cell>
              <table:table-cell office:value-type="float" office:value="98.702">
                <text:p>98.7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0.912">
                <text:p>660.912</text:p>
              </table:table-cell>
              <table:table-cell office:value-type="float" office:value="115.634">
                <text:p>115.6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.054">
                <text:p>662.054</text:p>
              </table:table-cell>
              <table:table-cell office:value-type="float" office:value="129.429">
                <text:p>129.4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3.195">
                <text:p>663.195</text:p>
              </table:table-cell>
              <table:table-cell office:value-type="float" office:value="131.634">
                <text:p>131.6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64.337">
                <text:p>664.337</text:p>
              </table:table-cell>
              <table:table-cell office:value-type="float" office:value="127.408">
                <text:p>127.4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65.478">
                <text:p>665.478</text:p>
              </table:table-cell>
              <table:table-cell office:value-type="float" office:value="122.546">
                <text:p>122.5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6.62">
                <text:p>666.62</text:p>
              </table:table-cell>
              <table:table-cell office:value-type="float" office:value="119.002">
                <text:p>119.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7.761">
                <text:p>667.761</text:p>
              </table:table-cell>
              <table:table-cell office:value-type="float" office:value="113.005">
                <text:p>113.0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8.902">
                <text:p>668.902</text:p>
              </table:table-cell>
              <table:table-cell office:value-type="float" office:value="99.576">
                <text:p>99.5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0.044">
                <text:p>670.044</text:p>
              </table:table-cell>
              <table:table-cell office:value-type="float" office:value="82.824">
                <text:p>82.8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1.185">
                <text:p>671.185</text:p>
              </table:table-cell>
              <table:table-cell office:value-type="float" office:value="67.618">
                <text:p>67.6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2.327">
                <text:p>672.327</text:p>
              </table:table-cell>
              <table:table-cell office:value-type="float" office:value="55.459">
                <text:p>55.4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3.468">
                <text:p>673.468</text:p>
              </table:table-cell>
              <table:table-cell office:value-type="float" office:value="49.686">
                <text:p>49.6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4.61">
                <text:p>674.61</text:p>
              </table:table-cell>
              <table:table-cell office:value-type="float" office:value="47.183">
                <text:p>47.1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5.751">
                <text:p>675.751</text:p>
              </table:table-cell>
              <table:table-cell office:value-type="float" office:value="42.845">
                <text:p>42.8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6.893">
                <text:p>676.893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8.034">
                <text:p>678.034</text:p>
              </table:table-cell>
              <table:table-cell office:value-type="float" office:value="43.094">
                <text:p>43.0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9.176">
                <text:p>679.176</text:p>
              </table:table-cell>
              <table:table-cell office:value-type="float" office:value="40.503">
                <text:p>40.5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0.317">
                <text:p>680.317</text:p>
              </table:table-cell>
              <table:table-cell office:value-type="float" office:value="40.913">
                <text:p>40.9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1.459">
                <text:p>681.459</text:p>
              </table:table-cell>
              <table:table-cell office:value-type="float" office:value="40.366">
                <text:p>40.3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2.6">
                <text:p>682.6</text:p>
              </table:table-cell>
              <table:table-cell office:value-type="float" office:value="37.298">
                <text:p>37.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3.742">
                <text:p>683.742</text:p>
              </table:table-cell>
              <table:table-cell office:value-type="float" office:value="36.461">
                <text:p>36.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4.883">
                <text:p>684.883</text:p>
              </table:table-cell>
              <table:table-cell office:value-type="float" office:value="35.162">
                <text:p>35.1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6.024">
                <text:p>686.0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7.166">
                <text:p>687.166</text:p>
              </table:table-cell>
              <table:table-cell office:value-type="float" office:value="36.342">
                <text:p>36.3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8.307">
                <text:p>688.307</text:p>
              </table:table-cell>
              <table:table-cell office:value-type="float" office:value="35.319">
                <text:p>35.3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9.449">
                <text:p>689.449</text:p>
              </table:table-cell>
              <table:table-cell office:value-type="float" office:value="36.407">
                <text:p>36.4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0.59">
                <text:p>690.59</text:p>
              </table:table-cell>
              <table:table-cell office:value-type="float" office:value="35.452">
                <text:p>35.4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1.732">
                <text:p>691.7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2.873">
                <text:p>692.873</text:p>
              </table:table-cell>
              <table:table-cell office:value-type="float" office:value="32.229">
                <text:p>32.2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4.015">
                <text:p>694.015</text:p>
              </table:table-cell>
              <table:table-cell office:value-type="float" office:value="32.412">
                <text:p>32.4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5.156">
                <text:p>695.156</text:p>
              </table:table-cell>
              <table:table-cell office:value-type="float" office:value="32.366">
                <text:p>32.3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6.298">
                <text:p>696.298</text:p>
              </table:table-cell>
              <table:table-cell office:value-type="float" office:value="31.839">
                <text:p>31.8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7.439">
                <text:p>697.439</text:p>
              </table:table-cell>
              <table:table-cell office:value-type="float" office:value="31.862">
                <text:p>31.8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8.581">
                <text:p>698.581</text:p>
              </table:table-cell>
              <table:table-cell office:value-type="float" office:value="29.115">
                <text:p>29.1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9.722">
                <text:p>699.722</text:p>
              </table:table-cell>
              <table:table-cell office:value-type="float" office:value="28.092">
                <text:p>28.0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0.864">
                <text:p>700.864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2.005">
                <text:p>702.0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3.147">
                <text:p>703.147</text:p>
              </table:table-cell>
              <table:table-cell office:value-type="float" office:value="28.024">
                <text:p>28.0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4.288">
                <text:p>704.2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5.43">
                <text:p>705.43</text:p>
              </table:table-cell>
              <table:table-cell office:value-type="float" office:value="27.979">
                <text:p>27.9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6.571">
                <text:p>706.571</text:p>
              </table:table-cell>
              <table:table-cell office:value-type="float" office:value="27.956">
                <text:p>27.9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7.712">
                <text:p>707.712</text:p>
              </table:table-cell>
              <table:table-cell office:value-type="float" office:value="28.133">
                <text:p>28.1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8.854">
                <text:p>708.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09.995">
                <text:p>709.995</text:p>
              </table:table-cell>
              <table:table-cell office:value-type="float" office:value="26.223">
                <text:p>26.2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1.137">
                <text:p>711.137</text:p>
              </table:table-cell>
              <table:table-cell office:value-type="float" office:value="25.134">
                <text:p>25.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2.278">
                <text:p>712.278</text:p>
              </table:table-cell>
              <table:table-cell office:value-type="float" office:value="28.157">
                <text:p>28.1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13.42">
                <text:p>713.42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4.561">
                <text:p>714.561</text:p>
              </table:table-cell>
              <table:table-cell office:value-type="float" office:value="26.595">
                <text:p>26.5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5.703">
                <text:p>715.703</text:p>
              </table:table-cell>
              <table:table-cell office:value-type="float" office:value="25.225">
                <text:p>25.2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.844">
                <text:p>716.844</text:p>
              </table:table-cell>
              <table:table-cell office:value-type="float" office:value="26.496">
                <text:p>26.4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17.986">
                <text:p>717.986</text:p>
              </table:table-cell>
              <table:table-cell office:value-type="float" office:value="24.271">
                <text:p>24.2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19.127">
                <text:p>719.127</text:p>
              </table:table-cell>
              <table:table-cell office:value-type="float" office:value="26.293">
                <text:p>26.2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0.269">
                <text:p>720.2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1.41">
                <text:p>721.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2.552">
                <text:p>722.552</text:p>
              </table:table-cell>
              <table:table-cell office:value-type="float" office:value="26.361">
                <text:p>26.3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3.693">
                <text:p>723.693</text:p>
              </table:table-cell>
              <table:table-cell office:value-type="float" office:value="25.768">
                <text:p>25.7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4.835">
                <text:p>724.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5.976">
                <text:p>725.976</text:p>
              </table:table-cell>
              <table:table-cell office:value-type="float" office:value="25.141">
                <text:p>25.1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7.117">
                <text:p>727.117</text:p>
              </table:table-cell>
              <table:table-cell office:value-type="float" office:value="24.096">
                <text:p>24.0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8.259">
                <text:p>728.259</text:p>
              </table:table-cell>
              <table:table-cell office:value-type="float" office:value="26.051">
                <text:p>26.0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9.4">
                <text:p>72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0.542">
                <text:p>730.54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1.683">
                <text:p>731.683</text:p>
              </table:table-cell>
              <table:table-cell office:value-type="float" office:value="25.543">
                <text:p>25.5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2.825">
                <text:p>732.825</text:p>
              </table:table-cell>
              <table:table-cell office:value-type="float" office:value="24.131">
                <text:p>24.1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3.966">
                <text:p>733.966</text:p>
              </table:table-cell>
              <table:table-cell office:value-type="float" office:value="25.176">
                <text:p>25.1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5.108">
                <text:p>735.108</text:p>
              </table:table-cell>
              <table:table-cell office:value-type="float" office:value="25.611">
                <text:p>25.6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6.249">
                <text:p>736.249</text:p>
              </table:table-cell>
              <table:table-cell office:value-type="float" office:value="24.733">
                <text:p>24.7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7.391">
                <text:p>737.391</text:p>
              </table:table-cell>
              <table:table-cell office:value-type="float" office:value="25.344">
                <text:p>25.3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8.532">
                <text:p>738.5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9.674">
                <text:p>739.674</text:p>
              </table:table-cell>
              <table:table-cell office:value-type="float" office:value="23.702">
                <text:p>23.7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0.815">
                <text:p>740.815</text:p>
              </table:table-cell>
              <table:table-cell office:value-type="float" office:value="23.724">
                <text:p>23.7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1.957">
                <text:p>741.957</text:p>
              </table:table-cell>
              <table:table-cell office:value-type="float" office:value="25.494">
                <text:p>25.4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3.098">
                <text:p>743.098</text:p>
              </table:table-cell>
              <table:table-cell office:value-type="float" office:value="26.539">
                <text:p>26.5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4.24">
                <text:p>744.24</text:p>
              </table:table-cell>
              <table:table-cell office:value-type="float" office:value="26.585">
                <text:p>26.5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5.381">
                <text:p>745.381</text:p>
              </table:table-cell>
              <table:table-cell office:value-type="float" office:value="25.815">
                <text:p>25.8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6.523">
                <text:p>746.523</text:p>
              </table:table-cell>
              <table:table-cell office:value-type="float" office:value="24.838">
                <text:p>24.8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7.664">
                <text:p>747.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8.805">
                <text:p>748.805</text:p>
              </table:table-cell>
              <table:table-cell office:value-type="float" office:value="24.117">
                <text:p>24.1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9.947">
                <text:p>749.947</text:p>
              </table:table-cell>
              <table:table-cell office:value-type="float" office:value="22.188">
                <text:p>22.1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1.088">
                <text:p>751.088</text:p>
              </table:table-cell>
              <table:table-cell office:value-type="float" office:value="24.072">
                <text:p>24.0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2.23">
                <text:p>752.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3.371">
                <text:p>753.371</text:p>
              </table:table-cell>
              <table:table-cell office:value-type="float" office:value="25.026">
                <text:p>25.0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4.513">
                <text:p>754.513</text:p>
              </table:table-cell>
              <table:table-cell office:value-type="float" office:value="24.997">
                <text:p>24.9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5.654">
                <text:p>755.654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6.796">
                <text:p>756.796</text:p>
              </table:table-cell>
              <table:table-cell office:value-type="float" office:value="23.958">
                <text:p>23.9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7.937">
                <text:p>757.937</text:p>
              </table:table-cell>
              <table:table-cell office:value-type="float" office:value="26.065">
                <text:p>26.0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9.079">
                <text:p>759.079</text:p>
              </table:table-cell>
              <table:table-cell office:value-type="float" office:value="24.175">
                <text:p>24.1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0.22">
                <text:p>760.22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1.362">
                <text:p>761.362</text:p>
              </table:table-cell>
              <table:table-cell office:value-type="float" office:value="26.867">
                <text:p>26.8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2.503">
                <text:p>762.503</text:p>
              </table:table-cell>
              <table:table-cell office:value-type="float" office:value="23.689">
                <text:p>23.6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3.645">
                <text:p>763.645</text:p>
              </table:table-cell>
              <table:table-cell office:value-type="float" office:value="20.712">
                <text:p>20.7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4.786">
                <text:p>764.786</text:p>
              </table:table-cell>
              <table:table-cell office:value-type="float" office:value="24.401">
                <text:p>24.4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5.928">
                <text:p>765.928</text:p>
              </table:table-cell>
              <table:table-cell office:value-type="float" office:value="22.223">
                <text:p>22.2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7.069">
                <text:p>767.0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8.21">
                <text:p>768.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9.352">
                <text:p>769.352</text:p>
              </table:table-cell>
              <table:table-cell office:value-type="float" office:value="23.291">
                <text:p>23.2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0.493">
                <text:p>770.493</text:p>
              </table:table-cell>
              <table:table-cell office:value-type="float" office:value="23.628">
                <text:p>23.6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1.635">
                <text:p>771.6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2.776">
                <text:p>772.776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3.918">
                <text:p>773.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5.059">
                <text:p>775.059</text:p>
              </table:table-cell>
              <table:table-cell office:value-type="float" office:value="23.405">
                <text:p>23.4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6.201">
                <text:p>776.201</text:p>
              </table:table-cell>
              <table:table-cell office:value-type="float" office:value="24.855">
                <text:p>24.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7.342">
                <text:p>777.342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8.484">
                <text:p>778.484</text:p>
              </table:table-cell>
              <table:table-cell office:value-type="float" office:value="22.527">
                <text:p>22.5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9.625">
                <text:p>779.625</text:p>
              </table:table-cell>
              <table:table-cell office:value-type="float" office:value="24.496">
                <text:p>24.4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0.767">
                <text:p>780.767</text:p>
              </table:table-cell>
              <table:table-cell office:value-type="float" office:value="24.037">
                <text:p>24.0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1.908">
                <text:p>781.908</text:p>
              </table:table-cell>
              <table:table-cell office:value-type="float" office:value="22.459">
                <text:p>22.4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3.05">
                <text:p>783.05</text:p>
              </table:table-cell>
              <table:table-cell office:value-type="float" office:value="22.745">
                <text:p>22.7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4.191">
                <text:p>784.191</text:p>
              </table:table-cell>
              <table:table-cell office:value-type="float" office:value="24.414">
                <text:p>24.4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5.333">
                <text:p>785.333</text:p>
              </table:table-cell>
              <table:table-cell office:value-type="float" office:value="24.391">
                <text:p>24.3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6.474">
                <text:p>786.4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7.615">
                <text:p>787.615</text:p>
              </table:table-cell>
              <table:table-cell office:value-type="float" office:value="23.654">
                <text:p>23.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8.757">
                <text:p>788.757</text:p>
              </table:table-cell>
              <table:table-cell office:value-type="float" office:value="21.323">
                <text:p>21.3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9.898">
                <text:p>789.89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1.04">
                <text:p>791.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2.181">
                <text:p>792.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3.323">
                <text:p>793.323</text:p>
              </table:table-cell>
              <table:table-cell office:value-type="float" office:value="21.536">
                <text:p>21.5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4.464">
                <text:p>794.464</text:p>
              </table:table-cell>
              <table:table-cell office:value-type="float" office:value="22.581">
                <text:p>22.5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5.606">
                <text:p>795.606</text:p>
              </table:table-cell>
              <table:table-cell office:value-type="float" office:value="21.813">
                <text:p>21.8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6.747">
                <text:p>796.747</text:p>
              </table:table-cell>
              <table:table-cell office:value-type="float" office:value="21.508">
                <text:p>21.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7.889">
                <text:p>797.889</text:p>
              </table:table-cell>
              <table:table-cell office:value-type="float" office:value="21.435">
                <text:p>21.4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9.03">
                <text:p>799.03</text:p>
              </table:table-cell>
              <table:table-cell office:value-type="float" office:value="20.881">
                <text:p>20.8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0.172">
                <text:p>800.172</text:p>
              </table:table-cell>
              <table:table-cell office:value-type="float" office:value="18.288">
                <text:p>18.2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01.313">
                <text:p>801.3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2.455">
                <text:p>802.455</text:p>
              </table:table-cell>
              <table:table-cell office:value-type="float" office:value="21.848">
                <text:p>21.8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3.596">
                <text:p>803.596</text:p>
              </table:table-cell>
              <table:table-cell office:value-type="float" office:value="21.972">
                <text:p>21.9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4.738">
                <text:p>804.738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5.879">
                <text:p>805.879</text:p>
              </table:table-cell>
              <table:table-cell office:value-type="float" office:value="21.983">
                <text:p>21.9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7.021">
                <text:p>807.021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8.162">
                <text:p>808.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9.303">
                <text:p>809.3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0.445">
                <text:p>810.445</text:p>
              </table:table-cell>
              <table:table-cell office:value-type="float" office:value="17.216">
                <text:p>17.2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1.586">
                <text:p>811.586</text:p>
              </table:table-cell>
              <table:table-cell office:value-type="float" office:value="19.131">
                <text:p>19.1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2.728">
                <text:p>812.728</text:p>
              </table:table-cell>
              <table:table-cell office:value-type="float" office:value="20.154">
                <text:p>20.1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3.869">
                <text:p>813.869</text:p>
              </table:table-cell>
              <table:table-cell office:value-type="float" office:value="22.353">
                <text:p>22.3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5.011">
                <text:p>815.0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6.152">
                <text:p>816.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7.294">
                <text:p>817.294</text:p>
              </table:table-cell>
              <table:table-cell office:value-type="float" office:value="25.244">
                <text:p>25.2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8.435">
                <text:p>818.435</text:p>
              </table:table-cell>
              <table:table-cell office:value-type="float" office:value="25.801">
                <text:p>25.8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9.577">
                <text:p>819.577</text:p>
              </table:table-cell>
              <table:table-cell office:value-type="float" office:value="23.869">
                <text:p>23.8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0.718">
                <text:p>820.718</text:p>
              </table:table-cell>
              <table:table-cell office:value-type="float" office:value="24.312">
                <text:p>24.3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1.86">
                <text:p>821.86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3.001">
                <text:p>823.001</text:p>
              </table:table-cell>
              <table:table-cell office:value-type="float" office:value="24.358">
                <text:p>24.3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4.143">
                <text:p>824.143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5.284">
                <text:p>825.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6.426">
                <text:p>826.4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.567">
                <text:p>827.5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8.708">
                <text:p>828.708</text:p>
              </table:table-cell>
              <table:table-cell office:value-type="float" office:value="21.414">
                <text:p>21.4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9.85">
                <text:p>829.85</text:p>
              </table:table-cell>
              <table:table-cell office:value-type="float" office:value="21.482">
                <text:p>21.4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0.991">
                <text:p>830.991</text:p>
              </table:table-cell>
              <table:table-cell office:value-type="float" office:value="21.483">
                <text:p>21.4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2.133">
                <text:p>832.133</text:p>
              </table:table-cell>
              <table:table-cell office:value-type="float" office:value="22.382">
                <text:p>22.3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3.274">
                <text:p>833.274</text:p>
              </table:table-cell>
              <table:table-cell office:value-type="float" office:value="21.314">
                <text:p>21.3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4.416">
                <text:p>834.416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5.557">
                <text:p>835.557</text:p>
              </table:table-cell>
              <table:table-cell office:value-type="float" office:value="23.215">
                <text:p>23.2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6.699">
                <text:p>836.6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.84">
                <text:p>837.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8.982">
                <text:p>838.982</text:p>
              </table:table-cell>
              <table:table-cell office:value-type="float" office:value="21.675">
                <text:p>21.6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0.123">
                <text:p>840.1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1.265">
                <text:p>841.265</text:p>
              </table:table-cell>
              <table:table-cell office:value-type="float" office:value="23.721">
                <text:p>23.7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2.406">
                <text:p>842.406</text:p>
              </table:table-cell>
              <table:table-cell office:value-type="float" office:value="23.487">
                <text:p>23.4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3.548">
                <text:p>843.548</text:p>
              </table:table-cell>
              <table:table-cell office:value-type="float" office:value="23.766">
                <text:p>23.76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4.689">
                <text:p>844.6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5.831">
                <text:p>845.8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6.972">
                <text:p>846.972</text:p>
              </table:table-cell>
              <table:table-cell office:value-type="float" office:value="24.332">
                <text:p>24.3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8.113">
                <text:p>848.113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9.255">
                <text:p>849.2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0.396">
                <text:p>850.396</text:p>
              </table:table-cell>
              <table:table-cell office:value-type="float" office:value="22.098">
                <text:p>22.0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1.538">
                <text:p>851.53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2.679">
                <text:p>852.679</text:p>
              </table:table-cell>
              <table:table-cell office:value-type="float" office:value="23.052">
                <text:p>23.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3.821">
                <text:p>853.821</text:p>
              </table:table-cell>
              <table:table-cell office:value-type="float" office:value="26.089">
                <text:p>26.0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4.962">
                <text:p>854.962</text:p>
              </table:table-cell>
              <table:table-cell office:value-type="float" office:value="26.021">
                <text:p>26.0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6.104">
                <text:p>856.104</text:p>
              </table:table-cell>
              <table:table-cell office:value-type="float" office:value="27.984">
                <text:p>27.9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7.245">
                <text:p>857.245</text:p>
              </table:table-cell>
              <table:table-cell office:value-type="float" office:value="26.962">
                <text:p>26.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8.387">
                <text:p>858.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9.528">
                <text:p>859.528</text:p>
              </table:table-cell>
              <table:table-cell office:value-type="float" office:value="25.168">
                <text:p>25.1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0.67">
                <text:p>860.67</text:p>
              </table:table-cell>
              <table:table-cell office:value-type="float" office:value="24.319">
                <text:p>24.3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1.811">
                <text:p>861.811</text:p>
              </table:table-cell>
              <table:table-cell office:value-type="float" office:value="21.387">
                <text:p>21.3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2.953">
                <text:p>862.953</text:p>
              </table:table-cell>
              <table:table-cell office:value-type="float" office:value="22.455">
                <text:p>22.4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4.094">
                <text:p>864.094</text:p>
              </table:table-cell>
              <table:table-cell office:value-type="float" office:value="22.698">
                <text:p>22.6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5.236">
                <text:p>865.236</text:p>
              </table:table-cell>
              <table:table-cell office:value-type="float" office:value="21.789">
                <text:p>21.7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6.377">
                <text:p>866.377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67.518">
                <text:p>867.518</text:p>
              </table:table-cell>
              <table:table-cell office:value-type="float" office:value="22.243">
                <text:p>22.2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8.66">
                <text:p>868.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9.801">
                <text:p>869.801</text:p>
              </table:table-cell>
              <table:table-cell office:value-type="float" office:value="22.712">
                <text:p>22.7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0.943">
                <text:p>870.943</text:p>
              </table:table-cell>
              <table:table-cell office:value-type="float" office:value="22.689">
                <text:p>22.6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2.084">
                <text:p>872.0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3.226">
                <text:p>873.22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4.367">
                <text:p>874.3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5.509">
                <text:p>875.509</text:p>
              </table:table-cell>
              <table:table-cell office:value-type="float" office:value="21.599">
                <text:p>21.5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6.65">
                <text:p>876.65</text:p>
              </table:table-cell>
              <table:table-cell office:value-type="float" office:value="20.576">
                <text:p>20.5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7.792">
                <text:p>877.792</text:p>
              </table:table-cell>
              <table:table-cell office:value-type="float" office:value="19.447">
                <text:p>19.4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8.933">
                <text:p>878.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0.075">
                <text:p>880.075</text:p>
              </table:table-cell>
              <table:table-cell office:value-type="float" office:value="21.508">
                <text:p>21.5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1.216">
                <text:p>881.216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2.358">
                <text:p>882.3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3.499">
                <text:p>883.4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4.641">
                <text:p>884.6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5.782">
                <text:p>885.782</text:p>
              </table:table-cell>
              <table:table-cell office:value-type="float" office:value="17.789">
                <text:p>17.7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6.924">
                <text:p>886.924</text:p>
              </table:table-cell>
              <table:table-cell office:value-type="float" office:value="19.743">
                <text:p>19.7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8.065">
                <text:p>888.065</text:p>
              </table:table-cell>
              <table:table-cell office:value-type="float" office:value="18.698">
                <text:p>18.6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9.206">
                <text:p>889.206</text:p>
              </table:table-cell>
              <table:table-cell office:value-type="float" office:value="18.347">
                <text:p>18.3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0.348">
                <text:p>890.348</text:p>
              </table:table-cell>
              <table:table-cell office:value-type="float" office:value="19.785">
                <text:p>19.7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1.489">
                <text:p>891.4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2.631">
                <text:p>892.631</text:p>
              </table:table-cell>
              <table:table-cell office:value-type="float" office:value="21.742">
                <text:p>21.7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3.772">
                <text:p>893.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4.914">
                <text:p>894.914</text:p>
              </table:table-cell>
              <table:table-cell office:value-type="float" office:value="19.787">
                <text:p>19.7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.055">
                <text:p>896.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7.197">
                <text:p>897.197</text:p>
              </table:table-cell>
              <table:table-cell office:value-type="float" office:value="18.832">
                <text:p>18.8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8.338">
                <text:p>898.338</text:p>
              </table:table-cell>
              <table:table-cell office:value-type="float" office:value="19.855">
                <text:p>19.8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9.48">
                <text:p>899.48</text:p>
              </table:table-cell>
              <table:table-cell office:value-type="float" office:value="20.122">
                <text:p>20.1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0.621">
                <text:p>900.621</text:p>
              </table:table-cell>
              <table:table-cell office:value-type="float" office:value="20.199">
                <text:p>20.1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1.763">
                <text:p>901.763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2.904">
                <text:p>902.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4.046">
                <text:p>904.046</text:p>
              </table:table-cell>
              <table:table-cell office:value-type="float" office:value="21.969">
                <text:p>21.9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5.187">
                <text:p>905.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6.329">
                <text:p>906.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7.47">
                <text:p>907.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8.612">
                <text:p>908.612</text:p>
              </table:table-cell>
              <table:table-cell office:value-type="float" office:value="20.059">
                <text:p>20.0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9.753">
                <text:p>909.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0.894">
                <text:p>910.894</text:p>
              </table:table-cell>
              <table:table-cell office:value-type="float" office:value="20.895">
                <text:p>20.8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2.036">
                <text:p>912.036</text:p>
              </table:table-cell>
              <table:table-cell office:value-type="float" office:value="20.127">
                <text:p>20.1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3.177">
                <text:p>913.177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4.319">
                <text:p>914.319</text:p>
              </table:table-cell>
              <table:table-cell office:value-type="float" office:value="22.173">
                <text:p>22.1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5.46">
                <text:p>915.46</text:p>
              </table:table-cell>
              <table:table-cell office:value-type="float" office:value="20.391">
                <text:p>20.3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6.602">
                <text:p>916.6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7.743">
                <text:p>917.743</text:p>
              </table:table-cell>
              <table:table-cell office:value-type="float" office:value="18.723">
                <text:p>18.7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18.885">
                <text:p>918.885</text:p>
              </table:table-cell>
              <table:table-cell office:value-type="float" office:value="18.791">
                <text:p>18.7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0.026">
                <text:p>920.026</text:p>
              </table:table-cell>
              <table:table-cell office:value-type="float" office:value="20.286">
                <text:p>20.2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21.168">
                <text:p>921.168</text:p>
              </table:table-cell>
              <table:table-cell office:value-type="float" office:value="21.309">
                <text:p>21.3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2.309">
                <text:p>922.309</text:p>
              </table:table-cell>
              <table:table-cell office:value-type="float" office:value="20.663">
                <text:p>20.66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3.451">
                <text:p>923.451</text:p>
              </table:table-cell>
              <table:table-cell office:value-type="float" office:value="21.646">
                <text:p>21.6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4.592">
                <text:p>924.592</text:p>
              </table:table-cell>
              <table:table-cell office:value-type="float" office:value="16.131">
                <text:p>16.1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5.734">
                <text:p>925.7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6.875">
                <text:p>926.8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8.017">
                <text:p>928.017</text:p>
              </table:table-cell>
              <table:table-cell office:value-type="float" office:value="14.445">
                <text:p>14.4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29.158">
                <text:p>929.158</text:p>
              </table:table-cell>
              <table:table-cell office:value-type="float" office:value="18.065">
                <text:p>18.06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0.299">
                <text:p>930.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1.441">
                <text:p>931.441</text:p>
              </table:table-cell>
              <table:table-cell office:value-type="float" office:value="23.026">
                <text:p>23.0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2.582">
                <text:p>932.582</text:p>
              </table:table-cell>
              <table:table-cell office:value-type="float" office:value="22.607">
                <text:p>22.6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3.724">
                <text:p>933.724</text:p>
              </table:table-cell>
              <table:table-cell office:value-type="float" office:value="22.117">
                <text:p>22.1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4.865">
                <text:p>934.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6.007">
                <text:p>936.007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37.148">
                <text:p>937.148</text:p>
              </table:table-cell>
              <table:table-cell office:value-type="float" office:value="21.253">
                <text:p>21.2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8.29">
                <text:p>938.29</text:p>
              </table:table-cell>
              <table:table-cell office:value-type="float" office:value="21.649">
                <text:p>21.6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9.431">
                <text:p>939.431</text:p>
              </table:table-cell>
              <table:table-cell office:value-type="float" office:value="21.328">
                <text:p>21.3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0.573">
                <text:p>940.573</text:p>
              </table:table-cell>
              <table:table-cell office:value-type="float" office:value="21.305">
                <text:p>21.3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1.714">
                <text:p>941.714</text:p>
              </table:table-cell>
              <table:table-cell office:value-type="float" office:value="20.565">
                <text:p>20.5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2.856">
                <text:p>942.856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3.997">
                <text:p>943.997</text:p>
              </table:table-cell>
              <table:table-cell office:value-type="float" office:value="20.763">
                <text:p>20.7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5.139">
                <text:p>945.139</text:p>
              </table:table-cell>
              <table:table-cell office:value-type="float" office:value="19.785">
                <text:p>19.7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6.28">
                <text:p>946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7.422">
                <text:p>947.422</text:p>
              </table:table-cell>
              <table:table-cell office:value-type="float" office:value="20.831">
                <text:p>20.8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8.563">
                <text:p>948.563</text:p>
              </table:table-cell>
              <table:table-cell office:value-type="float" office:value="21.853">
                <text:p>21.8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9.704">
                <text:p>949.7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0.846">
                <text:p>950.846</text:p>
              </table:table-cell>
              <table:table-cell office:value-type="float" office:value="21.202">
                <text:p>21.2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1.987">
                <text:p>951.987</text:p>
              </table:table-cell>
              <table:table-cell office:value-type="float" office:value="21.079">
                <text:p>21.0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3.129">
                <text:p>953.1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4.27">
                <text:p>954.27</text:p>
              </table:table-cell>
              <table:table-cell office:value-type="float" office:value="22.967">
                <text:p>22.9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5.412">
                <text:p>955.4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6.553">
                <text:p>956.5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7.695">
                <text:p>957.6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8.836">
                <text:p>958.836</text:p>
              </table:table-cell>
              <table:table-cell office:value-type="float" office:value="20.942">
                <text:p>20.9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9.978">
                <text:p>959.978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1.119">
                <text:p>961.119</text:p>
              </table:table-cell>
              <table:table-cell office:value-type="float" office:value="22.897">
                <text:p>22.8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2.261">
                <text:p>962.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3.402">
                <text:p>963.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4.544">
                <text:p>964.544</text:p>
              </table:table-cell>
              <table:table-cell office:value-type="float" office:value="20.829">
                <text:p>20.8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5.685">
                <text:p>965.6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6.827">
                <text:p>966.8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7.968">
                <text:p>967.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9.109">
                <text:p>969.1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0.251">
                <text:p>970.251</text:p>
              </table:table-cell>
              <table:table-cell office:value-type="float" office:value="19.431">
                <text:p>19.4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1.392">
                <text:p>971.392</text:p>
              </table:table-cell>
              <table:table-cell office:value-type="float" office:value="19.079">
                <text:p>19.0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2.534">
                <text:p>972.534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3.675">
                <text:p>973.6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4.817">
                <text:p>974.8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5.958">
                <text:p>975.958</text:p>
              </table:table-cell>
              <table:table-cell office:value-type="float" office:value="20.602">
                <text:p>20.6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7.1">
                <text:p>977.1</text:p>
              </table:table-cell>
              <table:table-cell office:value-type="float" office:value="21.841">
                <text:p>21.8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8.241">
                <text:p>978.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9.383">
                <text:p>979.383</text:p>
              </table:table-cell>
              <table:table-cell office:value-type="float" office:value="20.466">
                <text:p>20.4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80.524">
                <text:p>980.524</text:p>
              </table:table-cell>
              <table:table-cell office:value-type="float" office:value="19.489">
                <text:p>19.4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81.666">
                <text:p>981.666</text:p>
              </table:table-cell>
              <table:table-cell office:value-type="float" office:value="20.023">
                <text:p>20.0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2.807">
                <text:p>982.807</text:p>
              </table:table-cell>
              <table:table-cell office:value-type="float" office:value="19.136">
                <text:p>19.1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3.949">
                <text:p>983.94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5.09">
                <text:p>985.09</text:p>
              </table:table-cell>
              <table:table-cell office:value-type="float" office:value="21.579">
                <text:p>21.57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6.232">
                <text:p>986.232</text:p>
              </table:table-cell>
              <table:table-cell office:value-type="float" office:value="22.602">
                <text:p>22.6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87.373">
                <text:p>987.37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8.515">
                <text:p>988.51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9.656">
                <text:p>989.656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0.797">
                <text:p>990.797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1.939">
                <text:p>991.939</text:p>
              </table:table-cell>
              <table:table-cell office:value-type="float" office:value="21.431">
                <text:p>21.4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3.08">
                <text:p>993.08</text:p>
              </table:table-cell>
              <table:table-cell office:value-type="float" office:value="22.738">
                <text:p>22.7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4.222">
                <text:p>994.222</text:p>
              </table:table-cell>
              <table:table-cell office:value-type="float" office:value="22.761">
                <text:p>22.7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5.363">
                <text:p>995.363</text:p>
              </table:table-cell>
              <table:table-cell office:value-type="float" office:value="25.134">
                <text:p>25.1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6.505">
                <text:p>996.505</text:p>
              </table:table-cell>
              <table:table-cell office:value-type="float" office:value="22.613">
                <text:p>22.6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7.646">
                <text:p>997.646</text:p>
              </table:table-cell>
              <table:table-cell office:value-type="float" office:value="21.829">
                <text:p>21.8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8.788">
                <text:p>998.788</text:p>
              </table:table-cell>
              <table:table-cell office:value-type="float" office:value="19.297">
                <text:p>19.2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9.929">
                <text:p>999.929</text:p>
              </table:table-cell>
              <table:table-cell office:value-type="float" office:value="21.874">
                <text:p>21.8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1.071">
                <text:p>1001.071</text:p>
              </table:table-cell>
              <table:table-cell office:value-type="float" office:value="18.897">
                <text:p>18.8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2.212">
                <text:p>1002.212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3.354">
                <text:p>1003.354</text:p>
              </table:table-cell>
              <table:table-cell office:value-type="float" office:value="20.115">
                <text:p>20.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4.495">
                <text:p>1004.495</text:p>
              </table:table-cell>
              <table:table-cell office:value-type="float" office:value="18.035">
                <text:p>18.0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5.637">
                <text:p>1005.637</text:p>
              </table:table-cell>
              <table:table-cell office:value-type="float" office:value="19.976">
                <text:p>19.9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6.778">
                <text:p>1006.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7.92">
                <text:p>1007.92</text:p>
              </table:table-cell>
              <table:table-cell office:value-type="float" office:value="20.934">
                <text:p>20.9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9.061">
                <text:p>1009.061</text:p>
              </table:table-cell>
              <table:table-cell office:value-type="float" office:value="21.944">
                <text:p>21.9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0.202">
                <text:p>1010.202</text:p>
              </table:table-cell>
              <table:table-cell office:value-type="float" office:value="22.079">
                <text:p>22.0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1.344">
                <text:p>1011.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2.485">
                <text:p>1012.4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3.627">
                <text:p>1013.627</text:p>
              </table:table-cell>
              <table:table-cell office:value-type="float" office:value="21.147">
                <text:p>21.1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4.768">
                <text:p>1014.768</text:p>
              </table:table-cell>
              <table:table-cell office:value-type="float" office:value="20.339">
                <text:p>20.3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5.91">
                <text:p>1015.91</text:p>
              </table:table-cell>
              <table:table-cell office:value-type="float" office:value="19.384">
                <text:p>19.3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7.051">
                <text:p>1017.051</text:p>
              </table:table-cell>
              <table:table-cell office:value-type="float" office:value="19.429">
                <text:p>19.4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18.193">
                <text:p>1018.193</text:p>
              </table:table-cell>
              <table:table-cell office:value-type="float" office:value="21.237">
                <text:p>21.2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19.334">
                <text:p>1019.334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0.476">
                <text:p>1020.4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1.617">
                <text:p>1021.617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2.759">
                <text:p>1022.759</text:p>
              </table:table-cell>
              <table:table-cell office:value-type="float" office:value="23.672">
                <text:p>23.6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3.9">
                <text:p>1023.9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5.042">
                <text:p>1025.042</text:p>
              </table:table-cell>
              <table:table-cell office:value-type="float" office:value="22.627">
                <text:p>22.6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26.183">
                <text:p>1026.183</text:p>
              </table:table-cell>
              <table:table-cell office:value-type="float" office:value="23.396">
                <text:p>23.3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27.325">
                <text:p>1027.3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8.466">
                <text:p>1028.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9.608">
                <text:p>1029.6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0.749">
                <text:p>1030.749</text:p>
              </table:table-cell>
              <table:table-cell office:value-type="float" office:value="29.513">
                <text:p>29.5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31.89">
                <text:p>1031.89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3.032">
                <text:p>1033.032</text:p>
              </table:table-cell>
              <table:table-cell office:value-type="float" office:value="37.597">
                <text:p>37.5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4.173">
                <text:p>1034.173</text:p>
              </table:table-cell>
              <table:table-cell office:value-type="float" office:value="38.665">
                <text:p>38.6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5.315">
                <text:p>1035.315</text:p>
              </table:table-cell>
              <table:table-cell office:value-type="float" office:value="37.311">
                <text:p>37.3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6.456">
                <text:p>1036.4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7.598">
                <text:p>1037.598</text:p>
              </table:table-cell>
              <table:table-cell office:value-type="float" office:value="30.885">
                <text:p>30.8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8.739">
                <text:p>1038.739</text:p>
              </table:table-cell>
              <table:table-cell office:value-type="float" office:value="28.709">
                <text:p>28.7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9.881">
                <text:p>1039.881</text:p>
              </table:table-cell>
              <table:table-cell office:value-type="float" office:value="28.663">
                <text:p>28.6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41.022">
                <text:p>1041.022</text:p>
              </table:table-cell>
              <table:table-cell office:value-type="float" office:value="25.927">
                <text:p>25.9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42.164">
                <text:p>1042.164</text:p>
              </table:table-cell>
              <table:table-cell office:value-type="float" office:value="25.286">
                <text:p>25.2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43.305">
                <text:p>1043.305</text:p>
              </table:table-cell>
              <table:table-cell office:value-type="float" office:value="24.736">
                <text:p>24.7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44.447">
                <text:p>1044.447</text:p>
              </table:table-cell>
              <table:table-cell office:value-type="float" office:value="25.759">
                <text:p>25.7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5.588">
                <text:p>1045.5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6.73">
                <text:p>1046.73</text:p>
              </table:table-cell>
              <table:table-cell office:value-type="float" office:value="23.805">
                <text:p>23.8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7.871">
                <text:p>1047.871</text:p>
              </table:table-cell>
              <table:table-cell office:value-type="float" office:value="21.173">
                <text:p>21.17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49.013">
                <text:p>1049.01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50.154">
                <text:p>1050.154</text:p>
              </table:table-cell>
              <table:table-cell office:value-type="float" office:value="21.127">
                <text:p>21.1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51.295">
                <text:p>1051.295</text:p>
              </table:table-cell>
              <table:table-cell office:value-type="float" office:value="20.895">
                <text:p>20.8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52.437">
                <text:p>1052.437</text:p>
              </table:table-cell>
              <table:table-cell office:value-type="float" office:value="21.918">
                <text:p>21.9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53.578">
                <text:p>1053.578</text:p>
              </table:table-cell>
              <table:table-cell office:value-type="float" office:value="22.941">
                <text:p>22.9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54.72">
                <text:p>1054.72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5.861">
                <text:p>1055.861</text:p>
              </table:table-cell>
              <table:table-cell office:value-type="float" office:value="22.986">
                <text:p>22.9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57.003">
                <text:p>1057.003</text:p>
              </table:table-cell>
              <table:table-cell office:value-type="float" office:value="20.991">
                <text:p>20.9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8.144">
                <text:p>1058.144</text:p>
              </table:table-cell>
              <table:table-cell office:value-type="float" office:value="20.031">
                <text:p>20.0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59.286">
                <text:p>1059.286</text:p>
              </table:table-cell>
              <table:table-cell office:value-type="float" office:value="20.054">
                <text:p>20.0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60.427">
                <text:p>1060.427</text:p>
              </table:table-cell>
              <table:table-cell office:value-type="float" office:value="19.077">
                <text:p>19.0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1.569">
                <text:p>1061.569</text:p>
              </table:table-cell>
              <table:table-cell office:value-type="float" office:value="19.099">
                <text:p>19.0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62.71">
                <text:p>1062.71</text:p>
              </table:table-cell>
              <table:table-cell office:value-type="float" office:value="18.366">
                <text:p>18.3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63.852">
                <text:p>1063.852</text:p>
              </table:table-cell>
              <table:table-cell office:value-type="float" office:value="18.435">
                <text:p>18.4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64.993">
                <text:p>1064.993</text:p>
              </table:table-cell>
              <table:table-cell office:value-type="float" office:value="18.335">
                <text:p>18.3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66.135">
                <text:p>1066.13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67.276">
                <text:p>1067.276</text:p>
              </table:table-cell>
              <table:table-cell office:value-type="float" office:value="18.787">
                <text:p>18.7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68.417">
                <text:p>1068.417</text:p>
              </table:table-cell>
              <table:table-cell office:value-type="float" office:value="18.293">
                <text:p>18.2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69.559">
                <text:p>1069.559</text:p>
              </table:table-cell>
              <table:table-cell office:value-type="float" office:value="19.258">
                <text:p>19.2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70.7">
                <text:p>1070.7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71.842">
                <text:p>1071.8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72.983">
                <text:p>1072.983</text:p>
              </table:table-cell>
              <table:table-cell office:value-type="float" office:value="18.674">
                <text:p>18.6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74.125">
                <text:p>1074.125</text:p>
              </table:table-cell>
              <table:table-cell office:value-type="float" office:value="20.651">
                <text:p>20.6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75.266">
                <text:p>1075.266</text:p>
              </table:table-cell>
              <table:table-cell office:value-type="float" office:value="18.257">
                <text:p>18.2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6.408">
                <text:p>1076.408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77.549">
                <text:p>1077.549</text:p>
              </table:table-cell>
              <table:table-cell office:value-type="float" office:value="17.583">
                <text:p>17.5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78.691">
                <text:p>1078.6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79.832">
                <text:p>1079.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80.974">
                <text:p>1080.974</text:p>
              </table:table-cell>
              <table:table-cell office:value-type="float" office:value="20.515">
                <text:p>20.5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2.115">
                <text:p>1082.115</text:p>
              </table:table-cell>
              <table:table-cell office:value-type="float" office:value="18.984">
                <text:p>18.9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83.257">
                <text:p>1083.2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84.398">
                <text:p>1084.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85.54">
                <text:p>1085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6.681">
                <text:p>1086.681</text:p>
              </table:table-cell>
              <table:table-cell office:value-type="float" office:value="21.599">
                <text:p>21.5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87.823">
                <text:p>1087.823</text:p>
              </table:table-cell>
              <table:table-cell office:value-type="float" office:value="21.243">
                <text:p>21.2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88.964">
                <text:p>1088.9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0.105">
                <text:p>1090.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91.247">
                <text:p>1091.2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92.388">
                <text:p>1092.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93.53">
                <text:p>1093.53</text:p>
              </table:table-cell>
              <table:table-cell office:value-type="float" office:value="18.265">
                <text:p>18.2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4.671">
                <text:p>1094.671</text:p>
              </table:table-cell>
              <table:table-cell office:value-type="float" office:value="17.757">
                <text:p>17.7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95.813">
                <text:p>1095.813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96.954">
                <text:p>1096.9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98.096">
                <text:p>1098.096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99.237">
                <text:p>1099.237</text:p>
              </table:table-cell>
              <table:table-cell office:value-type="float" office:value="18.152">
                <text:p>18.1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00.379">
                <text:p>1100.379</text:p>
              </table:table-cell>
              <table:table-cell office:value-type="float" office:value="18.258">
                <text:p>18.2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01.52">
                <text:p>1101.52</text:p>
              </table:table-cell>
              <table:table-cell office:value-type="float" office:value="19.213">
                <text:p>19.2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02.662">
                <text:p>1102.662</text:p>
              </table:table-cell>
              <table:table-cell office:value-type="float" office:value="19.084">
                <text:p>19.0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03.803">
                <text:p>1103.803</text:p>
              </table:table-cell>
              <table:table-cell office:value-type="float" office:value="19.061">
                <text:p>19.0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04.945">
                <text:p>1104.9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06.086">
                <text:p>1106.086</text:p>
              </table:table-cell>
              <table:table-cell office:value-type="float" office:value="19.953">
                <text:p>19.9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07.228">
                <text:p>1107.228</text:p>
              </table:table-cell>
              <table:table-cell office:value-type="float" office:value="19.993">
                <text:p>19.9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08.369">
                <text:p>1108.369</text:p>
              </table:table-cell>
              <table:table-cell office:value-type="float" office:value="20.941">
                <text:p>20.9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09.51">
                <text:p>1109.51</text:p>
              </table:table-cell>
              <table:table-cell office:value-type="float" office:value="17.895">
                <text:p>17.8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10.652">
                <text:p>1110.652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11.793">
                <text:p>1111.793</text:p>
              </table:table-cell>
              <table:table-cell office:value-type="float" office:value="18.098">
                <text:p>18.0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12.935">
                <text:p>1112.9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14.076">
                <text:p>1114.076</text:p>
              </table:table-cell>
              <table:table-cell office:value-type="float" office:value="19.143">
                <text:p>19.1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15.218">
                <text:p>1115.2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16.359">
                <text:p>1116.359</text:p>
              </table:table-cell>
              <table:table-cell office:value-type="float" office:value="17.623">
                <text:p>17.6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7.501">
                <text:p>1117.501</text:p>
              </table:table-cell>
              <table:table-cell office:value-type="float" office:value="18.789">
                <text:p>18.7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18.642">
                <text:p>1118.6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19.784">
                <text:p>1119.7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20.925">
                <text:p>1120.925</text:p>
              </table:table-cell>
              <table:table-cell office:value-type="float" office:value="17.442">
                <text:p>17.4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22.067">
                <text:p>1122.067</text:p>
              </table:table-cell>
              <table:table-cell office:value-type="float" office:value="16.396">
                <text:p>16.3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23.208">
                <text:p>1123.208</text:p>
              </table:table-cell>
              <table:table-cell office:value-type="float" office:value="18.351">
                <text:p>18.3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24.35">
                <text:p>1124.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25.491">
                <text:p>1125.491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26.633">
                <text:p>1126.633</text:p>
              </table:table-cell>
              <table:table-cell office:value-type="float" office:value="18.607">
                <text:p>18.6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27.774">
                <text:p>1127.774</text:p>
              </table:table-cell>
              <table:table-cell office:value-type="float" office:value="19.339">
                <text:p>19.3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28.916">
                <text:p>1128.916</text:p>
              </table:table-cell>
              <table:table-cell office:value-type="float" office:value="17.124">
                <text:p>17.1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30.057">
                <text:p>1130.0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1.198">
                <text:p>1131.198</text:p>
              </table:table-cell>
              <table:table-cell office:value-type="float" office:value="17.033">
                <text:p>17.0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32.34">
                <text:p>1132.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33.481">
                <text:p>1133.481</text:p>
              </table:table-cell>
              <table:table-cell office:value-type="float" office:value="17.471">
                <text:p>17.47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34.623">
                <text:p>1134.623</text:p>
              </table:table-cell>
              <table:table-cell office:value-type="float" office:value="16.897">
                <text:p>16.8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35.764">
                <text:p>1135.764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36.906">
                <text:p>1136.906</text:p>
              </table:table-cell>
              <table:table-cell office:value-type="float" office:value="19.403">
                <text:p>19.4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38.047">
                <text:p>1138.047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9.189">
                <text:p>1139.189</text:p>
              </table:table-cell>
              <table:table-cell office:value-type="float" office:value="19.284">
                <text:p>19.2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40.33">
                <text:p>1140.33</text:p>
              </table:table-cell>
              <table:table-cell office:value-type="float" office:value="18.335">
                <text:p>18.3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41.472">
                <text:p>1141.472</text:p>
              </table:table-cell>
              <table:table-cell office:value-type="float" office:value="18.312">
                <text:p>18.3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42.613">
                <text:p>1142.613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43.755">
                <text:p>1143.7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44.896">
                <text:p>1144.8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46.038">
                <text:p>1146.038</text:p>
              </table:table-cell>
              <table:table-cell office:value-type="float" office:value="18.557">
                <text:p>18.5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47.179">
                <text:p>1147.179</text:p>
              </table:table-cell>
              <table:table-cell office:value-type="float" office:value="20.602">
                <text:p>20.6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48.321">
                <text:p>1148.321</text:p>
              </table:table-cell>
              <table:table-cell office:value-type="float" office:value="19.824">
                <text:p>19.8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49.462">
                <text:p>1149.462</text:p>
              </table:table-cell>
              <table:table-cell office:value-type="float" office:value="18.693">
                <text:p>18.6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50.604">
                <text:p>1150.604</text:p>
              </table:table-cell>
              <table:table-cell office:value-type="float" office:value="18.738">
                <text:p>18.73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51.745">
                <text:p>1151.7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52.886">
                <text:p>1152.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54.028">
                <text:p>1154.028</text:p>
              </table:table-cell>
              <table:table-cell office:value-type="float" office:value="16.188">
                <text:p>16.1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55.169">
                <text:p>1155.16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56.311">
                <text:p>1156.311</text:p>
              </table:table-cell>
              <table:table-cell office:value-type="float" office:value="16.035">
                <text:p>16.03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57.452">
                <text:p>1157.4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58.594">
                <text:p>1158.594</text:p>
              </table:table-cell>
              <table:table-cell office:value-type="float" office:value="16.028">
                <text:p>16.02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59.735">
                <text:p>1159.735</text:p>
              </table:table-cell>
              <table:table-cell office:value-type="float" office:value="16.101">
                <text:p>16.1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60.877">
                <text:p>1160.877</text:p>
              </table:table-cell>
              <table:table-cell office:value-type="float" office:value="17.927">
                <text:p>17.9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62.018">
                <text:p>1162.018</text:p>
              </table:table-cell>
              <table:table-cell office:value-type="float" office:value="18.808">
                <text:p>18.8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63.16">
                <text:p>1163.16</text:p>
              </table:table-cell>
              <table:table-cell office:value-type="float" office:value="16.763">
                <text:p>16.7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64.301">
                <text:p>1164.301</text:p>
              </table:table-cell>
              <table:table-cell office:value-type="float" office:value="19.717">
                <text:p>19.7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65.443">
                <text:p>1165.4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66.584">
                <text:p>1166.584</text:p>
              </table:table-cell>
              <table:table-cell office:value-type="float" office:value="16.813">
                <text:p>16.8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67.726">
                <text:p>1167.726</text:p>
              </table:table-cell>
              <table:table-cell office:value-type="float" office:value="16.791">
                <text:p>16.7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68.867">
                <text:p>1168.867</text:p>
              </table:table-cell>
              <table:table-cell office:value-type="float" office:value="16.232">
                <text:p>16.2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70.009">
                <text:p>1170.009</text:p>
              </table:table-cell>
              <table:table-cell office:value-type="float" office:value="16.019">
                <text:p>16.0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71.15">
                <text:p>1171.15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72.292">
                <text:p>1172.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73.433">
                <text:p>1173.433</text:p>
              </table:table-cell>
              <table:table-cell office:value-type="float" office:value="17.646">
                <text:p>17.6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74.574">
                <text:p>1174.574</text:p>
              </table:table-cell>
              <table:table-cell office:value-type="float" office:value="17.382">
                <text:p>17.38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75.716">
                <text:p>1175.716</text:p>
              </table:table-cell>
              <table:table-cell office:value-type="float" office:value="17.736">
                <text:p>17.73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76.857">
                <text:p>1176.857</text:p>
              </table:table-cell>
              <table:table-cell office:value-type="float" office:value="17.782">
                <text:p>17.7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77.999">
                <text:p>1177.999</text:p>
              </table:table-cell>
              <table:table-cell office:value-type="float" office:value="17.827">
                <text:p>17.82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79.14">
                <text:p>1179.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80.282">
                <text:p>1180.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81.423">
                <text:p>1181.423</text:p>
              </table:table-cell>
              <table:table-cell office:value-type="float" office:value="15.482">
                <text:p>15.4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82.565">
                <text:p>1182.565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83.706">
                <text:p>1183.706</text:p>
              </table:table-cell>
              <table:table-cell office:value-type="float" office:value="14.946">
                <text:p>14.9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84.848">
                <text:p>1184.84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85.989">
                <text:p>1185.9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87.131">
                <text:p>1187.13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88.272">
                <text:p>1188.272</text:p>
              </table:table-cell>
              <table:table-cell office:value-type="float" office:value="15.236">
                <text:p>15.23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89.414">
                <text:p>1189.414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90.555">
                <text:p>1190.555</text:p>
              </table:table-cell>
              <table:table-cell office:value-type="float" office:value="14.674">
                <text:p>14.67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91.697">
                <text:p>1191.6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92.838">
                <text:p>1192.838</text:p>
              </table:table-cell>
              <table:table-cell office:value-type="float" office:value="15.709">
                <text:p>15.70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93.979">
                <text:p>1193.979</text:p>
              </table:table-cell>
              <table:table-cell office:value-type="float" office:value="16.731">
                <text:p>16.73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95.121">
                <text:p>1195.121</text:p>
              </table:table-cell>
              <table:table-cell office:value-type="float" office:value="16.754">
                <text:p>16.75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96.262">
                <text:p>1196.262</text:p>
              </table:table-cell>
              <table:table-cell office:value-type="float" office:value="16.553">
                <text:p>16.5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97.404">
                <text:p>1197.404</text:p>
              </table:table-cell>
              <table:table-cell office:value-type="float" office:value="16.599">
                <text:p>16.5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98.545">
                <text:p>1198.545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99.687">
                <text:p>1199.687</text:p>
              </table:table-cell>
              <table:table-cell office:value-type="float" office:value="14.311">
                <text:p>14.3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00.828">
                <text:p>1200.828</text:p>
              </table:table-cell>
              <table:table-cell office:value-type="float" office:value="15.133">
                <text:p>15.1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01.97">
                <text:p>1201.97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03.111">
                <text:p>1203.111</text:p>
              </table:table-cell>
              <table:table-cell office:value-type="float" office:value="17.825">
                <text:p>17.82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04.253">
                <text:p>1204.253</text:p>
              </table:table-cell>
              <table:table-cell office:value-type="float" office:value="14.065">
                <text:p>14.06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05.394">
                <text:p>1205.394</text:p>
              </table:table-cell>
              <table:table-cell office:value-type="float" office:value="17.042">
                <text:p>17.0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06.536">
                <text:p>1206.5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07.677">
                <text:p>1207.6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08.819">
                <text:p>1208.8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09.96">
                <text:p>1209.96</text:p>
              </table:table-cell>
              <table:table-cell office:value-type="float" office:value="15.049">
                <text:p>15.0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11.101">
                <text:p>1211.101</text:p>
              </table:table-cell>
              <table:table-cell office:value-type="float" office:value="14.928">
                <text:p>14.92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12.243">
                <text:p>1212.243</text:p>
              </table:table-cell>
              <table:table-cell office:value-type="float" office:value="14.906">
                <text:p>14.9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13.384">
                <text:p>1213.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14.526">
                <text:p>1214.526</text:p>
              </table:table-cell>
              <table:table-cell office:value-type="float" office:value="17.721">
                <text:p>17.72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15.667">
                <text:p>1215.667</text:p>
              </table:table-cell>
              <table:table-cell office:value-type="float" office:value="19.838">
                <text:p>19.8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16.809">
                <text:p>1216.809</text:p>
              </table:table-cell>
              <table:table-cell office:value-type="float" office:value="18.185">
                <text:p>18.18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17.95">
                <text:p>1217.95</text:p>
              </table:table-cell>
              <table:table-cell office:value-type="float" office:value="17.792">
                <text:p>17.7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19.092">
                <text:p>1219.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20.233">
                <text:p>1220.233</text:p>
              </table:table-cell>
              <table:table-cell office:value-type="float" office:value="17.253">
                <text:p>17.2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21.375">
                <text:p>1221.375</text:p>
              </table:table-cell>
              <table:table-cell office:value-type="float" office:value="17.724">
                <text:p>17.7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22.516">
                <text:p>1222.516</text:p>
              </table:table-cell>
              <table:table-cell office:value-type="float" office:value="17.403">
                <text:p>17.4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23.658">
                <text:p>1223.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24.799">
                <text:p>1224.799</text:p>
              </table:table-cell>
              <table:table-cell office:value-type="float" office:value="17.344">
                <text:p>17.3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225.941">
                <text:p>1225.941</text:p>
              </table:table-cell>
              <table:table-cell office:value-type="float" office:value="16.366">
                <text:p>16.3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227.082">
                <text:p>1227.082</text:p>
              </table:table-cell>
              <table:table-cell office:value-type="float" office:value="16.389">
                <text:p>16.3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228.224">
                <text:p>1228.224</text:p>
              </table:table-cell>
              <table:table-cell office:value-type="float" office:value="16.824">
                <text:p>16.8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229.365">
                <text:p>1229.365</text:p>
              </table:table-cell>
              <table:table-cell office:value-type="float" office:value="15.738">
                <text:p>15.7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230.506">
                <text:p>1230.506</text:p>
              </table:table-cell>
              <table:table-cell office:value-type="float" office:value="14.914">
                <text:p>14.9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31.648">
                <text:p>1231.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32.789">
                <text:p>1232.789</text:p>
              </table:table-cell>
              <table:table-cell office:value-type="float" office:value="15.497">
                <text:p>15.4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33.931">
                <text:p>1233.931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35.072">
                <text:p>1235.072</text:p>
              </table:table-cell>
              <table:table-cell office:value-type="float" office:value="15.904">
                <text:p>15.90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36.214">
                <text:p>1236.214</text:p>
              </table:table-cell>
              <table:table-cell office:value-type="float" office:value="17.429">
                <text:p>17.42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37.355">
                <text:p>1237.355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38.497">
                <text:p>1238.497</text:p>
              </table:table-cell>
              <table:table-cell office:value-type="float" office:value="15.232">
                <text:p>15.2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39.638">
                <text:p>1239.638</text:p>
              </table:table-cell>
              <table:table-cell office:value-type="float" office:value="13.361">
                <text:p>13.36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40.78">
                <text:p>1240.78</text:p>
              </table:table-cell>
              <table:table-cell office:value-type="float" office:value="14.339">
                <text:p>14.33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41.921">
                <text:p>1241.921</text:p>
              </table:table-cell>
              <table:table-cell office:value-type="float" office:value="13.684">
                <text:p>13.68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43.063">
                <text:p>1243.063</text:p>
              </table:table-cell>
              <table:table-cell office:value-type="float" office:value="12.293">
                <text:p>12.2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44.204">
                <text:p>1244.204</text:p>
              </table:table-cell>
              <table:table-cell office:value-type="float" office:value="12.812">
                <text:p>12.8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45.346">
                <text:p>1245.346</text:p>
              </table:table-cell>
              <table:table-cell office:value-type="float" office:value="13.248">
                <text:p>13.24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46.487">
                <text:p>1246.4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47.629">
                <text:p>1247.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48.77">
                <text:p>1248.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49.911">
                <text:p>1249.911</text:p>
              </table:table-cell>
              <table:table-cell office:value-type="float" office:value="14.157">
                <text:p>14.15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51.053">
                <text:p>1251.053</text:p>
              </table:table-cell>
              <table:table-cell office:value-type="float" office:value="13.134">
                <text:p>13.1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52.194">
                <text:p>1252.194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53.336">
                <text:p>1253.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54.477">
                <text:p>1254.477</text:p>
              </table:table-cell>
              <table:table-cell office:value-type="float" office:value="16.934">
                <text:p>16.9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55.619">
                <text:p>1255.619</text:p>
              </table:table-cell>
              <table:table-cell office:value-type="float" office:value="16.913">
                <text:p>16.9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56.76">
                <text:p>1256.76</text:p>
              </table:table-cell>
              <table:table-cell office:value-type="float" office:value="16.958">
                <text:p>16.9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57.902">
                <text:p>1257.902</text:p>
              </table:table-cell>
              <table:table-cell office:value-type="float" office:value="16.997">
                <text:p>16.9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59.043">
                <text:p>1259.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60.185">
                <text:p>1260.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61.326">
                <text:p>1261.326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62.468">
                <text:p>1262.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63.609">
                <text:p>1263.609</text:p>
              </table:table-cell>
              <table:table-cell office:value-type="float" office:value="16.885">
                <text:p>16.88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64.751">
                <text:p>1264.751</text:p>
              </table:table-cell>
              <table:table-cell office:value-type="float" office:value="16.862">
                <text:p>16.8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65.892">
                <text:p>1265.892</text:p>
              </table:table-cell>
              <table:table-cell office:value-type="float" office:value="16.679">
                <text:p>16.67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67.034">
                <text:p>1267.034</text:p>
              </table:table-cell>
              <table:table-cell office:value-type="float" office:value="17.634">
                <text:p>17.63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68.175">
                <text:p>1268.175</text:p>
              </table:table-cell>
              <table:table-cell office:value-type="float" office:value="18.794">
                <text:p>18.79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69.317">
                <text:p>1269.317</text:p>
              </table:table-cell>
              <table:table-cell office:value-type="float" office:value="17.229">
                <text:p>17.22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70.458">
                <text:p>1270.458</text:p>
              </table:table-cell>
              <table:table-cell office:value-type="float" office:value="17.251">
                <text:p>17.2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71.599">
                <text:p>1271.599</text:p>
              </table:table-cell>
              <table:table-cell office:value-type="float" office:value="17.274">
                <text:p>17.2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72.741">
                <text:p>1272.741</text:p>
              </table:table-cell>
              <table:table-cell office:value-type="float" office:value="18.703">
                <text:p>18.70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73.882">
                <text:p>1273.882</text:p>
              </table:table-cell>
              <table:table-cell office:value-type="float" office:value="17.723">
                <text:p>17.72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75.024">
                <text:p>1275.024</text:p>
              </table:table-cell>
              <table:table-cell office:value-type="float" office:value="16.658">
                <text:p>16.65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76.165">
                <text:p>1276.165</text:p>
              </table:table-cell>
              <table:table-cell office:value-type="float" office:value="16.729">
                <text:p>16.72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77.307">
                <text:p>1277.307</text:p>
              </table:table-cell>
              <table:table-cell office:value-type="float" office:value="16.613">
                <text:p>16.6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78.448">
                <text:p>1278.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79.59">
                <text:p>1279.59</text:p>
              </table:table-cell>
              <table:table-cell office:value-type="float" office:value="15.433">
                <text:p>15.4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80.731">
                <text:p>1280.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81.873">
                <text:p>1281.873</text:p>
              </table:table-cell>
              <table:table-cell office:value-type="float" office:value="17.044">
                <text:p>17.04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83.014">
                <text:p>1283.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84.156">
                <text:p>1284.156</text:p>
              </table:table-cell>
              <table:table-cell office:value-type="float" office:value="16.047">
                <text:p>16.04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85.297">
                <text:p>1285.297</text:p>
              </table:table-cell>
              <table:table-cell office:value-type="float" office:value="16.546">
                <text:p>16.54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86.439">
                <text:p>1286.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87.58">
                <text:p>1287.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88.722">
                <text:p>1288.722</text:p>
              </table:table-cell>
              <table:table-cell office:value-type="float" office:value="14.386">
                <text:p>14.3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89.863">
                <text:p>1289.863</text:p>
              </table:table-cell>
              <table:table-cell office:value-type="float" office:value="14.363">
                <text:p>14.3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91.005">
                <text:p>1291.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92.146">
                <text:p>1292.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93.287">
                <text:p>1293.2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94.429">
                <text:p>1294.4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95.57">
                <text:p>1295.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96.712">
                <text:p>1296.712</text:p>
              </table:table-cell>
              <table:table-cell office:value-type="float" office:value="20.773">
                <text:p>20.7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97.853">
                <text:p>1297.853</text:p>
              </table:table-cell>
              <table:table-cell office:value-type="float" office:value="18.592">
                <text:p>18.59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98.995">
                <text:p>1298.995</text:p>
              </table:table-cell>
              <table:table-cell office:value-type="float" office:value="18.818">
                <text:p>18.8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00.136">
                <text:p>1300.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01.278">
                <text:p>1301.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302.419">
                <text:p>1302.419</text:p>
              </table:table-cell>
              <table:table-cell office:value-type="float" office:value="16.887">
                <text:p>16.88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03.561">
                <text:p>1303.561</text:p>
              </table:table-cell>
              <table:table-cell office:value-type="float" office:value="18.909">
                <text:p>18.9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04.702">
                <text:p>1304.702</text:p>
              </table:table-cell>
              <table:table-cell office:value-type="float" office:value="19.932">
                <text:p>19.9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305.844">
                <text:p>1305.844</text:p>
              </table:table-cell>
              <table:table-cell office:value-type="float" office:value="20.955">
                <text:p>20.9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306.985">
                <text:p>1306.985</text:p>
              </table:table-cell>
              <table:table-cell office:value-type="float" office:value="23.955">
                <text:p>23.9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08.127">
                <text:p>1308.1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20" chart:origin="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d83a23" draw:fill-color="#d83a23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4.153cm" xlink:href=".." xlink:type="simple" chart:class="chart:scatter" chart:style-name="ch1">
        <chart:plot-area chart:style-name="ch2" table:cell-range-address="plot_profile_sample.A1:plot_profile_sample.A808 plot_profile_sample.D1:plot_profile_sample.D808" chart:data-source-has-labels="row" svg:x="0.32cm" svg:y="0.083cm" svg:width="15.36cm" svg:height="3.987cm">
          <chart:coordinate-region svg:x="1.762cm" svg:y="0.481cm" svg:width="13.618cm" svg:height="2.545cm"/>
          <chart:axis chart:dimension="x" chart:name="primary-x" chart:style-name="ch3"/>
          <chart:axis chart:dimension="y" chart:name="primary-y" chart:style-name="ch4"/>
          <chart:series chart:style-name="ch5" chart:values-cell-range-address="plot_profile_sample.D2:plot_profile_sample.D808" chart:label-cell-address="plot_profile_sample.D1:plot_profile_sample.D1" chart:class="chart:scatter">
            <chart:domain table:cell-range-address="plot_profile_sample.A2:plot_profile_sample.A808"/>
            <chart:data-point chart:repeated="80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ical</text:p>
                <draw:g>
                  <svg:desc>plot_profile_sample.D1:plot_profile_samp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rofile_sample.A2:plot_profile_sample.A808</svg:desc>
                </draw:g>
              </table:table-cell>
              <table:table-cell office:value-type="float" office:value="18">
                <text:p>18</text:p>
                <draw:g>
                  <svg:desc>plot_profile_sample.D2:plot_profile_sample.D8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1">
                <text:p>1.141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3">
                <text:p>2.283</text:p>
              </table:table-cell>
              <table:table-cell office:value-type="float" office:value="18.965">
                <text:p>18.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4">
                <text:p>3.424</text:p>
              </table:table-cell>
              <table:table-cell office:value-type="float" office:value="19.948">
                <text:p>19.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66">
                <text:p>4.5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07">
                <text:p>5.707</text:p>
              </table:table-cell>
              <table:table-cell office:value-type="float" office:value="20.739">
                <text:p>20.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49">
                <text:p>6.849</text:p>
              </table:table-cell>
              <table:table-cell office:value-type="float" office:value="21.479">
                <text:p>21.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18.757">
                <text:p>18.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2">
                <text:p>9.132</text:p>
              </table:table-cell>
              <table:table-cell office:value-type="float" office:value="17.861">
                <text:p>17.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73">
                <text:p>10.273</text:p>
              </table:table-cell>
              <table:table-cell office:value-type="float" office:value="18.687">
                <text:p>18.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15">
                <text:p>11.415</text:p>
              </table:table-cell>
              <table:table-cell office:value-type="float" office:value="18.305">
                <text:p>18.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56">
                <text:p>12.556</text:p>
              </table:table-cell>
              <table:table-cell office:value-type="float" office:value="18.236">
                <text:p>18.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98">
                <text:p>13.698</text:p>
              </table:table-cell>
              <table:table-cell office:value-type="float" office:value="17.792">
                <text:p>17.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39">
                <text:p>14.839</text:p>
              </table:table-cell>
              <table:table-cell office:value-type="float" office:value="18.774">
                <text:p>18.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1">
                <text:p>15.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22">
                <text:p>17.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264">
                <text:p>18.264</text:p>
              </table:table-cell>
              <table:table-cell office:value-type="float" office:value="19.278">
                <text:p>19.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05">
                <text:p>19.405</text:p>
              </table:table-cell>
              <table:table-cell office:value-type="float" office:value="19.705">
                <text:p>19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46">
                <text:p>20.546</text:p>
              </table:table-cell>
              <table:table-cell office:value-type="float" office:value="19.749">
                <text:p>19.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88">
                <text:p>21.688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29">
                <text:p>22.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971">
                <text:p>23.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2">
                <text:p>25.1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254">
                <text:p>26.25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95">
                <text:p>27.395</text:p>
              </table:table-cell>
              <table:table-cell office:value-type="float" office:value="17.583">
                <text:p>17.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37">
                <text:p>28.537</text:p>
              </table:table-cell>
              <table:table-cell office:value-type="float" office:value="19.132">
                <text:p>19.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78">
                <text:p>29.678</text:p>
              </table:table-cell>
              <table:table-cell office:value-type="float" office:value="20.097">
                <text:p>20.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82">
                <text:p>30.82</text:p>
              </table:table-cell>
              <table:table-cell office:value-type="float" office:value="17.531">
                <text:p>17.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1">
                <text:p>31.961</text:p>
              </table:table-cell>
              <table:table-cell office:value-type="float" office:value="18.486">
                <text:p>18.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103">
                <text:p>33.103</text:p>
              </table:table-cell>
              <table:table-cell office:value-type="float" office:value="17.993">
                <text:p>17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44">
                <text:p>34.2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386">
                <text:p>35.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27">
                <text:p>36.527</text:p>
              </table:table-cell>
              <table:table-cell office:value-type="float" office:value="20.444">
                <text:p>20.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69">
                <text:p>37.6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81">
                <text:p>38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52">
                <text:p>39.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093">
                <text:p>41.093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234">
                <text:p>42.2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376">
                <text:p>43.3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517">
                <text:p>44.517</text:p>
              </table:table-cell>
              <table:table-cell office:value-type="float" office:value="17.645">
                <text:p>17.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659">
                <text:p>45.659</text:p>
              </table:table-cell>
              <table:table-cell office:value-type="float" office:value="18.305">
                <text:p>18.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8">
                <text:p>46.8</text:p>
              </table:table-cell>
              <table:table-cell office:value-type="float" office:value="19.288">
                <text:p>19.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942">
                <text:p>47.942</text:p>
              </table:table-cell>
              <table:table-cell office:value-type="float" office:value="19.27">
                <text:p>19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083">
                <text:p>49.083</text:p>
              </table:table-cell>
              <table:table-cell office:value-type="float" office:value="18.253">
                <text:p>18.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225">
                <text:p>50.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366">
                <text:p>51.366</text:p>
              </table:table-cell>
              <table:table-cell office:value-type="float" office:value="16.782">
                <text:p>16.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08">
                <text:p>52.508</text:p>
              </table:table-cell>
              <table:table-cell office:value-type="float" office:value="17.799">
                <text:p>17.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649">
                <text:p>53.6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91">
                <text:p>54.791</text:p>
              </table:table-cell>
              <table:table-cell office:value-type="float" office:value="17.166">
                <text:p>17.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932">
                <text:p>55.932</text:p>
              </table:table-cell>
              <table:table-cell office:value-type="float" office:value="16.851">
                <text:p>16.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074">
                <text:p>57.074</text:p>
              </table:table-cell>
              <table:table-cell office:value-type="float" office:value="17.868">
                <text:p>17.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215">
                <text:p>58.2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357">
                <text:p>59.357</text:p>
              </table:table-cell>
              <table:table-cell office:value-type="float" office:value="17.097">
                <text:p>17.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498">
                <text:p>60.498</text:p>
              </table:table-cell>
              <table:table-cell office:value-type="float" office:value="15.159">
                <text:p>15.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39">
                <text:p>61.639</text:p>
              </table:table-cell>
              <table:table-cell office:value-type="float" office:value="16.062">
                <text:p>16.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81">
                <text:p>62.7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922">
                <text:p>63.9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064">
                <text:p>65.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205">
                <text:p>66.205</text:p>
              </table:table-cell>
              <table:table-cell office:value-type="float" office:value="16.993">
                <text:p>16.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47">
                <text:p>67.347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488">
                <text:p>68.488</text:p>
              </table:table-cell>
              <table:table-cell office:value-type="float" office:value="15.958">
                <text:p>15.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63">
                <text:p>69.63</text:p>
              </table:table-cell>
              <table:table-cell office:value-type="float" office:value="15.881">
                <text:p>15.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71">
                <text:p>70.771</text:p>
              </table:table-cell>
              <table:table-cell office:value-type="float" office:value="17.923">
                <text:p>17.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913">
                <text:p>71.9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054">
                <text:p>73.0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196">
                <text:p>74.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37">
                <text:p>75.337</text:p>
              </table:table-cell>
              <table:table-cell office:value-type="float" office:value="18.854">
                <text:p>18.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479">
                <text:p>76.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62">
                <text:p>77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2">
                <text:p>78.762</text:p>
              </table:table-cell>
              <table:table-cell office:value-type="float" office:value="21.603">
                <text:p>21.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903">
                <text:p>79.903</text:p>
              </table:table-cell>
              <table:table-cell office:value-type="float" office:value="18.216">
                <text:p>18.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044">
                <text:p>81.044</text:p>
              </table:table-cell>
              <table:table-cell office:value-type="float" office:value="17.467">
                <text:p>17.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186">
                <text:p>82.186</text:p>
              </table:table-cell>
              <table:table-cell office:value-type="float" office:value="20.251">
                <text:p>20.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327">
                <text:p>83.327</text:p>
              </table:table-cell>
              <table:table-cell office:value-type="float" office:value="18.268">
                <text:p>18.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469">
                <text:p>84.469</text:p>
              </table:table-cell>
              <table:table-cell office:value-type="float" office:value="16.715">
                <text:p>16.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61">
                <text:p>85.61</text:p>
              </table:table-cell>
              <table:table-cell office:value-type="float" office:value="18.395">
                <text:p>18.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52">
                <text:p>86.752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893">
                <text:p>87.8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35">
                <text:p>89.035</text:p>
              </table:table-cell>
              <table:table-cell office:value-type="float" office:value="17.645">
                <text:p>17.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176">
                <text:p>90.1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318">
                <text:p>91.318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459">
                <text:p>92.459</text:p>
              </table:table-cell>
              <table:table-cell office:value-type="float" office:value="17.407">
                <text:p>17.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601">
                <text:p>93.6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42">
                <text:p>94.742</text:p>
              </table:table-cell>
              <table:table-cell office:value-type="float" office:value="16.442">
                <text:p>16.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884">
                <text:p>95.884</text:p>
              </table:table-cell>
              <table:table-cell office:value-type="float" office:value="18.459">
                <text:p>18.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025">
                <text:p>97.025</text:p>
              </table:table-cell>
              <table:table-cell office:value-type="float" office:value="18.953">
                <text:p>18.9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167">
                <text:p>98.167</text:p>
              </table:table-cell>
              <table:table-cell office:value-type="float" office:value="18.494">
                <text:p>18.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08">
                <text:p>99.308</text:p>
              </table:table-cell>
              <table:table-cell office:value-type="float" office:value="18.489">
                <text:p>18.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.45">
                <text:p>100.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91">
                <text:p>101.591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32">
                <text:p>102.7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874">
                <text:p>103.874</text:p>
              </table:table-cell>
              <table:table-cell office:value-type="float" office:value="18.581">
                <text:p>18.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015">
                <text:p>105.015</text:p>
              </table:table-cell>
              <table:table-cell office:value-type="float" office:value="19.392">
                <text:p>19.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157">
                <text:p>106.157</text:p>
              </table:table-cell>
              <table:table-cell office:value-type="float" office:value="18.846">
                <text:p>18.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298">
                <text:p>107.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44">
                <text:p>108.44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.581">
                <text:p>109.581</text:p>
              </table:table-cell>
              <table:table-cell office:value-type="float" office:value="18.002">
                <text:p>18.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723">
                <text:p>110.723</text:p>
              </table:table-cell>
              <table:table-cell office:value-type="float" office:value="17.685">
                <text:p>17.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.864">
                <text:p>111.8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006">
                <text:p>113.006</text:p>
              </table:table-cell>
              <table:table-cell office:value-type="float" office:value="18.159">
                <text:p>18.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.147">
                <text:p>114.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.289">
                <text:p>115.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.43">
                <text:p>116.43</text:p>
              </table:table-cell>
              <table:table-cell office:value-type="float" office:value="17.772">
                <text:p>17.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.572">
                <text:p>117.572</text:p>
              </table:table-cell>
              <table:table-cell office:value-type="float" office:value="17.789">
                <text:p>17.7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713">
                <text:p>118.713</text:p>
              </table:table-cell>
              <table:table-cell office:value-type="float" office:value="17.194">
                <text:p>17.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.855">
                <text:p>119.855</text:p>
              </table:table-cell>
              <table:table-cell office:value-type="float" office:value="17.176">
                <text:p>17.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.996">
                <text:p>120.996</text:p>
              </table:table-cell>
              <table:table-cell office:value-type="float" office:value="17.159">
                <text:p>17.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.137">
                <text:p>122.137</text:p>
              </table:table-cell>
              <table:table-cell office:value-type="float" office:value="18.141">
                <text:p>18.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79">
                <text:p>123.279</text:p>
              </table:table-cell>
              <table:table-cell office:value-type="float" office:value="18.876">
                <text:p>18.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42">
                <text:p>124.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.562">
                <text:p>125.562</text:p>
              </table:table-cell>
              <table:table-cell office:value-type="float" office:value="19.179">
                <text:p>19.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.703">
                <text:p>126.703</text:p>
              </table:table-cell>
              <table:table-cell office:value-type="float" office:value="18.928">
                <text:p>18.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.845">
                <text:p>127.845</text:p>
              </table:table-cell>
              <table:table-cell office:value-type="float" office:value="16.945">
                <text:p>16.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.986">
                <text:p>128.986</text:p>
              </table:table-cell>
              <table:table-cell office:value-type="float" office:value="15.963">
                <text:p>15.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.128">
                <text:p>130.128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.269">
                <text:p>131.269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.411">
                <text:p>132.411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552">
                <text:p>133.552</text:p>
              </table:table-cell>
              <table:table-cell office:value-type="float" office:value="16.903">
                <text:p>16.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694">
                <text:p>134.694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835">
                <text:p>135.835</text:p>
              </table:table-cell>
              <table:table-cell office:value-type="float" office:value="17.067">
                <text:p>17.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.977">
                <text:p>136.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.118">
                <text:p>138.118</text:p>
              </table:table-cell>
              <table:table-cell office:value-type="float" office:value="17.695">
                <text:p>17.6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.26">
                <text:p>139.26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.401">
                <text:p>140.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.542">
                <text:p>141.542</text:p>
              </table:table-cell>
              <table:table-cell office:value-type="float" office:value="16.154">
                <text:p>16.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.684">
                <text:p>142.684</text:p>
              </table:table-cell>
              <table:table-cell office:value-type="float" office:value="16.171">
                <text:p>16.1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825">
                <text:p>143.825</text:p>
              </table:table-cell>
              <table:table-cell office:value-type="float" office:value="16.189">
                <text:p>16.1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967">
                <text:p>144.967</text:p>
              </table:table-cell>
              <table:table-cell office:value-type="float" office:value="17.794">
                <text:p>17.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.108">
                <text:p>146.108</text:p>
              </table:table-cell>
              <table:table-cell office:value-type="float" office:value="17.777">
                <text:p>17.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25">
                <text:p>147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.391">
                <text:p>148.3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.533">
                <text:p>149.533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.674">
                <text:p>150.674</text:p>
              </table:table-cell>
              <table:table-cell office:value-type="float" office:value="18.586">
                <text:p>18.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816">
                <text:p>151.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.957">
                <text:p>152.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.099">
                <text:p>154.099</text:p>
              </table:table-cell>
              <table:table-cell office:value-type="float" office:value="16.345">
                <text:p>16.3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.24">
                <text:p>155.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.382">
                <text:p>156.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.523">
                <text:p>157.523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.665">
                <text:p>158.665</text:p>
              </table:table-cell>
              <table:table-cell office:value-type="float" office:value="14.414">
                <text:p>14.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.806">
                <text:p>159.806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.948">
                <text:p>160.9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.089">
                <text:p>162.089</text:p>
              </table:table-cell>
              <table:table-cell office:value-type="float" office:value="16.533">
                <text:p>16.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.23">
                <text:p>163.23</text:p>
              </table:table-cell>
              <table:table-cell office:value-type="float" office:value="16.516">
                <text:p>16.5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.372">
                <text:p>164.372</text:p>
              </table:table-cell>
              <table:table-cell office:value-type="float" office:value="18.501">
                <text:p>18.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.513">
                <text:p>165.513</text:p>
              </table:table-cell>
              <table:table-cell office:value-type="float" office:value="18.519">
                <text:p>18.5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.655">
                <text:p>166.655</text:p>
              </table:table-cell>
              <table:table-cell office:value-type="float" office:value="16.072">
                <text:p>16.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.796">
                <text:p>167.7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.938">
                <text:p>168.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.079">
                <text:p>170.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.221">
                <text:p>171.221</text:p>
              </table:table-cell>
              <table:table-cell office:value-type="float" office:value="16.605">
                <text:p>16.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.362">
                <text:p>172.362</text:p>
              </table:table-cell>
              <table:table-cell office:value-type="float" office:value="15.868">
                <text:p>15.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504">
                <text:p>173.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645">
                <text:p>174.645</text:p>
              </table:table-cell>
              <table:table-cell office:value-type="float" office:value="16.685">
                <text:p>16.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.787">
                <text:p>175.78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.928">
                <text:p>176.928</text:p>
              </table:table-cell>
              <table:table-cell office:value-type="float" office:value="15.615">
                <text:p>15.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8.07">
                <text:p>178.07</text:p>
              </table:table-cell>
              <table:table-cell office:value-type="float" office:value="17.581">
                <text:p>17.5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211">
                <text:p>179.211</text:p>
              </table:table-cell>
              <table:table-cell office:value-type="float" office:value="17.727">
                <text:p>17.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.353">
                <text:p>180.353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494">
                <text:p>181.4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.635">
                <text:p>182.6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.777">
                <text:p>183.7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918">
                <text:p>184.918</text:p>
              </table:table-cell>
              <table:table-cell office:value-type="float" office:value="20.442">
                <text:p>20.4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.06">
                <text:p>186.06</text:p>
              </table:table-cell>
              <table:table-cell office:value-type="float" office:value="19.325">
                <text:p>19.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7.201">
                <text:p>187.201</text:p>
              </table:table-cell>
              <table:table-cell office:value-type="float" office:value="19.395">
                <text:p>19.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343">
                <text:p>188.343</text:p>
              </table:table-cell>
              <table:table-cell office:value-type="float" office:value="20.732">
                <text:p>20.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.484">
                <text:p>189.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.626">
                <text:p>190.626</text:p>
              </table:table-cell>
              <table:table-cell office:value-type="float" office:value="17.199">
                <text:p>17.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1.767">
                <text:p>191.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2.909">
                <text:p>192.909</text:p>
              </table:table-cell>
              <table:table-cell office:value-type="float" office:value="17.935">
                <text:p>17.9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.05">
                <text:p>194.05</text:p>
              </table:table-cell>
              <table:table-cell office:value-type="float" office:value="18.906">
                <text:p>18.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.192">
                <text:p>195.192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.333">
                <text:p>196.333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.475">
                <text:p>197.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.616">
                <text:p>198.616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.758">
                <text:p>199.75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.899">
                <text:p>200.899</text:p>
              </table:table-cell>
              <table:table-cell office:value-type="float" office:value="15.057">
                <text:p>15.0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.04">
                <text:p>202.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.182">
                <text:p>203.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.323">
                <text:p>204.323</text:p>
              </table:table-cell>
              <table:table-cell office:value-type="float" office:value="15.109">
                <text:p>15.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.465">
                <text:p>205.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.606">
                <text:p>206.606</text:p>
              </table:table-cell>
              <table:table-cell office:value-type="float" office:value="16.144">
                <text:p>16.1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.748">
                <text:p>207.748</text:p>
              </table:table-cell>
              <table:table-cell office:value-type="float" office:value="16.161">
                <text:p>16.1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.889">
                <text:p>208.889</text:p>
              </table:table-cell>
              <table:table-cell office:value-type="float" office:value="16.821">
                <text:p>16.8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0.031">
                <text:p>210.031</text:p>
              </table:table-cell>
              <table:table-cell office:value-type="float" office:value="16.804">
                <text:p>16.8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1.172">
                <text:p>211.172</text:p>
              </table:table-cell>
              <table:table-cell office:value-type="float" office:value="16.787">
                <text:p>16.7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.314">
                <text:p>212.3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.455">
                <text:p>213.455</text:p>
              </table:table-cell>
              <table:table-cell office:value-type="float" office:value="18.248">
                <text:p>18.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.597">
                <text:p>214.597</text:p>
              </table:table-cell>
              <table:table-cell office:value-type="float" office:value="16.531">
                <text:p>16.5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5.738">
                <text:p>215.738</text:p>
              </table:table-cell>
              <table:table-cell office:value-type="float" office:value="16.283">
                <text:p>16.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.88">
                <text:p>216.8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8.021">
                <text:p>218.021</text:p>
              </table:table-cell>
              <table:table-cell office:value-type="float" office:value="17.365">
                <text:p>17.3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.163">
                <text:p>219.163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.304">
                <text:p>220.3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1.446">
                <text:p>221.4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2.587">
                <text:p>222.587</text:p>
              </table:table-cell>
              <table:table-cell office:value-type="float" office:value="16.387">
                <text:p>16.3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3.728">
                <text:p>223.728</text:p>
              </table:table-cell>
              <table:table-cell office:value-type="float" office:value="17.404">
                <text:p>17.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4.87">
                <text:p>224.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.011">
                <text:p>226.011</text:p>
              </table:table-cell>
              <table:table-cell office:value-type="float" office:value="14.561">
                <text:p>14.5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7.153">
                <text:p>227.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8.294">
                <text:p>228.294</text:p>
              </table:table-cell>
              <table:table-cell office:value-type="float" office:value="17.474">
                <text:p>17.4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.436">
                <text:p>229.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.577">
                <text:p>230.577</text:p>
              </table:table-cell>
              <table:table-cell office:value-type="float" office:value="16.017">
                <text:p>16.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.719">
                <text:p>231.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2.86">
                <text:p>232.86</text:p>
              </table:table-cell>
              <table:table-cell office:value-type="float" office:value="14.543">
                <text:p>14.5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002">
                <text:p>234.002</text:p>
              </table:table-cell>
              <table:table-cell office:value-type="float" office:value="17.122">
                <text:p>17.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.143">
                <text:p>235.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.285">
                <text:p>236.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7.426">
                <text:p>237.426</text:p>
              </table:table-cell>
              <table:table-cell office:value-type="float" office:value="17.613">
                <text:p>17.6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.568">
                <text:p>238.568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9.709">
                <text:p>239.709</text:p>
              </table:table-cell>
              <table:table-cell office:value-type="float" office:value="16.352">
                <text:p>16.3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.851">
                <text:p>240.85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.992">
                <text:p>241.992</text:p>
              </table:table-cell>
              <table:table-cell office:value-type="float" office:value="17.365">
                <text:p>17.3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.133">
                <text:p>243.13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4.275">
                <text:p>244.275</text:p>
              </table:table-cell>
              <table:table-cell office:value-type="float" office:value="16.151">
                <text:p>16.1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.416">
                <text:p>245.416</text:p>
              </table:table-cell>
              <table:table-cell office:value-type="float" office:value="17.203">
                <text:p>17.2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6.558">
                <text:p>246.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7.699">
                <text:p>247.699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841">
                <text:p>248.8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982">
                <text:p>249.982</text:p>
              </table:table-cell>
              <table:table-cell office:value-type="float" office:value="15.196">
                <text:p>15.1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124">
                <text:p>251.124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.265">
                <text:p>252.2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3.407">
                <text:p>253.407</text:p>
              </table:table-cell>
              <table:table-cell office:value-type="float" office:value="15.288">
                <text:p>15.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4.548">
                <text:p>254.548</text:p>
              </table:table-cell>
              <table:table-cell office:value-type="float" office:value="16.127">
                <text:p>16.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.69">
                <text:p>255.69</text:p>
              </table:table-cell>
              <table:table-cell office:value-type="float" office:value="14.109">
                <text:p>14.1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.831">
                <text:p>256.831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7.973">
                <text:p>257.973</text:p>
              </table:table-cell>
              <table:table-cell office:value-type="float" office:value="17.926">
                <text:p>17.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.114">
                <text:p>259.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.256">
                <text:p>260.25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.397">
                <text:p>261.397</text:p>
              </table:table-cell>
              <table:table-cell office:value-type="float" office:value="17.978">
                <text:p>17.9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2.538">
                <text:p>262.5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3.68">
                <text:p>263.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.821">
                <text:p>264.821</text:p>
              </table:table-cell>
              <table:table-cell office:value-type="float" office:value="14.119">
                <text:p>14.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5.963">
                <text:p>265.963</text:p>
              </table:table-cell>
              <table:table-cell office:value-type="float" office:value="17.094">
                <text:p>17.0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7.104">
                <text:p>267.104</text:p>
              </table:table-cell>
              <table:table-cell office:value-type="float" office:value="18.065">
                <text:p>18.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8.246">
                <text:p>268.2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.387">
                <text:p>269.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.529">
                <text:p>270.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1.67">
                <text:p>271.67</text:p>
              </table:table-cell>
              <table:table-cell office:value-type="float" office:value="18.134">
                <text:p>18.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.812">
                <text:p>272.812</text:p>
              </table:table-cell>
              <table:table-cell office:value-type="float" office:value="19.151">
                <text:p>19.1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3.953">
                <text:p>273.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5.095">
                <text:p>275.0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6.236">
                <text:p>276.236</text:p>
              </table:table-cell>
              <table:table-cell office:value-type="float" office:value="14.203">
                <text:p>14.2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7.378">
                <text:p>277.378</text:p>
              </table:table-cell>
              <table:table-cell office:value-type="float" office:value="17.221">
                <text:p>17.2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8.519">
                <text:p>278.519</text:p>
              </table:table-cell>
              <table:table-cell office:value-type="float" office:value="17.238">
                <text:p>17.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9.661">
                <text:p>279.661</text:p>
              </table:table-cell>
              <table:table-cell office:value-type="float" office:value="17.744">
                <text:p>17.7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0.802">
                <text:p>280.802</text:p>
              </table:table-cell>
              <table:table-cell office:value-type="float" office:value="17.727">
                <text:p>17.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.944">
                <text:p>281.944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3.085">
                <text:p>283.0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4.226">
                <text:p>284.2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5.368">
                <text:p>285.3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6.509">
                <text:p>286.509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7.651">
                <text:p>287.651</text:p>
              </table:table-cell>
              <table:table-cell office:value-type="float" office:value="22.377">
                <text:p>22.3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8.792">
                <text:p>288.792</text:p>
              </table:table-cell>
              <table:table-cell office:value-type="float" office:value="25.395">
                <text:p>25.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9.934">
                <text:p>289.934</text:p>
              </table:table-cell>
              <table:table-cell office:value-type="float" office:value="23.824">
                <text:p>23.8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075">
                <text:p>291.075</text:p>
              </table:table-cell>
              <table:table-cell office:value-type="float" office:value="23.429">
                <text:p>23.4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2.217">
                <text:p>292.217</text:p>
              </table:table-cell>
              <table:table-cell office:value-type="float" office:value="26.107">
                <text:p>26.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3.358">
                <text:p>293.358</text:p>
              </table:table-cell>
              <table:table-cell office:value-type="float" office:value="25.072">
                <text:p>25.0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4.5">
                <text:p>294.5</text:p>
              </table:table-cell>
              <table:table-cell office:value-type="float" office:value="21.519">
                <text:p>21.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5.641">
                <text:p>295.6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.783">
                <text:p>296.7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7.924">
                <text:p>297.9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.066">
                <text:p>299.066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.207">
                <text:p>300.207</text:p>
              </table:table-cell>
              <table:table-cell office:value-type="float" office:value="17.568">
                <text:p>17.5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349">
                <text:p>301.349</text:p>
              </table:table-cell>
              <table:table-cell office:value-type="float" office:value="18.414">
                <text:p>18.4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2.49">
                <text:p>302.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3.631">
                <text:p>303.6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773">
                <text:p>304.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.914">
                <text:p>305.9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.056">
                <text:p>307.056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8.197">
                <text:p>308.197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.339">
                <text:p>309.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.48">
                <text:p>310.48</text:p>
              </table:table-cell>
              <table:table-cell office:value-type="float" office:value="18.725">
                <text:p>18.7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1.622">
                <text:p>311.6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2.763">
                <text:p>312.7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3.905">
                <text:p>313.9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.046">
                <text:p>315.046</text:p>
              </table:table-cell>
              <table:table-cell office:value-type="float" office:value="22.794">
                <text:p>22.7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6.188">
                <text:p>316.1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7.329">
                <text:p>317.329</text:p>
              </table:table-cell>
              <table:table-cell office:value-type="float" office:value="20.829">
                <text:p>20.8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8.471">
                <text:p>318.471</text:p>
              </table:table-cell>
              <table:table-cell office:value-type="float" office:value="19.846">
                <text:p>19.8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9.612">
                <text:p>319.612</text:p>
              </table:table-cell>
              <table:table-cell office:value-type="float" office:value="18.864">
                <text:p>18.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0.754">
                <text:p>320.754</text:p>
              </table:table-cell>
              <table:table-cell office:value-type="float" office:value="18.762">
                <text:p>18.7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895">
                <text:p>321.895</text:p>
              </table:table-cell>
              <table:table-cell office:value-type="float" office:value="17.797">
                <text:p>17.7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3.036">
                <text:p>323.036</text:p>
              </table:table-cell>
              <table:table-cell office:value-type="float" office:value="17.916">
                <text:p>17.9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4.178">
                <text:p>324.178</text:p>
              </table:table-cell>
              <table:table-cell office:value-type="float" office:value="17.134">
                <text:p>17.1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5.319">
                <text:p>325.31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6.461">
                <text:p>326.461</text:p>
              </table:table-cell>
              <table:table-cell office:value-type="float" office:value="18.032">
                <text:p>18.0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7.602">
                <text:p>327.602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8.744">
                <text:p>328.744</text:p>
              </table:table-cell>
              <table:table-cell office:value-type="float" office:value="17.998">
                <text:p>17.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.885">
                <text:p>329.885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1.027">
                <text:p>331.027</text:p>
              </table:table-cell>
              <table:table-cell office:value-type="float" office:value="18.926">
                <text:p>18.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2.168">
                <text:p>332.168</text:p>
              </table:table-cell>
              <table:table-cell office:value-type="float" office:value="19.891">
                <text:p>19.8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3.31">
                <text:p>333.31</text:p>
              </table:table-cell>
              <table:table-cell office:value-type="float" office:value="20.928">
                <text:p>20.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451">
                <text:p>334.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5.593">
                <text:p>335.593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6.734">
                <text:p>336.734</text:p>
              </table:table-cell>
              <table:table-cell office:value-type="float" office:value="23.496">
                <text:p>23.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.876">
                <text:p>337.876</text:p>
              </table:table-cell>
              <table:table-cell office:value-type="float" office:value="25.283">
                <text:p>25.2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.017">
                <text:p>339.017</text:p>
              </table:table-cell>
              <table:table-cell office:value-type="float" office:value="24.318">
                <text:p>24.3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0.159">
                <text:p>340.159</text:p>
              </table:table-cell>
              <table:table-cell office:value-type="float" office:value="24.529">
                <text:p>24.5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1.3">
                <text:p>341.3</text:p>
              </table:table-cell>
              <table:table-cell office:value-type="float" office:value="28.387">
                <text:p>28.3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2.442">
                <text:p>342.442</text:p>
              </table:table-cell>
              <table:table-cell office:value-type="float" office:value="27.633">
                <text:p>27.6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3.583">
                <text:p>343.583</text:p>
              </table:table-cell>
              <table:table-cell office:value-type="float" office:value="24.228">
                <text:p>24.2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4.724">
                <text:p>344.724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5.866">
                <text:p>345.866</text:p>
              </table:table-cell>
              <table:table-cell office:value-type="float" office:value="22.737">
                <text:p>22.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7.007">
                <text:p>347.0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8.149">
                <text:p>348.1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9.29">
                <text:p>349.29</text:p>
              </table:table-cell>
              <table:table-cell office:value-type="float" office:value="22.685">
                <text:p>22.6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0.432">
                <text:p>350.432</text:p>
              </table:table-cell>
              <table:table-cell office:value-type="float" office:value="21.667">
                <text:p>21.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.573">
                <text:p>351.573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.715">
                <text:p>352.715</text:p>
              </table:table-cell>
              <table:table-cell office:value-type="float" office:value="25.367">
                <text:p>25.3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3.856">
                <text:p>353.856</text:p>
              </table:table-cell>
              <table:table-cell office:value-type="float" office:value="26.769">
                <text:p>26.7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.998">
                <text:p>354.9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139">
                <text:p>356.1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.281">
                <text:p>357.281</text:p>
              </table:table-cell>
              <table:table-cell office:value-type="float" office:value="36.437">
                <text:p>36.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8.422">
                <text:p>358.422</text:p>
              </table:table-cell>
              <table:table-cell office:value-type="float" office:value="41.092">
                <text:p>41.0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9.564">
                <text:p>359.564</text:p>
              </table:table-cell>
              <table:table-cell office:value-type="float" office:value="41.171">
                <text:p>41.1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.705">
                <text:p>360.705</text:p>
              </table:table-cell>
              <table:table-cell office:value-type="float" office:value="37.045">
                <text:p>37.0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.847">
                <text:p>361.847</text:p>
              </table:table-cell>
              <table:table-cell office:value-type="float" office:value="30.975">
                <text:p>30.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2.988">
                <text:p>362.988</text:p>
              </table:table-cell>
              <table:table-cell office:value-type="float" office:value="26.953">
                <text:p>26.9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4.129">
                <text:p>364.129</text:p>
              </table:table-cell>
              <table:table-cell office:value-type="float" office:value="26.082">
                <text:p>26.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5.271">
                <text:p>365.271</text:p>
              </table:table-cell>
              <table:table-cell office:value-type="float" office:value="22.233">
                <text:p>22.2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6.412">
                <text:p>366.412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7.554">
                <text:p>367.554</text:p>
              </table:table-cell>
              <table:table-cell office:value-type="float" office:value="21.593">
                <text:p>21.5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.695">
                <text:p>368.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.837">
                <text:p>369.837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0.978">
                <text:p>370.978</text:p>
              </table:table-cell>
              <table:table-cell office:value-type="float" office:value="22.355">
                <text:p>22.3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2.12">
                <text:p>372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3.261">
                <text:p>373.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4.403">
                <text:p>374.4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5.544">
                <text:p>375.544</text:p>
              </table:table-cell>
              <table:table-cell office:value-type="float" office:value="23.571">
                <text:p>23.5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6.686">
                <text:p>376.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7.827">
                <text:p>377.827</text:p>
              </table:table-cell>
              <table:table-cell office:value-type="float" office:value="20.501">
                <text:p>20.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.969">
                <text:p>378.96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0.11">
                <text:p>380.11</text:p>
              </table:table-cell>
              <table:table-cell office:value-type="float" office:value="22.216">
                <text:p>22.2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1.252">
                <text:p>381.2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2.393">
                <text:p>382.393</text:p>
              </table:table-cell>
              <table:table-cell office:value-type="float" office:value="18.362">
                <text:p>18.3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3.534">
                <text:p>383.534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.676">
                <text:p>384.676</text:p>
              </table:table-cell>
              <table:table-cell office:value-type="float" office:value="18.146">
                <text:p>18.1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5.817">
                <text:p>385.817</text:p>
              </table:table-cell>
              <table:table-cell office:value-type="float" office:value="18.129">
                <text:p>18.1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6.959">
                <text:p>386.959</text:p>
              </table:table-cell>
              <table:table-cell office:value-type="float" office:value="18.888">
                <text:p>18.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8.1">
                <text:p>388.1</text:p>
              </table:table-cell>
              <table:table-cell office:value-type="float" office:value="18.906">
                <text:p>18.9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9.242">
                <text:p>389.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0.383">
                <text:p>390.383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1.525">
                <text:p>391.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.666">
                <text:p>392.666</text:p>
              </table:table-cell>
              <table:table-cell office:value-type="float" office:value="25.901">
                <text:p>25.9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.808">
                <text:p>393.808</text:p>
              </table:table-cell>
              <table:table-cell office:value-type="float" office:value="24.963">
                <text:p>24.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4.949">
                <text:p>394.949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6.091">
                <text:p>396.0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7.232">
                <text:p>397.232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8.374">
                <text:p>398.374</text:p>
              </table:table-cell>
              <table:table-cell office:value-type="float" office:value="20.062">
                <text:p>20.0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.515">
                <text:p>399.515</text:p>
              </table:table-cell>
              <table:table-cell office:value-type="float" office:value="20.079">
                <text:p>20.0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.657">
                <text:p>400.657</text:p>
              </table:table-cell>
              <table:table-cell office:value-type="float" office:value="20.097">
                <text:p>20.0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1.798">
                <text:p>401.798</text:p>
              </table:table-cell>
              <table:table-cell office:value-type="float" office:value="22.114">
                <text:p>22.1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2.94">
                <text:p>402.94</text:p>
              </table:table-cell>
              <table:table-cell office:value-type="float" office:value="18.395">
                <text:p>18.3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.081">
                <text:p>404.081</text:p>
              </table:table-cell>
              <table:table-cell office:value-type="float" office:value="23.149">
                <text:p>23.1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5.222">
                <text:p>405.222</text:p>
              </table:table-cell>
              <table:table-cell office:value-type="float" office:value="19.499">
                <text:p>19.4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6.364">
                <text:p>406.364</text:p>
              </table:table-cell>
              <table:table-cell office:value-type="float" office:value="19.184">
                <text:p>19.1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7.505">
                <text:p>407.5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.647">
                <text:p>408.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.788">
                <text:p>409.788</text:p>
              </table:table-cell>
              <table:table-cell office:value-type="float" office:value="23.236">
                <text:p>23.2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.93">
                <text:p>410.93</text:p>
              </table:table-cell>
              <table:table-cell office:value-type="float" office:value="23.506">
                <text:p>23.5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2.071">
                <text:p>412.071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.213">
                <text:p>413.213</text:p>
              </table:table-cell>
              <table:table-cell office:value-type="float" office:value="23.288">
                <text:p>23.2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4.354">
                <text:p>414.354</text:p>
              </table:table-cell>
              <table:table-cell office:value-type="float" office:value="22.305">
                <text:p>22.3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5.496">
                <text:p>415.4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6.637">
                <text:p>416.6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7.779">
                <text:p>417.7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8.92">
                <text:p>418.92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0.062">
                <text:p>420.0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1.203">
                <text:p>421.2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2.345">
                <text:p>422.3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3.486">
                <text:p>423.486</text:p>
              </table:table-cell>
              <table:table-cell office:value-type="float" office:value="22.112">
                <text:p>22.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4.627">
                <text:p>424.627</text:p>
              </table:table-cell>
              <table:table-cell office:value-type="float" office:value="22.538">
                <text:p>22.5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.769">
                <text:p>425.769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.91">
                <text:p>426.91</text:p>
              </table:table-cell>
              <table:table-cell office:value-type="float" office:value="21.993">
                <text:p>21.9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8.052">
                <text:p>428.052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9.193">
                <text:p>429.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0.335">
                <text:p>430.335</text:p>
              </table:table-cell>
              <table:table-cell office:value-type="float" office:value="23.452">
                <text:p>23.4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1.476">
                <text:p>431.4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2.618">
                <text:p>432.6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3.759">
                <text:p>433.7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4.901">
                <text:p>434.901</text:p>
              </table:table-cell>
              <table:table-cell office:value-type="float" office:value="23.236">
                <text:p>23.2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6.042">
                <text:p>436.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7.184">
                <text:p>437.184</text:p>
              </table:table-cell>
              <table:table-cell office:value-type="float" office:value="25.305">
                <text:p>25.3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8.325">
                <text:p>438.325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9.467">
                <text:p>439.467</text:p>
              </table:table-cell>
              <table:table-cell office:value-type="float" office:value="23.687">
                <text:p>23.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0.608">
                <text:p>440.608</text:p>
              </table:table-cell>
              <table:table-cell office:value-type="float" office:value="26.705">
                <text:p>26.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1.75">
                <text:p>441.75</text:p>
              </table:table-cell>
              <table:table-cell office:value-type="float" office:value="22.556">
                <text:p>22.5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891">
                <text:p>442.891</text:p>
              </table:table-cell>
              <table:table-cell office:value-type="float" office:value="20.521">
                <text:p>20.5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4.033">
                <text:p>444.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5.174">
                <text:p>445.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6.315">
                <text:p>446.315</text:p>
              </table:table-cell>
              <table:table-cell office:value-type="float" office:value="22.792">
                <text:p>22.7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7.457">
                <text:p>447.457</text:p>
              </table:table-cell>
              <table:table-cell office:value-type="float" office:value="21.191">
                <text:p>21.1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.598">
                <text:p>448.598</text:p>
              </table:table-cell>
              <table:table-cell office:value-type="float" office:value="20.521">
                <text:p>20.5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9.74">
                <text:p>449.74</text:p>
              </table:table-cell>
              <table:table-cell office:value-type="float" office:value="22.313">
                <text:p>22.3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0.881">
                <text:p>450.881</text:p>
              </table:table-cell>
              <table:table-cell office:value-type="float" office:value="21.583">
                <text:p>21.5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2.023">
                <text:p>452.023</text:p>
              </table:table-cell>
              <table:table-cell office:value-type="float" office:value="21.878">
                <text:p>21.8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3.164">
                <text:p>453.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.306">
                <text:p>454.3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5.447">
                <text:p>455.447</text:p>
              </table:table-cell>
              <table:table-cell office:value-type="float" office:value="23.069">
                <text:p>23.0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.589">
                <text:p>456.5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7.73">
                <text:p>457.73</text:p>
              </table:table-cell>
              <table:table-cell office:value-type="float" office:value="24.035">
                <text:p>24.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8.872">
                <text:p>458.872</text:p>
              </table:table-cell>
              <table:table-cell office:value-type="float" office:value="25.017">
                <text:p>25.0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0.013">
                <text:p>460.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1.155">
                <text:p>461.155</text:p>
              </table:table-cell>
              <table:table-cell office:value-type="float" office:value="23.017">
                <text:p>23.0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2.296">
                <text:p>462.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3.438">
                <text:p>463.438</text:p>
              </table:table-cell>
              <table:table-cell office:value-type="float" office:value="22.896">
                <text:p>22.8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4.579">
                <text:p>464.579</text:p>
              </table:table-cell>
              <table:table-cell office:value-type="float" office:value="23.792">
                <text:p>23.7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5.72">
                <text:p>465.72</text:p>
              </table:table-cell>
              <table:table-cell office:value-type="float" office:value="25.913">
                <text:p>25.9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6.862">
                <text:p>466.862</text:p>
              </table:table-cell>
              <table:table-cell office:value-type="float" office:value="24.896">
                <text:p>24.8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8.003">
                <text:p>468.0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9.145">
                <text:p>469.1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0.286">
                <text:p>470.286</text:p>
              </table:table-cell>
              <table:table-cell office:value-type="float" office:value="25.156">
                <text:p>25.1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1.428">
                <text:p>471.4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2.569">
                <text:p>472.569</text:p>
              </table:table-cell>
              <table:table-cell office:value-type="float" office:value="23.618">
                <text:p>23.6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3.711">
                <text:p>473.711</text:p>
              </table:table-cell>
              <table:table-cell office:value-type="float" office:value="24.792">
                <text:p>24.7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4.852">
                <text:p>474.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5.994">
                <text:p>475.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7.135">
                <text:p>477.135</text:p>
              </table:table-cell>
              <table:table-cell office:value-type="float" office:value="21.261">
                <text:p>21.2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8.277">
                <text:p>478.277</text:p>
              </table:table-cell>
              <table:table-cell office:value-type="float" office:value="21.722">
                <text:p>21.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9.418">
                <text:p>479.418</text:p>
              </table:table-cell>
              <table:table-cell office:value-type="float" office:value="22.295">
                <text:p>22.2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0.56">
                <text:p>480.56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1.701">
                <text:p>481.7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2.843">
                <text:p>482.843</text:p>
              </table:table-cell>
              <table:table-cell office:value-type="float" office:value="21.653">
                <text:p>21.6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3.984">
                <text:p>483.984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5.125">
                <text:p>485.125</text:p>
              </table:table-cell>
              <table:table-cell office:value-type="float" office:value="20.618">
                <text:p>20.6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6.267">
                <text:p>486.2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.408">
                <text:p>487.408</text:p>
              </table:table-cell>
              <table:table-cell office:value-type="float" office:value="24.166">
                <text:p>24.1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8.55">
                <text:p>488.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9.691">
                <text:p>489.691</text:p>
              </table:table-cell>
              <table:table-cell office:value-type="float" office:value="19.903">
                <text:p>19.9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0.833">
                <text:p>490.833</text:p>
              </table:table-cell>
              <table:table-cell office:value-type="float" office:value="21.469">
                <text:p>21.4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.974">
                <text:p>491.974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3.116">
                <text:p>493.116</text:p>
              </table:table-cell>
              <table:table-cell office:value-type="float" office:value="22.504">
                <text:p>22.5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4.257">
                <text:p>494.257</text:p>
              </table:table-cell>
              <table:table-cell office:value-type="float" office:value="23.521">
                <text:p>23.5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5.399">
                <text:p>495.3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6.54">
                <text:p>496.54</text:p>
              </table:table-cell>
              <table:table-cell office:value-type="float" office:value="25.444">
                <text:p>25.4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.682">
                <text:p>497.6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8.823">
                <text:p>498.823</text:p>
              </table:table-cell>
              <table:table-cell office:value-type="float" office:value="24.181">
                <text:p>24.1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9.965">
                <text:p>499.965</text:p>
              </table:table-cell>
              <table:table-cell office:value-type="float" office:value="25.608">
                <text:p>25.6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1.106">
                <text:p>501.106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.248">
                <text:p>502.2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3.389">
                <text:p>503.389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.53">
                <text:p>504.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5.672">
                <text:p>505.672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6.813">
                <text:p>506.813</text:p>
              </table:table-cell>
              <table:table-cell office:value-type="float" office:value="27.712">
                <text:p>27.7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7.955">
                <text:p>507.9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9.096">
                <text:p>509.096</text:p>
              </table:table-cell>
              <table:table-cell office:value-type="float" office:value="27.506">
                <text:p>27.5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10.238">
                <text:p>510.238</text:p>
              </table:table-cell>
              <table:table-cell office:value-type="float" office:value="25.707">
                <text:p>25.7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1.379">
                <text:p>511.379</text:p>
              </table:table-cell>
              <table:table-cell office:value-type="float" office:value="25.437">
                <text:p>25.4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2.521">
                <text:p>512.521</text:p>
              </table:table-cell>
              <table:table-cell office:value-type="float" office:value="26.799">
                <text:p>26.7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3.662">
                <text:p>513.662</text:p>
              </table:table-cell>
              <table:table-cell office:value-type="float" office:value="29.816">
                <text:p>29.8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.804">
                <text:p>514.804</text:p>
              </table:table-cell>
              <table:table-cell office:value-type="float" office:value="30.166">
                <text:p>30.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5.945">
                <text:p>515.945</text:p>
              </table:table-cell>
              <table:table-cell office:value-type="float" office:value="30.851">
                <text:p>30.8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7.087">
                <text:p>517.087</text:p>
              </table:table-cell>
              <table:table-cell office:value-type="float" office:value="33.868">
                <text:p>33.8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8.228">
                <text:p>518.2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9.37">
                <text:p>519.37</text:p>
              </table:table-cell>
              <table:table-cell office:value-type="float" office:value="32.194">
                <text:p>32.1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0.511">
                <text:p>520.511</text:p>
              </table:table-cell>
              <table:table-cell office:value-type="float" office:value="33.238">
                <text:p>33.2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1.653">
                <text:p>521.653</text:p>
              </table:table-cell>
              <table:table-cell office:value-type="float" office:value="32.248">
                <text:p>32.2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2.794">
                <text:p>522.794</text:p>
              </table:table-cell>
              <table:table-cell office:value-type="float" office:value="41.045">
                <text:p>41.0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3.936">
                <text:p>523.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.077">
                <text:p>525.077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6.218">
                <text:p>526.218</text:p>
              </table:table-cell>
              <table:table-cell office:value-type="float" office:value="48.015">
                <text:p>48.0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.36">
                <text:p>527.36</text:p>
              </table:table-cell>
              <table:table-cell office:value-type="float" office:value="50.124">
                <text:p>50.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8.501">
                <text:p>528.501</text:p>
              </table:table-cell>
              <table:table-cell office:value-type="float" office:value="56.127">
                <text:p>56.1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.643">
                <text:p>529.6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0.784">
                <text:p>530.784</text:p>
              </table:table-cell>
              <table:table-cell office:value-type="float" office:value="69.385">
                <text:p>69.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1.926">
                <text:p>531.926</text:p>
              </table:table-cell>
              <table:table-cell office:value-type="float" office:value="72.774">
                <text:p>72.7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.067">
                <text:p>533.067</text:p>
              </table:table-cell>
              <table:table-cell office:value-type="float" office:value="71.325">
                <text:p>71.3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4.209">
                <text:p>534.209</text:p>
              </table:table-cell>
              <table:table-cell office:value-type="float" office:value="67.194">
                <text:p>67.1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5.35">
                <text:p>535.35</text:p>
              </table:table-cell>
              <table:table-cell office:value-type="float" office:value="63.39">
                <text:p>63.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6.492">
                <text:p>536.492</text:p>
              </table:table-cell>
              <table:table-cell office:value-type="float" office:value="60.017">
                <text:p>60.0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7.633">
                <text:p>537.633</text:p>
              </table:table-cell>
              <table:table-cell office:value-type="float" office:value="57.094">
                <text:p>57.0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8.775">
                <text:p>538.775</text:p>
              </table:table-cell>
              <table:table-cell office:value-type="float" office:value="55.007">
                <text:p>55.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9.916">
                <text:p>539.916</text:p>
              </table:table-cell>
              <table:table-cell office:value-type="float" office:value="51.568">
                <text:p>51.5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1.058">
                <text:p>541.058</text:p>
              </table:table-cell>
              <table:table-cell office:value-type="float" office:value="55.533">
                <text:p>55.5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2.199">
                <text:p>542.199</text:p>
              </table:table-cell>
              <table:table-cell office:value-type="float" office:value="59.248">
                <text:p>59.2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3.341">
                <text:p>543.341</text:p>
              </table:table-cell>
              <table:table-cell office:value-type="float" office:value="61.196">
                <text:p>61.1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4.482">
                <text:p>544.482</text:p>
              </table:table-cell>
              <table:table-cell office:value-type="float" office:value="69.859">
                <text:p>69.8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5.623">
                <text:p>545.623</text:p>
              </table:table-cell>
              <table:table-cell office:value-type="float" office:value="83.697">
                <text:p>83.6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6.765">
                <text:p>546.765</text:p>
              </table:table-cell>
              <table:table-cell office:value-type="float" office:value="97.96">
                <text:p>97.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7.906">
                <text:p>547.906</text:p>
              </table:table-cell>
              <table:table-cell office:value-type="float" office:value="102.012">
                <text:p>102.0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9.048">
                <text:p>549.048</text:p>
              </table:table-cell>
              <table:table-cell office:value-type="float" office:value="99.065">
                <text:p>99.0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0.189">
                <text:p>550.189</text:p>
              </table:table-cell>
              <table:table-cell office:value-type="float" office:value="98.233">
                <text:p>98.2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1.331">
                <text:p>551.331</text:p>
              </table:table-cell>
              <table:table-cell office:value-type="float" office:value="96.337">
                <text:p>96.3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2.472">
                <text:p>552.472</text:p>
              </table:table-cell>
              <table:table-cell office:value-type="float" office:value="91.628">
                <text:p>91.6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3.614">
                <text:p>553.614</text:p>
              </table:table-cell>
              <table:table-cell office:value-type="float" office:value="91.697">
                <text:p>91.6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4.755">
                <text:p>554.755</text:p>
              </table:table-cell>
              <table:table-cell office:value-type="float" office:value="98.325">
                <text:p>98.3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5.897">
                <text:p>555.897</text:p>
              </table:table-cell>
              <table:table-cell office:value-type="float" office:value="100.459">
                <text:p>100.4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7.038">
                <text:p>557.038</text:p>
              </table:table-cell>
              <table:table-cell office:value-type="float" office:value="103.429">
                <text:p>103.4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8.18">
                <text:p>558.18</text:p>
              </table:table-cell>
              <table:table-cell office:value-type="float" office:value="113.457">
                <text:p>113.4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9.321">
                <text:p>559.321</text:p>
              </table:table-cell>
              <table:table-cell office:value-type="float" office:value="121.534">
                <text:p>121.5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0.463">
                <text:p>560.463</text:p>
              </table:table-cell>
              <table:table-cell office:value-type="float" office:value="125.529">
                <text:p>125.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1.604">
                <text:p>561.604</text:p>
              </table:table-cell>
              <table:table-cell office:value-type="float" office:value="115.816">
                <text:p>115.8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2.746">
                <text:p>562.746</text:p>
              </table:table-cell>
              <table:table-cell office:value-type="float" office:value="95.057">
                <text:p>95.0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3.887">
                <text:p>563.887</text:p>
              </table:table-cell>
              <table:table-cell office:value-type="float" office:value="86.677">
                <text:p>86.6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5.029">
                <text:p>565.029</text:p>
              </table:table-cell>
              <table:table-cell office:value-type="float" office:value="84.608">
                <text:p>84.6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6.17">
                <text:p>566.17</text:p>
              </table:table-cell>
              <table:table-cell office:value-type="float" office:value="85.154">
                <text:p>85.1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7.311">
                <text:p>567.311</text:p>
              </table:table-cell>
              <table:table-cell office:value-type="float" office:value="83.266">
                <text:p>83.2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.453">
                <text:p>568.4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.594">
                <text:p>569.594</text:p>
              </table:table-cell>
              <table:table-cell office:value-type="float" office:value="87.998">
                <text:p>87.9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0.736">
                <text:p>570.736</text:p>
              </table:table-cell>
              <table:table-cell office:value-type="float" office:value="88.63">
                <text:p>88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1.877">
                <text:p>571.877</text:p>
              </table:table-cell>
              <table:table-cell office:value-type="float" office:value="92.596">
                <text:p>92.5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3.019">
                <text:p>573.019</text:p>
              </table:table-cell>
              <table:table-cell office:value-type="float" office:value="91.841">
                <text:p>91.8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4.16">
                <text:p>574.16</text:p>
              </table:table-cell>
              <table:table-cell office:value-type="float" office:value="87.367">
                <text:p>87.3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.302">
                <text:p>575.302</text:p>
              </table:table-cell>
              <table:table-cell office:value-type="float" office:value="78.702">
                <text:p>78.7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6.443">
                <text:p>576.443</text:p>
              </table:table-cell>
              <table:table-cell office:value-type="float" office:value="73.055">
                <text:p>73.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7.585">
                <text:p>577.585</text:p>
              </table:table-cell>
              <table:table-cell office:value-type="float" office:value="72.531">
                <text:p>72.5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8.726">
                <text:p>578.726</text:p>
              </table:table-cell>
              <table:table-cell office:value-type="float" office:value="68.323">
                <text:p>68.3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9.868">
                <text:p>579.868</text:p>
              </table:table-cell>
              <table:table-cell office:value-type="float" office:value="65.057">
                <text:p>65.0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1.009">
                <text:p>581.009</text:p>
              </table:table-cell>
              <table:table-cell office:value-type="float" office:value="61.318">
                <text:p>61.3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2.151">
                <text:p>582.151</text:p>
              </table:table-cell>
              <table:table-cell office:value-type="float" office:value="55.283">
                <text:p>55.2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3.292">
                <text:p>583.292</text:p>
              </table:table-cell>
              <table:table-cell office:value-type="float" office:value="49.124">
                <text:p>49.1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4.434">
                <text:p>584.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5.575">
                <text:p>585.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6.716">
                <text:p>586.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7.858">
                <text:p>587.858</text:p>
              </table:table-cell>
              <table:table-cell office:value-type="float" office:value="37.945">
                <text:p>37.9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8.999">
                <text:p>588.999</text:p>
              </table:table-cell>
              <table:table-cell office:value-type="float" office:value="35.926">
                <text:p>35.9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0.141">
                <text:p>590.141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1.282">
                <text:p>591.282</text:p>
              </table:table-cell>
              <table:table-cell office:value-type="float" office:value="34.005">
                <text:p>34.0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2.424">
                <text:p>592.4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3.565">
                <text:p>593.5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4.707">
                <text:p>594.707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5.848">
                <text:p>595.848</text:p>
              </table:table-cell>
              <table:table-cell office:value-type="float" office:value="30.067">
                <text:p>30.0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6.99">
                <text:p>596.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8.131">
                <text:p>598.131</text:p>
              </table:table-cell>
              <table:table-cell office:value-type="float" office:value="27.305">
                <text:p>27.3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9.273">
                <text:p>599.273</text:p>
              </table:table-cell>
              <table:table-cell office:value-type="float" office:value="27.119">
                <text:p>27.1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.414">
                <text:p>600.4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1.556">
                <text:p>601.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2.697">
                <text:p>602.697</text:p>
              </table:table-cell>
              <table:table-cell office:value-type="float" office:value="27.829">
                <text:p>27.8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3.839">
                <text:p>603.839</text:p>
              </table:table-cell>
              <table:table-cell office:value-type="float" office:value="28.434">
                <text:p>28.4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.98">
                <text:p>604.98</text:p>
              </table:table-cell>
              <table:table-cell office:value-type="float" office:value="28.588">
                <text:p>28.5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6.121">
                <text:p>606.1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7.263">
                <text:p>607.263</text:p>
              </table:table-cell>
              <table:table-cell office:value-type="float" office:value="28.241">
                <text:p>28.2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8.404">
                <text:p>608.4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9.546">
                <text:p>609.546</text:p>
              </table:table-cell>
              <table:table-cell office:value-type="float" office:value="25.449">
                <text:p>25.4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0.687">
                <text:p>610.6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1.829">
                <text:p>611.8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2.97">
                <text:p>612.97</text:p>
              </table:table-cell>
              <table:table-cell office:value-type="float" office:value="25.345">
                <text:p>25.3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4.112">
                <text:p>614.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5.253">
                <text:p>615.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6.395">
                <text:p>616.395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7.536">
                <text:p>617.536</text:p>
              </table:table-cell>
              <table:table-cell office:value-type="float" office:value="22.397">
                <text:p>22.3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8.678">
                <text:p>618.678</text:p>
              </table:table-cell>
              <table:table-cell office:value-type="float" office:value="21.829">
                <text:p>21.8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9.819">
                <text:p>619.819</text:p>
              </table:table-cell>
              <table:table-cell office:value-type="float" office:value="21.432">
                <text:p>21.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0.961">
                <text:p>620.961</text:p>
              </table:table-cell>
              <table:table-cell office:value-type="float" office:value="23.551">
                <text:p>23.5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2.102">
                <text:p>622.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3.244">
                <text:p>623.244</text:p>
              </table:table-cell>
              <table:table-cell office:value-type="float" office:value="20.484">
                <text:p>20.4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4.385">
                <text:p>624.385</text:p>
              </table:table-cell>
              <table:table-cell office:value-type="float" office:value="22.002">
                <text:p>22.0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5.526">
                <text:p>625.526</text:p>
              </table:table-cell>
              <table:table-cell office:value-type="float" office:value="21.556">
                <text:p>21.5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6.668">
                <text:p>626.668</text:p>
              </table:table-cell>
              <table:table-cell office:value-type="float" office:value="20.536">
                <text:p>20.5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7.809">
                <text:p>627.809</text:p>
              </table:table-cell>
              <table:table-cell office:value-type="float" office:value="20.553">
                <text:p>20.5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8.951">
                <text:p>628.9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0.092">
                <text:p>630.0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1.234">
                <text:p>631.234</text:p>
              </table:table-cell>
              <table:table-cell office:value-type="float" office:value="21.605">
                <text:p>21.6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2.375">
                <text:p>632.375</text:p>
              </table:table-cell>
              <table:table-cell office:value-type="float" office:value="21.246">
                <text:p>21.2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3.517">
                <text:p>633.517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4.658">
                <text:p>634.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5.8">
                <text:p>635.8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6.941">
                <text:p>636.9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8.083">
                <text:p>638.0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9.224">
                <text:p>639.224</text:p>
              </table:table-cell>
              <table:table-cell office:value-type="float" office:value="19.727">
                <text:p>19.7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0.366">
                <text:p>640.366</text:p>
              </table:table-cell>
              <table:table-cell office:value-type="float" office:value="18.744">
                <text:p>18.7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1.507">
                <text:p>641.5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2.649">
                <text:p>642.649</text:p>
              </table:table-cell>
              <table:table-cell office:value-type="float" office:value="19.442">
                <text:p>19.4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3.79">
                <text:p>643.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4.932">
                <text:p>644.932</text:p>
              </table:table-cell>
              <table:table-cell office:value-type="float" office:value="21.442">
                <text:p>21.4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6.073">
                <text:p>646.073</text:p>
              </table:table-cell>
              <table:table-cell office:value-type="float" office:value="20.831">
                <text:p>20.8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7.214">
                <text:p>647.214</text:p>
              </table:table-cell>
              <table:table-cell office:value-type="float" office:value="18.151">
                <text:p>18.1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8.356">
                <text:p>648.3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9.497">
                <text:p>649.4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0.639">
                <text:p>650.639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1.78">
                <text:p>651.78</text:p>
              </table:table-cell>
              <table:table-cell office:value-type="float" office:value="20.082">
                <text:p>20.0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2.922">
                <text:p>652.922</text:p>
              </table:table-cell>
              <table:table-cell office:value-type="float" office:value="18.129">
                <text:p>18.1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4.063">
                <text:p>654.063</text:p>
              </table:table-cell>
              <table:table-cell office:value-type="float" office:value="20.953">
                <text:p>20.9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5.205">
                <text:p>655.205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.346">
                <text:p>656.3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7.488">
                <text:p>657.488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8.629">
                <text:p>658.629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9.771">
                <text:p>659.771</text:p>
              </table:table-cell>
              <table:table-cell office:value-type="float" office:value="17.079">
                <text:p>17.0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0.912">
                <text:p>660.912</text:p>
              </table:table-cell>
              <table:table-cell office:value-type="float" office:value="18.057">
                <text:p>18.0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.054">
                <text:p>662.054</text:p>
              </table:table-cell>
              <table:table-cell office:value-type="float" office:value="18.926">
                <text:p>18.9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3.195">
                <text:p>663.195</text:p>
              </table:table-cell>
              <table:table-cell office:value-type="float" office:value="18.908">
                <text:p>18.9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64.337">
                <text:p>664.3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65.478">
                <text:p>665.478</text:p>
              </table:table-cell>
              <table:table-cell office:value-type="float" office:value="18.873">
                <text:p>18.8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6.62">
                <text:p>666.62</text:p>
              </table:table-cell>
              <table:table-cell office:value-type="float" office:value="17.856">
                <text:p>17.8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7.761">
                <text:p>667.761</text:p>
              </table:table-cell>
              <table:table-cell office:value-type="float" office:value="19.677">
                <text:p>19.6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8.902">
                <text:p>668.902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0.044">
                <text:p>670.044</text:p>
              </table:table-cell>
              <table:table-cell office:value-type="float" office:value="18.392">
                <text:p>18.3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1.185">
                <text:p>671.185</text:p>
              </table:table-cell>
              <table:table-cell office:value-type="float" office:value="17.427">
                <text:p>17.4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2.327">
                <text:p>672.327</text:p>
              </table:table-cell>
              <table:table-cell office:value-type="float" office:value="17.231">
                <text:p>17.2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3.468">
                <text:p>673.468</text:p>
              </table:table-cell>
              <table:table-cell office:value-type="float" office:value="17.248">
                <text:p>17.2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4.61">
                <text:p>674.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5.751">
                <text:p>675.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6.893">
                <text:p>676.8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8.034">
                <text:p>678.034</text:p>
              </table:table-cell>
              <table:table-cell office:value-type="float" office:value="20.318">
                <text:p>20.3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9.176">
                <text:p>679.1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0.317">
                <text:p>680.317</text:p>
              </table:table-cell>
              <table:table-cell office:value-type="float" office:value="17.648">
                <text:p>17.6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1.459">
                <text:p>681.459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2.6">
                <text:p>682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3.742">
                <text:p>683.742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4.883">
                <text:p>684.8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6.024">
                <text:p>686.024</text:p>
              </table:table-cell>
              <table:table-cell office:value-type="float" office:value="19.122">
                <text:p>19.1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7.166">
                <text:p>687.166</text:p>
              </table:table-cell>
              <table:table-cell office:value-type="float" office:value="18.543">
                <text:p>18.5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8.307">
                <text:p>688.307</text:p>
              </table:table-cell>
              <table:table-cell office:value-type="float" office:value="18.948">
                <text:p>18.9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9.449">
                <text:p>689.449</text:p>
              </table:table-cell>
              <table:table-cell office:value-type="float" office:value="19.509">
                <text:p>19.5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0.59">
                <text:p>690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1.732">
                <text:p>691.7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2.873">
                <text:p>692.87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4.015">
                <text:p>694.0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5.156">
                <text:p>695.156</text:p>
              </table:table-cell>
              <table:table-cell office:value-type="float" office:value="17.578">
                <text:p>17.5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6.298">
                <text:p>696.298</text:p>
              </table:table-cell>
              <table:table-cell office:value-type="float" office:value="18.404">
                <text:p>18.4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7.439">
                <text:p>697.439</text:p>
              </table:table-cell>
              <table:table-cell office:value-type="float" office:value="16.387">
                <text:p>16.3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8.581">
                <text:p>698.581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9.722">
                <text:p>699.722</text:p>
              </table:table-cell>
              <table:table-cell office:value-type="float" office:value="19.295">
                <text:p>19.2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0.864">
                <text:p>700.864</text:p>
              </table:table-cell>
              <table:table-cell office:value-type="float" office:value="16.665">
                <text:p>16.6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2.005">
                <text:p>702.0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3.147">
                <text:p>703.14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4.288">
                <text:p>704.288</text:p>
              </table:table-cell>
              <table:table-cell office:value-type="float" office:value="17.132">
                <text:p>17.1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5.43">
                <text:p>705.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6.571">
                <text:p>706.571</text:p>
              </table:table-cell>
              <table:table-cell office:value-type="float" office:value="18.752">
                <text:p>18.7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7.712">
                <text:p>707.712</text:p>
              </table:table-cell>
              <table:table-cell office:value-type="float" office:value="18.538">
                <text:p>18.5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8.854">
                <text:p>708.854</text:p>
              </table:table-cell>
              <table:table-cell office:value-type="float" office:value="18.787">
                <text:p>18.7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09.995">
                <text:p>709.995</text:p>
              </table:table-cell>
              <table:table-cell office:value-type="float" office:value="18.804">
                <text:p>18.8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1.137">
                <text:p>711.137</text:p>
              </table:table-cell>
              <table:table-cell office:value-type="float" office:value="18.179">
                <text:p>18.1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2.278">
                <text:p>712.278</text:p>
              </table:table-cell>
              <table:table-cell office:value-type="float" office:value="18.839">
                <text:p>18.8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13.42">
                <text:p>713.42</text:p>
              </table:table-cell>
              <table:table-cell office:value-type="float" office:value="18.568">
                <text:p>18.5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4.561">
                <text:p>714.561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5.703">
                <text:p>715.703</text:p>
              </table:table-cell>
              <table:table-cell office:value-type="float" office:value="17.891">
                <text:p>17.8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.844">
                <text:p>716.844</text:p>
              </table:table-cell>
              <table:table-cell office:value-type="float" office:value="19.816">
                <text:p>19.8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17.986">
                <text:p>717.986</text:p>
              </table:table-cell>
              <table:table-cell office:value-type="float" office:value="19.926">
                <text:p>19.9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19.127">
                <text:p>719.1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0.269">
                <text:p>720.269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1.41">
                <text:p>721.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2.552">
                <text:p>722.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3.693">
                <text:p>723.6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4.835">
                <text:p>724.835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5.976">
                <text:p>725.9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7.117">
                <text:p>727.117</text:p>
              </table:table-cell>
              <table:table-cell office:value-type="float" office:value="20.129">
                <text:p>20.1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8.259">
                <text:p>728.259</text:p>
              </table:table-cell>
              <table:table-cell office:value-type="float" office:value="19.246">
                <text:p>19.2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9.4">
                <text:p>729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0.542">
                <text:p>730.542</text:p>
              </table:table-cell>
              <table:table-cell office:value-type="float" office:value="22.883">
                <text:p>22.8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1.683">
                <text:p>731.683</text:p>
              </table:table-cell>
              <table:table-cell office:value-type="float" office:value="19.134">
                <text:p>19.1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2.825">
                <text:p>732.825</text:p>
              </table:table-cell>
              <table:table-cell office:value-type="float" office:value="19.697">
                <text:p>19.6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3.966">
                <text:p>733.966</text:p>
              </table:table-cell>
              <table:table-cell office:value-type="float" office:value="18.663">
                <text:p>18.6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5.108">
                <text:p>735.108</text:p>
              </table:table-cell>
              <table:table-cell office:value-type="float" office:value="17.186">
                <text:p>17.1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6.249">
                <text:p>736.249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7.391">
                <text:p>737.391</text:p>
              </table:table-cell>
              <table:table-cell office:value-type="float" office:value="18.442">
                <text:p>18.4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8.532">
                <text:p>738.532</text:p>
              </table:table-cell>
              <table:table-cell office:value-type="float" office:value="19.238">
                <text:p>19.2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9.674">
                <text:p>739.674</text:p>
              </table:table-cell>
              <table:table-cell office:value-type="float" office:value="18.256">
                <text:p>18.2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0.815">
                <text:p>740.815</text:p>
              </table:table-cell>
              <table:table-cell office:value-type="float" office:value="18.273">
                <text:p>18.2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1.957">
                <text:p>741.957</text:p>
              </table:table-cell>
              <table:table-cell office:value-type="float" office:value="16.581">
                <text:p>16.5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3.098">
                <text:p>743.098</text:p>
              </table:table-cell>
              <table:table-cell office:value-type="float" office:value="17.308">
                <text:p>17.3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4.24">
                <text:p>744.24</text:p>
              </table:table-cell>
              <table:table-cell office:value-type="float" office:value="17.675">
                <text:p>17.6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5.381">
                <text:p>745.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6.523">
                <text:p>746.523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7.664">
                <text:p>747.664</text:p>
              </table:table-cell>
              <table:table-cell office:value-type="float" office:value="15.377">
                <text:p>15.3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8.805">
                <text:p>748.805</text:p>
              </table:table-cell>
              <table:table-cell office:value-type="float" office:value="17.395">
                <text:p>17.3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9.947">
                <text:p>749.947</text:p>
              </table:table-cell>
              <table:table-cell office:value-type="float" office:value="18.236">
                <text:p>18.2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1.088">
                <text:p>751.088</text:p>
              </table:table-cell>
              <table:table-cell office:value-type="float" office:value="18.429">
                <text:p>18.4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2.23">
                <text:p>752.23</text:p>
              </table:table-cell>
              <table:table-cell office:value-type="float" office:value="18.553">
                <text:p>18.5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3.371">
                <text:p>753.3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4.513">
                <text:p>754.513</text:p>
              </table:table-cell>
              <table:table-cell office:value-type="float" office:value="17.481">
                <text:p>17.4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5.654">
                <text:p>755.6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6.796">
                <text:p>756.796</text:p>
              </table:table-cell>
              <table:table-cell office:value-type="float" office:value="18.484">
                <text:p>18.4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7.937">
                <text:p>757.937</text:p>
              </table:table-cell>
              <table:table-cell office:value-type="float" office:value="19.467">
                <text:p>19.4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9.079">
                <text:p>759.079</text:p>
              </table:table-cell>
              <table:table-cell office:value-type="float" office:value="18.449">
                <text:p>18.4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0.22">
                <text:p>760.22</text:p>
              </table:table-cell>
              <table:table-cell office:value-type="float" office:value="17.864">
                <text:p>17.8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1.362">
                <text:p>761.362</text:p>
              </table:table-cell>
              <table:table-cell office:value-type="float" office:value="18.414">
                <text:p>18.4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2.503">
                <text:p>762.503</text:p>
              </table:table-cell>
              <table:table-cell office:value-type="float" office:value="16.794">
                <text:p>16.7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3.645">
                <text:p>763.645</text:p>
              </table:table-cell>
              <table:table-cell office:value-type="float" office:value="16.139">
                <text:p>16.1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4.786">
                <text:p>764.786</text:p>
              </table:table-cell>
              <table:table-cell office:value-type="float" office:value="17.638">
                <text:p>17.6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5.928">
                <text:p>765.928</text:p>
              </table:table-cell>
              <table:table-cell office:value-type="float" office:value="18.965">
                <text:p>18.9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7.069">
                <text:p>767.069</text:p>
              </table:table-cell>
              <table:table-cell office:value-type="float" office:value="18.672">
                <text:p>18.6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8.21">
                <text:p>768.21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9.352">
                <text:p>769.352</text:p>
              </table:table-cell>
              <table:table-cell office:value-type="float" office:value="16.707">
                <text:p>16.7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0.493">
                <text:p>770.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1.635">
                <text:p>771.635</text:p>
              </table:table-cell>
              <table:table-cell office:value-type="float" office:value="17.484">
                <text:p>17.4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2.776">
                <text:p>772.776</text:p>
              </table:table-cell>
              <table:table-cell office:value-type="float" office:value="17.519">
                <text:p>17.5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3.918">
                <text:p>773.918</text:p>
              </table:table-cell>
              <table:table-cell office:value-type="float" office:value="17.777">
                <text:p>17.7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5.059">
                <text:p>775.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6.201">
                <text:p>776.201</text:p>
              </table:table-cell>
              <table:table-cell office:value-type="float" office:value="15.189">
                <text:p>15.1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7.342">
                <text:p>777.342</text:p>
              </table:table-cell>
              <table:table-cell office:value-type="float" office:value="16.685">
                <text:p>16.6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8.484">
                <text:p>778.4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9.625">
                <text:p>779.625</text:p>
              </table:table-cell>
              <table:table-cell office:value-type="float" office:value="17.727">
                <text:p>17.7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0.767">
                <text:p>780.767</text:p>
              </table:table-cell>
              <table:table-cell office:value-type="float" office:value="17.119">
                <text:p>17.1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1.908">
                <text:p>781.908</text:p>
              </table:table-cell>
              <table:table-cell office:value-type="float" office:value="16.102">
                <text:p>16.1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3.05">
                <text:p>783.05</text:p>
              </table:table-cell>
              <table:table-cell office:value-type="float" office:value="16.169">
                <text:p>16.1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4.191">
                <text:p>784.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5.333">
                <text:p>785.333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6.474">
                <text:p>786.4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7.615">
                <text:p>787.615</text:p>
              </table:table-cell>
              <table:table-cell office:value-type="float" office:value="15.015">
                <text:p>15.0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8.757">
                <text:p>788.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9.898">
                <text:p>789.8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1.04">
                <text:p>791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2.181">
                <text:p>792.181</text:p>
              </table:table-cell>
              <table:table-cell office:value-type="float" office:value="16.055">
                <text:p>16.0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3.323">
                <text:p>793.323</text:p>
              </table:table-cell>
              <table:table-cell office:value-type="float" office:value="17.072">
                <text:p>17.0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4.464">
                <text:p>794.4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5.606">
                <text:p>795.606</text:p>
              </table:table-cell>
              <table:table-cell office:value-type="float" office:value="18.893">
                <text:p>18.8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6.747">
                <text:p>796.747</text:p>
              </table:table-cell>
              <table:table-cell office:value-type="float" office:value="18.876">
                <text:p>18.8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7.889">
                <text:p>797.889</text:p>
              </table:table-cell>
              <table:table-cell office:value-type="float" office:value="17.859">
                <text:p>17.8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9.03">
                <text:p>799.03</text:p>
              </table:table-cell>
              <table:table-cell office:value-type="float" office:value="17.841">
                <text:p>17.8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0.172">
                <text:p>800.1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01.313">
                <text:p>801.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2.455">
                <text:p>802.455</text:p>
              </table:table-cell>
              <table:table-cell office:value-type="float" office:value="17.211">
                <text:p>17.2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3.596">
                <text:p>803.596</text:p>
              </table:table-cell>
              <table:table-cell office:value-type="float" office:value="18.457">
                <text:p>18.4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4.738">
                <text:p>804.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5.879">
                <text:p>805.879</text:p>
              </table:table-cell>
              <table:table-cell office:value-type="float" office:value="17.737">
                <text:p>17.7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7.021">
                <text:p>807.021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8.162">
                <text:p>808.162</text:p>
              </table:table-cell>
              <table:table-cell office:value-type="float" office:value="17.404">
                <text:p>17.4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9.303">
                <text:p>809.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0.445">
                <text:p>810.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1.586">
                <text:p>811.586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2.728">
                <text:p>812.728</text:p>
              </table:table-cell>
              <table:table-cell office:value-type="float" office:value="18.367">
                <text:p>18.3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3.869">
                <text:p>813.8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5.011">
                <text:p>815.0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6.152">
                <text:p>816.152</text:p>
              </table:table-cell>
              <table:table-cell office:value-type="float" office:value="17.839">
                <text:p>17.8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7.294">
                <text:p>817.294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8.435">
                <text:p>818.435</text:p>
              </table:table-cell>
              <table:table-cell office:value-type="float" office:value="19.908">
                <text:p>19.9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9.577">
                <text:p>819.577</text:p>
              </table:table-cell>
              <table:table-cell office:value-type="float" office:value="19.471">
                <text:p>19.4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0.718">
                <text:p>820.718</text:p>
              </table:table-cell>
              <table:table-cell office:value-type="float" office:value="16.489">
                <text:p>16.4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1.86">
                <text:p>821.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3.001">
                <text:p>823.0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4.143">
                <text:p>824.143</text:p>
              </table:table-cell>
              <table:table-cell office:value-type="float" office:value="14.459">
                <text:p>14.4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5.284">
                <text:p>825.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6.426">
                <text:p>826.426</text:p>
              </table:table-cell>
              <table:table-cell office:value-type="float" office:value="17.151">
                <text:p>17.1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.567">
                <text:p>827.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8.708">
                <text:p>828.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9.85">
                <text:p>829.85</text:p>
              </table:table-cell>
              <table:table-cell office:value-type="float" office:value="17.256">
                <text:p>17.2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0.991">
                <text:p>830.991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2.133">
                <text:p>832.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3.274">
                <text:p>833.2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4.416">
                <text:p>834.4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5.557">
                <text:p>835.5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6.699">
                <text:p>836.699</text:p>
              </table:table-cell>
              <table:table-cell office:value-type="float" office:value="19.732">
                <text:p>19.7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.84">
                <text:p>837.84</text:p>
              </table:table-cell>
              <table:table-cell office:value-type="float" office:value="17.749">
                <text:p>17.7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8.982">
                <text:p>838.982</text:p>
              </table:table-cell>
              <table:table-cell office:value-type="float" office:value="18.533">
                <text:p>18.5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0.123">
                <text:p>840.123</text:p>
              </table:table-cell>
              <table:table-cell office:value-type="float" office:value="18.352">
                <text:p>18.3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1.265">
                <text:p>841.265</text:p>
              </table:table-cell>
              <table:table-cell office:value-type="float" office:value="18.404">
                <text:p>18.4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2.406">
                <text:p>842.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3.548">
                <text:p>843.548</text:p>
              </table:table-cell>
              <table:table-cell office:value-type="float" office:value="19.164">
                <text:p>19.1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4.689">
                <text:p>844.689</text:p>
              </table:table-cell>
              <table:table-cell office:value-type="float" office:value="17.146">
                <text:p>17.1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5.831">
                <text:p>845.831</text:p>
              </table:table-cell>
              <table:table-cell office:value-type="float" office:value="18.258">
                <text:p>18.2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6.972">
                <text:p>846.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8.113">
                <text:p>848.113</text:p>
              </table:table-cell>
              <table:table-cell office:value-type="float" office:value="17.906">
                <text:p>17.9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9.255">
                <text:p>849.255</text:p>
              </table:table-cell>
              <table:table-cell office:value-type="float" office:value="17.923">
                <text:p>17.9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0.396">
                <text:p>850.396</text:p>
              </table:table-cell>
              <table:table-cell office:value-type="float" office:value="15.821">
                <text:p>15.8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1.538">
                <text:p>851.538</text:p>
              </table:table-cell>
              <table:table-cell office:value-type="float" office:value="16.873">
                <text:p>16.8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2.679">
                <text:p>852.679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3.821">
                <text:p>853.821</text:p>
              </table:table-cell>
              <table:table-cell office:value-type="float" office:value="17.993">
                <text:p>17.9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4.962">
                <text:p>854.962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6.104">
                <text:p>856.104</text:p>
              </table:table-cell>
              <table:table-cell office:value-type="float" office:value="18.973">
                <text:p>18.9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7.245">
                <text:p>857.2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8.387">
                <text:p>858.387</text:p>
              </table:table-cell>
              <table:table-cell office:value-type="float" office:value="16.938">
                <text:p>16.9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9.528">
                <text:p>859.528</text:p>
              </table:table-cell>
              <table:table-cell office:value-type="float" office:value="16.921">
                <text:p>16.9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0.67">
                <text:p>860.67</text:p>
              </table:table-cell>
              <table:table-cell office:value-type="float" office:value="17.903">
                <text:p>17.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1.811">
                <text:p>861.811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2.953">
                <text:p>862.953</text:p>
              </table:table-cell>
              <table:table-cell office:value-type="float" office:value="17.132">
                <text:p>17.1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4.094">
                <text:p>864.094</text:p>
              </table:table-cell>
              <table:table-cell office:value-type="float" office:value="17.298">
                <text:p>17.2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5.236">
                <text:p>865.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6.377">
                <text:p>866.377</text:p>
              </table:table-cell>
              <table:table-cell office:value-type="float" office:value="18.633">
                <text:p>18.6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67.518">
                <text:p>867.518</text:p>
              </table:table-cell>
              <table:table-cell office:value-type="float" office:value="18.598">
                <text:p>18.5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8.66">
                <text:p>868.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9.801">
                <text:p>869.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0.943">
                <text:p>870.943</text:p>
              </table:table-cell>
              <table:table-cell office:value-type="float" office:value="17.253">
                <text:p>17.2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2.084">
                <text:p>872.0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3.226">
                <text:p>873.2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4.367">
                <text:p>874.3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5.509">
                <text:p>875.509</text:p>
              </table:table-cell>
              <table:table-cell office:value-type="float" office:value="16.677">
                <text:p>16.6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6.65">
                <text:p>876.65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7.792">
                <text:p>877.792</text:p>
              </table:table-cell>
              <table:table-cell office:value-type="float" office:value="17.643">
                <text:p>17.6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8.933">
                <text:p>878.933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0.075">
                <text:p>880.075</text:p>
              </table:table-cell>
              <table:table-cell office:value-type="float" office:value="17.608">
                <text:p>17.6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1.216">
                <text:p>881.2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2.358">
                <text:p>882.358</text:p>
              </table:table-cell>
              <table:table-cell office:value-type="float" office:value="18.573">
                <text:p>18.5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3.499">
                <text:p>883.4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4.641">
                <text:p>884.641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5.782">
                <text:p>885.782</text:p>
              </table:table-cell>
              <table:table-cell office:value-type="float" office:value="19.479">
                <text:p>19.4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6.924">
                <text:p>886.9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8.065">
                <text:p>888.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9.206">
                <text:p>889.206</text:p>
              </table:table-cell>
              <table:table-cell office:value-type="float" office:value="16.938">
                <text:p>16.9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0.348">
                <text:p>890.348</text:p>
              </table:table-cell>
              <table:table-cell office:value-type="float" office:value="17.452">
                <text:p>17.4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1.489">
                <text:p>891.489</text:p>
              </table:table-cell>
              <table:table-cell office:value-type="float" office:value="17.566">
                <text:p>17.5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2.631">
                <text:p>892.631</text:p>
              </table:table-cell>
              <table:table-cell office:value-type="float" office:value="18.417">
                <text:p>18.4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3.772">
                <text:p>893.77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4.914">
                <text:p>894.914</text:p>
              </table:table-cell>
              <table:table-cell office:value-type="float" office:value="17.382">
                <text:p>17.3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.055">
                <text:p>896.0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7.197">
                <text:p>897.197</text:p>
              </table:table-cell>
              <table:table-cell office:value-type="float" office:value="20.347">
                <text:p>20.3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8.338">
                <text:p>898.338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9.48">
                <text:p>899.48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0.621">
                <text:p>900.621</text:p>
              </table:table-cell>
              <table:table-cell office:value-type="float" office:value="16.295">
                <text:p>16.2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1.763">
                <text:p>901.763</text:p>
              </table:table-cell>
              <table:table-cell office:value-type="float" office:value="17.278">
                <text:p>17.2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2.904">
                <text:p>902.9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4.046">
                <text:p>904.046</text:p>
              </table:table-cell>
              <table:table-cell office:value-type="float" office:value="17.514">
                <text:p>17.5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5.187">
                <text:p>905.187</text:p>
              </table:table-cell>
              <table:table-cell office:value-type="float" office:value="15.774">
                <text:p>15.7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6.329">
                <text:p>906.329</text:p>
              </table:table-cell>
              <table:table-cell office:value-type="float" office:value="16.792">
                <text:p>16.7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7.47">
                <text:p>907.47</text:p>
              </table:table-cell>
              <table:table-cell office:value-type="float" office:value="18.618">
                <text:p>18.6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8.612">
                <text:p>908.6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9.753">
                <text:p>909.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0.894">
                <text:p>910.894</text:p>
              </table:table-cell>
              <table:table-cell office:value-type="float" office:value="18.139">
                <text:p>18.1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2.036">
                <text:p>912.0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3.177">
                <text:p>913.177</text:p>
              </table:table-cell>
              <table:table-cell office:value-type="float" office:value="18.896">
                <text:p>18.8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4.319">
                <text:p>914.3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5.46">
                <text:p>915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6.602">
                <text:p>916.602</text:p>
              </table:table-cell>
              <table:table-cell office:value-type="float" office:value="18.948">
                <text:p>18.9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7.743">
                <text:p>917.743</text:p>
              </table:table-cell>
              <table:table-cell office:value-type="float" office:value="18.931">
                <text:p>18.9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18.885">
                <text:p>918.885</text:p>
              </table:table-cell>
              <table:table-cell office:value-type="float" office:value="17.017">
                <text:p>17.0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0.026">
                <text:p>920.02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